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Courier New" svg:font-family="Courier New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P2" style:family="paragraph" style:parent-style-name="Standard">
      <style:paragraph-properties fo:break-before="auto" fo:line-height="115%" style:writing-mode="lr-tb"/>
      <style:text-properties style:font-name="Trebuchet MS" style:font-name-asian="Trebuchet MS" style:font-name-complex="Trebuchet MS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style:font-name="Trebuchet MS" style:font-name-asian="Trebuchet MS" style:font-name-complex="Trebuchet MS"/>
    </style:style>
    <style:style style:name="T3_2" style:family="text">
      <style:text-properties style:font-name="Trebuchet MS" style:font-name-asian="Trebuchet MS" style:font-name-complex="Trebuchet MS"/>
    </style:style>
    <style:style style:name="T3_3" style:family="text">
      <style:text-properties style:font-name="Trebuchet MS" style:font-name-asian="Trebuchet MS" style:font-name-complex="Trebuchet MS"/>
    </style:style>
    <style:style style:name="T3_4" style:family="text">
      <style:text-properties style:font-name="Trebuchet MS" style:font-name-asian="Trebuchet MS" style:font-name-complex="Trebuchet MS"/>
    </style:style>
    <style:style style:name="T3_5" style:family="text">
      <style:text-properties style:font-name="Trebuchet MS" style:font-name-asian="Trebuchet MS" style:font-name-complex="Trebuchet MS"/>
    </style:style>
    <style:style style:name="T3_6" style:family="text">
      <style:text-properties style:font-name="Trebuchet MS" style:font-name-asian="Trebuchet MS" style:font-name-complex="Trebuchet MS"/>
    </style:style>
    <style:style style:name="T3_7" style:family="text">
      <style:text-properties style:font-name="Trebuchet MS" style:font-name-asian="Trebuchet MS" style:font-name-complex="Trebuchet MS"/>
    </style:style>
    <style:style style:name="T3_8" style:family="text">
      <style:text-properties style:font-name="Trebuchet MS" style:font-name-asian="Trebuchet MS" style:font-name-complex="Trebuchet MS"/>
    </style:style>
    <style:style style:name="T3_9" style:family="text">
      <style:text-properties style:font-name="Trebuchet MS" style:font-name-asian="Trebuchet MS" style:font-name-complex="Trebuchet MS"/>
    </style:style>
    <style:style style:name="T3_10" style:family="text">
      <style:text-properties style:font-name="Trebuchet MS" style:font-name-asian="Trebuchet MS" style:font-name-complex="Trebuchet MS"/>
    </style:style>
    <style:style style:name="T3_11" style:family="text">
      <style:text-properties style:font-name="Trebuchet MS" style:font-name-asian="Trebuchet MS" style:font-name-complex="Trebuchet MS"/>
    </style:style>
    <style:style style:name="T3_12" style:family="text">
      <style:text-properties style:font-name="Trebuchet MS" style:font-name-asian="Trebuchet MS" style:font-name-complex="Trebuchet MS"/>
    </style:style>
    <style:style style:name="T3_13" style:family="text">
      <style:text-properties style:font-name="Trebuchet MS" style:font-name-asian="Trebuchet MS" style:font-name-complex="Trebuchet MS"/>
    </style:style>
    <style:style style:name="T3_14" style:family="text">
      <style:text-properties style:font-name="Trebuchet MS" style:font-name-asian="Trebuchet MS" style:font-name-complex="Trebuchet MS"/>
    </style:style>
    <style:style style:name="T3_15" style:family="text">
      <style:text-properties style:font-name="Trebuchet MS" style:font-name-asian="Trebuchet MS" style:font-name-complex="Trebuchet MS"/>
    </style:style>
    <style:style style:name="T3_16" style:family="text">
      <style:text-properties style:font-name="Trebuchet MS" style:font-name-asian="Trebuchet MS" style:font-name-complex="Trebuchet MS"/>
    </style:style>
    <style:style style:name="T3_17" style:family="text">
      <style:text-properties style:font-name="Trebuchet MS" style:font-name-asian="Trebuchet MS" style:font-name-complex="Trebuchet MS"/>
    </style:style>
    <style:style style:name="T3_18" style:family="text">
      <style:text-properties style:font-name="Trebuchet MS" style:font-name-asian="Trebuchet MS" style:font-name-complex="Trebuchet MS"/>
    </style:style>
    <style:style style:name="T3_19" style:family="text">
      <style:text-properties style:font-name="Trebuchet MS" style:font-name-asian="Trebuchet MS" style:font-name-complex="Trebuchet MS"/>
    </style:style>
    <style:style style:name="T3_20" style:family="text">
      <style:text-properties style:font-name="Trebuchet MS" style:font-name-asian="Trebuchet MS" style:font-name-complex="Trebuchet MS"/>
    </style:style>
    <style:style style:name="T3_21" style:family="text">
      <style:text-properties style:font-name="Trebuchet MS" style:font-name-asian="Trebuchet MS" style:font-name-complex="Trebuchet MS"/>
    </style:style>
    <style:style style:name="T3_22" style:family="text">
      <style:text-properties style:font-name="Trebuchet MS" style:font-name-asian="Trebuchet MS" style:font-name-complex="Trebuchet MS"/>
    </style:style>
    <style:style style:name="T3_23" style:family="text">
      <style:text-properties style:font-name="Trebuchet MS" style:font-name-asian="Trebuchet MS" style:font-name-complex="Trebuchet MS"/>
    </style:style>
    <style:style style:name="T3_24" style:family="text">
      <style:text-properties style:font-name="Trebuchet MS" style:font-name-asian="Trebuchet MS" style:font-name-complex="Trebuchet MS"/>
    </style:style>
    <style:style style:name="T3_25" style:family="text">
      <style:text-properties style:font-name="Trebuchet MS" style:font-name-asian="Trebuchet MS" style:font-name-complex="Trebuchet MS"/>
    </style:style>
    <style:style style:name="T3_26" style:family="text">
      <style:text-properties style:font-name="Trebuchet MS" style:font-name-asian="Trebuchet MS" style:font-name-complex="Trebuchet MS"/>
    </style:style>
    <style:style style:name="T3_27" style:family="text">
      <style:text-properties style:font-name="Trebuchet MS" style:font-name-asian="Trebuchet MS" style:font-name-complex="Trebuchet MS"/>
    </style:style>
    <style:style style:name="T3_28" style:family="text">
      <style:text-properties style:font-name="Trebuchet MS" style:font-name-asian="Trebuchet MS" style:font-name-complex="Trebuchet MS"/>
    </style:style>
    <style:style style:name="T3_29" style:family="text">
      <style:text-properties style:font-name="Trebuchet MS" style:font-name-asian="Trebuchet MS" style:font-name-complex="Trebuchet MS"/>
    </style:style>
    <style:style style:name="T3_30" style:family="text">
      <style:text-properties style:font-name="Trebuchet MS" style:font-name-asian="Trebuchet MS" style:font-name-complex="Trebuchet MS"/>
    </style:style>
    <style:style style:name="T3_31" style:family="text">
      <style:text-properties style:font-name="Trebuchet MS" style:font-name-asian="Trebuchet MS" style:font-name-complex="Trebuchet MS"/>
    </style:style>
    <style:style style:name="T3_32" style:family="text">
      <style:text-properties style:font-name="Trebuchet MS" style:font-name-asian="Trebuchet MS" style:font-name-complex="Trebuchet MS"/>
    </style:style>
    <style:style style:name="T3_33" style:family="text">
      <style:text-properties style:font-name="Trebuchet MS" style:font-name-asian="Trebuchet MS" style:font-name-complex="Trebuchet MS"/>
    </style:style>
    <style:style style:name="T3_34" style:family="text">
      <style:text-properties style:font-name="Trebuchet MS" style:font-name-asian="Trebuchet MS" style:font-name-complex="Trebuchet MS"/>
    </style:style>
    <style:style style:name="T3_35" style:family="text">
      <style:text-properties style:font-name="Trebuchet MS" style:font-name-asian="Trebuchet MS" style:font-name-complex="Trebuchet MS"/>
    </style:style>
    <style:style style:name="T3_36" style:family="text">
      <style:text-properties style:font-name="Trebuchet MS" style:font-name-asian="Trebuchet MS" style:font-name-complex="Trebuchet MS"/>
    </style:style>
    <style:style style:name="T3_37" style:family="text">
      <style:text-properties style:font-name="Trebuchet MS" style:font-name-asian="Trebuchet MS" style:font-name-complex="Trebuchet MS"/>
    </style:style>
    <style:style style:name="T3_38" style:family="text">
      <style:text-properties style:font-name="Trebuchet MS" style:font-name-asian="Trebuchet MS" style:font-name-complex="Trebuchet MS"/>
    </style:style>
    <style:style style:name="T3_39" style:family="text">
      <style:text-properties style:font-name="Trebuchet MS" style:font-name-asian="Trebuchet MS" style:font-name-complex="Trebuchet MS"/>
    </style:style>
    <style:style style:name="T3_40" style:family="text">
      <style:text-properties style:font-name="Trebuchet MS" style:font-name-asian="Trebuchet MS" style:font-name-complex="Trebuchet MS"/>
    </style:style>
    <style:style style:name="T3_41" style:family="text">
      <style:text-properties style:font-name="Trebuchet MS" style:font-name-asian="Trebuchet MS" style:font-name-complex="Trebuchet MS"/>
    </style:style>
    <style:style style:name="T3_42" style:family="text">
      <style:text-properties style:font-name="Trebuchet MS" style:font-name-asian="Trebuchet MS" style:font-name-complex="Trebuchet MS"/>
    </style:style>
    <style:style style:name="T3_43" style:family="text">
      <style:text-properties style:font-name="Trebuchet MS" style:font-name-asian="Trebuchet MS" style:font-name-complex="Trebuchet MS"/>
    </style:style>
    <style:style style:name="T3_44" style:family="text">
      <style:text-properties style:font-name="Trebuchet MS" style:font-name-asian="Trebuchet MS" style:font-name-complex="Trebuchet MS"/>
    </style:style>
    <style:style style:name="T3_45" style:family="text">
      <style:text-properties style:font-name="Trebuchet MS" style:font-name-asian="Trebuchet MS" style:font-name-complex="Trebuchet MS"/>
    </style:style>
    <style:style style:name="T3_46" style:family="text">
      <style:text-properties style:font-name="Trebuchet MS" style:font-name-asian="Trebuchet MS" style:font-name-complex="Trebuchet MS"/>
    </style:style>
    <style:style style:name="T3_47" style:family="text">
      <style:text-properties style:font-name="Trebuchet MS" style:font-name-asian="Trebuchet MS" style:font-name-complex="Trebuchet MS"/>
    </style:style>
    <style:style style:name="T3_48" style:family="text">
      <style:text-properties style:font-name="Trebuchet MS" style:font-name-asian="Trebuchet MS" style:font-name-complex="Trebuchet MS"/>
    </style:style>
    <style:style style:name="T3_49" style:family="text">
      <style:text-properties style:font-name="Trebuchet MS" style:font-name-asian="Trebuchet MS" style:font-name-complex="Trebuchet MS"/>
    </style:style>
    <style:style style:name="T3_50" style:family="text">
      <style:text-properties style:font-name="Trebuchet MS" style:font-name-asian="Trebuchet MS" style:font-name-complex="Trebuchet MS"/>
    </style:style>
    <style:style style:name="T3_51" style:family="text">
      <style:text-properties style:font-name="Trebuchet MS" style:font-name-asian="Trebuchet MS" style:font-name-complex="Trebuchet MS"/>
    </style:style>
    <style:style style:name="T3_52" style:family="text">
      <style:text-properties style:font-name="Trebuchet MS" style:font-name-asian="Trebuchet MS" style:font-name-complex="Trebuchet MS"/>
    </style:style>
    <style:style style:name="T3_53" style:family="text">
      <style:text-properties style:font-name="Trebuchet MS" style:font-name-asian="Trebuchet MS" style:font-name-complex="Trebuchet MS"/>
    </style:style>
    <style:style style:name="T3_54" style:family="text">
      <style:text-properties style:font-name="Trebuchet MS" style:font-name-asian="Trebuchet MS" style:font-name-complex="Trebuchet MS"/>
    </style:style>
    <style:style style:name="T3_55" style:family="text">
      <style:text-properties style:font-name="Trebuchet MS" style:font-name-asian="Trebuchet MS" style:font-name-complex="Trebuchet MS"/>
    </style:style>
    <style:style style:name="T3_56" style:family="text">
      <style:text-properties style:font-name="Trebuchet MS" style:font-name-asian="Trebuchet MS" style:font-name-complex="Trebuchet MS"/>
    </style:style>
    <style:style style:name="T3_57" style:family="text">
      <style:text-properties style:font-name="Trebuchet MS" style:font-name-asian="Trebuchet MS" style:font-name-complex="Trebuchet MS"/>
    </style:style>
    <style:style style:name="T3_58" style:family="text">
      <style:text-properties style:font-name="Trebuchet MS" style:font-name-asian="Trebuchet MS" style:font-name-complex="Trebuchet MS"/>
    </style:style>
    <style:style style:name="T3_59" style:family="text">
      <style:text-properties style:font-name="Trebuchet MS" style:font-name-asian="Trebuchet MS" style:font-name-complex="Trebuchet MS"/>
    </style:style>
    <style:style style:name="T3_60" style:family="text">
      <style:text-properties style:font-name="Trebuchet MS" style:font-name-asian="Trebuchet MS" style:font-name-complex="Trebuchet MS"/>
    </style:style>
    <style:style style:name="T3_61" style:family="text">
      <style:text-properties style:font-name="Trebuchet MS" style:font-name-asian="Trebuchet MS" style:font-name-complex="Trebuchet MS"/>
    </style:style>
    <style:style style:name="T3_62" style:family="text">
      <style:text-properties style:font-name="Trebuchet MS" style:font-name-asian="Trebuchet MS" style:font-name-complex="Trebuchet MS"/>
    </style:style>
    <style:style style:name="T3_63" style:family="text">
      <style:text-properties style:font-name="Trebuchet MS" style:font-name-asian="Trebuchet MS" style:font-name-complex="Trebuchet MS"/>
    </style:style>
    <style:style style:name="T3_64" style:family="text">
      <style:text-properties style:font-name="Trebuchet MS" style:font-name-asian="Trebuchet MS" style:font-name-complex="Trebuchet MS"/>
    </style:style>
    <style:style style:name="T3_65" style:family="text">
      <style:text-properties style:font-name="Trebuchet MS" style:font-name-asian="Trebuchet MS" style:font-name-complex="Trebuchet MS"/>
    </style:style>
    <style:style style:name="T3_66" style:family="text">
      <style:text-properties style:font-name="Trebuchet MS" style:font-name-asian="Trebuchet MS" style:font-name-complex="Trebuchet MS"/>
    </style:style>
    <style:style style:name="T3_67" style:family="text">
      <style:text-properties style:font-name="Trebuchet MS" style:font-name-asian="Trebuchet MS" style:font-name-complex="Trebuchet MS"/>
    </style:style>
    <style:style style:name="T3_68" style:family="text">
      <style:text-properties style:font-name="Trebuchet MS" style:font-name-asian="Trebuchet MS" style:font-name-complex="Trebuchet MS"/>
    </style:style>
    <style:style style:name="T3_69" style:family="text"/>
    <style:style style:name="T3_70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3_71" style:family="text"/>
    <style:style style:name="T3_72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3_73" style:family="text"/>
    <style:style style:name="T3_74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3_75" style:family="text"/>
    <style:style style:name="T3_76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3_77" style:family="text"/>
    <style:style style:name="T3_78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3_79" style:family="text"/>
    <style:style style:name="T3_80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3_81" style:family="text"/>
    <style:style style:name="T3_82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3_83" style:family="text"/>
    <style:style style:name="T3_84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3_85" style:family="text">
      <style:text-properties style:font-name="Trebuchet MS" style:font-name-asian="Trebuchet MS" style:font-name-complex="Trebuchet MS"/>
    </style:style>
    <style:style style:name="T3_86" style:family="text">
      <style:text-properties style:font-name="Trebuchet MS" style:font-name-asian="Trebuchet MS" style:font-name-complex="Trebuchet MS"/>
    </style:style>
    <style:style style:name="T3_87" style:family="text">
      <style:text-properties style:font-name="Trebuchet MS" style:font-name-asian="Trebuchet MS" style:font-name-complex="Trebuchet MS"/>
    </style:style>
    <style:style style:name="T3_88" style:family="text">
      <style:text-properties style:font-name="Trebuchet MS" style:font-name-asian="Trebuchet MS" style:font-name-complex="Trebuchet MS"/>
    </style:style>
    <style:style style:name="T3_89" style:family="text">
      <style:text-properties style:font-name="Trebuchet MS" style:font-name-asian="Trebuchet MS" style:font-name-complex="Trebuchet MS"/>
    </style:style>
    <style:style style:name="T3_90" style:family="text">
      <style:text-properties style:font-name="Trebuchet MS" style:font-name-asian="Trebuchet MS" style:font-name-complex="Trebuchet MS"/>
    </style:style>
    <style:style style:name="T3_91" style:family="text">
      <style:text-properties style:font-name="Trebuchet MS" style:font-name-asian="Trebuchet MS" style:font-name-complex="Trebuchet MS"/>
    </style:style>
    <style:style style:name="T3_92" style:family="text">
      <style:text-properties style:font-name="Trebuchet MS" style:font-name-asian="Trebuchet MS" style:font-name-complex="Trebuchet MS"/>
    </style:style>
    <style:style style:name="T3_93" style:family="text">
      <style:text-properties style:font-name="Trebuchet MS" style:font-name-asian="Trebuchet MS" style:font-name-complex="Trebuchet MS"/>
    </style:style>
    <style:style style:name="T3_94" style:family="text">
      <style:text-properties style:font-name="Trebuchet MS" style:font-name-asian="Trebuchet MS" style:font-name-complex="Trebuchet MS"/>
    </style:style>
    <style:style style:name="T3_95" style:family="text">
      <style:text-properties style:font-name="Trebuchet MS" style:font-name-asian="Trebuchet MS" style:font-name-complex="Trebuchet MS"/>
    </style:style>
    <style:style style:name="T3_96" style:family="text">
      <style:text-properties style:font-name="Trebuchet MS" style:font-name-asian="Trebuchet MS" style:font-name-complex="Trebuchet MS"/>
    </style:style>
    <style:style style:name="T3_97" style:family="text">
      <style:text-properties style:font-name="Trebuchet MS" style:font-name-asian="Trebuchet MS" style:font-name-complex="Trebuchet MS"/>
    </style:style>
    <style:style style:name="T3_98" style:family="text">
      <style:text-properties style:font-name="Trebuchet MS" style:font-name-asian="Trebuchet MS" style:font-name-complex="Trebuchet MS"/>
    </style:style>
    <style:style style:name="T3_99" style:family="text">
      <style:text-properties style:font-name="Trebuchet MS" style:font-name-asian="Trebuchet MS" style:font-name-complex="Trebuchet MS"/>
    </style:style>
    <style:style style:name="T3_100" style:family="text">
      <style:text-properties style:font-name="Trebuchet MS" style:font-name-asian="Trebuchet MS" style:font-name-complex="Trebuchet MS"/>
    </style:style>
    <style:style style:name="T3_101" style:family="text">
      <style:text-properties style:font-name="Trebuchet MS" style:font-name-asian="Trebuchet MS" style:font-name-complex="Trebuchet MS"/>
    </style:style>
    <style:style style:name="T3_102" style:family="text"/>
    <style:style style:name="T3_103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3_104" style:family="text"/>
    <style:style style:name="T3_105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3_106" style:family="text"/>
    <style:style style:name="T3_107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3_108" style:family="text"/>
    <style:style style:name="T3_109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3_110" style:family="text"/>
    <style:style style:name="T3_111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3_112" style:family="text"/>
    <style:style style:name="T3_113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3_114" style:family="text"/>
    <style:style style:name="T3_115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3_116" style:family="text"/>
    <style:style style:name="T3_117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3_118" style:family="text"/>
    <style:style style:name="T3_119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3_120" style:family="text"/>
    <style:style style:name="T3_121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3_122" style:family="text"/>
    <style:style style:name="T3_123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3_124" style:family="text"/>
    <style:style style:name="T3_125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3_126" style:family="text"/>
    <style:style style:name="T3_127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3_128" style:family="text"/>
    <style:style style:name="T3_129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3_130" style:family="text">
      <style:text-properties style:font-name="Trebuchet MS" style:font-name-asian="Trebuchet MS" style:font-name-complex="Trebuchet MS"/>
    </style:style>
    <style:style style:name="T3_131" style:family="text">
      <style:text-properties style:font-name="Trebuchet MS" style:font-name-asian="Trebuchet MS" style:font-name-complex="Trebuchet MS"/>
    </style:style>
    <style:style style:name="T3_132" style:family="text">
      <style:text-properties style:font-name="Trebuchet MS" style:font-name-asian="Trebuchet MS" style:font-name-complex="Trebuchet MS"/>
    </style:style>
    <style:style style:name="T3_133" style:family="text">
      <style:text-properties style:font-name="Trebuchet MS" style:font-name-asian="Trebuchet MS" style:font-name-complex="Trebuchet MS"/>
    </style:style>
    <style:style style:name="T3_134" style:family="text">
      <style:text-properties style:font-name="Trebuchet MS" style:font-name-asian="Trebuchet MS" style:font-name-complex="Trebuchet MS"/>
    </style:style>
    <style:style style:name="T3_135" style:family="text">
      <style:text-properties style:font-name="Trebuchet MS" style:font-name-asian="Trebuchet MS" style:font-name-complex="Trebuchet MS"/>
    </style:style>
    <style:style style:name="T3_136" style:family="text">
      <style:text-properties style:font-name="Trebuchet MS" style:font-name-asian="Trebuchet MS" style:font-name-complex="Trebuchet MS"/>
    </style:style>
    <style:style style:name="T3_137" style:family="text">
      <style:text-properties style:font-name="Trebuchet MS" style:font-name-asian="Trebuchet MS" style:font-name-complex="Trebuchet MS"/>
    </style:style>
    <style:style style:name="T3_138" style:family="text">
      <style:text-properties style:font-name="Trebuchet MS" style:font-name-asian="Trebuchet MS" style:font-name-complex="Trebuchet MS"/>
    </style:style>
    <style:style style:name="T3_139" style:family="text">
      <style:text-properties style:font-name="Trebuchet MS" style:font-name-asian="Trebuchet MS" style:font-name-complex="Trebuchet MS"/>
    </style:style>
    <style:style style:name="T3_140" style:family="text">
      <style:text-properties style:font-name="Trebuchet MS" style:font-name-asian="Trebuchet MS" style:font-name-complex="Trebuchet MS"/>
    </style:style>
    <style:style style:name="T3_141" style:family="text">
      <style:text-properties style:font-name="Trebuchet MS" style:font-name-asian="Trebuchet MS" style:font-name-complex="Trebuchet MS"/>
    </style:style>
    <style:style style:name="T3_142" style:family="text">
      <style:text-properties style:font-name="Trebuchet MS" style:font-name-asian="Trebuchet MS" style:font-name-complex="Trebuchet MS"/>
    </style:style>
    <style:style style:name="T3_143" style:family="text">
      <style:text-properties style:font-name="Trebuchet MS" style:font-name-asian="Trebuchet MS" style:font-name-complex="Trebuchet MS"/>
    </style:style>
    <style:style style:name="T3_144" style:family="text">
      <style:text-properties style:font-name="Trebuchet MS" style:font-name-asian="Trebuchet MS" style:font-name-complex="Trebuchet MS"/>
    </style:style>
    <style:style style:name="T3_145" style:family="text">
      <style:text-properties style:font-name="Trebuchet MS" style:font-name-asian="Trebuchet MS" style:font-name-complex="Trebuchet MS"/>
    </style:style>
    <style:style style:name="T3_146" style:family="text">
      <style:text-properties style:font-name="Trebuchet MS" style:font-name-asian="Trebuchet MS" style:font-name-complex="Trebuchet MS"/>
    </style:style>
    <style:style style:name="T3_147" style:family="text">
      <style:text-properties style:font-name="Trebuchet MS" style:font-name-asian="Trebuchet MS" style:font-name-complex="Trebuchet MS"/>
    </style:style>
    <style:style style:name="T3_148" style:family="text">
      <style:text-properties style:font-name="Trebuchet MS" style:font-name-asian="Trebuchet MS" style:font-name-complex="Trebuchet MS"/>
    </style:style>
    <style:style style:name="T3_149" style:family="text">
      <style:text-properties style:font-name="Trebuchet MS" style:font-name-asian="Trebuchet MS" style:font-name-complex="Trebuchet MS"/>
    </style:style>
    <style:style style:name="T3_150" style:family="text">
      <style:text-properties style:font-name="Trebuchet MS" style:font-name-asian="Trebuchet MS" style:font-name-complex="Trebuchet MS"/>
    </style:style>
    <style:style style:name="T3_151" style:family="text">
      <style:text-properties style:font-name="Trebuchet MS" style:font-name-asian="Trebuchet MS" style:font-name-complex="Trebuchet MS"/>
    </style:style>
    <style:style style:name="T3_152" style:family="text">
      <style:text-properties style:font-name="Trebuchet MS" style:font-name-asian="Trebuchet MS" style:font-name-complex="Trebuchet MS"/>
    </style:style>
    <style:style style:name="T3_153" style:family="text">
      <style:text-properties style:font-name="Trebuchet MS" style:font-name-asian="Trebuchet MS" style:font-name-complex="Trebuchet MS"/>
    </style:style>
    <style:style style:name="T3_154" style:family="text">
      <style:text-properties style:font-name="Trebuchet MS" style:font-name-asian="Trebuchet MS" style:font-name-complex="Trebuchet MS"/>
    </style:style>
    <style:style style:name="T3_155" style:family="text">
      <style:text-properties style:font-name="Trebuchet MS" style:font-name-asian="Trebuchet MS" style:font-name-complex="Trebuchet MS"/>
    </style:style>
    <style:style style:name="T3_156" style:family="text">
      <style:text-properties style:font-name="Trebuchet MS" style:font-name-asian="Trebuchet MS" style:font-name-complex="Trebuchet MS"/>
    </style:style>
    <style:style style:name="T3_157" style:family="text">
      <style:text-properties style:font-name="Trebuchet MS" style:font-name-asian="Trebuchet MS" style:font-name-complex="Trebuchet MS"/>
    </style:style>
    <style:style style:name="T3_158" style:family="text">
      <style:text-properties style:font-name="Trebuchet MS" style:font-name-asian="Trebuchet MS" style:font-name-complex="Trebuchet MS"/>
    </style:style>
    <style:style style:name="T3_159" style:family="text">
      <style:text-properties style:font-name="Trebuchet MS" style:font-name-asian="Trebuchet MS" style:font-name-complex="Trebuchet MS"/>
    </style:style>
    <style:style style:name="T3_160" style:family="text">
      <style:text-properties style:font-name="Trebuchet MS" style:font-name-asian="Trebuchet MS" style:font-name-complex="Trebuchet MS"/>
    </style:style>
    <style:style style:name="T3_161" style:family="text">
      <style:text-properties style:font-name="Trebuchet MS" style:font-name-asian="Trebuchet MS" style:font-name-complex="Trebuchet MS"/>
    </style:style>
    <style:style style:name="T3_162" style:family="text">
      <style:text-properties style:font-name="Trebuchet MS" style:font-name-asian="Trebuchet MS" style:font-name-complex="Trebuchet MS"/>
    </style:style>
    <style:style style:name="T3_163" style:family="text">
      <style:text-properties style:font-name="Trebuchet MS" style:font-name-asian="Trebuchet MS" style:font-name-complex="Trebuchet MS"/>
    </style:style>
    <style:style style:name="T3_164" style:family="text">
      <style:text-properties style:font-name="Trebuchet MS" style:font-name-asian="Trebuchet MS" style:font-name-complex="Trebuchet MS"/>
    </style:style>
    <style:style style:name="T3_165" style:family="text">
      <style:text-properties style:font-name="Trebuchet MS" style:font-name-asian="Trebuchet MS" style:font-name-complex="Trebuchet MS"/>
    </style:style>
    <style:style style:name="T3_166" style:family="text">
      <style:text-properties style:font-name="Trebuchet MS" style:font-name-asian="Trebuchet MS" style:font-name-complex="Trebuchet MS"/>
    </style:style>
    <style:style style:name="T3_167" style:family="text">
      <style:text-properties style:font-name="Trebuchet MS" style:font-name-asian="Trebuchet MS" style:font-name-complex="Trebuchet MS"/>
    </style:style>
    <style:style style:name="T3_168" style:family="text">
      <style:text-properties style:font-name="Trebuchet MS" style:font-name-asian="Trebuchet MS" style:font-name-complex="Trebuchet MS"/>
    </style:style>
    <style:style style:name="T3_169" style:family="text">
      <style:text-properties style:font-name="Trebuchet MS" style:font-name-asian="Trebuchet MS" style:font-name-complex="Trebuchet MS"/>
    </style:style>
    <style:style style:name="T3_170" style:family="text">
      <style:text-properties style:font-name="Trebuchet MS" style:font-name-asian="Trebuchet MS" style:font-name-complex="Trebuchet MS"/>
    </style:style>
    <style:style style:name="T3_171" style:family="text">
      <style:text-properties style:font-name="Trebuchet MS" style:font-name-asian="Trebuchet MS" style:font-name-complex="Trebuchet MS"/>
    </style:style>
    <style:style style:name="T3_172" style:family="text">
      <style:text-properties style:font-name="Trebuchet MS" style:font-name-asian="Trebuchet MS" style:font-name-complex="Trebuchet MS"/>
    </style:style>
    <style:style style:name="P4" style:family="paragraph" style:parent-style-name="Standard">
      <style:paragraph-properties fo:break-before="auto" fo:line-height="115%" style:writing-mode="lr-tb"/>
      <style:text-properties style:font-name="Trebuchet MS" style:font-name-asian="Trebuchet MS" style:font-name-complex="Trebuchet MS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style:font-name="Trebuchet MS" style:font-name-asian="Trebuchet MS" style:font-name-complex="Trebuchet MS"/>
    </style:style>
    <style:style style:name="T5_2" style:family="text">
      <style:text-properties style:font-name="Trebuchet MS" style:font-name-asian="Trebuchet MS" style:font-name-complex="Trebuchet MS"/>
    </style:style>
    <style:style style:name="T5_3" style:family="text">
      <style:text-properties style:font-name="Trebuchet MS" style:font-name-asian="Trebuchet MS" style:font-name-complex="Trebuchet MS"/>
    </style:style>
    <style:style style:name="T5_4" style:family="text">
      <style:text-properties style:font-name="Trebuchet MS" style:font-name-asian="Trebuchet MS" style:font-name-complex="Trebuchet MS"/>
    </style:style>
    <style:style style:name="T5_5" style:family="text">
      <style:text-properties style:font-name="Trebuchet MS" style:font-name-asian="Trebuchet MS" style:font-name-complex="Trebuchet MS"/>
    </style:style>
    <style:style style:name="T5_6" style:family="text">
      <style:text-properties style:font-name="Trebuchet MS" style:font-name-asian="Trebuchet MS" style:font-name-complex="Trebuchet MS"/>
    </style:style>
    <style:style style:name="T5_7" style:family="text">
      <style:text-properties style:font-name="Trebuchet MS" style:font-name-asian="Trebuchet MS" style:font-name-complex="Trebuchet MS"/>
    </style:style>
    <style:style style:name="T5_8" style:family="text">
      <style:text-properties style:font-name="Trebuchet MS" style:font-name-asian="Trebuchet MS" style:font-name-complex="Trebuchet MS"/>
    </style:style>
    <style:style style:name="T5_9" style:family="text">
      <style:text-properties style:font-name="Trebuchet MS" style:font-name-asian="Trebuchet MS" style:font-name-complex="Trebuchet MS"/>
    </style:style>
    <style:style style:name="T5_10" style:family="text">
      <style:text-properties style:font-name="Trebuchet MS" style:font-name-asian="Trebuchet MS" style:font-name-complex="Trebuchet MS"/>
    </style:style>
    <style:style style:name="T5_11" style:family="text">
      <style:text-properties style:font-name="Trebuchet MS" style:font-name-asian="Trebuchet MS" style:font-name-complex="Trebuchet MS"/>
    </style:style>
    <style:style style:name="T5_12" style:family="text">
      <style:text-properties style:font-name="Trebuchet MS" style:font-name-asian="Trebuchet MS" style:font-name-complex="Trebuchet MS"/>
    </style:style>
    <style:style style:name="T5_13" style:family="text">
      <style:text-properties style:font-name="Trebuchet MS" style:font-name-asian="Trebuchet MS" style:font-name-complex="Trebuchet MS"/>
    </style:style>
    <style:style style:name="T5_14" style:family="text">
      <style:text-properties style:font-name="Trebuchet MS" style:font-name-asian="Trebuchet MS" style:font-name-complex="Trebuchet MS"/>
    </style:style>
    <style:style style:name="T5_15" style:family="text">
      <style:text-properties style:font-name="Trebuchet MS" style:font-name-asian="Trebuchet MS" style:font-name-complex="Trebuchet MS"/>
    </style:style>
    <style:style style:name="T5_16" style:family="text">
      <style:text-properties style:font-name="Trebuchet MS" style:font-name-asian="Trebuchet MS" style:font-name-complex="Trebuchet MS"/>
    </style:style>
    <style:style style:name="T5_17" style:family="text">
      <style:text-properties style:font-name="Trebuchet MS" style:font-name-asian="Trebuchet MS" style:font-name-complex="Trebuchet MS"/>
    </style:style>
    <style:style style:name="T5_18" style:family="text">
      <style:text-properties style:font-name="Trebuchet MS" style:font-name-asian="Trebuchet MS" style:font-name-complex="Trebuchet MS"/>
    </style:style>
    <style:style style:name="T5_19" style:family="text">
      <style:text-properties style:font-name="Trebuchet MS" style:font-name-asian="Trebuchet MS" style:font-name-complex="Trebuchet MS"/>
    </style:style>
    <style:style style:name="T5_20" style:family="text">
      <style:text-properties style:font-name="Trebuchet MS" style:font-name-asian="Trebuchet MS" style:font-name-complex="Trebuchet MS"/>
    </style:style>
    <style:style style:name="T5_21" style:family="text">
      <style:text-properties style:font-name="Trebuchet MS" style:font-name-asian="Trebuchet MS" style:font-name-complex="Trebuchet MS"/>
    </style:style>
    <style:style style:name="T5_22" style:family="text">
      <style:text-properties style:font-name="Trebuchet MS" style:font-name-asian="Trebuchet MS" style:font-name-complex="Trebuchet MS"/>
    </style:style>
    <style:style style:name="T5_23" style:family="text">
      <style:text-properties style:font-name="Trebuchet MS" style:font-name-asian="Trebuchet MS" style:font-name-complex="Trebuchet MS"/>
    </style:style>
    <style:style style:name="T5_24" style:family="text">
      <style:text-properties style:font-name="Trebuchet MS" style:font-name-asian="Trebuchet MS" style:font-name-complex="Trebuchet MS"/>
    </style:style>
    <style:style style:name="T5_25" style:family="text">
      <style:text-properties style:font-name="Trebuchet MS" style:font-name-asian="Trebuchet MS" style:font-name-complex="Trebuchet MS"/>
    </style:style>
    <style:style style:name="T5_26" style:family="text">
      <style:text-properties style:font-name="Trebuchet MS" style:font-name-asian="Trebuchet MS" style:font-name-complex="Trebuchet MS"/>
    </style:style>
    <style:style style:name="T5_27" style:family="text">
      <style:text-properties style:font-name="Trebuchet MS" style:font-name-asian="Trebuchet MS" style:font-name-complex="Trebuchet MS"/>
    </style:style>
    <style:style style:name="T5_28" style:family="text">
      <style:text-properties style:font-name="Trebuchet MS" style:font-name-asian="Trebuchet MS" style:font-name-complex="Trebuchet MS"/>
    </style:style>
    <style:style style:name="T5_29" style:family="text">
      <style:text-properties style:font-name="Trebuchet MS" style:font-name-asian="Trebuchet MS" style:font-name-complex="Trebuchet MS"/>
    </style:style>
    <style:style style:name="T5_30" style:family="text">
      <style:text-properties style:font-name="Trebuchet MS" style:font-name-asian="Trebuchet MS" style:font-name-complex="Trebuchet MS"/>
    </style:style>
    <style:style style:name="T5_31" style:family="text">
      <style:text-properties style:font-name="Trebuchet MS" style:font-name-asian="Trebuchet MS" style:font-name-complex="Trebuchet MS"/>
    </style:style>
    <style:style style:name="T5_32" style:family="text">
      <style:text-properties style:font-name="Trebuchet MS" style:font-name-asian="Trebuchet MS" style:font-name-complex="Trebuchet MS"/>
    </style:style>
    <style:style style:name="T5_33" style:family="text">
      <style:text-properties style:font-name="Trebuchet MS" style:font-name-asian="Trebuchet MS" style:font-name-complex="Trebuchet MS"/>
    </style:style>
    <style:style style:name="T5_34" style:family="text">
      <style:text-properties style:font-name="Trebuchet MS" style:font-name-asian="Trebuchet MS" style:font-name-complex="Trebuchet MS"/>
    </style:style>
    <style:style style:name="T5_35" style:family="text">
      <style:text-properties style:font-name="Trebuchet MS" style:font-name-asian="Trebuchet MS" style:font-name-complex="Trebuchet MS"/>
    </style:style>
    <style:style style:name="T5_36" style:family="text">
      <style:text-properties style:font-name="Trebuchet MS" style:font-name-asian="Trebuchet MS" style:font-name-complex="Trebuchet MS"/>
    </style:style>
    <style:style style:name="T5_37" style:family="text">
      <style:text-properties style:font-name="Trebuchet MS" style:font-name-asian="Trebuchet MS" style:font-name-complex="Trebuchet MS"/>
    </style:style>
    <style:style style:name="T5_38" style:family="text">
      <style:text-properties style:font-name="Trebuchet MS" style:font-name-asian="Trebuchet MS" style:font-name-complex="Trebuchet MS"/>
    </style:style>
    <style:style style:name="T5_39" style:family="text">
      <style:text-properties style:font-name="Trebuchet MS" style:font-name-asian="Trebuchet MS" style:font-name-complex="Trebuchet MS"/>
    </style:style>
    <style:style style:name="T5_40" style:family="text">
      <style:text-properties style:font-name="Trebuchet MS" style:font-name-asian="Trebuchet MS" style:font-name-complex="Trebuchet MS"/>
    </style:style>
    <style:style style:name="T5_41" style:family="text">
      <style:text-properties style:font-name="Trebuchet MS" style:font-name-asian="Trebuchet MS" style:font-name-complex="Trebuchet MS"/>
    </style:style>
    <style:style style:name="T5_42" style:family="text">
      <style:text-properties style:font-name="Trebuchet MS" style:font-name-asian="Trebuchet MS" style:font-name-complex="Trebuchet MS"/>
    </style:style>
    <style:style style:name="T5_43" style:family="text">
      <style:text-properties style:font-name="Trebuchet MS" style:font-name-asian="Trebuchet MS" style:font-name-complex="Trebuchet MS"/>
    </style:style>
    <style:style style:name="T5_44" style:family="text">
      <style:text-properties style:font-name="Trebuchet MS" style:font-name-asian="Trebuchet MS" style:font-name-complex="Trebuchet MS"/>
    </style:style>
    <style:style style:name="T5_45" style:family="text">
      <style:text-properties style:font-name="Trebuchet MS" style:font-name-asian="Trebuchet MS" style:font-name-complex="Trebuchet MS"/>
    </style:style>
    <style:style style:name="T5_46" style:family="text">
      <style:text-properties style:font-name="Trebuchet MS" style:font-name-asian="Trebuchet MS" style:font-name-complex="Trebuchet MS"/>
    </style:style>
    <style:style style:name="T5_47" style:family="text">
      <style:text-properties style:font-name="Trebuchet MS" style:font-name-asian="Trebuchet MS" style:font-name-complex="Trebuchet MS"/>
    </style:style>
    <style:style style:name="T5_48" style:family="text">
      <style:text-properties style:font-name="Trebuchet MS" style:font-name-asian="Trebuchet MS" style:font-name-complex="Trebuchet MS"/>
    </style:style>
    <style:style style:name="T5_49" style:family="text">
      <style:text-properties style:font-name="Trebuchet MS" style:font-name-asian="Trebuchet MS" style:font-name-complex="Trebuchet MS"/>
    </style:style>
    <style:style style:name="T5_50" style:family="text">
      <style:text-properties style:font-name="Trebuchet MS" style:font-name-asian="Trebuchet MS" style:font-name-complex="Trebuchet MS"/>
    </style:style>
    <style:style style:name="T5_51" style:family="text">
      <style:text-properties style:font-name="Trebuchet MS" style:font-name-asian="Trebuchet MS" style:font-name-complex="Trebuchet MS"/>
    </style:style>
    <style:style style:name="T5_52" style:family="text">
      <style:text-properties style:font-name="Trebuchet MS" style:font-name-asian="Trebuchet MS" style:font-name-complex="Trebuchet MS"/>
    </style:style>
    <style:style style:name="T5_53" style:family="text">
      <style:text-properties style:font-name="Trebuchet MS" style:font-name-asian="Trebuchet MS" style:font-name-complex="Trebuchet MS"/>
    </style:style>
    <style:style style:name="T5_54" style:family="text">
      <style:text-properties style:font-name="Trebuchet MS" style:font-name-asian="Trebuchet MS" style:font-name-complex="Trebuchet MS"/>
    </style:style>
    <style:style style:name="T5_55" style:family="text">
      <style:text-properties style:font-name="Trebuchet MS" style:font-name-asian="Trebuchet MS" style:font-name-complex="Trebuchet MS"/>
    </style:style>
    <style:style style:name="T5_56" style:family="text">
      <style:text-properties style:font-name="Trebuchet MS" style:font-name-asian="Trebuchet MS" style:font-name-complex="Trebuchet MS"/>
    </style:style>
    <style:style style:name="T5_57" style:family="text">
      <style:text-properties style:font-name="Trebuchet MS" style:font-name-asian="Trebuchet MS" style:font-name-complex="Trebuchet MS"/>
    </style:style>
    <style:style style:name="T5_58" style:family="text">
      <style:text-properties style:font-name="Trebuchet MS" style:font-name-asian="Trebuchet MS" style:font-name-complex="Trebuchet MS"/>
    </style:style>
    <style:style style:name="T5_59" style:family="text">
      <style:text-properties style:font-name="Trebuchet MS" style:font-name-asian="Trebuchet MS" style:font-name-complex="Trebuchet MS"/>
    </style:style>
    <style:style style:name="T5_60" style:family="text">
      <style:text-properties style:font-name="Trebuchet MS" style:font-name-asian="Trebuchet MS" style:font-name-complex="Trebuchet MS"/>
    </style:style>
    <style:style style:name="T5_61" style:family="text">
      <style:text-properties style:font-name="Trebuchet MS" style:font-name-asian="Trebuchet MS" style:font-name-complex="Trebuchet MS"/>
    </style:style>
    <style:style style:name="T5_62" style:family="text">
      <style:text-properties style:font-name="Trebuchet MS" style:font-name-asian="Trebuchet MS" style:font-name-complex="Trebuchet MS"/>
    </style:style>
    <style:style style:name="T5_63" style:family="text">
      <style:text-properties style:font-name="Trebuchet MS" style:font-name-asian="Trebuchet MS" style:font-name-complex="Trebuchet MS"/>
    </style:style>
    <style:style style:name="T5_64" style:family="text">
      <style:text-properties style:font-name="Trebuchet MS" style:font-name-asian="Trebuchet MS" style:font-name-complex="Trebuchet MS"/>
    </style:style>
    <style:style style:name="T5_65" style:family="text"/>
    <style:style style:name="T5_66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5_67" style:family="text"/>
    <style:style style:name="T5_68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5_69" style:family="text"/>
    <style:style style:name="T5_70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5_71" style:family="text"/>
    <style:style style:name="T5_72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5_73" style:family="text"/>
    <style:style style:name="T5_74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5_75" style:family="text"/>
    <style:style style:name="T5_76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5_77" style:family="text"/>
    <style:style style:name="T5_78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5_79" style:family="text"/>
    <style:style style:name="T5_80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5_81" style:family="text"/>
    <style:style style:name="T5_82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5_83" style:family="text"/>
    <style:style style:name="T5_84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5_85" style:family="text"/>
    <style:style style:name="T5_86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5_87" style:family="text"/>
    <style:style style:name="T5_88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5_89" style:family="text"/>
    <style:style style:name="T5_90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5_91" style:family="text"/>
    <style:style style:name="T5_92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5_93" style:family="text"/>
    <style:style style:name="T5_94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P6" style:family="paragraph" style:parent-style-name="Standard">
      <style:paragraph-properties fo:break-before="auto" fo:line-height="115%" style:writing-mode="lr-tb"/>
      <style:text-properties style:font-name="Trebuchet MS" style:font-name-asian="Trebuchet MS" style:font-name-complex="Trebuchet MS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style:font-name="Trebuchet MS" style:font-name-asian="Trebuchet MS" style:font-name-complex="Trebuchet MS"/>
    </style:style>
    <style:style style:name="T7_2" style:family="text">
      <style:text-properties style:font-name="Trebuchet MS" style:font-name-asian="Trebuchet MS" style:font-name-complex="Trebuchet MS"/>
    </style:style>
    <style:style style:name="T7_3" style:family="text">
      <style:text-properties style:font-name="Trebuchet MS" style:font-name-asian="Trebuchet MS" style:font-name-complex="Trebuchet MS"/>
    </style:style>
    <style:style style:name="T7_4" style:family="text">
      <style:text-properties style:font-name="Trebuchet MS" style:font-name-asian="Trebuchet MS" style:font-name-complex="Trebuchet MS"/>
    </style:style>
    <style:style style:name="T7_5" style:family="text">
      <style:text-properties style:font-name="Trebuchet MS" style:font-name-asian="Trebuchet MS" style:font-name-complex="Trebuchet MS"/>
    </style:style>
    <style:style style:name="T7_6" style:family="text">
      <style:text-properties style:font-name="Trebuchet MS" style:font-name-asian="Trebuchet MS" style:font-name-complex="Trebuchet MS"/>
    </style:style>
    <style:style style:name="T7_7" style:family="text">
      <style:text-properties style:font-name="Trebuchet MS" style:font-name-asian="Trebuchet MS" style:font-name-complex="Trebuchet MS"/>
    </style:style>
    <style:style style:name="T7_8" style:family="text">
      <style:text-properties style:font-name="Trebuchet MS" style:font-name-asian="Trebuchet MS" style:font-name-complex="Trebuchet MS"/>
    </style:style>
    <style:style style:name="T7_9" style:family="text">
      <style:text-properties style:font-name="Trebuchet MS" style:font-name-asian="Trebuchet MS" style:font-name-complex="Trebuchet MS"/>
    </style:style>
    <style:style style:name="T7_10" style:family="text">
      <style:text-properties style:font-name="Trebuchet MS" style:font-name-asian="Trebuchet MS" style:font-name-complex="Trebuchet MS"/>
    </style:style>
    <style:style style:name="T7_11" style:family="text"/>
    <style:style style:name="T7_12" style:family="text"/>
    <style:style style:name="T7_13" style:family="text"/>
    <style:style style:name="T7_14" style:family="text">
      <style:text-properties style:font-name="Trebuchet MS" style:font-name-asian="Trebuchet MS" style:font-name-complex="Trebuchet MS"/>
    </style:style>
    <style:style style:name="T7_15" style:family="text">
      <style:text-properties style:font-name="Trebuchet MS" style:font-name-asian="Trebuchet MS" style:font-name-complex="Trebuchet MS"/>
    </style:style>
    <style:style style:name="T7_16" style:family="text">
      <style:text-properties style:font-name="Trebuchet MS" style:font-name-asian="Trebuchet MS" style:font-name-complex="Trebuchet MS"/>
    </style:style>
    <style:style style:name="T7_17" style:family="text">
      <style:text-properties style:font-name="Trebuchet MS" style:font-name-asian="Trebuchet MS" style:font-name-complex="Trebuchet MS"/>
    </style:style>
    <style:style style:name="T7_18" style:family="text">
      <style:text-properties style:font-name="Trebuchet MS" style:font-name-asian="Trebuchet MS" style:font-name-complex="Trebuchet MS"/>
    </style:style>
    <style:style style:name="T7_19" style:family="text">
      <style:text-properties style:font-name="Trebuchet MS" style:font-name-asian="Trebuchet MS" style:font-name-complex="Trebuchet MS"/>
    </style:style>
    <style:style style:name="T7_20" style:family="text">
      <style:text-properties style:font-name="Trebuchet MS" style:font-name-asian="Trebuchet MS" style:font-name-complex="Trebuchet MS"/>
    </style:style>
    <style:style style:name="T7_21" style:family="text">
      <style:text-properties style:font-name="Trebuchet MS" style:font-name-asian="Trebuchet MS" style:font-name-complex="Trebuchet MS"/>
    </style:style>
    <style:style style:name="T7_22" style:family="text">
      <style:text-properties style:font-name="Trebuchet MS" style:font-name-asian="Trebuchet MS" style:font-name-complex="Trebuchet MS"/>
    </style:style>
    <style:style style:name="T7_23" style:family="text">
      <style:text-properties style:font-name="Trebuchet MS" style:font-name-asian="Trebuchet MS" style:font-name-complex="Trebuchet MS"/>
    </style:style>
    <style:style style:name="T7_24" style:family="text">
      <style:text-properties style:font-name="Trebuchet MS" style:font-name-asian="Trebuchet MS" style:font-name-complex="Trebuchet MS"/>
    </style:style>
    <style:style style:name="T7_25" style:family="text">
      <style:text-properties style:font-name="Trebuchet MS" style:font-name-asian="Trebuchet MS" style:font-name-complex="Trebuchet MS"/>
    </style:style>
    <style:style style:name="T7_26" style:family="text">
      <style:text-properties style:font-name="Trebuchet MS" style:font-name-asian="Trebuchet MS" style:font-name-complex="Trebuchet MS"/>
    </style:style>
    <style:style style:name="T7_27" style:family="text">
      <style:text-properties style:font-name="Trebuchet MS" style:font-name-asian="Trebuchet MS" style:font-name-complex="Trebuchet MS"/>
    </style:style>
    <style:style style:name="T7_28" style:family="text">
      <style:text-properties style:font-name="Trebuchet MS" style:font-name-asian="Trebuchet MS" style:font-name-complex="Trebuchet MS"/>
    </style:style>
    <style:style style:name="T7_29" style:family="text">
      <style:text-properties style:font-name="Trebuchet MS" style:font-name-asian="Trebuchet MS" style:font-name-complex="Trebuchet MS"/>
    </style:style>
    <style:style style:name="T7_30" style:family="text">
      <style:text-properties style:font-name="Trebuchet MS" style:font-name-asian="Trebuchet MS" style:font-name-complex="Trebuchet MS"/>
    </style:style>
    <style:style style:name="T7_31" style:family="text">
      <style:text-properties style:font-name="Trebuchet MS" style:font-name-asian="Trebuchet MS" style:font-name-complex="Trebuchet MS"/>
    </style:style>
    <style:style style:name="T7_32" style:family="text">
      <style:text-properties style:font-name="Trebuchet MS" style:font-name-asian="Trebuchet MS" style:font-name-complex="Trebuchet MS"/>
    </style:style>
    <style:style style:name="T7_33" style:family="text">
      <style:text-properties style:font-name="Trebuchet MS" style:font-name-asian="Trebuchet MS" style:font-name-complex="Trebuchet MS"/>
    </style:style>
    <style:style style:name="T7_34" style:family="text">
      <style:text-properties style:font-name="Trebuchet MS" style:font-name-asian="Trebuchet MS" style:font-name-complex="Trebuchet MS"/>
    </style:style>
    <style:style style:name="T7_35" style:family="text">
      <style:text-properties style:font-name="Trebuchet MS" style:font-name-asian="Trebuchet MS" style:font-name-complex="Trebuchet MS"/>
    </style:style>
    <style:style style:name="T7_36" style:family="text">
      <style:text-properties style:font-name="Trebuchet MS" style:font-name-asian="Trebuchet MS" style:font-name-complex="Trebuchet MS"/>
    </style:style>
    <style:style style:name="T7_37" style:family="text">
      <style:text-properties style:font-name="Trebuchet MS" style:font-name-asian="Trebuchet MS" style:font-name-complex="Trebuchet MS"/>
    </style:style>
    <style:style style:name="T7_38" style:family="text">
      <style:text-properties style:font-name="Trebuchet MS" style:font-name-asian="Trebuchet MS" style:font-name-complex="Trebuchet MS"/>
    </style:style>
    <style:style style:name="T7_39" style:family="text">
      <style:text-properties style:font-name="Trebuchet MS" style:font-name-asian="Trebuchet MS" style:font-name-complex="Trebuchet MS"/>
    </style:style>
    <style:style style:name="T7_40" style:family="text">
      <style:text-properties style:font-name="Trebuchet MS" style:font-name-asian="Trebuchet MS" style:font-name-complex="Trebuchet MS"/>
    </style:style>
    <style:style style:name="T7_41" style:family="text">
      <style:text-properties style:font-name="Trebuchet MS" style:font-name-asian="Trebuchet MS" style:font-name-complex="Trebuchet MS"/>
    </style:style>
    <style:style style:name="T7_42" style:family="text">
      <style:text-properties style:font-name="Trebuchet MS" style:font-name-asian="Trebuchet MS" style:font-name-complex="Trebuchet MS"/>
    </style:style>
    <style:style style:name="T7_43" style:family="text">
      <style:text-properties style:font-name="Trebuchet MS" style:font-name-asian="Trebuchet MS" style:font-name-complex="Trebuchet MS"/>
    </style:style>
    <style:style style:name="T7_44" style:family="text">
      <style:text-properties style:font-name="Trebuchet MS" style:font-name-asian="Trebuchet MS" style:font-name-complex="Trebuchet MS"/>
    </style:style>
    <style:style style:name="T7_45" style:family="text">
      <style:text-properties style:font-name="Trebuchet MS" style:font-name-asian="Trebuchet MS" style:font-name-complex="Trebuchet MS"/>
    </style:style>
    <style:style style:name="T7_46" style:family="text">
      <style:text-properties style:font-name="Trebuchet MS" style:font-name-asian="Trebuchet MS" style:font-name-complex="Trebuchet MS"/>
    </style:style>
    <style:style style:name="T7_47" style:family="text">
      <style:text-properties style:font-name="Trebuchet MS" style:font-name-asian="Trebuchet MS" style:font-name-complex="Trebuchet MS"/>
    </style:style>
    <style:style style:name="T7_48" style:family="text">
      <style:text-properties style:font-name="Trebuchet MS" style:font-name-asian="Trebuchet MS" style:font-name-complex="Trebuchet MS"/>
    </style:style>
    <style:style style:name="T7_49" style:family="text">
      <style:text-properties style:font-name="Trebuchet MS" style:font-name-asian="Trebuchet MS" style:font-name-complex="Trebuchet MS"/>
    </style:style>
    <style:style style:name="T7_50" style:family="text">
      <style:text-properties style:font-name="Trebuchet MS" style:font-name-asian="Trebuchet MS" style:font-name-complex="Trebuchet MS"/>
    </style:style>
    <style:style style:name="T7_51" style:family="text">
      <style:text-properties style:font-name="Trebuchet MS" style:font-name-asian="Trebuchet MS" style:font-name-complex="Trebuchet MS"/>
    </style:style>
    <style:style style:name="T7_52" style:family="text">
      <style:text-properties style:font-name="Trebuchet MS" style:font-name-asian="Trebuchet MS" style:font-name-complex="Trebuchet MS"/>
    </style:style>
    <style:style style:name="T7_53" style:family="text">
      <style:text-properties style:font-name="Trebuchet MS" style:font-name-asian="Trebuchet MS" style:font-name-complex="Trebuchet MS"/>
    </style:style>
    <style:style style:name="T7_54" style:family="text">
      <style:text-properties style:font-name="Trebuchet MS" style:font-name-asian="Trebuchet MS" style:font-name-complex="Trebuchet MS"/>
    </style:style>
    <style:style style:name="T7_55" style:family="text">
      <style:text-properties style:font-name="Trebuchet MS" style:font-name-asian="Trebuchet MS" style:font-name-complex="Trebuchet MS"/>
    </style:style>
    <style:style style:name="T7_56" style:family="text">
      <style:text-properties style:font-name="Trebuchet MS" style:font-name-asian="Trebuchet MS" style:font-name-complex="Trebuchet MS"/>
    </style:style>
    <style:style style:name="T7_57" style:family="text">
      <style:text-properties style:font-name="Trebuchet MS" style:font-name-asian="Trebuchet MS" style:font-name-complex="Trebuchet MS"/>
    </style:style>
    <style:style style:name="T7_58" style:family="text">
      <style:text-properties style:font-name="Trebuchet MS" style:font-name-asian="Trebuchet MS" style:font-name-complex="Trebuchet MS"/>
    </style:style>
    <style:style style:name="T7_59" style:family="text">
      <style:text-properties style:font-name="Trebuchet MS" style:font-name-asian="Trebuchet MS" style:font-name-complex="Trebuchet MS"/>
    </style:style>
    <style:style style:name="T7_60" style:family="text">
      <style:text-properties style:font-name="Trebuchet MS" style:font-name-asian="Trebuchet MS" style:font-name-complex="Trebuchet MS"/>
    </style:style>
    <style:style style:name="T7_61" style:family="text">
      <style:text-properties style:font-name="Trebuchet MS" style:font-name-asian="Trebuchet MS" style:font-name-complex="Trebuchet MS"/>
    </style:style>
    <style:style style:name="T7_62" style:family="text">
      <style:text-properties style:font-name="Trebuchet MS" style:font-name-asian="Trebuchet MS" style:font-name-complex="Trebuchet MS"/>
    </style:style>
    <style:style style:name="T7_63" style:family="text">
      <style:text-properties style:font-name="Trebuchet MS" style:font-name-asian="Trebuchet MS" style:font-name-complex="Trebuchet MS"/>
    </style:style>
    <style:style style:name="T7_64" style:family="text">
      <style:text-properties style:font-name="Trebuchet MS" style:font-name-asian="Trebuchet MS" style:font-name-complex="Trebuchet MS"/>
    </style:style>
    <style:style style:name="T7_65" style:family="text">
      <style:text-properties style:font-name="Trebuchet MS" style:font-name-asian="Trebuchet MS" style:font-name-complex="Trebuchet MS"/>
    </style:style>
    <style:style style:name="T7_66" style:family="text">
      <style:text-properties style:font-name="Trebuchet MS" style:font-name-asian="Trebuchet MS" style:font-name-complex="Trebuchet MS"/>
    </style:style>
    <style:style style:name="T7_67" style:family="text">
      <style:text-properties style:font-name="Trebuchet MS" style:font-name-asian="Trebuchet MS" style:font-name-complex="Trebuchet MS"/>
    </style:style>
    <style:style style:name="T7_68" style:family="text">
      <style:text-properties style:font-name="Trebuchet MS" style:font-name-asian="Trebuchet MS" style:font-name-complex="Trebuchet MS"/>
    </style:style>
    <style:style style:name="T7_69" style:family="text">
      <style:text-properties style:font-name="Trebuchet MS" style:font-name-asian="Trebuchet MS" style:font-name-complex="Trebuchet MS"/>
    </style:style>
    <style:style style:name="T7_70" style:family="text">
      <style:text-properties style:font-name="Trebuchet MS" style:font-name-asian="Trebuchet MS" style:font-name-complex="Trebuchet MS"/>
    </style:style>
    <style:style style:name="T7_71" style:family="text">
      <style:text-properties style:font-name="Trebuchet MS" style:font-name-asian="Trebuchet MS" style:font-name-complex="Trebuchet MS"/>
    </style:style>
    <style:style style:name="T7_72" style:family="text">
      <style:text-properties style:font-name="Trebuchet MS" style:font-name-asian="Trebuchet MS" style:font-name-complex="Trebuchet MS"/>
    </style:style>
    <style:style style:name="T7_73" style:family="text">
      <style:text-properties style:font-name="Trebuchet MS" style:font-name-asian="Trebuchet MS" style:font-name-complex="Trebuchet MS"/>
    </style:style>
    <style:style style:name="T7_74" style:family="text">
      <style:text-properties style:font-name="Trebuchet MS" style:font-name-asian="Trebuchet MS" style:font-name-complex="Trebuchet MS"/>
    </style:style>
    <style:style style:name="T7_75" style:family="text">
      <style:text-properties style:font-name="Trebuchet MS" style:font-name-asian="Trebuchet MS" style:font-name-complex="Trebuchet MS"/>
    </style:style>
    <style:style style:name="T7_76" style:family="text">
      <style:text-properties style:font-name="Trebuchet MS" style:font-name-asian="Trebuchet MS" style:font-name-complex="Trebuchet MS"/>
    </style:style>
    <style:style style:name="T7_77" style:family="text">
      <style:text-properties style:font-name="Trebuchet MS" style:font-name-asian="Trebuchet MS" style:font-name-complex="Trebuchet MS"/>
    </style:style>
    <style:style style:name="T7_78" style:family="text">
      <style:text-properties style:font-name="Trebuchet MS" style:font-name-asian="Trebuchet MS" style:font-name-complex="Trebuchet MS"/>
    </style:style>
    <style:style style:name="T7_79" style:family="text"/>
    <style:style style:name="T7_80" style:family="text"/>
    <style:style style:name="T7_81" style:family="text"/>
    <style:style style:name="T7_82" style:family="text">
      <style:text-properties style:font-name="Trebuchet MS" style:font-name-asian="Trebuchet MS" style:font-name-complex="Trebuchet MS"/>
    </style:style>
    <style:style style:name="T7_83" style:family="text">
      <style:text-properties style:font-name="Trebuchet MS" style:font-name-asian="Trebuchet MS" style:font-name-complex="Trebuchet MS"/>
    </style:style>
    <style:style style:name="T7_84" style:family="text">
      <style:text-properties style:font-name="Trebuchet MS" style:font-name-asian="Trebuchet MS" style:font-name-complex="Trebuchet MS"/>
    </style:style>
    <style:style style:name="T7_85" style:family="text">
      <style:text-properties style:font-name="Trebuchet MS" style:font-name-asian="Trebuchet MS" style:font-name-complex="Trebuchet MS"/>
    </style:style>
    <style:style style:name="T7_86" style:family="text">
      <style:text-properties style:font-name="Trebuchet MS" style:font-name-asian="Trebuchet MS" style:font-name-complex="Trebuchet MS"/>
    </style:style>
    <style:style style:name="T7_87" style:family="text">
      <style:text-properties style:font-name="Trebuchet MS" style:font-name-asian="Trebuchet MS" style:font-name-complex="Trebuchet MS"/>
    </style:style>
    <style:style style:name="T7_88" style:family="text">
      <style:text-properties style:font-name="Trebuchet MS" style:font-name-asian="Trebuchet MS" style:font-name-complex="Trebuchet MS"/>
    </style:style>
    <style:style style:name="T7_89" style:family="text">
      <style:text-properties style:font-name="Trebuchet MS" style:font-name-asian="Trebuchet MS" style:font-name-complex="Trebuchet MS"/>
    </style:style>
    <style:style style:name="T7_90" style:family="text">
      <style:text-properties style:font-name="Trebuchet MS" style:font-name-asian="Trebuchet MS" style:font-name-complex="Trebuchet MS"/>
    </style:style>
    <style:style style:name="T7_91" style:family="text">
      <style:text-properties style:font-name="Trebuchet MS" style:font-name-asian="Trebuchet MS" style:font-name-complex="Trebuchet MS"/>
    </style:style>
    <style:style style:name="T7_92" style:family="text">
      <style:text-properties style:font-name="Trebuchet MS" style:font-name-asian="Trebuchet MS" style:font-name-complex="Trebuchet MS"/>
    </style:style>
    <style:style style:name="T7_93" style:family="text">
      <style:text-properties style:font-name="Trebuchet MS" style:font-name-asian="Trebuchet MS" style:font-name-complex="Trebuchet MS"/>
    </style:style>
    <style:style style:name="T7_94" style:family="text">
      <style:text-properties style:font-name="Trebuchet MS" style:font-name-asian="Trebuchet MS" style:font-name-complex="Trebuchet MS"/>
    </style:style>
    <style:style style:name="T7_95" style:family="text">
      <style:text-properties style:font-name="Trebuchet MS" style:font-name-asian="Trebuchet MS" style:font-name-complex="Trebuchet MS"/>
    </style:style>
    <style:style style:name="T7_96" style:family="text">
      <style:text-properties style:font-name="Trebuchet MS" style:font-name-asian="Trebuchet MS" style:font-name-complex="Trebuchet MS"/>
    </style:style>
    <style:style style:name="T7_97" style:family="text">
      <style:text-properties style:font-name="Trebuchet MS" style:font-name-asian="Trebuchet MS" style:font-name-complex="Trebuchet MS"/>
    </style:style>
    <style:style style:name="T7_98" style:family="text">
      <style:text-properties style:font-name="Trebuchet MS" style:font-name-asian="Trebuchet MS" style:font-name-complex="Trebuchet MS"/>
    </style:style>
    <style:style style:name="T7_99" style:family="text">
      <style:text-properties style:font-name="Trebuchet MS" style:font-name-asian="Trebuchet MS" style:font-name-complex="Trebuchet MS"/>
    </style:style>
    <style:style style:name="T7_100" style:family="text">
      <style:text-properties style:font-name="Trebuchet MS" style:font-name-asian="Trebuchet MS" style:font-name-complex="Trebuchet MS"/>
    </style:style>
    <style:style style:name="T7_101" style:family="text">
      <style:text-properties style:font-name="Trebuchet MS" style:font-name-asian="Trebuchet MS" style:font-name-complex="Trebuchet MS"/>
    </style:style>
    <style:style style:name="T7_102" style:family="text">
      <style:text-properties style:font-name="Trebuchet MS" style:font-name-asian="Trebuchet MS" style:font-name-complex="Trebuchet MS"/>
    </style:style>
    <style:style style:name="T7_103" style:family="text">
      <style:text-properties style:font-name="Trebuchet MS" style:font-name-asian="Trebuchet MS" style:font-name-complex="Trebuchet MS"/>
    </style:style>
    <style:style style:name="T7_104" style:family="text">
      <style:text-properties style:font-name="Trebuchet MS" style:font-name-asian="Trebuchet MS" style:font-name-complex="Trebuchet MS"/>
    </style:style>
    <style:style style:name="T7_105" style:family="text">
      <style:text-properties style:font-name="Trebuchet MS" style:font-name-asian="Trebuchet MS" style:font-name-complex="Trebuchet MS"/>
    </style:style>
    <style:style style:name="T7_106" style:family="text">
      <style:text-properties style:font-name="Trebuchet MS" style:font-name-asian="Trebuchet MS" style:font-name-complex="Trebuchet MS"/>
    </style:style>
    <style:style style:name="T7_107" style:family="text">
      <style:text-properties style:font-name="Trebuchet MS" style:font-name-asian="Trebuchet MS" style:font-name-complex="Trebuchet MS"/>
    </style:style>
    <style:style style:name="T7_108" style:family="text">
      <style:text-properties style:font-name="Trebuchet MS" style:font-name-asian="Trebuchet MS" style:font-name-complex="Trebuchet MS"/>
    </style:style>
    <style:style style:name="T7_109" style:family="text">
      <style:text-properties style:font-name="Trebuchet MS" style:font-name-asian="Trebuchet MS" style:font-name-complex="Trebuchet MS"/>
    </style:style>
    <style:style style:name="T7_110" style:family="text">
      <style:text-properties style:font-name="Trebuchet MS" style:font-name-asian="Trebuchet MS" style:font-name-complex="Trebuchet MS"/>
    </style:style>
    <style:style style:name="T7_111" style:family="text">
      <style:text-properties style:font-name="Trebuchet MS" style:font-name-asian="Trebuchet MS" style:font-name-complex="Trebuchet MS"/>
    </style:style>
    <style:style style:name="T7_112" style:family="text">
      <style:text-properties style:font-name="Trebuchet MS" style:font-name-asian="Trebuchet MS" style:font-name-complex="Trebuchet MS"/>
    </style:style>
    <style:style style:name="T7_113" style:family="text">
      <style:text-properties style:font-name="Trebuchet MS" style:font-name-asian="Trebuchet MS" style:font-name-complex="Trebuchet MS"/>
    </style:style>
    <style:style style:name="T7_114" style:family="text">
      <style:text-properties style:font-name="Trebuchet MS" style:font-name-asian="Trebuchet MS" style:font-name-complex="Trebuchet MS"/>
    </style:style>
    <style:style style:name="T7_115" style:family="text">
      <style:text-properties style:font-name="Trebuchet MS" style:font-name-asian="Trebuchet MS" style:font-name-complex="Trebuchet MS"/>
    </style:style>
    <style:style style:name="T7_116" style:family="text">
      <style:text-properties style:font-name="Trebuchet MS" style:font-name-asian="Trebuchet MS" style:font-name-complex="Trebuchet MS"/>
    </style:style>
    <style:style style:name="T7_117" style:family="text">
      <style:text-properties style:font-name="Trebuchet MS" style:font-name-asian="Trebuchet MS" style:font-name-complex="Trebuchet MS"/>
    </style:style>
    <style:style style:name="T7_118" style:family="text">
      <style:text-properties style:font-name="Trebuchet MS" style:font-name-asian="Trebuchet MS" style:font-name-complex="Trebuchet MS"/>
    </style:style>
    <style:style style:name="T7_119" style:family="text">
      <style:text-properties style:font-name="Trebuchet MS" style:font-name-asian="Trebuchet MS" style:font-name-complex="Trebuchet MS"/>
    </style:style>
    <style:style style:name="T7_120" style:family="text">
      <style:text-properties style:font-name="Trebuchet MS" style:font-name-asian="Trebuchet MS" style:font-name-complex="Trebuchet MS"/>
    </style:style>
    <style:style style:name="T7_121" style:family="text">
      <style:text-properties style:font-name="Trebuchet MS" style:font-name-asian="Trebuchet MS" style:font-name-complex="Trebuchet MS"/>
    </style:style>
    <style:style style:name="T7_122" style:family="text">
      <style:text-properties style:font-name="Trebuchet MS" style:font-name-asian="Trebuchet MS" style:font-name-complex="Trebuchet MS"/>
    </style:style>
    <style:style style:name="T7_123" style:family="text">
      <style:text-properties style:font-name="Trebuchet MS" style:font-name-asian="Trebuchet MS" style:font-name-complex="Trebuchet MS"/>
    </style:style>
    <style:style style:name="T7_124" style:family="text">
      <style:text-properties style:font-name="Trebuchet MS" style:font-name-asian="Trebuchet MS" style:font-name-complex="Trebuchet MS"/>
    </style:style>
    <style:style style:name="T7_125" style:family="text">
      <style:text-properties style:font-name="Trebuchet MS" style:font-name-asian="Trebuchet MS" style:font-name-complex="Trebuchet MS"/>
    </style:style>
    <style:style style:name="T7_126" style:family="text">
      <style:text-properties style:font-name="Trebuchet MS" style:font-name-asian="Trebuchet MS" style:font-name-complex="Trebuchet MS"/>
    </style:style>
    <style:style style:name="T7_127" style:family="text">
      <style:text-properties style:font-name="Trebuchet MS" style:font-name-asian="Trebuchet MS" style:font-name-complex="Trebuchet MS"/>
    </style:style>
    <style:style style:name="T7_128" style:family="text">
      <style:text-properties style:font-name="Trebuchet MS" style:font-name-asian="Trebuchet MS" style:font-name-complex="Trebuchet MS"/>
    </style:style>
    <style:style style:name="T7_129" style:family="text">
      <style:text-properties style:font-name="Trebuchet MS" style:font-name-asian="Trebuchet MS" style:font-name-complex="Trebuchet MS"/>
    </style:style>
    <style:style style:name="T7_130" style:family="text">
      <style:text-properties style:font-name="Trebuchet MS" style:font-name-asian="Trebuchet MS" style:font-name-complex="Trebuchet MS"/>
    </style:style>
    <style:style style:name="T7_131" style:family="text">
      <style:text-properties style:font-name="Trebuchet MS" style:font-name-asian="Trebuchet MS" style:font-name-complex="Trebuchet MS"/>
    </style:style>
    <style:style style:name="T7_132" style:family="text">
      <style:text-properties style:font-name="Trebuchet MS" style:font-name-asian="Trebuchet MS" style:font-name-complex="Trebuchet MS"/>
    </style:style>
    <style:style style:name="T7_133" style:family="text">
      <style:text-properties style:font-name="Trebuchet MS" style:font-name-asian="Trebuchet MS" style:font-name-complex="Trebuchet MS"/>
    </style:style>
    <style:style style:name="T7_134" style:family="text">
      <style:text-properties style:font-name="Trebuchet MS" style:font-name-asian="Trebuchet MS" style:font-name-complex="Trebuchet MS"/>
    </style:style>
    <style:style style:name="T7_135" style:family="text">
      <style:text-properties style:font-name="Trebuchet MS" style:font-name-asian="Trebuchet MS" style:font-name-complex="Trebuchet MS"/>
    </style:style>
    <style:style style:name="T7_136" style:family="text">
      <style:text-properties style:font-name="Trebuchet MS" style:font-name-asian="Trebuchet MS" style:font-name-complex="Trebuchet MS"/>
    </style:style>
    <style:style style:name="T7_137" style:family="text">
      <style:text-properties style:font-name="Trebuchet MS" style:font-name-asian="Trebuchet MS" style:font-name-complex="Trebuchet MS"/>
    </style:style>
    <style:style style:name="T7_138" style:family="text">
      <style:text-properties style:font-name="Trebuchet MS" style:font-name-asian="Trebuchet MS" style:font-name-complex="Trebuchet MS"/>
    </style:style>
    <style:style style:name="T7_139" style:family="text">
      <style:text-properties style:font-name="Trebuchet MS" style:font-name-asian="Trebuchet MS" style:font-name-complex="Trebuchet MS"/>
    </style:style>
    <style:style style:name="T7_140" style:family="text">
      <style:text-properties style:font-name="Trebuchet MS" style:font-name-asian="Trebuchet MS" style:font-name-complex="Trebuchet MS"/>
    </style:style>
    <style:style style:name="P8" style:family="paragraph" style:parent-style-name="Standard">
      <style:paragraph-properties fo:break-before="auto" fo:line-height="115%" style:writing-mode="lr-tb"/>
      <style:text-properties style:font-name="Trebuchet MS" style:font-name-asian="Trebuchet MS" style:font-name-complex="Trebuchet MS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style:font-name="Trebuchet MS" style:font-name-asian="Trebuchet MS" style:font-name-complex="Trebuchet MS"/>
    </style:style>
    <style:style style:name="T9_2" style:family="text">
      <style:text-properties style:font-name="Trebuchet MS" style:font-name-asian="Trebuchet MS" style:font-name-complex="Trebuchet MS"/>
    </style:style>
    <style:style style:name="T9_3" style:family="text">
      <style:text-properties style:font-name="Trebuchet MS" style:font-name-asian="Trebuchet MS" style:font-name-complex="Trebuchet MS"/>
    </style:style>
    <style:style style:name="T9_4" style:family="text">
      <style:text-properties style:font-name="Trebuchet MS" style:font-name-asian="Trebuchet MS" style:font-name-complex="Trebuchet MS"/>
    </style:style>
    <style:style style:name="T9_5" style:family="text">
      <style:text-properties style:font-name="Trebuchet MS" style:font-name-asian="Trebuchet MS" style:font-name-complex="Trebuchet MS"/>
    </style:style>
    <style:style style:name="T9_6" style:family="text">
      <style:text-properties style:font-name="Trebuchet MS" style:font-name-asian="Trebuchet MS" style:font-name-complex="Trebuchet MS"/>
    </style:style>
    <style:style style:name="T9_7" style:family="text">
      <style:text-properties style:font-name="Trebuchet MS" style:font-name-asian="Trebuchet MS" style:font-name-complex="Trebuchet MS"/>
    </style:style>
    <style:style style:name="T9_8" style:family="text">
      <style:text-properties style:font-name="Trebuchet MS" style:font-name-asian="Trebuchet MS" style:font-name-complex="Trebuchet MS"/>
    </style:style>
    <style:style style:name="T9_9" style:family="text">
      <style:text-properties style:font-name="Trebuchet MS" style:font-name-asian="Trebuchet MS" style:font-name-complex="Trebuchet MS"/>
    </style:style>
    <style:style style:name="T9_10" style:family="text">
      <style:text-properties style:font-name="Trebuchet MS" style:font-name-asian="Trebuchet MS" style:font-name-complex="Trebuchet MS"/>
    </style:style>
    <style:style style:name="T9_11" style:family="text">
      <style:text-properties style:font-name="Trebuchet MS" style:font-name-asian="Trebuchet MS" style:font-name-complex="Trebuchet MS"/>
    </style:style>
    <style:style style:name="T9_12" style:family="text">
      <style:text-properties style:font-name="Trebuchet MS" style:font-name-asian="Trebuchet MS" style:font-name-complex="Trebuchet MS"/>
    </style:style>
    <style:style style:name="T9_13" style:family="text">
      <style:text-properties style:font-name="Trebuchet MS" style:font-name-asian="Trebuchet MS" style:font-name-complex="Trebuchet MS"/>
    </style:style>
    <style:style style:name="T9_14" style:family="text">
      <style:text-properties style:font-name="Trebuchet MS" style:font-name-asian="Trebuchet MS" style:font-name-complex="Trebuchet MS"/>
    </style:style>
    <style:style style:name="T9_15" style:family="text">
      <style:text-properties style:font-name="Trebuchet MS" style:font-name-asian="Trebuchet MS" style:font-name-complex="Trebuchet MS"/>
    </style:style>
    <style:style style:name="T9_16" style:family="text">
      <style:text-properties style:font-name="Trebuchet MS" style:font-name-asian="Trebuchet MS" style:font-name-complex="Trebuchet MS"/>
    </style:style>
    <style:style style:name="T9_17" style:family="text">
      <style:text-properties style:font-name="Trebuchet MS" style:font-name-asian="Trebuchet MS" style:font-name-complex="Trebuchet MS"/>
    </style:style>
    <style:style style:name="T9_18" style:family="text">
      <style:text-properties style:font-name="Trebuchet MS" style:font-name-asian="Trebuchet MS" style:font-name-complex="Trebuchet MS"/>
    </style:style>
    <style:style style:name="T9_19" style:family="text">
      <style:text-properties style:font-name="Trebuchet MS" style:font-name-asian="Trebuchet MS" style:font-name-complex="Trebuchet MS"/>
    </style:style>
    <style:style style:name="T9_20" style:family="text">
      <style:text-properties style:font-name="Trebuchet MS" style:font-name-asian="Trebuchet MS" style:font-name-complex="Trebuchet MS"/>
    </style:style>
    <style:style style:name="T9_21" style:family="text">
      <style:text-properties style:font-name="Trebuchet MS" style:font-name-asian="Trebuchet MS" style:font-name-complex="Trebuchet MS"/>
    </style:style>
    <style:style style:name="T9_22" style:family="text">
      <style:text-properties style:font-name="Trebuchet MS" style:font-name-asian="Trebuchet MS" style:font-name-complex="Trebuchet MS"/>
    </style:style>
    <style:style style:name="T9_23" style:family="text">
      <style:text-properties style:font-name="Trebuchet MS" style:font-name-asian="Trebuchet MS" style:font-name-complex="Trebuchet MS"/>
    </style:style>
    <style:style style:name="T9_24" style:family="text">
      <style:text-properties style:font-name="Trebuchet MS" style:font-name-asian="Trebuchet MS" style:font-name-complex="Trebuchet MS"/>
    </style:style>
    <style:style style:name="T9_25" style:family="text">
      <style:text-properties style:font-name="Trebuchet MS" style:font-name-asian="Trebuchet MS" style:font-name-complex="Trebuchet MS"/>
    </style:style>
    <style:style style:name="T9_26" style:family="text">
      <style:text-properties style:font-name="Trebuchet MS" style:font-name-asian="Trebuchet MS" style:font-name-complex="Trebuchet MS"/>
    </style:style>
    <style:style style:name="T9_27" style:family="text">
      <style:text-properties style:font-name="Trebuchet MS" style:font-name-asian="Trebuchet MS" style:font-name-complex="Trebuchet MS"/>
    </style:style>
    <style:style style:name="T9_28" style:family="text">
      <style:text-properties style:font-name="Trebuchet MS" style:font-name-asian="Trebuchet MS" style:font-name-complex="Trebuchet MS"/>
    </style:style>
    <style:style style:name="T9_29" style:family="text">
      <style:text-properties style:font-name="Trebuchet MS" style:font-name-asian="Trebuchet MS" style:font-name-complex="Trebuchet MS"/>
    </style:style>
    <style:style style:name="T9_30" style:family="text">
      <style:text-properties style:font-name="Trebuchet MS" style:font-name-asian="Trebuchet MS" style:font-name-complex="Trebuchet MS"/>
    </style:style>
    <style:style style:name="T9_31" style:family="text">
      <style:text-properties style:font-name="Trebuchet MS" style:font-name-asian="Trebuchet MS" style:font-name-complex="Trebuchet MS"/>
    </style:style>
    <style:style style:name="T9_32" style:family="text">
      <style:text-properties style:font-name="Trebuchet MS" style:font-name-asian="Trebuchet MS" style:font-name-complex="Trebuchet MS"/>
    </style:style>
    <style:style style:name="T9_33" style:family="text">
      <style:text-properties style:font-name="Trebuchet MS" style:font-name-asian="Trebuchet MS" style:font-name-complex="Trebuchet MS"/>
    </style:style>
    <style:style style:name="T9_34" style:family="text">
      <style:text-properties style:font-name="Trebuchet MS" style:font-name-asian="Trebuchet MS" style:font-name-complex="Trebuchet MS"/>
    </style:style>
    <style:style style:name="T9_35" style:family="text">
      <style:text-properties style:font-name="Trebuchet MS" style:font-name-asian="Trebuchet MS" style:font-name-complex="Trebuchet MS"/>
    </style:style>
    <style:style style:name="T9_36" style:family="text">
      <style:text-properties style:font-name="Trebuchet MS" style:font-name-asian="Trebuchet MS" style:font-name-complex="Trebuchet MS"/>
    </style:style>
    <style:style style:name="T9_37" style:family="text">
      <style:text-properties style:font-name="Trebuchet MS" style:font-name-asian="Trebuchet MS" style:font-name-complex="Trebuchet MS"/>
    </style:style>
    <style:style style:name="T9_38" style:family="text">
      <style:text-properties style:font-name="Trebuchet MS" style:font-name-asian="Trebuchet MS" style:font-name-complex="Trebuchet MS"/>
    </style:style>
    <style:style style:name="T9_39" style:family="text">
      <style:text-properties style:font-name="Trebuchet MS" style:font-name-asian="Trebuchet MS" style:font-name-complex="Trebuchet MS"/>
    </style:style>
    <style:style style:name="T9_40" style:family="text">
      <style:text-properties style:font-name="Trebuchet MS" style:font-name-asian="Trebuchet MS" style:font-name-complex="Trebuchet MS"/>
    </style:style>
    <style:style style:name="T9_41" style:family="text">
      <style:text-properties style:font-name="Trebuchet MS" style:font-name-asian="Trebuchet MS" style:font-name-complex="Trebuchet MS"/>
    </style:style>
    <style:style style:name="T9_42" style:family="text">
      <style:text-properties style:font-name="Trebuchet MS" style:font-name-asian="Trebuchet MS" style:font-name-complex="Trebuchet MS"/>
    </style:style>
    <style:style style:name="T9_43" style:family="text">
      <style:text-properties style:font-name="Trebuchet MS" style:font-name-asian="Trebuchet MS" style:font-name-complex="Trebuchet MS"/>
    </style:style>
    <style:style style:name="T9_44" style:family="text">
      <style:text-properties style:font-name="Trebuchet MS" style:font-name-asian="Trebuchet MS" style:font-name-complex="Trebuchet MS"/>
    </style:style>
    <style:style style:name="T9_45" style:family="text">
      <style:text-properties style:font-name="Trebuchet MS" style:font-name-asian="Trebuchet MS" style:font-name-complex="Trebuchet MS"/>
    </style:style>
    <style:style style:name="T9_46" style:family="text">
      <style:text-properties style:font-name="Trebuchet MS" style:font-name-asian="Trebuchet MS" style:font-name-complex="Trebuchet MS"/>
    </style:style>
    <style:style style:name="T9_47" style:family="text">
      <style:text-properties style:font-name="Trebuchet MS" style:font-name-asian="Trebuchet MS" style:font-name-complex="Trebuchet MS"/>
    </style:style>
    <style:style style:name="T9_48" style:family="text">
      <style:text-properties style:font-name="Trebuchet MS" style:font-name-asian="Trebuchet MS" style:font-name-complex="Trebuchet MS"/>
    </style:style>
    <style:style style:name="T9_49" style:family="text">
      <style:text-properties style:font-name="Trebuchet MS" style:font-name-asian="Trebuchet MS" style:font-name-complex="Trebuchet MS"/>
    </style:style>
    <style:style style:name="T9_50" style:family="text">
      <style:text-properties style:font-name="Trebuchet MS" style:font-name-asian="Trebuchet MS" style:font-name-complex="Trebuchet MS"/>
    </style:style>
    <style:style style:name="T9_51" style:family="text">
      <style:text-properties style:font-name="Trebuchet MS" style:font-name-asian="Trebuchet MS" style:font-name-complex="Trebuchet MS"/>
    </style:style>
    <style:style style:name="T9_52" style:family="text">
      <style:text-properties style:font-name="Trebuchet MS" style:font-name-asian="Trebuchet MS" style:font-name-complex="Trebuchet MS"/>
    </style:style>
    <style:style style:name="T9_53" style:family="text">
      <style:text-properties style:font-name="Trebuchet MS" style:font-name-asian="Trebuchet MS" style:font-name-complex="Trebuchet MS"/>
    </style:style>
    <style:style style:name="T9_54" style:family="text">
      <style:text-properties style:font-name="Trebuchet MS" style:font-name-asian="Trebuchet MS" style:font-name-complex="Trebuchet MS"/>
    </style:style>
    <style:style style:name="T9_55" style:family="text">
      <style:text-properties style:font-name="Trebuchet MS" style:font-name-asian="Trebuchet MS" style:font-name-complex="Trebuchet MS"/>
    </style:style>
    <style:style style:name="T9_56" style:family="text">
      <style:text-properties style:font-name="Trebuchet MS" style:font-name-asian="Trebuchet MS" style:font-name-complex="Trebuchet MS"/>
    </style:style>
    <style:style style:name="T9_57" style:family="text">
      <style:text-properties style:font-name="Trebuchet MS" style:font-name-asian="Trebuchet MS" style:font-name-complex="Trebuchet MS"/>
    </style:style>
    <style:style style:name="T9_58" style:family="text">
      <style:text-properties style:font-name="Trebuchet MS" style:font-name-asian="Trebuchet MS" style:font-name-complex="Trebuchet MS"/>
    </style:style>
    <style:style style:name="T9_59" style:family="text">
      <style:text-properties style:font-name="Trebuchet MS" style:font-name-asian="Trebuchet MS" style:font-name-complex="Trebuchet MS"/>
    </style:style>
    <style:style style:name="T9_60" style:family="text">
      <style:text-properties style:font-name="Trebuchet MS" style:font-name-asian="Trebuchet MS" style:font-name-complex="Trebuchet MS"/>
    </style:style>
    <style:style style:name="T9_61" style:family="text">
      <style:text-properties style:font-name="Trebuchet MS" style:font-name-asian="Trebuchet MS" style:font-name-complex="Trebuchet MS"/>
    </style:style>
    <style:style style:name="T9_62" style:family="text">
      <style:text-properties style:font-name="Trebuchet MS" style:font-name-asian="Trebuchet MS" style:font-name-complex="Trebuchet MS"/>
    </style:style>
    <style:style style:name="T9_63" style:family="text">
      <style:text-properties style:font-name="Trebuchet MS" style:font-name-asian="Trebuchet MS" style:font-name-complex="Trebuchet MS"/>
    </style:style>
    <style:style style:name="T9_64" style:family="text">
      <style:text-properties style:font-name="Trebuchet MS" style:font-name-asian="Trebuchet MS" style:font-name-complex="Trebuchet MS"/>
    </style:style>
    <style:style style:name="T9_65" style:family="text">
      <style:text-properties style:font-name="Trebuchet MS" style:font-name-asian="Trebuchet MS" style:font-name-complex="Trebuchet MS"/>
    </style:style>
    <style:style style:name="T9_66" style:family="text">
      <style:text-properties style:font-name="Trebuchet MS" style:font-name-asian="Trebuchet MS" style:font-name-complex="Trebuchet MS"/>
    </style:style>
    <style:style style:name="T9_67" style:family="text">
      <style:text-properties style:font-name="Trebuchet MS" style:font-name-asian="Trebuchet MS" style:font-name-complex="Trebuchet MS"/>
    </style:style>
    <style:style style:name="T9_68" style:family="text">
      <style:text-properties style:font-name="Trebuchet MS" style:font-name-asian="Trebuchet MS" style:font-name-complex="Trebuchet MS"/>
    </style:style>
    <style:style style:name="T9_69" style:family="text">
      <style:text-properties style:font-name="Trebuchet MS" style:font-name-asian="Trebuchet MS" style:font-name-complex="Trebuchet MS"/>
    </style:style>
    <style:style style:name="T9_70" style:family="text">
      <style:text-properties style:font-name="Trebuchet MS" style:font-name-asian="Trebuchet MS" style:font-name-complex="Trebuchet MS"/>
    </style:style>
    <style:style style:name="T9_71" style:family="text">
      <style:text-properties style:font-name="Trebuchet MS" style:font-name-asian="Trebuchet MS" style:font-name-complex="Trebuchet MS"/>
    </style:style>
    <style:style style:name="T9_72" style:family="text">
      <style:text-properties style:font-name="Trebuchet MS" style:font-name-asian="Trebuchet MS" style:font-name-complex="Trebuchet MS"/>
    </style:style>
    <style:style style:name="T9_73" style:family="text">
      <style:text-properties style:font-name="Trebuchet MS" style:font-name-asian="Trebuchet MS" style:font-name-complex="Trebuchet MS"/>
    </style:style>
    <style:style style:name="T9_74" style:family="text">
      <style:text-properties style:font-name="Trebuchet MS" style:font-name-asian="Trebuchet MS" style:font-name-complex="Trebuchet MS"/>
    </style:style>
    <style:style style:name="T9_75" style:family="text">
      <style:text-properties style:font-name="Trebuchet MS" style:font-name-asian="Trebuchet MS" style:font-name-complex="Trebuchet MS"/>
    </style:style>
    <style:style style:name="T9_76" style:family="text">
      <style:text-properties style:font-name="Trebuchet MS" style:font-name-asian="Trebuchet MS" style:font-name-complex="Trebuchet MS"/>
    </style:style>
    <style:style style:name="T9_77" style:family="text">
      <style:text-properties style:font-name="Trebuchet MS" style:font-name-asian="Trebuchet MS" style:font-name-complex="Trebuchet MS"/>
    </style:style>
    <style:style style:name="T9_78" style:family="text">
      <style:text-properties style:font-name="Trebuchet MS" style:font-name-asian="Trebuchet MS" style:font-name-complex="Trebuchet MS"/>
    </style:style>
    <style:style style:name="T9_79" style:family="text">
      <style:text-properties style:font-name="Trebuchet MS" style:font-name-asian="Trebuchet MS" style:font-name-complex="Trebuchet MS"/>
    </style:style>
    <style:style style:name="T9_80" style:family="text">
      <style:text-properties style:font-name="Trebuchet MS" style:font-name-asian="Trebuchet MS" style:font-name-complex="Trebuchet MS"/>
    </style:style>
    <style:style style:name="T9_81" style:family="text">
      <style:text-properties style:font-name="Trebuchet MS" style:font-name-asian="Trebuchet MS" style:font-name-complex="Trebuchet MS"/>
    </style:style>
    <style:style style:name="T9_82" style:family="text">
      <style:text-properties style:font-name="Trebuchet MS" style:font-name-asian="Trebuchet MS" style:font-name-complex="Trebuchet MS"/>
    </style:style>
    <style:style style:name="T9_83" style:family="text">
      <style:text-properties style:font-name="Trebuchet MS" style:font-name-asian="Trebuchet MS" style:font-name-complex="Trebuchet MS"/>
    </style:style>
    <style:style style:name="T9_84" style:family="text">
      <style:text-properties style:font-name="Trebuchet MS" style:font-name-asian="Trebuchet MS" style:font-name-complex="Trebuchet MS"/>
    </style:style>
    <style:style style:name="T9_85" style:family="text">
      <style:text-properties style:font-name="Trebuchet MS" style:font-name-asian="Trebuchet MS" style:font-name-complex="Trebuchet MS"/>
    </style:style>
    <style:style style:name="T9_86" style:family="text">
      <style:text-properties style:font-name="Trebuchet MS" style:font-name-asian="Trebuchet MS" style:font-name-complex="Trebuchet MS"/>
    </style:style>
    <style:style style:name="T9_87" style:family="text">
      <style:text-properties style:font-name="Trebuchet MS" style:font-name-asian="Trebuchet MS" style:font-name-complex="Trebuchet MS"/>
    </style:style>
    <style:style style:name="T9_88" style:family="text">
      <style:text-properties style:font-name="Trebuchet MS" style:font-name-asian="Trebuchet MS" style:font-name-complex="Trebuchet MS"/>
    </style:style>
    <style:style style:name="T9_89" style:family="text">
      <style:text-properties style:font-name="Trebuchet MS" style:font-name-asian="Trebuchet MS" style:font-name-complex="Trebuchet MS"/>
    </style:style>
    <style:style style:name="T9_90" style:family="text">
      <style:text-properties style:font-name="Trebuchet MS" style:font-name-asian="Trebuchet MS" style:font-name-complex="Trebuchet MS"/>
    </style:style>
    <style:style style:name="T9_91" style:family="text">
      <style:text-properties style:font-name="Trebuchet MS" style:font-name-asian="Trebuchet MS" style:font-name-complex="Trebuchet MS"/>
    </style:style>
    <style:style style:name="T9_92" style:family="text">
      <style:text-properties style:font-name="Trebuchet MS" style:font-name-asian="Trebuchet MS" style:font-name-complex="Trebuchet MS"/>
    </style:style>
    <style:style style:name="T9_93" style:family="text">
      <style:text-properties style:font-name="Trebuchet MS" style:font-name-asian="Trebuchet MS" style:font-name-complex="Trebuchet MS"/>
    </style:style>
    <style:style style:name="T9_94" style:family="text">
      <style:text-properties style:font-name="Trebuchet MS" style:font-name-asian="Trebuchet MS" style:font-name-complex="Trebuchet MS"/>
    </style:style>
    <style:style style:name="T9_95" style:family="text">
      <style:text-properties style:font-name="Trebuchet MS" style:font-name-asian="Trebuchet MS" style:font-name-complex="Trebuchet MS"/>
    </style:style>
    <style:style style:name="T9_96" style:family="text">
      <style:text-properties style:font-name="Trebuchet MS" style:font-name-asian="Trebuchet MS" style:font-name-complex="Trebuchet MS"/>
    </style:style>
    <style:style style:name="T9_97" style:family="text">
      <style:text-properties style:font-name="Trebuchet MS" style:font-name-asian="Trebuchet MS" style:font-name-complex="Trebuchet MS"/>
    </style:style>
    <style:style style:name="T9_98" style:family="text">
      <style:text-properties style:font-name="Trebuchet MS" style:font-name-asian="Trebuchet MS" style:font-name-complex="Trebuchet MS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>
      <style:text-properties style:font-name="Trebuchet MS" style:font-name-asian="Trebuchet MS" style:font-name-complex="Trebuchet MS"/>
    </style:style>
    <style:style style:name="T10_2" style:family="text">
      <style:text-properties style:font-name="Trebuchet MS" style:font-name-asian="Trebuchet MS" style:font-name-complex="Trebuchet MS"/>
    </style:style>
    <style:style style:name="T10_3" style:family="text">
      <style:text-properties style:font-name="Trebuchet MS" style:font-name-asian="Trebuchet MS" style:font-name-complex="Trebuchet MS"/>
    </style:style>
    <style:style style:name="T10_4" style:family="text">
      <style:text-properties style:font-name="Trebuchet MS" style:font-name-asian="Trebuchet MS" style:font-name-complex="Trebuchet MS"/>
    </style:style>
    <style:style style:name="T10_5" style:family="text">
      <style:text-properties style:font-name="Trebuchet MS" style:font-name-asian="Trebuchet MS" style:font-name-complex="Trebuchet MS"/>
    </style:style>
    <style:style style:name="T10_6" style:family="text">
      <style:text-properties style:font-name="Trebuchet MS" style:font-name-asian="Trebuchet MS" style:font-name-complex="Trebuchet MS"/>
    </style:style>
    <style:style style:name="T10_7" style:family="text">
      <style:text-properties style:font-name="Trebuchet MS" style:font-name-asian="Trebuchet MS" style:font-name-complex="Trebuchet MS"/>
    </style:style>
    <style:style style:name="T10_8" style:family="text">
      <style:text-properties style:font-name="Trebuchet MS" style:font-name-asian="Trebuchet MS" style:font-name-complex="Trebuchet MS"/>
    </style:style>
    <style:style style:name="T10_9" style:family="text">
      <style:text-properties style:font-name="Trebuchet MS" style:font-name-asian="Trebuchet MS" style:font-name-complex="Trebuchet MS"/>
    </style:style>
    <style:style style:name="T10_10" style:family="text">
      <style:text-properties style:font-name="Trebuchet MS" style:font-name-asian="Trebuchet MS" style:font-name-complex="Trebuchet MS"/>
    </style:style>
    <style:style style:name="T10_11" style:family="text">
      <style:text-properties style:font-name="Trebuchet MS" style:font-name-asian="Trebuchet MS" style:font-name-complex="Trebuchet MS"/>
    </style:style>
    <style:style style:name="T10_12" style:family="text">
      <style:text-properties style:font-name="Trebuchet MS" style:font-name-asian="Trebuchet MS" style:font-name-complex="Trebuchet MS"/>
    </style:style>
    <style:style style:name="T10_13" style:family="text">
      <style:text-properties style:font-name="Trebuchet MS" style:font-name-asian="Trebuchet MS" style:font-name-complex="Trebuchet MS"/>
    </style:style>
    <style:style style:name="T10_14" style:family="text">
      <style:text-properties style:font-name="Trebuchet MS" style:font-name-asian="Trebuchet MS" style:font-name-complex="Trebuchet MS"/>
    </style:style>
    <style:style style:name="T10_15" style:family="text">
      <style:text-properties style:font-name="Trebuchet MS" style:font-name-asian="Trebuchet MS" style:font-name-complex="Trebuchet MS"/>
    </style:style>
    <style:style style:name="T10_16" style:family="text">
      <style:text-properties style:font-name="Trebuchet MS" style:font-name-asian="Trebuchet MS" style:font-name-complex="Trebuchet MS"/>
    </style:style>
    <style:style style:name="T10_17" style:family="text">
      <style:text-properties style:font-name="Trebuchet MS" style:font-name-asian="Trebuchet MS" style:font-name-complex="Trebuchet MS"/>
    </style:style>
    <style:style style:name="T10_18" style:family="text">
      <style:text-properties style:font-name="Trebuchet MS" style:font-name-asian="Trebuchet MS" style:font-name-complex="Trebuchet MS"/>
    </style:style>
    <style:style style:name="T10_19" style:family="text">
      <style:text-properties style:font-name="Trebuchet MS" style:font-name-asian="Trebuchet MS" style:font-name-complex="Trebuchet MS"/>
    </style:style>
    <style:style style:name="T10_20" style:family="text">
      <style:text-properties style:font-name="Trebuchet MS" style:font-name-asian="Trebuchet MS" style:font-name-complex="Trebuchet MS"/>
    </style:style>
    <style:style style:name="T10_21" style:family="text">
      <style:text-properties style:font-name="Trebuchet MS" style:font-name-asian="Trebuchet MS" style:font-name-complex="Trebuchet MS"/>
    </style:style>
    <style:style style:name="T10_22" style:family="text">
      <style:text-properties style:font-name="Trebuchet MS" style:font-name-asian="Trebuchet MS" style:font-name-complex="Trebuchet MS"/>
    </style:style>
    <style:style style:name="T10_23" style:family="text">
      <style:text-properties style:font-name="Trebuchet MS" style:font-name-asian="Trebuchet MS" style:font-name-complex="Trebuchet MS"/>
    </style:style>
    <style:style style:name="T10_24" style:family="text">
      <style:text-properties style:font-name="Trebuchet MS" style:font-name-asian="Trebuchet MS" style:font-name-complex="Trebuchet MS"/>
    </style:style>
    <style:style style:name="T10_25" style:family="text">
      <style:text-properties style:font-name="Trebuchet MS" style:font-name-asian="Trebuchet MS" style:font-name-complex="Trebuchet MS"/>
    </style:style>
    <style:style style:name="T10_26" style:family="text">
      <style:text-properties style:font-name="Trebuchet MS" style:font-name-asian="Trebuchet MS" style:font-name-complex="Trebuchet MS"/>
    </style:style>
    <style:style style:name="T10_27" style:family="text">
      <style:text-properties style:font-name="Trebuchet MS" style:font-name-asian="Trebuchet MS" style:font-name-complex="Trebuchet MS"/>
    </style:style>
    <style:style style:name="T10_28" style:family="text">
      <style:text-properties style:font-name="Trebuchet MS" style:font-name-asian="Trebuchet MS" style:font-name-complex="Trebuchet MS"/>
    </style:style>
    <style:style style:name="T10_29" style:family="text">
      <style:text-properties style:font-name="Trebuchet MS" style:font-name-asian="Trebuchet MS" style:font-name-complex="Trebuchet MS"/>
    </style:style>
    <style:style style:name="T10_30" style:family="text">
      <style:text-properties style:font-name="Trebuchet MS" style:font-name-asian="Trebuchet MS" style:font-name-complex="Trebuchet MS"/>
    </style:style>
    <style:style style:name="T10_31" style:family="text">
      <style:text-properties style:font-name="Trebuchet MS" style:font-name-asian="Trebuchet MS" style:font-name-complex="Trebuchet MS"/>
    </style:style>
    <style:style style:name="T10_32" style:family="text">
      <style:text-properties style:font-name="Trebuchet MS" style:font-name-asian="Trebuchet MS" style:font-name-complex="Trebuchet MS"/>
    </style:style>
    <style:style style:name="T10_33" style:family="text">
      <style:text-properties style:font-name="Trebuchet MS" style:font-name-asian="Trebuchet MS" style:font-name-complex="Trebuchet MS"/>
    </style:style>
    <style:style style:name="T10_34" style:family="text">
      <style:text-properties style:font-name="Trebuchet MS" style:font-name-asian="Trebuchet MS" style:font-name-complex="Trebuchet MS"/>
    </style:style>
    <style:style style:name="T10_35" style:family="text">
      <style:text-properties style:font-name="Trebuchet MS" style:font-name-asian="Trebuchet MS" style:font-name-complex="Trebuchet MS"/>
    </style:style>
    <style:style style:name="T10_36" style:family="text">
      <style:text-properties style:font-name="Trebuchet MS" style:font-name-asian="Trebuchet MS" style:font-name-complex="Trebuchet MS"/>
    </style:style>
    <style:style style:name="T10_37" style:family="text">
      <style:text-properties style:font-name="Trebuchet MS" style:font-name-asian="Trebuchet MS" style:font-name-complex="Trebuchet MS"/>
    </style:style>
    <style:style style:name="T10_38" style:family="text">
      <style:text-properties style:font-name="Trebuchet MS" style:font-name-asian="Trebuchet MS" style:font-name-complex="Trebuchet MS"/>
    </style:style>
    <style:style style:name="T10_39" style:family="text">
      <style:text-properties style:font-name="Trebuchet MS" style:font-name-asian="Trebuchet MS" style:font-name-complex="Trebuchet MS"/>
    </style:style>
    <style:style style:name="T10_40" style:family="text">
      <style:text-properties style:font-name="Trebuchet MS" style:font-name-asian="Trebuchet MS" style:font-name-complex="Trebuchet MS"/>
    </style:style>
    <style:style style:name="T10_41" style:family="text">
      <style:text-properties style:font-name="Trebuchet MS" style:font-name-asian="Trebuchet MS" style:font-name-complex="Trebuchet MS"/>
    </style:style>
    <style:style style:name="T10_42" style:family="text">
      <style:text-properties style:font-name="Trebuchet MS" style:font-name-asian="Trebuchet MS" style:font-name-complex="Trebuchet MS"/>
    </style:style>
    <style:style style:name="T10_43" style:family="text">
      <style:text-properties style:font-name="Trebuchet MS" style:font-name-asian="Trebuchet MS" style:font-name-complex="Trebuchet MS"/>
    </style:style>
    <style:style style:name="T10_44" style:family="text">
      <style:text-properties style:font-name="Trebuchet MS" style:font-name-asian="Trebuchet MS" style:font-name-complex="Trebuchet MS"/>
    </style:style>
    <style:style style:name="T10_45" style:family="text">
      <style:text-properties style:font-name="Trebuchet MS" style:font-name-asian="Trebuchet MS" style:font-name-complex="Trebuchet MS"/>
    </style:style>
    <style:style style:name="T10_46" style:family="text">
      <style:text-properties style:font-name="Trebuchet MS" style:font-name-asian="Trebuchet MS" style:font-name-complex="Trebuchet MS"/>
    </style:style>
    <style:style style:name="T10_47" style:family="text">
      <style:text-properties style:font-name="Trebuchet MS" style:font-name-asian="Trebuchet MS" style:font-name-complex="Trebuchet MS"/>
    </style:style>
    <style:style style:name="T10_48" style:family="text">
      <style:text-properties style:font-name="Trebuchet MS" style:font-name-asian="Trebuchet MS" style:font-name-complex="Trebuchet MS"/>
    </style:style>
    <style:style style:name="T10_49" style:family="text">
      <style:text-properties style:font-name="Trebuchet MS" style:font-name-asian="Trebuchet MS" style:font-name-complex="Trebuchet MS"/>
    </style:style>
    <style:style style:name="T10_50" style:family="text">
      <style:text-properties style:font-name="Trebuchet MS" style:font-name-asian="Trebuchet MS" style:font-name-complex="Trebuchet MS"/>
    </style:style>
    <style:style style:name="T10_51" style:family="text">
      <style:text-properties style:font-name="Trebuchet MS" style:font-name-asian="Trebuchet MS" style:font-name-complex="Trebuchet MS"/>
    </style:style>
    <style:style style:name="T10_52" style:family="text">
      <style:text-properties style:font-name="Trebuchet MS" style:font-name-asian="Trebuchet MS" style:font-name-complex="Trebuchet MS"/>
    </style:style>
    <style:style style:name="T10_53" style:family="text">
      <style:text-properties style:font-name="Trebuchet MS" style:font-name-asian="Trebuchet MS" style:font-name-complex="Trebuchet MS"/>
    </style:style>
    <style:style style:name="T10_54" style:family="text">
      <style:text-properties style:font-name="Trebuchet MS" style:font-name-asian="Trebuchet MS" style:font-name-complex="Trebuchet MS"/>
    </style:style>
    <style:style style:name="T10_55" style:family="text">
      <style:text-properties style:font-name="Trebuchet MS" style:font-name-asian="Trebuchet MS" style:font-name-complex="Trebuchet MS"/>
    </style:style>
    <style:style style:name="T10_56" style:family="text">
      <style:text-properties style:font-name="Trebuchet MS" style:font-name-asian="Trebuchet MS" style:font-name-complex="Trebuchet MS"/>
    </style:style>
    <style:style style:name="T10_57" style:family="text">
      <style:text-properties style:font-name="Trebuchet MS" style:font-name-asian="Trebuchet MS" style:font-name-complex="Trebuchet MS"/>
    </style:style>
    <style:style style:name="T10_58" style:family="text">
      <style:text-properties style:font-name="Trebuchet MS" style:font-name-asian="Trebuchet MS" style:font-name-complex="Trebuchet MS"/>
    </style:style>
    <style:style style:name="T10_59" style:family="text">
      <style:text-properties style:font-name="Trebuchet MS" style:font-name-asian="Trebuchet MS" style:font-name-complex="Trebuchet MS"/>
    </style:style>
    <style:style style:name="T10_60" style:family="text">
      <style:text-properties style:font-name="Trebuchet MS" style:font-name-asian="Trebuchet MS" style:font-name-complex="Trebuchet MS"/>
    </style:style>
    <style:style style:name="T10_61" style:family="text">
      <style:text-properties style:font-name="Trebuchet MS" style:font-name-asian="Trebuchet MS" style:font-name-complex="Trebuchet MS"/>
    </style:style>
    <style:style style:name="T10_62" style:family="text">
      <style:text-properties style:font-name="Trebuchet MS" style:font-name-asian="Trebuchet MS" style:font-name-complex="Trebuchet MS"/>
    </style:style>
    <style:style style:name="T10_63" style:family="text">
      <style:text-properties style:font-name="Trebuchet MS" style:font-name-asian="Trebuchet MS" style:font-name-complex="Trebuchet MS"/>
    </style:style>
    <style:style style:name="T10_64" style:family="text">
      <style:text-properties style:font-name="Trebuchet MS" style:font-name-asian="Trebuchet MS" style:font-name-complex="Trebuchet MS"/>
    </style:style>
    <style:style style:name="T10_65" style:family="text">
      <style:text-properties style:font-name="Trebuchet MS" style:font-name-asian="Trebuchet MS" style:font-name-complex="Trebuchet MS"/>
    </style:style>
    <style:style style:name="T10_66" style:family="text">
      <style:text-properties style:font-name="Trebuchet MS" style:font-name-asian="Trebuchet MS" style:font-name-complex="Trebuchet MS"/>
    </style:style>
    <style:style style:name="T10_67" style:family="text">
      <style:text-properties style:font-name="Trebuchet MS" style:font-name-asian="Trebuchet MS" style:font-name-complex="Trebuchet MS"/>
    </style:style>
    <style:style style:name="T10_68" style:family="text">
      <style:text-properties style:font-name="Trebuchet MS" style:font-name-asian="Trebuchet MS" style:font-name-complex="Trebuchet MS"/>
    </style:style>
    <style:style style:name="T10_69" style:family="text">
      <style:text-properties style:font-name="Trebuchet MS" style:font-name-asian="Trebuchet MS" style:font-name-complex="Trebuchet MS"/>
    </style:style>
    <style:style style:name="T10_70" style:family="text">
      <style:text-properties style:font-name="Trebuchet MS" style:font-name-asian="Trebuchet MS" style:font-name-complex="Trebuchet MS"/>
    </style:style>
    <style:style style:name="T10_71" style:family="text">
      <style:text-properties style:font-name="Trebuchet MS" style:font-name-asian="Trebuchet MS" style:font-name-complex="Trebuchet MS"/>
    </style:style>
    <style:style style:name="T10_72" style:family="text">
      <style:text-properties style:font-name="Trebuchet MS" style:font-name-asian="Trebuchet MS" style:font-name-complex="Trebuchet MS"/>
    </style:style>
    <style:style style:name="T10_73" style:family="text">
      <style:text-properties style:font-name="Trebuchet MS" style:font-name-asian="Trebuchet MS" style:font-name-complex="Trebuchet MS"/>
    </style:style>
    <style:style style:name="T10_74" style:family="text">
      <style:text-properties style:font-name="Trebuchet MS" style:font-name-asian="Trebuchet MS" style:font-name-complex="Trebuchet MS"/>
    </style:style>
    <style:style style:name="T10_75" style:family="text">
      <style:text-properties style:font-name="Trebuchet MS" style:font-name-asian="Trebuchet MS" style:font-name-complex="Trebuchet MS"/>
    </style:style>
    <style:style style:name="T10_76" style:family="text">
      <style:text-properties style:font-name="Trebuchet MS" style:font-name-asian="Trebuchet MS" style:font-name-complex="Trebuchet MS"/>
    </style:style>
    <style:style style:name="T10_77" style:family="text">
      <style:text-properties style:font-name="Trebuchet MS" style:font-name-asian="Trebuchet MS" style:font-name-complex="Trebuchet MS"/>
    </style:style>
    <style:style style:name="T10_78" style:family="text">
      <style:text-properties style:font-name="Trebuchet MS" style:font-name-asian="Trebuchet MS" style:font-name-complex="Trebuchet MS"/>
    </style:style>
    <style:style style:name="T10_79" style:family="text">
      <style:text-properties style:font-name="Trebuchet MS" style:font-name-asian="Trebuchet MS" style:font-name-complex="Trebuchet MS"/>
    </style:style>
    <style:style style:name="T10_80" style:family="text">
      <style:text-properties style:font-name="Trebuchet MS" style:font-name-asian="Trebuchet MS" style:font-name-complex="Trebuchet MS"/>
    </style:style>
    <style:style style:name="T10_81" style:family="text">
      <style:text-properties style:font-name="Trebuchet MS" style:font-name-asian="Trebuchet MS" style:font-name-complex="Trebuchet MS"/>
    </style:style>
    <style:style style:name="T10_82" style:family="text">
      <style:text-properties style:font-name="Trebuchet MS" style:font-name-asian="Trebuchet MS" style:font-name-complex="Trebuchet MS"/>
    </style:style>
    <style:style style:name="T10_83" style:family="text">
      <style:text-properties style:font-name="Trebuchet MS" style:font-name-asian="Trebuchet MS" style:font-name-complex="Trebuchet MS"/>
    </style:style>
    <style:style style:name="T10_84" style:family="text">
      <style:text-properties style:font-name="Trebuchet MS" style:font-name-asian="Trebuchet MS" style:font-name-complex="Trebuchet MS"/>
    </style:style>
    <style:style style:name="T10_85" style:family="text">
      <style:text-properties style:font-name="Trebuchet MS" style:font-name-asian="Trebuchet MS" style:font-name-complex="Trebuchet MS"/>
    </style:style>
    <style:style style:name="T10_86" style:family="text">
      <style:text-properties style:font-name="Trebuchet MS" style:font-name-asian="Trebuchet MS" style:font-name-complex="Trebuchet MS"/>
    </style:style>
    <style:style style:name="T10_87" style:family="text">
      <style:text-properties style:font-name="Trebuchet MS" style:font-name-asian="Trebuchet MS" style:font-name-complex="Trebuchet MS"/>
    </style:style>
    <style:style style:name="T10_88" style:family="text">
      <style:text-properties style:font-name="Trebuchet MS" style:font-name-asian="Trebuchet MS" style:font-name-complex="Trebuchet MS"/>
    </style:style>
    <style:style style:name="T10_89" style:family="text">
      <style:text-properties style:font-name="Trebuchet MS" style:font-name-asian="Trebuchet MS" style:font-name-complex="Trebuchet MS"/>
    </style:style>
    <style:style style:name="T10_90" style:family="text">
      <style:text-properties style:font-name="Trebuchet MS" style:font-name-asian="Trebuchet MS" style:font-name-complex="Trebuchet MS"/>
    </style:style>
    <style:style style:name="T10_91" style:family="text">
      <style:text-properties style:font-name="Trebuchet MS" style:font-name-asian="Trebuchet MS" style:font-name-complex="Trebuchet MS"/>
    </style:style>
    <style:style style:name="T10_92" style:family="text">
      <style:text-properties style:font-name="Trebuchet MS" style:font-name-asian="Trebuchet MS" style:font-name-complex="Trebuchet MS"/>
    </style:style>
    <style:style style:name="T10_93" style:family="text">
      <style:text-properties style:font-name="Trebuchet MS" style:font-name-asian="Trebuchet MS" style:font-name-complex="Trebuchet MS"/>
    </style:style>
    <style:style style:name="T10_94" style:family="text">
      <style:text-properties style:font-name="Trebuchet MS" style:font-name-asian="Trebuchet MS" style:font-name-complex="Trebuchet MS"/>
    </style:style>
    <style:style style:name="P11" style:family="paragraph" style:parent-style-name="Standard">
      <style:paragraph-properties fo:break-before="auto" fo:line-height="115%" style:writing-mode="lr-tb"/>
      <style:text-properties style:font-name="Trebuchet MS" style:font-name-asian="Trebuchet MS" style:font-name-complex="Trebuchet MS"/>
    </style:style>
    <style:style style:name="P12" style:family="paragraph" style:parent-style-name="Subtitle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style:font-name="Trebuchet MS" style:font-name-asian="Trebuchet MS" style:font-name-complex="Trebuchet MS"/>
    </style:style>
    <style:style style:name="T13_2" style:family="text">
      <style:text-properties style:font-name="Trebuchet MS" style:font-name-asian="Trebuchet MS" style:font-name-complex="Trebuchet MS"/>
    </style:style>
    <style:style style:name="T13_3" style:family="text">
      <style:text-properties style:font-name="Trebuchet MS" style:font-name-asian="Trebuchet MS" style:font-name-complex="Trebuchet MS"/>
    </style:style>
    <style:style style:name="T13_4" style:family="text">
      <style:text-properties style:font-name="Trebuchet MS" style:font-name-asian="Trebuchet MS" style:font-name-complex="Trebuchet MS"/>
    </style:style>
    <style:style style:name="T13_5" style:family="text">
      <style:text-properties style:font-name="Trebuchet MS" style:font-name-asian="Trebuchet MS" style:font-name-complex="Trebuchet MS"/>
    </style:style>
    <style:style style:name="T13_6" style:family="text">
      <style:text-properties style:font-name="Trebuchet MS" style:font-name-asian="Trebuchet MS" style:font-name-complex="Trebuchet MS"/>
    </style:style>
    <style:style style:name="T13_7" style:family="text">
      <style:text-properties style:font-name="Trebuchet MS" style:font-name-asian="Trebuchet MS" style:font-name-complex="Trebuchet MS"/>
    </style:style>
    <style:style style:name="T13_8" style:family="text">
      <style:text-properties style:font-name="Trebuchet MS" style:font-name-asian="Trebuchet MS" style:font-name-complex="Trebuchet MS"/>
    </style:style>
    <style:style style:name="T13_9" style:family="text">
      <style:text-properties style:font-name="Trebuchet MS" style:font-name-asian="Trebuchet MS" style:font-name-complex="Trebuchet MS"/>
    </style:style>
    <style:style style:name="T13_10" style:family="text">
      <style:text-properties style:font-name="Trebuchet MS" style:font-name-asian="Trebuchet MS" style:font-name-complex="Trebuchet MS"/>
    </style:style>
    <style:style style:name="T13_11" style:family="text">
      <style:text-properties style:font-name="Trebuchet MS" style:font-name-asian="Trebuchet MS" style:font-name-complex="Trebuchet MS"/>
    </style:style>
    <style:style style:name="T13_12" style:family="text">
      <style:text-properties style:font-name="Trebuchet MS" style:font-name-asian="Trebuchet MS" style:font-name-complex="Trebuchet MS"/>
    </style:style>
    <style:style style:name="T13_13" style:family="text">
      <style:text-properties style:font-name="Trebuchet MS" style:font-name-asian="Trebuchet MS" style:font-name-complex="Trebuchet MS"/>
    </style:style>
    <style:style style:name="T13_14" style:family="text">
      <style:text-properties style:font-name="Trebuchet MS" style:font-name-asian="Trebuchet MS" style:font-name-complex="Trebuchet MS"/>
    </style:style>
    <style:style style:name="T13_15" style:family="text">
      <style:text-properties style:font-name="Trebuchet MS" style:font-name-asian="Trebuchet MS" style:font-name-complex="Trebuchet MS"/>
    </style:style>
    <style:style style:name="T13_16" style:family="text">
      <style:text-properties style:font-name="Trebuchet MS" style:font-name-asian="Trebuchet MS" style:font-name-complex="Trebuchet MS"/>
    </style:style>
    <style:style style:name="P14" style:family="paragraph" style:parent-style-name="Standard">
      <style:paragraph-properties fo:break-before="auto" fo:line-height="115%" style:writing-mode="lr-tb"/>
      <style:text-properties style:font-name="Trebuchet MS" style:font-name-asian="Trebuchet MS" style:font-name-complex="Trebuchet MS"/>
    </style:style>
    <style:style style:name="P15" style:family="paragraph" style:parent-style-name="Standard">
      <style:paragraph-properties fo:break-before="auto" fo:line-height="115%" fo:margin-top="0cm" style:writing-mode="lr-tb"/>
    </style:style>
    <style:style style:name="T15_1" style:family="text">
      <style:text-properties style:font-name="Trebuchet MS" style:font-name-asian="Trebuchet MS" style:font-name-complex="Trebuchet MS"/>
    </style:style>
    <style:style style:name="T15_2" style:family="text">
      <style:text-properties style:font-name="Trebuchet MS" style:font-name-asian="Trebuchet MS" style:font-name-complex="Trebuchet MS"/>
    </style:style>
    <style:style style:name="T15_3" style:family="text">
      <style:text-properties style:font-name="Trebuchet MS" style:font-name-asian="Trebuchet MS" style:font-name-complex="Trebuchet MS"/>
    </style:style>
    <style:style style:name="T15_4" style:family="text">
      <style:text-properties style:font-name="Trebuchet MS" style:font-name-asian="Trebuchet MS" style:font-name-complex="Trebuchet MS"/>
    </style:style>
    <style:style style:name="T15_5" style:family="text">
      <style:text-properties style:font-name="Trebuchet MS" style:font-name-asian="Trebuchet MS" style:font-name-complex="Trebuchet MS"/>
    </style:style>
    <style:style style:name="T15_6" style:family="text">
      <style:text-properties style:font-name="Trebuchet MS" style:font-name-asian="Trebuchet MS" style:font-name-complex="Trebuchet MS"/>
    </style:style>
    <style:style style:name="T15_7" style:family="text">
      <style:text-properties style:font-name="Trebuchet MS" style:font-name-asian="Trebuchet MS" style:font-name-complex="Trebuchet MS"/>
    </style:style>
    <style:style style:name="T15_8" style:family="text">
      <style:text-properties style:font-name="Trebuchet MS" style:font-name-asian="Trebuchet MS" style:font-name-complex="Trebuchet MS"/>
    </style:style>
    <style:style style:name="T15_9" style:family="text">
      <style:text-properties style:font-name="Trebuchet MS" style:font-name-asian="Trebuchet MS" style:font-name-complex="Trebuchet MS"/>
    </style:style>
    <style:style style:name="T15_10" style:family="text">
      <style:text-properties style:font-name="Trebuchet MS" style:font-name-asian="Trebuchet MS" style:font-name-complex="Trebuchet MS"/>
    </style:style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>
      <style:text-properties style:font-name="Trebuchet MS" style:font-name-asian="Trebuchet MS" style:font-name-complex="Trebuchet MS"/>
    </style:style>
    <style:style style:name="T16_2" style:family="text">
      <style:text-properties style:font-name="Trebuchet MS" style:font-name-asian="Trebuchet MS" style:font-name-complex="Trebuchet MS"/>
    </style:style>
    <style:style style:name="T16_3" style:family="text">
      <style:text-properties style:font-name="Trebuchet MS" style:font-name-asian="Trebuchet MS" style:font-name-complex="Trebuchet MS"/>
    </style:style>
    <style:style style:name="T16_4" style:family="text">
      <style:text-properties style:font-name="Trebuchet MS" style:font-name-asian="Trebuchet MS" style:font-name-complex="Trebuchet MS"/>
    </style:style>
    <style:style style:name="T16_5" style:family="text">
      <style:text-properties style:font-name="Trebuchet MS" style:font-name-asian="Trebuchet MS" style:font-name-complex="Trebuchet MS"/>
    </style:style>
    <style:style style:name="T16_6" style:family="text">
      <style:text-properties style:font-name="Trebuchet MS" style:font-name-asian="Trebuchet MS" style:font-name-complex="Trebuchet MS"/>
    </style:style>
    <style:style style:name="T16_7" style:family="text"/>
    <style:style style:name="T16_8" style:family="text">
      <style:text-properties style:font-name="Trebuchet MS" style:font-name-asian="Trebuchet MS" style:font-name-complex="Trebuchet MS"/>
    </style:style>
    <style:style style:name="T16_9" style:family="text">
      <style:text-properties style:font-name="Trebuchet MS" style:font-name-asian="Trebuchet MS" style:font-name-complex="Trebuchet MS"/>
    </style:style>
    <style:style style:name="T16_10" style:family="text">
      <style:text-properties style:font-name="Trebuchet MS" style:font-name-asian="Trebuchet MS" style:font-name-complex="Trebuchet MS"/>
    </style:style>
    <style:style style:name="T16_11" style:family="text">
      <style:text-properties style:font-name="Trebuchet MS" style:font-name-asian="Trebuchet MS" style:font-name-complex="Trebuchet MS"/>
    </style:style>
    <style:style style:name="T16_12" style:family="text">
      <style:text-properties style:font-name="Trebuchet MS" style:font-name-asian="Trebuchet MS" style:font-name-complex="Trebuchet MS"/>
    </style:style>
    <style:style style:name="T16_13" style:family="text"/>
    <style:style style:name="T16_14" style:family="text"/>
    <style:style style:name="T16_15" style:family="text">
      <style:text-properties style:font-name="Trebuchet MS" style:font-name-asian="Trebuchet MS" style:font-name-complex="Trebuchet MS"/>
    </style:style>
    <style:style style:name="T16_16" style:family="text">
      <style:text-properties style:font-name="Trebuchet MS" style:font-name-asian="Trebuchet MS" style:font-name-complex="Trebuchet MS"/>
    </style:style>
    <style:style style:name="T16_17" style:family="text">
      <style:text-properties style:font-name="Trebuchet MS" style:font-name-asian="Trebuchet MS" style:font-name-complex="Trebuchet MS"/>
    </style:style>
    <style:style style:name="T16_18" style:family="text">
      <style:text-properties style:font-name="Trebuchet MS" style:font-name-asian="Trebuchet MS" style:font-name-complex="Trebuchet MS"/>
    </style:style>
    <style:style style:name="T16_19" style:family="text">
      <style:text-properties style:font-name="Trebuchet MS" style:font-name-asian="Trebuchet MS" style:font-name-complex="Trebuchet MS"/>
    </style:style>
    <style:style style:name="T16_20" style:family="text">
      <style:text-properties style:font-name="Trebuchet MS" style:font-name-asian="Trebuchet MS" style:font-name-complex="Trebuchet MS"/>
    </style:style>
    <style:style style:name="T16_21" style:family="text">
      <style:text-properties style:font-name="Trebuchet MS" style:font-name-asian="Trebuchet MS" style:font-name-complex="Trebuchet MS"/>
    </style:style>
    <style:style style:name="T16_22" style:family="text">
      <style:text-properties style:font-name="Trebuchet MS" style:font-name-asian="Trebuchet MS" style:font-name-complex="Trebuchet MS"/>
    </style:style>
    <style:style style:name="T16_23" style:family="text">
      <style:text-properties style:font-name="Trebuchet MS" style:font-name-asian="Trebuchet MS" style:font-name-complex="Trebuchet MS"/>
    </style:style>
    <style:style style:name="T16_24" style:family="text">
      <style:text-properties style:font-name="Trebuchet MS" style:font-name-asian="Trebuchet MS" style:font-name-complex="Trebuchet MS"/>
    </style:style>
    <style:style style:name="T16_25" style:family="text">
      <style:text-properties style:font-name="Trebuchet MS" style:font-name-asian="Trebuchet MS" style:font-name-complex="Trebuchet MS"/>
    </style:style>
    <style:style style:name="T16_26" style:family="text">
      <style:text-properties style:font-name="Trebuchet MS" style:font-name-asian="Trebuchet MS" style:font-name-complex="Trebuchet MS"/>
    </style:style>
    <style:style style:name="T16_27" style:family="text">
      <style:text-properties style:font-name="Trebuchet MS" style:font-name-asian="Trebuchet MS" style:font-name-complex="Trebuchet MS"/>
    </style:style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>
      <style:text-properties style:font-name="Trebuchet MS" style:font-name-asian="Trebuchet MS" style:font-name-complex="Trebuchet MS"/>
    </style:style>
    <style:style style:name="T17_2" style:family="text">
      <style:text-properties style:font-name="Trebuchet MS" style:font-name-asian="Trebuchet MS" style:font-name-complex="Trebuchet MS"/>
    </style:style>
    <style:style style:name="T17_3" style:family="text">
      <style:text-properties style:font-name="Trebuchet MS" style:font-name-asian="Trebuchet MS" style:font-name-complex="Trebuchet MS"/>
    </style:style>
    <style:style style:name="T17_4" style:family="text">
      <style:text-properties style:font-name="Trebuchet MS" style:font-name-asian="Trebuchet MS" style:font-name-complex="Trebuchet MS"/>
    </style:style>
    <style:style style:name="T17_5" style:family="text">
      <style:text-properties style:font-name="Trebuchet MS" style:font-name-asian="Trebuchet MS" style:font-name-complex="Trebuchet MS"/>
    </style:style>
    <style:style style:name="T17_6" style:family="text">
      <style:text-properties style:font-name="Trebuchet MS" style:font-name-asian="Trebuchet MS" style:font-name-complex="Trebuchet MS"/>
    </style:style>
    <style:style style:name="T17_7" style:family="text">
      <style:text-properties style:font-name="Trebuchet MS" style:font-name-asian="Trebuchet MS" style:font-name-complex="Trebuchet MS"/>
    </style:style>
    <style:style style:name="T17_8" style:family="text">
      <style:text-properties style:font-name="Trebuchet MS" style:font-name-asian="Trebuchet MS" style:font-name-complex="Trebuchet MS"/>
    </style:style>
    <style:style style:name="T17_9" style:family="text">
      <style:text-properties style:font-name="Trebuchet MS" style:font-name-asian="Trebuchet MS" style:font-name-complex="Trebuchet MS"/>
    </style:style>
    <style:style style:name="T17_10" style:family="text">
      <style:text-properties style:font-name="Trebuchet MS" style:font-name-asian="Trebuchet MS" style:font-name-complex="Trebuchet MS"/>
    </style:style>
    <style:style style:name="T17_11" style:family="text">
      <style:text-properties style:font-name="Trebuchet MS" style:font-name-asian="Trebuchet MS" style:font-name-complex="Trebuchet MS"/>
    </style:style>
    <style:style style:name="T17_12" style:family="text">
      <style:text-properties style:font-name="Trebuchet MS" style:font-name-asian="Trebuchet MS" style:font-name-complex="Trebuchet MS"/>
    </style:style>
    <style:style style:name="T17_13" style:family="text">
      <style:text-properties style:font-name="Trebuchet MS" style:font-name-asian="Trebuchet MS" style:font-name-complex="Trebuchet MS"/>
    </style:style>
    <style:style style:name="T17_14" style:family="text">
      <style:text-properties style:font-name="Trebuchet MS" style:font-name-asian="Trebuchet MS" style:font-name-complex="Trebuchet MS"/>
    </style:style>
    <style:style style:name="T17_15" style:family="text">
      <style:text-properties style:font-name="Trebuchet MS" style:font-name-asian="Trebuchet MS" style:font-name-complex="Trebuchet MS"/>
    </style:style>
    <style:style style:name="T17_16" style:family="text">
      <style:text-properties style:font-name="Trebuchet MS" style:font-name-asian="Trebuchet MS" style:font-name-complex="Trebuchet MS"/>
    </style:style>
    <style:style style:name="T17_17" style:family="text">
      <style:text-properties style:font-name="Trebuchet MS" style:font-name-asian="Trebuchet MS" style:font-name-complex="Trebuchet MS"/>
    </style:style>
    <style:style style:name="T17_18" style:family="text">
      <style:text-properties style:font-name="Trebuchet MS" style:font-name-asian="Trebuchet MS" style:font-name-complex="Trebuchet MS"/>
    </style:style>
    <style:style style:name="T17_19" style:family="text">
      <style:text-properties style:font-name="Trebuchet MS" style:font-name-asian="Trebuchet MS" style:font-name-complex="Trebuchet MS"/>
    </style:style>
    <style:style style:name="T17_20" style:family="text">
      <style:text-properties style:font-name="Trebuchet MS" style:font-name-asian="Trebuchet MS" style:font-name-complex="Trebuchet MS"/>
    </style:style>
    <style:style style:name="T17_21" style:family="text">
      <style:text-properties style:font-name="Trebuchet MS" style:font-name-asian="Trebuchet MS" style:font-name-complex="Trebuchet MS"/>
    </style:style>
    <style:style style:name="T17_22" style:family="text">
      <style:text-properties style:font-name="Trebuchet MS" style:font-name-asian="Trebuchet MS" style:font-name-complex="Trebuchet MS"/>
    </style:style>
    <style:style style:name="T17_23" style:family="text">
      <style:text-properties style:font-name="Trebuchet MS" style:font-name-asian="Trebuchet MS" style:font-name-complex="Trebuchet MS"/>
    </style:style>
    <style:style style:name="T17_24" style:family="text">
      <style:text-properties style:font-name="Trebuchet MS" style:font-name-asian="Trebuchet MS" style:font-name-complex="Trebuchet MS"/>
    </style:style>
    <style:style style:name="T17_25" style:family="text">
      <style:text-properties style:font-name="Trebuchet MS" style:font-name-asian="Trebuchet MS" style:font-name-complex="Trebuchet MS"/>
    </style:style>
    <style:style style:name="T17_26" style:family="text">
      <style:text-properties style:font-name="Trebuchet MS" style:font-name-asian="Trebuchet MS" style:font-name-complex="Trebuchet MS"/>
    </style:style>
    <style:style style:name="T17_27" style:family="text">
      <style:text-properties style:font-name="Trebuchet MS" style:font-name-asian="Trebuchet MS" style:font-name-complex="Trebuchet MS"/>
    </style:style>
    <style:style style:name="T17_28" style:family="text">
      <style:text-properties style:font-name="Trebuchet MS" style:font-name-asian="Trebuchet MS" style:font-name-complex="Trebuchet MS"/>
    </style:style>
    <style:style style:name="T17_29" style:family="text">
      <style:text-properties style:font-name="Trebuchet MS" style:font-name-asian="Trebuchet MS" style:font-name-complex="Trebuchet MS"/>
    </style:style>
    <style:style style:name="T17_30" style:family="text">
      <style:text-properties style:font-name="Trebuchet MS" style:font-name-asian="Trebuchet MS" style:font-name-complex="Trebuchet MS"/>
    </style:style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>
      <style:text-properties style:font-name="Trebuchet MS" style:font-name-asian="Trebuchet MS" style:font-name-complex="Trebuchet MS"/>
    </style:style>
    <style:style style:name="T18_2" style:family="text">
      <style:text-properties style:font-name="Trebuchet MS" style:font-name-asian="Trebuchet MS" style:font-name-complex="Trebuchet MS"/>
    </style:style>
    <style:style style:name="T18_3" style:family="text">
      <style:text-properties style:font-name="Trebuchet MS" style:font-name-asian="Trebuchet MS" style:font-name-complex="Trebuchet MS"/>
    </style:style>
    <style:style style:name="T18_4" style:family="text">
      <style:text-properties style:font-name="Trebuchet MS" style:font-name-asian="Trebuchet MS" style:font-name-complex="Trebuchet MS"/>
    </style:style>
    <style:style style:name="T18_5" style:family="text">
      <style:text-properties style:font-name="Trebuchet MS" style:font-name-asian="Trebuchet MS" style:font-name-complex="Trebuchet MS"/>
    </style:style>
    <style:style style:name="T18_6" style:family="text">
      <style:text-properties style:font-name="Trebuchet MS" style:font-name-asian="Trebuchet MS" style:font-name-complex="Trebuchet MS"/>
    </style:style>
    <style:style style:name="T18_7" style:family="text">
      <style:text-properties style:font-name="Trebuchet MS" style:font-name-asian="Trebuchet MS" style:font-name-complex="Trebuchet MS"/>
    </style:style>
    <style:style style:name="T18_8" style:family="text">
      <style:text-properties style:font-name="Trebuchet MS" style:font-name-asian="Trebuchet MS" style:font-name-complex="Trebuchet MS"/>
    </style:style>
    <style:style style:name="T18_9" style:family="text">
      <style:text-properties style:font-name="Trebuchet MS" style:font-name-asian="Trebuchet MS" style:font-name-complex="Trebuchet MS"/>
    </style:style>
    <style:style style:name="T18_10" style:family="text">
      <style:text-properties style:font-name="Trebuchet MS" style:font-name-asian="Trebuchet MS" style:font-name-complex="Trebuchet MS"/>
    </style:style>
    <style:style style:name="T18_11" style:family="text">
      <style:text-properties style:font-name="Trebuchet MS" style:font-name-asian="Trebuchet MS" style:font-name-complex="Trebuchet MS"/>
    </style:style>
    <style:style style:name="T18_12" style:family="text">
      <style:text-properties style:font-name="Trebuchet MS" style:font-name-asian="Trebuchet MS" style:font-name-complex="Trebuchet MS"/>
    </style:style>
    <style:style style:name="T18_13" style:family="text">
      <style:text-properties style:font-name="Trebuchet MS" style:font-name-asian="Trebuchet MS" style:font-name-complex="Trebuchet MS"/>
    </style:style>
    <style:style style:name="T18_14" style:family="text">
      <style:text-properties style:font-name="Trebuchet MS" style:font-name-asian="Trebuchet MS" style:font-name-complex="Trebuchet MS"/>
    </style:style>
    <style:style style:name="T18_15" style:family="text">
      <style:text-properties style:font-name="Trebuchet MS" style:font-name-asian="Trebuchet MS" style:font-name-complex="Trebuchet MS"/>
    </style:style>
    <style:style style:name="T18_16" style:family="text">
      <style:text-properties style:font-name="Trebuchet MS" style:font-name-asian="Trebuchet MS" style:font-name-complex="Trebuchet MS"/>
    </style:style>
    <style:style style:name="T18_17" style:family="text">
      <style:text-properties style:font-name="Trebuchet MS" style:font-name-asian="Trebuchet MS" style:font-name-complex="Trebuchet MS"/>
    </style:style>
    <style:style style:name="T18_18" style:family="text">
      <style:text-properties style:font-name="Trebuchet MS" style:font-name-asian="Trebuchet MS" style:font-name-complex="Trebuchet MS"/>
    </style:style>
    <style:style style:name="T18_19" style:family="text">
      <style:text-properties style:font-name="Trebuchet MS" style:font-name-asian="Trebuchet MS" style:font-name-complex="Trebuchet MS"/>
    </style:style>
    <style:style style:name="T18_20" style:family="text">
      <style:text-properties style:font-name="Trebuchet MS" style:font-name-asian="Trebuchet MS" style:font-name-complex="Trebuchet MS"/>
    </style:style>
    <style:style style:name="T18_21" style:family="text">
      <style:text-properties style:font-name="Trebuchet MS" style:font-name-asian="Trebuchet MS" style:font-name-complex="Trebuchet MS"/>
    </style:style>
    <style:style style:name="T18_22" style:family="text">
      <style:text-properties style:font-name="Trebuchet MS" style:font-name-asian="Trebuchet MS" style:font-name-complex="Trebuchet MS"/>
    </style:style>
    <style:style style:name="T18_23" style:family="text">
      <style:text-properties style:font-name="Trebuchet MS" style:font-name-asian="Trebuchet MS" style:font-name-complex="Trebuchet MS"/>
    </style:style>
    <style:style style:name="T18_24" style:family="text">
      <style:text-properties style:font-name="Trebuchet MS" style:font-name-asian="Trebuchet MS" style:font-name-complex="Trebuchet MS"/>
    </style:style>
    <style:style style:name="T18_25" style:family="text">
      <style:text-properties style:font-name="Trebuchet MS" style:font-name-asian="Trebuchet MS" style:font-name-complex="Trebuchet MS"/>
    </style:style>
    <style:style style:name="T18_26" style:family="text">
      <style:text-properties style:font-name="Trebuchet MS" style:font-name-asian="Trebuchet MS" style:font-name-complex="Trebuchet MS"/>
    </style:style>
    <style:style style:name="T18_27" style:family="text">
      <style:text-properties style:font-name="Trebuchet MS" style:font-name-asian="Trebuchet MS" style:font-name-complex="Trebuchet MS"/>
    </style:style>
    <style:style style:name="T18_28" style:family="text">
      <style:text-properties style:font-name="Trebuchet MS" style:font-name-asian="Trebuchet MS" style:font-name-complex="Trebuchet MS"/>
    </style:style>
    <style:style style:name="T18_29" style:family="text">
      <style:text-properties style:font-name="Trebuchet MS" style:font-name-asian="Trebuchet MS" style:font-name-complex="Trebuchet MS"/>
    </style:style>
    <style:style style:name="T18_30" style:family="text">
      <style:text-properties style:font-name="Trebuchet MS" style:font-name-asian="Trebuchet MS" style:font-name-complex="Trebuchet MS"/>
    </style:style>
    <style:style style:name="T18_31" style:family="text">
      <style:text-properties style:font-name="Trebuchet MS" style:font-name-asian="Trebuchet MS" style:font-name-complex="Trebuchet MS"/>
    </style:style>
    <style:style style:name="T18_32" style:family="text">
      <style:text-properties style:font-name="Trebuchet MS" style:font-name-asian="Trebuchet MS" style:font-name-complex="Trebuchet MS"/>
    </style:style>
    <style:style style:name="T18_33" style:family="text">
      <style:text-properties style:font-name="Trebuchet MS" style:font-name-asian="Trebuchet MS" style:font-name-complex="Trebuchet MS"/>
    </style:style>
    <style:style style:name="T18_34" style:family="text">
      <style:text-properties style:font-name="Trebuchet MS" style:font-name-asian="Trebuchet MS" style:font-name-complex="Trebuchet MS"/>
    </style:style>
    <style:style style:name="T18_35" style:family="text">
      <style:text-properties style:font-name="Trebuchet MS" style:font-name-asian="Trebuchet MS" style:font-name-complex="Trebuchet MS"/>
    </style:style>
    <style:style style:name="T18_36" style:family="text">
      <style:text-properties style:font-name="Trebuchet MS" style:font-name-asian="Trebuchet MS" style:font-name-complex="Trebuchet MS"/>
    </style:style>
    <style:style style:name="T18_37" style:family="text">
      <style:text-properties style:font-name="Trebuchet MS" style:font-name-asian="Trebuchet MS" style:font-name-complex="Trebuchet MS"/>
    </style:style>
    <style:style style:name="T18_38" style:family="text">
      <style:text-properties style:font-name="Trebuchet MS" style:font-name-asian="Trebuchet MS" style:font-name-complex="Trebuchet MS"/>
    </style:style>
    <style:style style:name="T18_39" style:family="text">
      <style:text-properties style:font-name="Trebuchet MS" style:font-name-asian="Trebuchet MS" style:font-name-complex="Trebuchet MS"/>
    </style:style>
    <style:style style:name="T18_40" style:family="text">
      <style:text-properties style:font-name="Trebuchet MS" style:font-name-asian="Trebuchet MS" style:font-name-complex="Trebuchet MS"/>
    </style:style>
    <style:style style:name="T18_41" style:family="text">
      <style:text-properties style:font-name="Trebuchet MS" style:font-name-asian="Trebuchet MS" style:font-name-complex="Trebuchet MS"/>
    </style:style>
    <style:style style:name="T18_42" style:family="text">
      <style:text-properties style:font-name="Trebuchet MS" style:font-name-asian="Trebuchet MS" style:font-name-complex="Trebuchet MS"/>
    </style:style>
    <style:style style:name="T18_43" style:family="text">
      <style:text-properties style:font-name="Trebuchet MS" style:font-name-asian="Trebuchet MS" style:font-name-complex="Trebuchet MS"/>
    </style:style>
    <style:style style:name="T18_44" style:family="text">
      <style:text-properties style:font-name="Trebuchet MS" style:font-name-asian="Trebuchet MS" style:font-name-complex="Trebuchet MS"/>
    </style:style>
    <style:style style:name="T18_45" style:family="text">
      <style:text-properties style:font-name="Trebuchet MS" style:font-name-asian="Trebuchet MS" style:font-name-complex="Trebuchet MS"/>
    </style:style>
    <style:style style:name="T18_46" style:family="text">
      <style:text-properties style:font-name="Trebuchet MS" style:font-name-asian="Trebuchet MS" style:font-name-complex="Trebuchet MS"/>
    </style:style>
    <style:style style:name="T18_47" style:family="text">
      <style:text-properties style:font-name="Trebuchet MS" style:font-name-asian="Trebuchet MS" style:font-name-complex="Trebuchet MS"/>
    </style:style>
    <style:style style:name="T18_48" style:family="text">
      <style:text-properties style:font-name="Trebuchet MS" style:font-name-asian="Trebuchet MS" style:font-name-complex="Trebuchet MS"/>
    </style:style>
    <style:style style:name="T18_49" style:family="text">
      <style:text-properties style:font-name="Trebuchet MS" style:font-name-asian="Trebuchet MS" style:font-name-complex="Trebuchet MS"/>
    </style:style>
    <style:style style:name="T18_50" style:family="text">
      <style:text-properties style:font-name="Trebuchet MS" style:font-name-asian="Trebuchet MS" style:font-name-complex="Trebuchet MS"/>
    </style:style>
    <style:style style:name="T18_51" style:family="text">
      <style:text-properties style:font-name="Trebuchet MS" style:font-name-asian="Trebuchet MS" style:font-name-complex="Trebuchet MS"/>
    </style:style>
    <style:style style:name="T18_52" style:family="text">
      <style:text-properties style:font-name="Trebuchet MS" style:font-name-asian="Trebuchet MS" style:font-name-complex="Trebuchet MS"/>
    </style:style>
    <style:style style:name="T18_53" style:family="text">
      <style:text-properties style:font-name="Trebuchet MS" style:font-name-asian="Trebuchet MS" style:font-name-complex="Trebuchet MS"/>
    </style:style>
    <style:style style:name="T18_54" style:family="text">
      <style:text-properties style:font-name="Trebuchet MS" style:font-name-asian="Trebuchet MS" style:font-name-complex="Trebuchet MS"/>
    </style:style>
    <style:style style:name="T18_55" style:family="text"/>
    <style:style style:name="T18_56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18_57" style:family="text"/>
    <style:style style:name="T18_58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18_59" style:family="text"/>
    <style:style style:name="T18_60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18_61" style:family="text"/>
    <style:style style:name="T18_62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18_63" style:family="text"/>
    <style:style style:name="T18_64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18_65" style:family="text"/>
    <style:style style:name="T18_66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18_67" style:family="text"/>
    <style:style style:name="T18_68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18_69" style:family="text"/>
    <style:style style:name="T18_70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18_71" style:family="text"/>
    <style:style style:name="T18_72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18_73" style:family="text"/>
    <style:style style:name="T18_74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18_75" style:family="text"/>
    <style:style style:name="T18_76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18_77" style:family="text"/>
    <style:style style:name="T18_78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18_79" style:family="text"/>
    <style:style style:name="T18_80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18_81" style:family="text"/>
    <style:style style:name="T18_82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18_83" style:family="text"/>
    <style:style style:name="T18_84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P19" style:family="paragraph" style:parent-style-name="Standard">
      <style:paragraph-properties fo:break-before="auto" fo:line-height="115%" fo:margin-top="0cm" fo:margin-bottom="0cm" style:writing-mode="lr-tb"/>
    </style:style>
    <style:style style:name="T19_1" style:family="text"/>
    <style:style style:name="T19_2" style:family="text">
      <style:text-properties style:font-name="Trebuchet MS" style:font-name-asian="Trebuchet MS" style:font-name-complex="Trebuchet MS"/>
    </style:style>
    <style:style style:name="T19_3" style:family="text">
      <style:text-properties style:font-name="Trebuchet MS" style:font-name-asian="Trebuchet MS" style:font-name-complex="Trebuchet MS"/>
    </style:style>
    <style:style style:name="T19_4" style:family="text">
      <style:text-properties style:font-name="Trebuchet MS" style:font-name-asian="Trebuchet MS" style:font-name-complex="Trebuchet MS"/>
    </style:style>
    <style:style style:name="T19_5" style:family="text">
      <style:text-properties style:font-name="Trebuchet MS" style:font-name-asian="Trebuchet MS" style:font-name-complex="Trebuchet MS"/>
    </style:style>
    <style:style style:name="T19_6" style:family="text">
      <style:text-properties style:font-name="Trebuchet MS" style:font-name-asian="Trebuchet MS" style:font-name-complex="Trebuchet MS"/>
    </style:style>
    <style:style style:name="T19_7" style:family="text">
      <style:text-properties style:font-name="Trebuchet MS" style:font-name-asian="Trebuchet MS" style:font-name-complex="Trebuchet MS"/>
    </style:style>
    <style:style style:name="T19_8" style:family="text">
      <style:text-properties style:font-name="Trebuchet MS" style:font-name-asian="Trebuchet MS" style:font-name-complex="Trebuchet MS"/>
    </style:style>
    <style:style style:name="T19_9" style:family="text">
      <style:text-properties style:font-name="Trebuchet MS" style:font-name-asian="Trebuchet MS" style:font-name-complex="Trebuchet MS"/>
    </style:style>
    <style:style style:name="T19_10" style:family="text">
      <style:text-properties style:font-name="Trebuchet MS" style:font-name-asian="Trebuchet MS" style:font-name-complex="Trebuchet MS"/>
    </style:style>
    <style:style style:name="T19_11" style:family="text">
      <style:text-properties style:font-name="Trebuchet MS" style:font-name-asian="Trebuchet MS" style:font-name-complex="Trebuchet MS"/>
    </style:style>
    <style:style style:name="T19_12" style:family="text">
      <style:text-properties style:font-name="Trebuchet MS" style:font-name-asian="Trebuchet MS" style:font-name-complex="Trebuchet MS"/>
    </style:style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P20" style:family="paragraph" style:parent-style-name="Standard">
      <style:paragraph-properties fo:break-before="auto" fo:line-height="115%" style:writing-mode="lr-tb"/>
      <style:text-properties style:font-name="Trebuchet MS" style:font-name-asian="Trebuchet MS" style:font-name-complex="Trebuchet MS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>
      <style:text-properties style:font-name="Trebuchet MS" style:font-name-asian="Trebuchet MS" style:font-name-complex="Trebuchet MS"/>
    </style:style>
    <style:style style:name="T21_2" style:family="text">
      <style:text-properties style:font-name="Trebuchet MS" style:font-name-asian="Trebuchet MS" style:font-name-complex="Trebuchet MS"/>
    </style:style>
    <style:style style:name="T21_3" style:family="text">
      <style:text-properties style:font-name="Trebuchet MS" style:font-name-asian="Trebuchet MS" style:font-name-complex="Trebuchet MS"/>
    </style:style>
    <style:style style:name="T21_4" style:family="text">
      <style:text-properties style:font-name="Trebuchet MS" style:font-name-asian="Trebuchet MS" style:font-name-complex="Trebuchet MS"/>
    </style:style>
    <style:style style:name="T21_5" style:family="text"/>
    <style:style style:name="T21_6" style:family="text"/>
    <style:style style:name="T21_7" style:family="text">
      <style:text-properties style:font-name="Trebuchet MS" style:font-name-asian="Trebuchet MS" style:font-name-complex="Trebuchet MS"/>
    </style:style>
    <style:style style:name="T21_8" style:family="text">
      <style:text-properties style:font-name="Trebuchet MS" style:font-name-asian="Trebuchet MS" style:font-name-complex="Trebuchet MS"/>
    </style:style>
    <style:style style:name="T21_9" style:family="text">
      <style:text-properties style:font-name="Trebuchet MS" style:font-name-asian="Trebuchet MS" style:font-name-complex="Trebuchet MS"/>
    </style:style>
    <style:style style:name="T21_10" style:family="text">
      <style:text-properties style:font-name="Trebuchet MS" style:font-name-asian="Trebuchet MS" style:font-name-complex="Trebuchet MS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22_3" style:family="text"/>
    <style:style style:name="T22_4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22_5" style:family="text"/>
    <style:style style:name="T22_6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22_7" style:family="text"/>
    <style:style style:name="T22_8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22_9" style:family="text"/>
    <style:style style:name="T22_10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22_11" style:family="text"/>
    <style:style style:name="T22_12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22_13" style:family="text"/>
    <style:style style:name="T22_14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22_15" style:family="text"/>
    <style:style style:name="T22_16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22_17" style:family="text"/>
    <style:style style:name="T22_18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22_19" style:family="text"/>
    <style:style style:name="T22_20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22_21" style:family="text"/>
    <style:style style:name="T22_22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22_23" style:family="text"/>
    <style:style style:name="T22_24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22_25" style:family="text"/>
    <style:style style:name="T22_26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22_27" style:family="text"/>
    <style:style style:name="T22_28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22_29" style:family="text"/>
    <style:style style:name="T22_30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23_3" style:family="text"/>
    <style:style style:name="T23_4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23_5" style:family="text"/>
    <style:style style:name="T23_6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23_7" style:family="text"/>
    <style:style style:name="T23_8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23_9" style:family="text"/>
    <style:style style:name="T23_10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23_11" style:family="text"/>
    <style:style style:name="T23_12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23_13" style:family="text"/>
    <style:style style:name="T23_14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23_15" style:family="text"/>
    <style:style style:name="T23_16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23_17" style:family="text"/>
    <style:style style:name="T23_18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23_19" style:family="text"/>
    <style:style style:name="T23_20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23_21" style:family="text"/>
    <style:style style:name="T23_22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23_23" style:family="text"/>
    <style:style style:name="T23_24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23_25" style:family="text"/>
    <style:style style:name="T23_26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23_27" style:family="text"/>
    <style:style style:name="T23_28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23_29" style:family="text"/>
    <style:style style:name="T23_30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23_31" style:family="text"/>
    <style:style style:name="T23_32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23_33" style:family="text"/>
    <style:style style:name="T23_34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23_35" style:family="text"/>
    <style:style style:name="T23_36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23_37" style:family="text"/>
    <style:style style:name="T23_38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23_39" style:family="text"/>
    <style:style style:name="T23_40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23_41" style:family="text">
      <style:text-properties style:font-name="Trebuchet MS" style:font-name-asian="Trebuchet MS" style:font-name-complex="Trebuchet MS"/>
    </style:style>
    <style:style style:name="P24" style:family="paragraph" style:parent-style-name="Standard">
      <style:paragraph-properties fo:break-before="auto" fo:line-height="115%" style:writing-mode="lr-tb"/>
      <style:text-properties style:font-name="Trebuchet MS" style:font-name-asian="Trebuchet MS" style:font-name-complex="Trebuchet MS"/>
    </style:style>
    <style:style style:name="P25" style:family="paragraph" style:parent-style-name="Standard">
      <style:paragraph-properties fo:break-before="auto" fo:line-height="115%" style:writing-mode="lr-tb"/>
      <style:text-properties style:font-name="Trebuchet MS" style:font-name-asian="Trebuchet MS" style:font-name-complex="Trebuchet MS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>
      <style:text-properties fo:color="#1155cc" style:text-underline-style="solid" style:text-underline-color="font-color"/>
    </style:style>
    <style:style style:name="T26_47" style:family="text"/>
    <style:style style:name="T26_48" style:family="text">
      <style:text-properties fo:color="#1155cc" style:text-underline-style="solid" style:text-underline-color="font-color"/>
    </style:style>
    <style:style style:name="T26_49" style:family="text"/>
    <style:style style:name="T26_50" style:family="text">
      <style:text-properties fo:color="#1155cc" style:text-underline-style="solid" style:text-underline-color="font-color"/>
    </style:style>
    <style:style style:name="T26_51" style:family="text"/>
    <style:style style:name="T26_52" style:family="text">
      <style:text-properties fo:color="#1155cc" style:text-underline-style="solid" style:text-underline-color="font-color"/>
    </style:style>
    <style:style style:name="T26_53" style:family="text"/>
    <style:style style:name="T26_54" style:family="text">
      <style:text-properties fo:color="#1155cc" style:text-underline-style="solid" style:text-underline-color="font-color"/>
    </style:style>
    <style:style style:name="T26_55" style:family="text"/>
    <style:style style:name="T26_56" style:family="text">
      <style:text-properties fo:color="#1155cc" style:text-underline-style="solid" style:text-underline-color="font-color"/>
    </style:style>
    <style:style style:name="T26_57" style:family="text"/>
    <style:style style:name="T26_58" style:family="text">
      <style:text-properties fo:color="#1155cc" style:text-underline-style="solid" style:text-underline-color="font-color"/>
    </style:style>
    <style:style style:name="T26_59" style:family="text"/>
    <style:style style:name="T26_60" style:family="text">
      <style:text-properties fo:color="#1155cc" style:text-underline-style="solid" style:text-underline-color="font-color"/>
    </style:style>
    <style:style style:name="T26_61" style:family="text"/>
    <style:style style:name="T26_62" style:family="text">
      <style:text-properties fo:color="#1155cc" style:text-underline-style="solid" style:text-underline-color="font-color"/>
    </style:style>
    <style:style style:name="T26_63" style:family="text"/>
    <style:style style:name="T26_64" style:family="text">
      <style:text-properties fo:color="#1155cc" style:text-underline-style="solid" style:text-underline-color="font-color"/>
    </style:style>
    <style:style style:name="T26_65" style:family="text"/>
    <style:style style:name="T26_66" style:family="text">
      <style:text-properties fo:color="#1155cc" style:text-underline-style="solid" style:text-underline-color="font-color"/>
    </style:style>
    <style:style style:name="T26_67" style:family="text"/>
    <style:style style:name="T26_68" style:family="text">
      <style:text-properties fo:color="#1155cc" style:text-underline-style="solid" style:text-underline-color="font-color"/>
    </style:style>
    <style:style style:name="T26_69" style:family="text"/>
    <style:style style:name="T26_70" style:family="text">
      <style:text-properties fo:color="#1155cc" style:text-underline-style="solid" style:text-underline-color="font-color"/>
    </style:style>
    <style:style style:name="T26_71" style:family="text"/>
    <style:style style:name="T26_72" style:family="text">
      <style:text-properties fo:color="#1155cc" style:text-underline-style="solid" style:text-underline-color="font-color"/>
    </style:style>
    <style:style style:name="T26_73" style:family="text"/>
    <style:style style:name="T26_74" style:family="text">
      <style:text-properties fo:color="#1155cc" style:text-underline-style="solid" style:text-underline-color="font-color"/>
    </style:style>
    <style:style style:name="T26_75" style:family="text"/>
    <style:style style:name="T26_76" style:family="text">
      <style:text-properties fo:color="#1155cc" style:text-underline-style="solid" style:text-underline-color="font-color"/>
    </style:style>
    <style:style style:name="T26_77" style:family="text"/>
    <style:style style:name="T26_78" style:family="text">
      <style:text-properties fo:color="#1155cc" style:text-underline-style="solid" style:text-underline-color="font-color"/>
    </style:style>
    <style:style style:name="T26_79" style:family="text"/>
    <style:style style:name="T26_80" style:family="text">
      <style:text-properties fo:color="#1155cc" style:text-underline-style="solid" style:text-underline-color="font-color"/>
    </style:style>
    <style:style style:name="T26_81" style:family="text"/>
    <style:style style:name="T26_82" style:family="text">
      <style:text-properties fo:color="#1155cc" style:text-underline-style="solid" style:text-underline-color="font-color"/>
    </style:style>
    <style:style style:name="T26_83" style:family="text"/>
    <style:style style:name="T26_84" style:family="text">
      <style:text-properties fo:color="#1155cc" style:text-underline-style="solid" style:text-underline-color="font-color"/>
    </style:style>
    <style:style style:name="T26_85" style:family="text"/>
    <style:style style:name="T26_86" style:family="text">
      <style:text-properties fo:color="#1155cc" style:text-underline-style="solid" style:text-underline-color="font-color"/>
    </style:style>
    <style:style style:name="T26_87" style:family="text"/>
    <style:style style:name="T26_88" style:family="text">
      <style:text-properties fo:color="#1155cc" style:text-underline-style="solid" style:text-underline-color="font-color"/>
    </style:style>
    <style:style style:name="T26_89" style:family="text"/>
    <style:style style:name="T26_90" style:family="text">
      <style:text-properties fo:color="#1155cc" style:text-underline-style="solid" style:text-underline-color="font-color"/>
    </style:style>
    <style:style style:name="T26_91" style:family="text"/>
    <style:style style:name="T26_92" style:family="text">
      <style:text-properties fo:color="#1155cc" style:text-underline-style="solid" style:text-underline-color="font-color"/>
    </style:style>
    <style:style style:name="T26_93" style:family="text"/>
    <style:style style:name="T26_94" style:family="text">
      <style:text-properties fo:color="#1155cc" style:text-underline-style="solid" style:text-underline-color="font-color"/>
    </style:style>
    <style:style style:name="T26_95" style:family="text"/>
    <style:style style:name="T26_96" style:family="text">
      <style:text-properties fo:color="#1155cc" style:text-underline-style="solid" style:text-underline-color="font-color"/>
    </style:style>
    <style:style style:name="T26_97" style:family="text"/>
    <style:style style:name="T26_98" style:family="text">
      <style:text-properties fo:color="#1155cc" style:text-underline-style="solid" style:text-underline-color="font-color"/>
    </style:style>
    <style:style style:name="T26_99" style:family="text"/>
    <style:style style:name="T26_100" style:family="text">
      <style:text-properties fo:color="#1155cc" style:text-underline-style="solid" style:text-underline-color="font-color"/>
    </style:style>
    <style:style style:name="P27" style:family="paragraph" style:parent-style-name="Standard">
      <style:paragraph-properties fo:break-before="auto" fo:line-height="115%" style:writing-mode="lr-tb"/>
      <style:text-properties style:font-name="Trebuchet MS" style:font-name-asian="Trebuchet MS" style:font-name-complex="Trebuchet MS"/>
    </style:style>
    <style:style style:name="P28" style:family="paragraph" style:parent-style-name="Standard">
      <style:paragraph-properties fo:break-before="auto" fo:line-height="115%" fo:margin-top="0cm" fo:margin-bottom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P29" style:family="paragraph" style:parent-style-name="Standard">
      <style:paragraph-properties fo:break-before="auto" fo:line-height="115%" style:writing-mode="lr-tb"/>
    </style:style>
    <style:style style:name="T29_1" style:family="text">
      <style:text-properties fo:background-color="#ffffff" fo:color="#d9d9d9" style:font-name="Courier New" fo:font-size="10pt" style:font-name-asian="Courier New" style:font-size-asian="10pt" style:font-name-complex="Courier New" style:font-size-complex="10pt"/>
    </style:style>
    <style:style style:name="T29_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29_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29_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29_5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29_6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29_7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29_8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29_9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29_10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29_1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29_1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29_1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P30" style:family="paragraph" style:parent-style-name="Standard">
      <style:paragraph-properties fo:break-before="auto" fo:line-height="115%" style:writing-mode="lr-tb"/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fo:margin-top="0cm" fo:margin-bottom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>
      <style:text-properties fo:background-color="#ffffff" fo:color="#d9d9d9" style:font-name="Courier New" fo:font-size="10pt" style:font-name-asian="Courier New" style:font-size-asian="10pt" style:font-name-complex="Courier New" style:font-size-complex="10pt"/>
    </style:style>
    <style:style style:name="T33_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33_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33_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33_5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33_6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33_7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33_8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33_9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33_10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33_1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33_1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33_1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33_1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33_15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33_16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33_17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33_18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33_19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33_20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33_2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33_2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33_2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33_2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33_25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34_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34_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34_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34_5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34_6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34_7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34_8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P35" style:family="paragraph" style:parent-style-name="Standard">
      <style:paragraph-properties fo:break-before="auto" fo:line-height="115%" style:writing-mode="lr-tb"/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P36" style:family="paragraph" style:parent-style-name="Standard">
      <style:paragraph-properties fo:break-before="auto" fo:line-height="115%" style:writing-mode="lr-tb"/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P3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8" style:family="paragraph" style:parent-style-name="Standard">
      <style:paragraph-properties fo:break-before="auto" fo:line-height="115%" fo:margin-top="0cm" fo:margin-bottom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P39" style:family="paragraph" style:parent-style-name="Standard">
      <style:paragraph-properties fo:break-before="auto" fo:line-height="115%" style:writing-mode="lr-tb"/>
    </style:style>
    <style:style style:name="T39_1" style:family="text">
      <style:text-properties fo:background-color="#ffffff" fo:color="#d9d9d9" style:font-name="Courier New" fo:font-size="10pt" style:font-name-asian="Courier New" style:font-size-asian="10pt" style:font-name-complex="Courier New" style:font-size-complex="10pt"/>
    </style:style>
    <style:style style:name="T39_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39_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39_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39_5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39_6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39_7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39_8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39_9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39_10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39_1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39_1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39_1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39_1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39_15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0_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0_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0_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0_5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0_6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0_7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0_8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0_9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0_10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0_1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0_1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0_1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0_1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1_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1_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1_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1_5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1_6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1_7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1_8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1_9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1_10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1_1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1_1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1_1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1_1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P42" style:family="paragraph" style:parent-style-name="Standard">
      <style:paragraph-properties fo:break-before="auto" fo:line-height="115%" style:writing-mode="lr-tb"/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P43" style:family="paragraph" style:parent-style-name="Standard">
      <style:paragraph-properties fo:break-before="auto" fo:line-height="115%" style:writing-mode="lr-tb"/>
    </style:style>
    <style:style style:name="P44" style:family="paragraph" style:parent-style-name="Standard">
      <style:paragraph-properties fo:break-before="auto" fo:line-height="115%" fo:margin-top="0cm" fo:margin-bottom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P45" style:family="paragraph" style:parent-style-name="Standard">
      <style:paragraph-properties fo:break-before="auto" fo:line-height="115%" style:writing-mode="lr-tb"/>
    </style:style>
    <style:style style:name="T45_1" style:family="text">
      <style:text-properties fo:background-color="#ffffff" fo:color="#d9d9d9" style:font-name="Courier New" fo:font-size="10pt" style:font-name-asian="Courier New" style:font-size-asian="10pt" style:font-name-complex="Courier New" style:font-size-complex="10pt"/>
    </style:style>
    <style:style style:name="T45_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5_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5_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5_5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5_6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5_7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5_8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5_9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5_10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5_1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5_1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5_1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5_1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5_15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5_16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5_17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5_18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5_19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5_20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5_2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5_2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5_2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5_2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5_25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5_26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5_27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5_28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5_29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5_30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5_3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6_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6_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6_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6_5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6_6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6_7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6_8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6_9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6_10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6_1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6_1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6_1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6_1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6_15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6_16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6_17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6_18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6_19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6_20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6_2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6_2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6_2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6_2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6_25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6_26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6_27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6_28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6_29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6_30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7_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7_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7_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7_5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7_6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7_7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7_8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7_9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7_10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7_1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7_1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7_1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7_1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7_15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7_16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7_17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7_18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7_19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7_20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7_2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7_2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7_2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7_2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7_25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7_26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7_27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7_28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7_29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7_30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8_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8_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8_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8_5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8_6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8_7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8_8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8_9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8_10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8_1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8_1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8_1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8_1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8_15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8_16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8_17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8_18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8_19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8_20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8_2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8_2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8_2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8_2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8_25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8_26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8_27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8_28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8_29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8_30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9_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9_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9_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9_5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9_6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9_7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9_8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9_9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9_10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9_1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9_1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9_1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9_1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9_15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9_16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9_17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9_18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9_19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9_20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9_2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9_2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9_2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9_2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9_25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9_26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9_27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9_28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9_29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49_30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0_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0_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0_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0_5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0_6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0_7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0_8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0_9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0_10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0_1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0_1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0_1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0_1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0_15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0_16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0_17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0_18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0_19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0_20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0_2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0_2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0_2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0_2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0_25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0_26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0_27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0_28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0_29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0_30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1_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1_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1_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1_5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1_6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1_7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1_8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1_9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1_10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1_1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1_1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1_1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1_1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1_15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1_16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1_17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1_18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1_19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1_20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1_2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1_2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1_2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1_2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1_25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1_26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1_27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1_28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1_29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1_30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2_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2_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2_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2_5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2_6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2_7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2_8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2_9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2_10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2_1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2_1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2_1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2_1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2_15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2_16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2_17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2_18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2_19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2_20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2_2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2_2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2_2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2_2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2_25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2_26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2_27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2_28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2_29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2_30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3_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3_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3_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3_5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3_6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3_7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3_8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3_9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3_10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3_1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3_1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3_1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3_1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3_15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3_16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3_17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3_18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3_19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3_20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3_2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3_2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3_2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3_2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3_25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3_26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3_27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3_28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3_29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3_30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4_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4_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4_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4_5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4_6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4_7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4_8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4_9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4_10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4_1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4_1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4_1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4_1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4_15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4_16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4_17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4_18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4_19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4_20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4_2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4_2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4_2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4_2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4_25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4_26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4_27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4_28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4_29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4_30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5_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5_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5_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5_5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5_6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5_7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5_8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5_9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5_10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5_1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5_1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5_1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5_1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5_15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5_16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5_17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5_18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5_19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5_20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5_2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5_2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5_2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5_2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5_25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5_26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5_27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5_28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5_29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5_30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6_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6_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6_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6_5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6_6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6_7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6_8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6_9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6_10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6_1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6_1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6_1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6_1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6_15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6_16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6_17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6_18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6_19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6_20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6_2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6_2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6_2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6_2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6_25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6_26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6_27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6_28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6_29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6_30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7_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7_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7_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7_5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7_6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7_7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7_8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7_9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7_10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7_1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7_1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7_1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7_1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7_15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7_16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7_17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7_18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7_19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7_20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7_2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7_2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7_2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7_2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7_25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7_26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8_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8_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8_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8_5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8_6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8_7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8_8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8_9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8_10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8_1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8_1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8_1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8_1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8_15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8_16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8_17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8_18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8_19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8_20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8_2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8_2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8_2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58_2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P59" style:family="paragraph" style:parent-style-name="Standard">
      <style:paragraph-properties fo:break-before="auto" fo:line-height="115%" style:writing-mode="lr-tb"/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Standard">
      <style:paragraph-properties fo:break-before="auto" fo:line-height="115%" fo:margin-top="0cm" fo:margin-bottom="0cm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P62" style:family="paragraph" style:parent-style-name="Standard">
      <style:paragraph-properties fo:break-before="auto" fo:line-height="115%" style:writing-mode="lr-tb"/>
    </style:style>
    <style:style style:name="T62_1" style:family="text">
      <style:text-properties fo:background-color="#ffffff" fo:color="#d9d9d9" style:font-name="Courier New" fo:font-size="10pt" style:font-name-asian="Courier New" style:font-size-asian="10pt" style:font-name-complex="Courier New" style:font-size-complex="10pt"/>
    </style:style>
    <style:style style:name="T62_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62_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62_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62_5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62_6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62_7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62_8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62_9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62_10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62_1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63_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63_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63_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63_5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63_6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63_7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63_8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63_9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63_10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64_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64_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64_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64_5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64_6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64_7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64_8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64_9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64_10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P65" style:family="paragraph" style:parent-style-name="Standard">
      <style:paragraph-properties fo:break-before="auto" fo:line-height="115%" style:writing-mode="lr-tb"/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P66" style:family="paragraph" style:parent-style-name="Standard">
      <style:paragraph-properties fo:break-before="auto" fo:line-height="115%" style:writing-mode="lr-tb"/>
    </style:style>
    <style:style style:name="P67" style:family="paragraph" style:parent-style-name="Standard">
      <style:paragraph-properties fo:break-before="auto" fo:line-height="115%" fo:margin-top="0cm" fo:margin-bottom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P68" style:family="paragraph" style:parent-style-name="Standard">
      <style:paragraph-properties fo:break-before="auto" fo:line-height="115%" style:writing-mode="lr-tb"/>
    </style:style>
    <style:style style:name="T68_1" style:family="text">
      <style:text-properties fo:background-color="#ffffff" fo:color="#d9d9d9" style:font-name="Courier New" fo:font-size="10pt" style:font-name-asian="Courier New" style:font-size-asian="10pt" style:font-name-complex="Courier New" style:font-size-complex="10pt"/>
    </style:style>
    <style:style style:name="T68_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68_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68_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68_5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68_6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68_7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68_8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68_9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68_10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68_1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68_1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68_1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69_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69_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69_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69_5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69_6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69_7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69_8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69_9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69_10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69_1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69_1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69_1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69_1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69_15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69_16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69_17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69_18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69_19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69_20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69_2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69_2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69_2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69_2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P70" style:family="paragraph" style:parent-style-name="Standard">
      <style:paragraph-properties fo:break-before="auto" fo:line-height="115%" style:writing-mode="lr-tb"/>
    </style:style>
    <style:style style:name="T70_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0_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0_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0_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0_5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0_6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0_7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0_8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0_9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0_10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0_1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0_1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1_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1_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1_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1_5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1_6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1_7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1_8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1_9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1_10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1_1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1_1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1_1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1_1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1_15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1_16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1_17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1_18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1_19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1_20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1_2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1_2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1_2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1_2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2_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2_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2_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2_5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2_6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2_7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2_8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2_9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2_10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2_1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2_1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2_1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2_1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2_15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2_16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2_17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2_18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2_19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2_20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2_2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2_2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2_2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2_2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3_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3_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3_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3_5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3_6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3_7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3_8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3_9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3_10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3_1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3_1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3_1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3_1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3_15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3_16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3_17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3_18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3_19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3_20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3_2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3_2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3_2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3_2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P74" style:family="paragraph" style:parent-style-name="Standard">
      <style:paragraph-properties fo:break-before="auto" fo:line-height="115%" style:writing-mode="lr-tb"/>
    </style:style>
    <style:style style:name="T74_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4_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4_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4_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4_5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4_6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4_7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4_8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4_9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4_10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4_1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4_1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4_1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4_1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4_15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4_16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4_17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4_18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4_19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4_20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4_2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4_2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4_2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4_2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P75" style:family="paragraph" style:parent-style-name="Standard">
      <style:paragraph-properties fo:break-before="auto" fo:line-height="115%" style:writing-mode="lr-tb"/>
    </style:style>
    <style:style style:name="T75_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5_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5_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5_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5_5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5_6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5_7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5_8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5_9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5_10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5_1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5_1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5_1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5_1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5_15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5_16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5_17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5_18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5_19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5_20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5_2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5_2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5_2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5_2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P76" style:family="paragraph" style:parent-style-name="Standard">
      <style:paragraph-properties fo:break-before="auto" fo:line-height="115%" style:writing-mode="lr-tb"/>
    </style:style>
    <style:style style:name="T76_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6_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6_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6_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6_5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6_6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6_7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6_8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6_9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6_10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6_1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6_1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7_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7_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7_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7_5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7_6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7_7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7_8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7_9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7_10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7_1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7_1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7_1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7_1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7_15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7_16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7_17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7_18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7_19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7_20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7_2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7_2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7_2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77_2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P78" style:family="paragraph" style:parent-style-name="Standard">
      <style:paragraph-properties fo:break-before="auto" fo:line-height="115%" style:writing-mode="lr-tb"/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P79" style:family="paragraph" style:parent-style-name="Standard">
      <style:paragraph-properties fo:break-before="auto" fo:line-height="115%" style:writing-mode="lr-tb"/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P80" style:family="paragraph" style:parent-style-name="Subtitle">
      <style:paragraph-properties fo:break-before="auto" fo:line-height="115%" style:writing-mode="lr-tb"/>
    </style:style>
    <style:style style:name="P81" style:family="paragraph" style:parent-style-name="Subtitle">
      <style:paragraph-properties fo:break-before="page" fo:line-height="115%" style:writing-mode="lr-tb"/>
    </style:style>
    <style:style style:name="T81_1" style:family="text"/>
    <style:style style:name="T81_2" style:family="text"/>
    <style:style style:name="T81_3" style:family="text"/>
    <style:style style:name="P82" style:family="paragraph" style:parent-style-name="Standard">
      <style:paragraph-properties fo:break-before="auto" fo:line-height="115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T82_28" style:family="text"/>
    <style:style style:name="T82_29" style:family="text"/>
    <style:style style:name="T82_30" style:family="text"/>
    <style:style style:name="T82_31" style:family="text"/>
    <style:style style:name="T82_32" style:family="text"/>
    <style:style style:name="T82_33" style:family="text"/>
    <style:style style:name="T82_34" style:family="text"/>
    <style:style style:name="P83" style:family="paragraph" style:parent-style-name="Standard">
      <style:paragraph-properties fo:break-before="auto" fo:line-height="115%" style:writing-mode="lr-tb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P85" style:family="paragraph" style:parent-style-name="Standard">
      <style:paragraph-properties fo:break-before="auto" fo:line-height="115%" style:writing-mode="lr-tb"/>
    </style:style>
    <style:style style:name="T85_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85_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85_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85_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85_5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85_6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85_7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P86" style:family="paragraph" style:parent-style-name="Standard">
      <style:paragraph-properties fo:break-before="auto" fo:line-height="115%" style:writing-mode="lr-tb"/>
    </style:style>
    <style:style style:name="T86_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P87" style:family="paragraph" style:parent-style-name="Standard">
      <style:paragraph-properties fo:break-before="auto" fo:line-height="115%" style:writing-mode="lr-tb"/>
    </style:style>
    <style:style style:name="T87_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87_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87_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87_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87_5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87_6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87_7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87_8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87_9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87_10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87_1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P88" style:family="paragraph" style:parent-style-name="Standard">
      <style:paragraph-properties fo:break-before="auto" fo:line-height="115%" style:writing-mode="lr-tb"/>
    </style:style>
    <style:style style:name="T88_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P89" style:family="paragraph" style:parent-style-name="Standard">
      <style:paragraph-properties fo:break-before="auto" fo:line-height="115%" style:writing-mode="lr-tb"/>
    </style:style>
    <style:style style:name="T89_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89_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89_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89_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89_5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89_6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89_7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89_8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89_9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89_10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89_1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P90" style:family="paragraph" style:parent-style-name="Heading_20_3">
      <style:paragraph-properties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P91" style:family="paragraph" style:parent-style-name="Standard">
      <style:paragraph-properties fo:break-before="auto" fo:line-height="115%" style:writing-mode="lr-tb"/>
    </style:style>
    <style:style style:name="T91_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91_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91_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91_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91_5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91_6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91_7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91_8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91_9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91_10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91_1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91_1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91_1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P92" style:family="paragraph" style:parent-style-name="Standard">
      <style:paragraph-properties fo:break-before="auto" fo:line-height="115%" style:writing-mode="lr-tb"/>
    </style:style>
    <style:style style:name="T92_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92_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92_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92_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92_5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92_6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92_7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92_8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92_9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P93" style:family="paragraph" style:parent-style-name="Standard">
      <style:paragraph-properties fo:break-before="auto" fo:line-height="115%" style:writing-mode="lr-tb"/>
    </style:style>
    <style:style style:name="T93_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93_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93_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93_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93_5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93_6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93_7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93_8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93_9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93_10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93_1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P94" style:family="paragraph" style:parent-style-name="Standard">
      <style:paragraph-properties fo:break-before="auto" fo:line-height="115%" style:writing-mode="lr-tb"/>
    </style:style>
    <style:style style:name="T94_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94_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94_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94_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94_5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94_6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94_7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94_8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94_9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P95" style:family="paragraph" style:parent-style-name="Standard">
      <style:paragraph-properties fo:break-before="auto" fo:line-height="115%" style:writing-mode="lr-tb"/>
    </style:style>
    <style:style style:name="T95_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95_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95_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95_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95_5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P96" style:family="paragraph" style:parent-style-name="Standard">
      <style:paragraph-properties fo:break-before="auto" fo:line-height="115%" style:writing-mode="lr-tb"/>
    </style:style>
    <style:style style:name="T96_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P97" style:family="paragraph" style:parent-style-name="Standard">
      <style:paragraph-properties fo:break-before="auto" fo:line-height="115%" style:writing-mode="lr-tb"/>
    </style:style>
    <style:style style:name="T97_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97_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97_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97_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97_5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97_6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97_7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P98" style:family="paragraph" style:parent-style-name="Standard">
      <style:paragraph-properties fo:break-before="auto" fo:line-height="115%" style:writing-mode="lr-tb"/>
    </style:style>
    <style:style style:name="T98_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P99" style:family="paragraph" style:parent-style-name="Standard">
      <style:paragraph-properties fo:break-before="auto" fo:line-height="115%" style:writing-mode="lr-tb"/>
    </style:style>
    <style:style style:name="T99_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P100" style:family="paragraph" style:parent-style-name="Standard">
      <style:paragraph-properties fo:break-before="auto" fo:line-height="115%" style:writing-mode="lr-tb"/>
    </style:style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T101_20" style:family="text"/>
    <style:style style:name="T101_21" style:family="text"/>
    <style:style style:name="T101_22" style:family="text"/>
    <style:style style:name="T101_23" style:family="text"/>
    <style:style style:name="T101_24" style:family="text"/>
    <style:style style:name="T101_25" style:family="text"/>
    <style:style style:name="T101_26" style:family="text"/>
    <style:style style:name="T101_27" style:family="text"/>
    <style:style style:name="T101_28" style:family="text"/>
    <style:style style:name="T101_29" style:family="text"/>
    <style:style style:name="T101_30" style:family="text"/>
    <style:style style:name="T101_31" style:family="text"/>
    <style:style style:name="T101_32" style:family="text"/>
    <style:style style:name="T101_33" style:family="text"/>
    <style:style style:name="T101_34" style:family="text"/>
    <style:style style:name="T101_35" style:family="text"/>
    <style:style style:name="T101_36" style:family="text"/>
    <style:style style:name="T101_37" style:family="text"/>
    <style:style style:name="T101_38" style:family="text"/>
    <style:style style:name="T101_39" style:family="text"/>
    <style:style style:name="T101_40" style:family="text"/>
    <style:style style:name="T101_41" style:family="text"/>
    <style:style style:name="T101_42" style:family="text"/>
    <style:style style:name="T101_43" style:family="text"/>
    <style:style style:name="T101_44" style:family="text"/>
    <style:style style:name="T101_45" style:family="text"/>
    <style:style style:name="T101_46" style:family="text"/>
    <style:style style:name="T101_47" style:family="text"/>
    <style:style style:name="T101_48" style:family="text"/>
    <style:style style:name="T101_49" style:family="text"/>
    <style:style style:name="T101_50" style:family="text"/>
    <style:style style:name="T101_51" style:family="text"/>
    <style:style style:name="T101_52" style:family="text"/>
    <style:style style:name="T101_53" style:family="text"/>
    <style:style style:name="T101_54" style:family="text"/>
    <style:style style:name="P102" style:family="paragraph" style:parent-style-name="Standard">
      <style:paragraph-properties fo:break-before="auto" fo:line-height="115%" style:writing-mode="lr-tb"/>
    </style:style>
    <style:style style:name="P103" style:family="paragraph" style:parent-style-name="Standard">
      <style:paragraph-properties fo:break-before="auto" fo:line-height="115%" fo:margin-top="0cm" fo:margin-bottom="0cm" style:writing-mode="lr-tb"/>
    </style:style>
    <style:style style:name="T103_1" style:family="text">
      <style:text-properties fo:font-style="italic" style:font-style-asian="italic" style:font-style-complex="italic"/>
    </style:style>
    <style:style style:name="T103_2" style:family="text">
      <style:text-properties fo:font-style="italic" style:font-style-asian="italic" style:font-style-complex="italic"/>
    </style:style>
    <style:style style:name="T103_3" style:family="text">
      <style:text-properties fo:font-style="italic" style:font-style-asian="italic" style:font-style-complex="italic"/>
    </style:style>
    <style:style style:name="T103_4" style:family="text">
      <style:text-properties fo:font-style="italic" style:font-style-asian="italic" style:font-style-complex="italic"/>
    </style:style>
    <style:style style:name="T103_5" style:family="text">
      <style:text-properties fo:font-style="italic" style:font-style-asian="italic" style:font-style-complex="italic"/>
    </style:style>
    <style:style style:name="T103_6" style:family="text">
      <style:text-properties fo:font-style="italic" style:font-style-asian="italic" style:font-style-complex="italic"/>
    </style:style>
    <style:style style:name="T103_7" style:family="text">
      <style:text-properties fo:font-style="italic" style:font-style-asian="italic" style:font-style-complex="italic"/>
    </style:style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T103_13" style:family="text"/>
    <style:style style:name="T103_14" style:family="text"/>
    <style:style style:name="T103_15" style:family="text"/>
    <style:style style:name="T103_16" style:family="text"/>
    <style:style style:name="T103_17" style:family="text"/>
    <style:style style:name="T103_18" style:family="text"/>
    <style:style style:name="T103_19" style:family="text"/>
    <style:style style:name="T103_20" style:family="text"/>
    <style:style style:name="T103_21" style:family="text"/>
    <style:style style:name="T103_22" style:family="text"/>
    <style:style style:name="T103_23" style:family="text"/>
    <style:style style:name="T103_24" style:family="text"/>
    <style:style style:name="T103_25" style:family="text"/>
    <style:style style:name="T103_26" style:family="text"/>
    <style:style style:name="T103_27" style:family="text"/>
    <style:style style:name="T103_28" style:family="text"/>
    <style:style style:name="T103_29" style:family="text"/>
    <style:style style:name="T103_30" style:family="text"/>
    <style:style style:name="T103_31" style:family="text"/>
    <style:style style:name="T103_32" style:family="text"/>
    <style:style style:name="T103_33" style:family="text"/>
    <style:style style:name="T103_34" style:family="text"/>
    <style:style style:name="T103_35" style:family="text"/>
    <style:style style:name="T103_36" style:family="text"/>
    <style:style style:name="T103_37" style:family="text"/>
    <style:style style:name="T103_38" style:family="text"/>
    <style:style style:name="T103_39" style:family="text"/>
    <style:style style:name="T103_40" style:family="text"/>
    <style:style style:name="T103_41" style:family="text"/>
    <style:style style:name="T103_42" style:family="text"/>
    <style:style style:name="T103_43" style:family="text"/>
    <style:style style:name="T103_44" style:family="text"/>
    <style:style style:name="T103_45" style:family="text"/>
    <style:style style:name="T103_46" style:family="text"/>
    <style:style style:name="T103_47" style:family="text"/>
    <style:style style:name="T103_48" style:family="text"/>
    <style:style style:name="T103_49" style:family="text"/>
    <style:style style:name="T103_50" style:family="text"/>
    <style:style style:name="T103_51" style:family="text"/>
    <style:style style:name="T103_52" style:family="text"/>
    <style:style style:name="T103_53" style:family="text"/>
    <style:style style:name="T103_54" style:family="text"/>
    <style:style style:name="T103_55" style:family="text"/>
    <style:style style:name="T103_56" style:family="text"/>
    <style:style style:name="T103_57" style:family="text"/>
    <style:style style:name="T103_58" style:family="text"/>
    <style:style style:name="T103_59" style:family="text"/>
    <style:style style:name="T103_60" style:family="text"/>
    <style:style style:name="T103_61" style:family="text"/>
    <style:style style:name="T103_62" style:family="text"/>
    <style:style style:name="T103_63" style:family="text"/>
    <style:style style:name="T103_64" style:family="text"/>
    <style:style style:name="T103_65" style:family="text"/>
    <style:style style:name="T103_66" style:family="text"/>
    <style:style style:name="T103_67" style:family="text"/>
    <style:style style:name="T103_68" style:family="text"/>
    <style:style style:name="T103_69" style:family="text"/>
    <style:style style:name="T103_70" style:family="text"/>
    <style:style style:name="T103_71" style:family="text"/>
    <style:style style:name="T103_72" style:family="text"/>
    <style:style style:name="T103_73" style:family="text"/>
    <style:style style:name="T103_74" style:family="text"/>
    <style:style style:name="T103_75" style:family="text"/>
    <style:style style:name="T103_76" style:family="text"/>
    <style:style style:name="T103_77" style:family="text"/>
    <style:style style:name="T103_78" style:family="text"/>
    <style:style style:name="T103_79" style:family="text"/>
    <style:style style:name="T103_80" style:family="text"/>
    <style:style style:name="T103_81" style:family="text"/>
    <style:style style:name="T103_82" style:family="text"/>
    <style:style style:name="T103_83" style:family="text"/>
    <style:style style:name="T103_84" style:family="text"/>
    <style:style style:name="T103_85" style:family="text"/>
    <style:style style:name="T103_86" style:family="text"/>
    <style:style style:name="T103_87" style:family="text"/>
    <style:style style:name="T103_88" style:family="text"/>
    <style:style style:name="T103_89" style:family="text"/>
    <style:style style:name="T103_90" style:family="text"/>
    <style:style style:name="T103_91" style:family="text"/>
    <style:style style:name="T103_92" style:family="text"/>
    <style:style style:name="T103_93" style:family="text"/>
    <style:style style:name="T103_94" style:family="text"/>
    <style:style style:name="T103_95" style:family="text"/>
    <style:style style:name="T103_96" style:family="text"/>
    <style:style style:name="T103_97" style:family="text"/>
    <style:style style:name="T103_98" style:family="text"/>
    <style:style style:name="T103_99" style:family="text"/>
    <style:style style:name="T103_100" style:family="text"/>
    <style:style style:name="T103_101" style:family="text"/>
    <style:style style:name="T103_102" style:family="text"/>
    <style:style style:name="T103_103" style:family="text"/>
    <style:style style:name="T103_104" style:family="text"/>
    <style:style style:name="T103_105" style:family="text"/>
    <style:style style:name="T103_106" style:family="text"/>
    <style:style style:name="T103_107" style:family="text"/>
    <style:style style:name="T103_108" style:family="text"/>
    <style:style style:name="T103_109" style:family="text"/>
    <style:style style:name="T103_110" style:family="text"/>
    <style:style style:name="T103_111" style:family="text"/>
    <style:style style:name="T103_112" style:family="text"/>
    <style:style style:name="T103_113" style:family="text"/>
    <style:style style:name="T103_114" style:family="text"/>
    <style:style style:name="T103_115" style:family="text"/>
    <style:style style:name="T103_116" style:family="text"/>
    <style:style style:name="T103_117" style:family="text"/>
    <style:style style:name="T103_118" style:family="text"/>
    <style:style style:name="T103_119" style:family="text"/>
    <style:style style:name="T103_120" style:family="text"/>
    <style:style style:name="T103_121" style:family="text"/>
    <style:style style:name="T103_122" style:family="text"/>
    <style:style style:name="T103_123" style:family="text"/>
    <style:style style:name="T103_124" style:family="text"/>
    <style:style style:name="T103_125" style:family="text"/>
    <style:style style:name="T103_126" style:family="text"/>
    <style:style style:name="P104" style:family="paragraph" style:parent-style-name="Heading_20_3">
      <style:paragraph-properties fo:break-before="auto" fo:line-height="115%" style:writing-mode="lr-tb"/>
    </style:style>
    <style:style style:name="T104_1" style:family="text"/>
    <style:style style:name="T104_2" style:family="text">
      <style:text-properties fo:color="#ff0000"/>
    </style:style>
    <style:style style:name="P105" style:family="paragraph" style:parent-style-name="Heading_20_3">
      <style:paragraph-properties fo:break-before="auto" fo:line-height="115%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T105_15" style:family="text"/>
    <style:style style:name="T105_16" style:family="text"/>
    <style:style style:name="T105_17" style:family="text">
      <style:text-properties fo:background-color="#ffffff" fo:color="#ff0000" style:font-name="Courier New" fo:font-size="10pt" style:font-name-asian="Courier New" style:font-size-asian="10pt" style:font-name-complex="Courier New" style:font-size-complex="10pt"/>
    </style:style>
    <style:style style:name="T105_18" style:family="text">
      <style:text-properties fo:background-color="#ffffff" fo:color="#ff0000" style:font-name="Courier New" fo:font-size="10pt" style:font-name-asian="Courier New" style:font-size-asian="10pt" style:font-name-complex="Courier New" style:font-size-complex="10pt"/>
    </style:style>
    <style:style style:name="T105_19" style:family="text">
      <style:text-properties fo:background-color="#ffffff" fo:color="#ff0000" style:font-name="Courier New" fo:font-size="10pt" style:font-name-asian="Courier New" style:font-size-asian="10pt" style:font-name-complex="Courier New" style:font-size-complex="10pt"/>
    </style:style>
    <style:style style:name="T105_20" style:family="text">
      <style:text-properties fo:background-color="#ffffff" fo:color="#ff0000" style:font-name="Courier New" fo:font-size="10pt" style:font-name-asian="Courier New" style:font-size-asian="10pt" style:font-name-complex="Courier New" style:font-size-complex="10pt"/>
    </style:style>
    <style:style style:name="P106" style:family="paragraph" style:parent-style-name="Heading_20_3">
      <style:paragraph-properties fo:break-before="auto" fo:line-height="115%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106_6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106_7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106_8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106_9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106_10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106_1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106_1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106_1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106_1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106_15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106_16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P107" style:family="paragraph" style:parent-style-name="Heading_20_3">
      <style:paragraph-properties fo:break-before="auto" fo:line-height="115%" style:writing-mode="lr-tb"/>
    </style:style>
    <style:style style:name="P108" style:family="paragraph" style:parent-style-name="Standard">
      <style:paragraph-properties fo:break-before="auto" fo:text-indent="0cm" fo:line-height="115%" fo:margin-left="1.27cm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T108_21" style:family="text"/>
    <style:style style:name="T108_22" style:family="text"/>
    <style:style style:name="T108_23" style:family="text"/>
    <style:style style:name="T108_24" style:family="text"/>
    <style:style style:name="T108_25" style:family="text"/>
    <style:style style:name="T108_26" style:family="text"/>
    <style:style style:name="T108_27" style:family="text"/>
    <style:style style:name="T108_28" style:family="text"/>
    <style:style style:name="T108_29" style:family="text"/>
    <style:style style:name="T108_30" style:family="text"/>
    <style:style style:name="T108_31" style:family="text"/>
    <style:style style:name="T108_32" style:family="text"/>
    <style:style style:name="T108_33" style:family="text"/>
    <style:style style:name="T108_34" style:family="text"/>
    <style:style style:name="T108_35" style:family="text"/>
    <style:style style:name="T108_36" style:family="text"/>
    <style:style style:name="T108_37" style:family="text"/>
    <style:style style:name="T108_38" style:family="text"/>
    <style:style style:name="T108_39" style:family="text"/>
    <style:style style:name="T108_40" style:family="text"/>
    <style:style style:name="P109" style:family="paragraph" style:parent-style-name="Standard">
      <style:paragraph-properties fo:break-before="auto" fo:text-indent="0cm" fo:line-height="115%" fo:margin-left="1.27cm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T109_13" style:family="text"/>
    <style:style style:name="T109_14" style:family="text"/>
    <style:style style:name="T109_15" style:family="text"/>
    <style:style style:name="T109_16" style:family="text"/>
    <style:style style:name="T109_17" style:family="text"/>
    <style:style style:name="T109_18" style:family="text"/>
    <style:style style:name="T109_19" style:family="text"/>
    <style:style style:name="T109_20" style:family="text"/>
    <style:style style:name="T109_21" style:family="text"/>
    <style:style style:name="T109_22" style:family="text"/>
    <style:style style:name="T109_23" style:family="text"/>
    <style:style style:name="T109_24" style:family="text"/>
    <style:style style:name="T109_25" style:family="text"/>
    <style:style style:name="T109_26" style:family="text"/>
    <style:style style:name="T109_27" style:family="text"/>
    <style:style style:name="T109_28" style:family="text"/>
    <style:style style:name="T109_29" style:family="text"/>
    <style:style style:name="T109_30" style:family="text"/>
    <style:style style:name="T109_31" style:family="text"/>
    <style:style style:name="T109_32" style:family="text"/>
    <style:style style:name="T109_33" style:family="text"/>
    <style:style style:name="T109_34" style:family="text"/>
    <style:style style:name="T109_35" style:family="text"/>
    <style:style style:name="T109_36" style:family="text"/>
    <style:style style:name="T109_37" style:family="text"/>
    <style:style style:name="T109_38" style:family="text"/>
    <style:style style:name="T109_39" style:family="text"/>
    <style:style style:name="T109_40" style:family="text"/>
    <style:style style:name="T109_41" style:family="text"/>
    <style:style style:name="T109_42" style:family="text"/>
    <style:style style:name="P110" style:family="paragraph" style:parent-style-name="Standard">
      <style:paragraph-properties fo:break-before="auto" fo:text-indent="0cm" fo:line-height="115%" fo:margin-left="0cm" style:writing-mode="lr-tb"/>
    </style:style>
    <style:style style:name="T110_1" style:family="text"/>
    <style:style style:name="P111" style:family="paragraph" style:parent-style-name="Standard">
      <style:paragraph-properties fo:break-before="auto" fo:line-height="115%" fo:margin-top="0cm" fo:margin-bottom="0cm" style:writing-mode="lr-tb"/>
    </style:style>
    <style:style style:name="T111_1" style:family="text">
      <style:text-properties fo:font-style="italic" style:font-style-asian="italic" style:font-style-complex="italic"/>
    </style:style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T111_16" style:family="text"/>
    <style:style style:name="T111_17" style:family="text"/>
    <style:style style:name="T111_18" style:family="text"/>
    <style:style style:name="T111_19" style:family="text"/>
    <style:style style:name="T111_20" style:family="text"/>
    <style:style style:name="T111_21" style:family="text"/>
    <style:style style:name="T111_22" style:family="text"/>
    <style:style style:name="T111_23" style:family="text"/>
    <style:style style:name="T111_24" style:family="text"/>
    <style:style style:name="T111_25" style:family="text"/>
    <style:style style:name="T111_26" style:family="text"/>
    <style:style style:name="T111_27" style:family="text"/>
    <style:style style:name="T111_28" style:family="text"/>
    <style:style style:name="T111_29" style:family="text"/>
    <style:style style:name="T111_30" style:family="text"/>
    <style:style style:name="T111_31" style:family="text"/>
    <style:style style:name="T111_32" style:family="text"/>
    <style:style style:name="T111_33" style:family="text"/>
    <style:style style:name="T111_34" style:family="text"/>
    <style:style style:name="T111_35" style:family="text"/>
    <style:style style:name="T111_36" style:family="text"/>
    <style:style style:name="T111_37" style:family="text"/>
    <style:style style:name="T111_38" style:family="text"/>
    <style:style style:name="T111_39" style:family="text"/>
    <style:style style:name="T111_40" style:family="text"/>
    <style:style style:name="T111_41" style:family="text"/>
    <style:style style:name="T111_42" style:family="text"/>
    <style:style style:name="T111_43" style:family="text"/>
    <style:style style:name="T111_44" style:family="text"/>
    <style:style style:name="T111_45" style:family="text"/>
    <style:style style:name="T111_46" style:family="text"/>
    <style:style style:name="T111_47" style:family="text"/>
    <style:style style:name="T111_48" style:family="text"/>
    <style:style style:name="T111_49" style:family="text"/>
    <style:style style:name="T111_50" style:family="text"/>
    <style:style style:name="T111_51" style:family="text"/>
    <style:style style:name="T111_52" style:family="text"/>
    <style:style style:name="T111_53" style:family="text"/>
    <style:style style:name="T111_54" style:family="text"/>
    <style:style style:name="T111_55" style:family="text"/>
    <style:style style:name="T111_56" style:family="text"/>
    <style:style style:name="T111_57" style:family="text"/>
    <style:style style:name="T111_58" style:family="text"/>
    <style:style style:name="T111_59" style:family="text"/>
    <style:style style:name="T111_60" style:family="text"/>
    <style:style style:name="T111_61" style:family="text"/>
    <style:style style:name="T111_62" style:family="text"/>
    <style:style style:name="T111_63" style:family="text"/>
    <style:style style:name="T111_64" style:family="text"/>
    <style:style style:name="T111_65" style:family="text"/>
    <style:style style:name="T111_66" style:family="text"/>
    <style:style style:name="T111_67" style:family="text"/>
    <style:style style:name="T111_68" style:family="text"/>
    <style:style style:name="T111_69" style:family="text"/>
    <style:style style:name="T111_70" style:family="text"/>
    <style:style style:name="T111_71" style:family="text"/>
    <style:style style:name="T111_72" style:family="text"/>
    <style:style style:name="T111_73" style:family="text"/>
    <style:style style:name="T111_74" style:family="text"/>
    <style:style style:name="T111_75" style:family="text"/>
    <style:style style:name="T111_76" style:family="text"/>
    <style:style style:name="T111_77" style:family="text"/>
    <style:style style:name="T111_78" style:family="text"/>
    <style:style style:name="T111_79" style:family="text"/>
    <style:style style:name="T111_80" style:family="text"/>
    <style:style style:name="T111_81" style:family="text"/>
    <style:style style:name="T111_82" style:family="text"/>
    <style:style style:name="T111_83" style:family="text"/>
    <style:style style:name="T111_84" style:family="text"/>
    <style:style style:name="T111_85" style:family="text"/>
    <style:style style:name="T111_86" style:family="text"/>
    <style:style style:name="T111_87" style:family="text"/>
    <style:style style:name="T111_88" style:family="text"/>
    <style:style style:name="T111_89" style:family="text"/>
    <style:style style:name="T111_90" style:family="text"/>
    <style:style style:name="T111_91" style:family="text"/>
    <style:style style:name="T111_92" style:family="text"/>
    <style:style style:name="T111_93" style:family="text"/>
    <style:style style:name="T111_94" style:family="text"/>
    <style:style style:name="T111_95" style:family="text"/>
    <style:style style:name="T111_96" style:family="text"/>
    <style:style style:name="T111_97" style:family="text"/>
    <style:style style:name="T111_98" style:family="text"/>
    <style:style style:name="P112" style:family="paragraph" style:parent-style-name="Standard">
      <style:paragraph-properties fo:break-before="auto" fo:line-height="115%" style:writing-mode="lr-tb"/>
    </style:style>
    <style:style style:name="P113" style:family="paragraph" style:parent-style-name="Heading_20_3">
      <style:paragraph-properties fo:break-before="auto" fo:line-height="115%" style:writing-mode="lr-tb"/>
    </style:style>
    <style:style style:name="T113_1" style:family="text"/>
    <style:style style:name="T113_2" style:family="text">
      <style:text-properties fo:color="#ff0000"/>
    </style:style>
    <style:style style:name="P114" style:family="paragraph" style:parent-style-name="Heading_20_3">
      <style:paragraph-properties fo:break-before="auto" fo:line-height="115%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P115" style:family="paragraph" style:parent-style-name="Heading_20_3">
      <style:paragraph-properties fo:break-before="auto" fo:line-height="115%" style:writing-mode="lr-tb"/>
    </style:style>
    <style:style style:name="T115_1" style:family="text"/>
    <style:style style:name="T115_2" style:family="text"/>
    <style:style style:name="T115_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115_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115_5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115_6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115_7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115_8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115_9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115_10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115_1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115_1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115_1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115_1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115_15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115_16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115_17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115_18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115_19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115_20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115_2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115_2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115_2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115_2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115_25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115_26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115_27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115_28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115_29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P116" style:family="paragraph" style:parent-style-name="Heading_20_3">
      <style:paragraph-properties fo:break-before="auto" fo:line-height="115%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P117" style:family="paragraph" style:parent-style-name="Heading_20_3">
      <style:paragraph-properties fo:break-before="auto" fo:line-height="115%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P118" style:family="paragraph" style:parent-style-name="Heading_20_3">
      <style:paragraph-properties fo:break-before="auto" fo:line-height="115%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P119" style:family="paragraph" style:parent-style-name="Heading_20_3">
      <style:paragraph-properties fo:break-before="auto" fo:line-height="115%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P120" style:family="paragraph" style:parent-style-name="Heading_20_3">
      <style:paragraph-properties fo:break-before="auto" fo:line-height="115%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P121" style:family="paragraph" style:parent-style-name="Heading_20_3">
      <style:paragraph-properties fo:break-before="auto" fo:line-height="115%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P122" style:family="paragraph" style:parent-style-name="Heading_20_3">
      <style:paragraph-properties fo:break-before="auto" fo:line-height="115%" style:writing-mode="lr-tb"/>
    </style:style>
    <style:style style:name="T122_1" style:family="text"/>
    <style:style style:name="T122_2" style:family="text"/>
    <style:style style:name="P123" style:family="paragraph" style:parent-style-name="Heading_20_3">
      <style:paragraph-properties fo:break-before="auto" fo:line-height="115%" style:writing-mode="lr-tb"/>
    </style:style>
    <style:style style:name="T123_1" style:family="text"/>
    <style:style style:name="T123_2" style:family="text"/>
    <style:style style:name="P124" style:family="paragraph" style:parent-style-name="Heading_20_3">
      <style:paragraph-properties fo:break-before="auto" fo:line-height="115%" style:writing-mode="lr-tb"/>
    </style:style>
    <style:style style:name="T124_1" style:family="text"/>
    <style:style style:name="T124_2" style:family="text"/>
    <style:style style:name="P125" style:family="paragraph" style:parent-style-name="Heading_20_3">
      <style:paragraph-properties fo:break-before="auto" fo:line-height="115%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P126" style:family="paragraph" style:parent-style-name="Heading_20_3">
      <style:paragraph-properties fo:break-before="auto" fo:line-height="115%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P127" style:family="paragraph" style:parent-style-name="Heading_20_3">
      <style:paragraph-properties fo:break-before="auto" fo:line-height="115%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P128" style:family="paragraph" style:parent-style-name="Heading_20_3">
      <style:paragraph-properties fo:break-before="auto" fo:line-height="115%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P129" style:family="paragraph" style:parent-style-name="Heading_20_3">
      <style:paragraph-properties fo:break-before="auto" fo:line-height="115%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P130" style:family="paragraph" style:parent-style-name="Standard">
      <style:paragraph-properties fo:break-before="auto" fo:line-height="115%" style:writing-mode="lr-tb"/>
    </style:style>
    <style:style style:name="P131" style:family="paragraph" style:parent-style-name="Standard">
      <style:paragraph-properties fo:break-before="auto" fo:line-height="115%" fo:margin-top="0cm" fo:margin-bottom="0cm" style:writing-mode="lr-tb"/>
    </style:style>
    <style:style style:name="T131_1" style:family="text">
      <style:text-properties fo:font-style="italic" style:font-style-asian="italic" style:font-style-complex="italic"/>
    </style:style>
    <style:style style:name="T131_2" style:family="text">
      <style:text-properties fo:font-style="italic" style:font-style-asian="italic" style:font-style-complex="italic"/>
    </style:style>
    <style:style style:name="T131_3" style:family="text">
      <style:text-properties fo:font-style="italic" style:font-style-asian="italic" style:font-style-complex="italic"/>
    </style:style>
    <style:style style:name="T131_4" style:family="text">
      <style:text-properties fo:font-style="italic" style:font-style-asian="italic" style:font-style-complex="italic"/>
    </style:style>
    <style:style style:name="T131_5" style:family="text">
      <style:text-properties fo:font-style="italic" style:font-style-asian="italic" style:font-style-complex="italic"/>
    </style:style>
    <style:style style:name="T131_6" style:family="text">
      <style:text-properties fo:font-style="italic" style:font-style-asian="italic" style:font-style-complex="italic"/>
    </style:style>
    <style:style style:name="T131_7" style:family="text">
      <style:text-properties fo:font-style="italic" style:font-style-asian="italic" style:font-style-complex="italic"/>
    </style:style>
    <style:style style:name="T131_8" style:family="text">
      <style:text-properties fo:font-style="italic" style:font-style-asian="italic" style:font-style-complex="italic"/>
    </style:style>
    <style:style style:name="T131_9" style:family="text">
      <style:text-properties fo:font-style="italic" style:font-style-asian="italic" style:font-style-complex="italic"/>
    </style:style>
    <style:style style:name="T131_10" style:family="text"/>
    <style:style style:name="T131_11" style:family="text"/>
    <style:style style:name="T131_12" style:family="text"/>
    <style:style style:name="T131_13" style:family="text"/>
    <style:style style:name="T131_14" style:family="text"/>
    <style:style style:name="T131_15" style:family="text"/>
    <style:style style:name="T131_16" style:family="text"/>
    <style:style style:name="T131_17" style:family="text"/>
    <style:style style:name="T131_18" style:family="text"/>
    <style:style style:name="T131_19" style:family="text"/>
    <style:style style:name="T131_20" style:family="text"/>
    <style:style style:name="T131_21" style:family="text"/>
    <style:style style:name="T131_22" style:family="text"/>
    <style:style style:name="T131_23" style:family="text"/>
    <style:style style:name="T131_24" style:family="text"/>
    <style:style style:name="T131_25" style:family="text"/>
    <style:style style:name="T131_26" style:family="text"/>
    <style:style style:name="T131_27" style:family="text"/>
    <style:style style:name="T131_28" style:family="text"/>
    <style:style style:name="T131_29" style:family="text"/>
    <style:style style:name="T131_30" style:family="text"/>
    <style:style style:name="T131_31" style:family="text"/>
    <style:style style:name="T131_32" style:family="text"/>
    <style:style style:name="T131_33" style:family="text"/>
    <style:style style:name="T131_34" style:family="text"/>
    <style:style style:name="T131_35" style:family="text"/>
    <style:style style:name="T131_36" style:family="text"/>
    <style:style style:name="T131_37" style:family="text"/>
    <style:style style:name="T131_38" style:family="text"/>
    <style:style style:name="T131_39" style:family="text"/>
    <style:style style:name="T131_40" style:family="text"/>
    <style:style style:name="T131_41" style:family="text"/>
    <style:style style:name="T131_42" style:family="text"/>
    <style:style style:name="T131_43" style:family="text"/>
    <style:style style:name="T131_44" style:family="text"/>
    <style:style style:name="T131_45" style:family="text"/>
    <style:style style:name="T131_46" style:family="text"/>
    <style:style style:name="T131_47" style:family="text"/>
    <style:style style:name="T131_48" style:family="text"/>
    <style:style style:name="T131_49" style:family="text"/>
    <style:style style:name="T131_50" style:family="text"/>
    <style:style style:name="T131_51" style:family="text"/>
    <style:style style:name="T131_52" style:family="text"/>
    <style:style style:name="T131_53" style:family="text"/>
    <style:style style:name="T131_54" style:family="text"/>
    <style:style style:name="T131_55" style:family="text"/>
    <style:style style:name="T131_56" style:family="text"/>
    <style:style style:name="T131_57" style:family="text"/>
    <style:style style:name="T131_58" style:family="text"/>
    <style:style style:name="T131_59" style:family="text"/>
    <style:style style:name="T131_60" style:family="text"/>
    <style:style style:name="T131_61" style:family="text"/>
    <style:style style:name="T131_62" style:family="text"/>
    <style:style style:name="T131_63" style:family="text"/>
    <style:style style:name="T131_64" style:family="text"/>
    <style:style style:name="T131_65" style:family="text"/>
    <style:style style:name="T131_66" style:family="text"/>
    <style:style style:name="T131_67" style:family="text"/>
    <style:style style:name="T131_68" style:family="text"/>
    <style:style style:name="T131_69" style:family="text"/>
    <style:style style:name="T131_70" style:family="text"/>
    <style:style style:name="T131_71" style:family="text"/>
    <style:style style:name="T131_72" style:family="text"/>
    <style:style style:name="T131_73" style:family="text"/>
    <style:style style:name="T131_74" style:family="text"/>
    <style:style style:name="T131_75" style:family="text"/>
    <style:style style:name="T131_76" style:family="text"/>
    <style:style style:name="T131_77" style:family="text"/>
    <style:style style:name="T131_78" style:family="text"/>
    <style:style style:name="T131_79" style:family="text"/>
    <style:style style:name="T131_80" style:family="text"/>
    <style:style style:name="T131_81" style:family="text"/>
    <style:style style:name="T131_82" style:family="text"/>
    <style:style style:name="T131_83" style:family="text"/>
    <style:style style:name="T131_84" style:family="text"/>
    <style:style style:name="T131_85" style:family="text"/>
    <style:style style:name="T131_86" style:family="text"/>
    <style:style style:name="T131_87" style:family="text"/>
    <style:style style:name="T131_88" style:family="text"/>
    <style:style style:name="T131_89" style:family="text"/>
    <style:style style:name="T131_90" style:family="text"/>
    <style:style style:name="T131_91" style:family="text"/>
    <style:style style:name="T131_92" style:family="text"/>
    <style:style style:name="T131_93" style:family="text"/>
    <style:style style:name="T131_94" style:family="text"/>
    <style:style style:name="T131_95" style:family="text"/>
    <style:style style:name="T131_96" style:family="text"/>
    <style:style style:name="T131_97" style:family="text"/>
    <style:style style:name="T131_98" style:family="text"/>
    <style:style style:name="T131_99" style:family="text"/>
    <style:style style:name="T131_100" style:family="text"/>
    <style:style style:name="T131_101" style:family="text"/>
    <style:style style:name="T131_102" style:family="text"/>
    <style:style style:name="P132" style:family="paragraph" style:parent-style-name="Heading_20_3">
      <style:paragraph-properties fo:break-before="auto" fo:line-height="115%" style:writing-mode="lr-tb"/>
    </style:style>
    <style:style style:name="P133" style:family="paragraph" style:parent-style-name="Heading_20_3">
      <style:paragraph-properties fo:break-before="auto" fo:line-height="115%" style:writing-mode="lr-tb"/>
    </style:style>
    <style:style style:name="T133_1" style:family="text"/>
    <style:style style:name="T133_2" style:family="text">
      <style:text-properties fo:color="#ff0000"/>
    </style:style>
    <style:style style:name="P134" style:family="paragraph" style:parent-style-name="Heading_20_3">
      <style:paragraph-properties fo:break-before="auto" fo:line-height="115%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P135" style:family="paragraph" style:parent-style-name="Heading_20_3">
      <style:paragraph-properties fo:break-before="auto" fo:line-height="115%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P136" style:family="paragraph" style:parent-style-name="Heading_20_3">
      <style:paragraph-properties fo:break-before="auto" fo:line-height="115%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T136_11" style:family="text"/>
    <style:style style:name="T136_12" style:family="text"/>
    <style:style style:name="T136_13" style:family="text"/>
    <style:style style:name="P137" style:family="paragraph" style:parent-style-name="Heading_20_3">
      <style:paragraph-properties fo:break-before="auto" fo:line-height="115%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P138" style:family="paragraph" style:parent-style-name="Heading_20_3">
      <style:paragraph-properties fo:break-before="auto" fo:line-height="115%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P139" style:family="paragraph" style:parent-style-name="Heading_20_3">
      <style:paragraph-properties fo:break-before="auto" fo:line-height="115%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>
      <style:text-properties fo:color="#ff0000"/>
    </style:style>
    <style:style style:name="P140" style:family="paragraph" style:parent-style-name="Standard">
      <style:paragraph-properties fo:break-before="auto" fo:line-height="115%" style:writing-mode="lr-tb"/>
    </style:style>
    <style:style style:name="P141" style:family="paragraph" style:parent-style-name="Heading_20_3">
      <style:paragraph-properties fo:break-before="auto" fo:line-height="115%" style:writing-mode="lr-tb"/>
    </style:style>
    <style:style style:name="T141_1" style:family="text"/>
    <style:style style:name="T141_2" style:family="text"/>
    <style:style style:name="P142" style:family="paragraph" style:parent-style-name="Heading_20_3">
      <style:paragraph-properties fo:break-before="auto" fo:line-height="115%" style:writing-mode="lr-tb"/>
    </style:style>
    <style:style style:name="T142_1" style:family="text"/>
    <style:style style:name="T142_2" style:family="text"/>
    <style:style style:name="P143" style:family="paragraph" style:parent-style-name="Heading_20_3">
      <style:paragraph-properties fo:break-before="auto" fo:line-height="115%" style:writing-mode="lr-tb"/>
    </style:style>
    <style:style style:name="T143_1" style:family="text"/>
    <style:style style:name="T143_2" style:family="text"/>
    <style:style style:name="P144" style:family="paragraph" style:parent-style-name="Heading_20_3">
      <style:paragraph-properties fo:break-before="auto" fo:line-height="115%" style:writing-mode="lr-tb"/>
    </style:style>
    <style:style style:name="T144_1" style:family="text"/>
    <style:style style:name="T144_2" style:family="text"/>
    <style:style style:name="P145" style:family="paragraph" style:parent-style-name="Heading_20_3">
      <style:paragraph-properties fo:break-before="auto" fo:line-height="115%" style:writing-mode="lr-tb"/>
    </style:style>
    <style:style style:name="T145_1" style:family="text"/>
    <style:style style:name="T145_2" style:family="text"/>
    <style:style style:name="P146" style:family="paragraph" style:parent-style-name="Heading_20_3">
      <style:paragraph-properties fo:break-before="auto" fo:line-height="115%" style:writing-mode="lr-tb"/>
    </style:style>
    <style:style style:name="T146_1" style:family="text"/>
    <style:style style:name="T146_2" style:family="text"/>
    <style:style style:name="P147" style:family="paragraph" style:parent-style-name="Heading_20_3">
      <style:paragraph-properties fo:break-before="auto" fo:line-height="115%" style:writing-mode="lr-tb"/>
    </style:style>
    <style:style style:name="T147_1" style:family="text"/>
    <style:style style:name="T147_2" style:family="text"/>
    <style:style style:name="P148" style:family="paragraph" style:parent-style-name="Heading_20_3">
      <style:paragraph-properties fo:break-before="auto" fo:line-height="115%" style:writing-mode="lr-tb"/>
    </style:style>
    <style:style style:name="T148_1" style:family="text"/>
    <style:style style:name="T148_2" style:family="text"/>
    <style:style style:name="P149" style:family="paragraph" style:parent-style-name="Heading_20_3">
      <style:paragraph-properties fo:break-before="auto" fo:line-height="115%" style:writing-mode="lr-tb"/>
    </style:style>
    <style:style style:name="T149_1" style:family="text"/>
    <style:style style:name="T149_2" style:family="text"/>
    <style:style style:name="P150" style:family="paragraph" style:parent-style-name="Heading_20_3">
      <style:paragraph-properties fo:break-before="auto" fo:line-height="115%" style:writing-mode="lr-tb"/>
    </style:style>
    <style:style style:name="T150_1" style:family="text"/>
    <style:style style:name="T150_2" style:family="text"/>
    <style:style style:name="P151" style:family="paragraph" style:parent-style-name="Heading_20_3">
      <style:paragraph-properties fo:break-before="auto" fo:line-height="115%" style:writing-mode="lr-tb"/>
    </style:style>
    <style:style style:name="T151_1" style:family="text"/>
    <style:style style:name="T151_2" style:family="text"/>
    <style:style style:name="P152" style:family="paragraph" style:parent-style-name="Heading_20_3">
      <style:paragraph-properties fo:break-before="auto" fo:line-height="115%" style:writing-mode="lr-tb"/>
    </style:style>
    <style:style style:name="T152_1" style:family="text"/>
    <style:style style:name="T152_2" style:family="text"/>
    <style:style style:name="P153" style:family="paragraph" style:parent-style-name="Heading_20_3">
      <style:paragraph-properties fo:break-before="auto" fo:line-height="115%" style:writing-mode="lr-tb"/>
    </style:style>
    <style:style style:name="T153_1" style:family="text"/>
    <style:style style:name="T153_2" style:family="text"/>
    <style:style style:name="P154" style:family="paragraph" style:parent-style-name="Heading_20_3">
      <style:paragraph-properties fo:break-before="auto" fo:line-height="115%" style:writing-mode="lr-tb"/>
    </style:style>
    <style:style style:name="T154_1" style:family="text"/>
    <style:style style:name="T154_2" style:family="text"/>
    <style:style style:name="P155" style:family="paragraph" style:parent-style-name="Heading_20_3">
      <style:paragraph-properties fo:break-before="auto" fo:line-height="115%" style:writing-mode="lr-tb"/>
    </style:style>
    <style:style style:name="T155_1" style:family="text"/>
    <style:style style:name="T155_2" style:family="text"/>
    <style:style style:name="P156" style:family="paragraph" style:parent-style-name="Heading_20_3">
      <style:paragraph-properties fo:break-before="auto" fo:line-height="115%" style:writing-mode="lr-tb"/>
    </style:style>
    <style:style style:name="T156_1" style:family="text"/>
    <style:style style:name="T156_2" style:family="text"/>
    <style:style style:name="P157" style:family="paragraph" style:parent-style-name="Heading_20_3">
      <style:paragraph-properties fo:break-before="auto" fo:line-height="115%" style:writing-mode="lr-tb"/>
    </style:style>
    <style:style style:name="T157_1" style:family="text"/>
    <style:style style:name="T157_2" style:family="text"/>
    <style:style style:name="P158" style:family="paragraph" style:parent-style-name="Heading_20_3">
      <style:paragraph-properties fo:break-before="auto" fo:line-height="115%" style:writing-mode="lr-tb"/>
    </style:style>
    <style:style style:name="T158_1" style:family="text"/>
    <style:style style:name="T158_2" style:family="text"/>
    <style:style style:name="P159" style:family="paragraph" style:parent-style-name="Heading_20_3">
      <style:paragraph-properties fo:break-before="auto" fo:line-height="115%" style:writing-mode="lr-tb"/>
    </style:style>
    <style:style style:name="T159_1" style:family="text"/>
    <style:style style:name="T159_2" style:family="text"/>
    <style:style style:name="P160" style:family="paragraph" style:parent-style-name="Standard">
      <style:paragraph-properties fo:break-before="auto" fo:line-height="115%" style:writing-mode="lr-tb"/>
    </style:style>
    <style:style style:name="P161" style:family="paragraph" style:parent-style-name="Standard">
      <style:paragraph-properties fo:break-before="auto" fo:line-height="115%" fo:margin-top="0cm" fo:margin-bottom="0cm" style:writing-mode="lr-tb"/>
    </style:style>
    <style:style style:name="T161_1" style:family="text">
      <style:text-properties fo:font-style="italic" style:font-style-asian="italic" style:font-style-complex="italic"/>
    </style:style>
    <style:style style:name="T161_2" style:family="text">
      <style:text-properties fo:font-style="italic" style:font-style-asian="italic" style:font-style-complex="italic"/>
    </style:style>
    <style:style style:name="T161_3" style:family="text">
      <style:text-properties fo:font-style="italic" style:font-style-asian="italic" style:font-style-complex="italic"/>
    </style:style>
    <style:style style:name="T161_4" style:family="text">
      <style:text-properties fo:font-style="italic" style:font-style-asian="italic" style:font-style-complex="italic"/>
    </style:style>
    <style:style style:name="T161_5" style:family="text">
      <style:text-properties fo:font-style="italic" style:font-style-asian="italic" style:font-style-complex="italic"/>
    </style:style>
    <style:style style:name="T161_6" style:family="text"/>
    <style:style style:name="T161_7" style:family="text"/>
    <style:style style:name="T161_8" style:family="text"/>
    <style:style style:name="T161_9" style:family="text"/>
    <style:style style:name="T161_10" style:family="text"/>
    <style:style style:name="T161_11" style:family="text"/>
    <style:style style:name="T161_12" style:family="text"/>
    <style:style style:name="T161_13" style:family="text"/>
    <style:style style:name="T161_14" style:family="text"/>
    <style:style style:name="T161_15" style:family="text"/>
    <style:style style:name="T161_16" style:family="text"/>
    <style:style style:name="T161_17" style:family="text"/>
    <style:style style:name="T161_18" style:family="text"/>
    <style:style style:name="T161_19" style:family="text"/>
    <style:style style:name="T161_20" style:family="text"/>
    <style:style style:name="T161_21" style:family="text"/>
    <style:style style:name="T161_22" style:family="text"/>
    <style:style style:name="T161_23" style:family="text"/>
    <style:style style:name="T161_24" style:family="text"/>
    <style:style style:name="T161_25" style:family="text"/>
    <style:style style:name="T161_26" style:family="text"/>
    <style:style style:name="T161_27" style:family="text"/>
    <style:style style:name="T161_28" style:family="text"/>
    <style:style style:name="T161_29" style:family="text"/>
    <style:style style:name="T161_30" style:family="text"/>
    <style:style style:name="T161_31" style:family="text"/>
    <style:style style:name="T161_32" style:family="text"/>
    <style:style style:name="T161_33" style:family="text"/>
    <style:style style:name="T161_34" style:family="text"/>
    <style:style style:name="T161_35" style:family="text"/>
    <style:style style:name="T161_36" style:family="text"/>
    <style:style style:name="T161_37" style:family="text"/>
    <style:style style:name="T161_38" style:family="text"/>
    <style:style style:name="T161_39" style:family="text"/>
    <style:style style:name="T161_40" style:family="text"/>
    <style:style style:name="T161_41" style:family="text"/>
    <style:style style:name="T161_42" style:family="text"/>
    <style:style style:name="T161_43" style:family="text"/>
    <style:style style:name="T161_44" style:family="text"/>
    <style:style style:name="T161_45" style:family="text"/>
    <style:style style:name="T161_46" style:family="text"/>
    <style:style style:name="T161_47" style:family="text"/>
    <style:style style:name="T161_48" style:family="text"/>
    <style:style style:name="T161_49" style:family="text"/>
    <style:style style:name="T161_50" style:family="text"/>
    <style:style style:name="T161_51" style:family="text"/>
    <style:style style:name="T161_52" style:family="text"/>
    <style:style style:name="T161_53" style:family="text"/>
    <style:style style:name="T161_54" style:family="text"/>
    <style:style style:name="T161_55" style:family="text"/>
    <style:style style:name="T161_56" style:family="text"/>
    <style:style style:name="T161_57" style:family="text"/>
    <style:style style:name="T161_58" style:family="text"/>
    <style:style style:name="T161_59" style:family="text"/>
    <style:style style:name="T161_60" style:family="text"/>
    <style:style style:name="T161_61" style:family="text"/>
    <style:style style:name="T161_62" style:family="text"/>
    <style:style style:name="T161_63" style:family="text"/>
    <style:style style:name="T161_64" style:family="text"/>
    <style:style style:name="T161_65" style:family="text"/>
    <style:style style:name="T161_66" style:family="text"/>
    <style:style style:name="T161_67" style:family="text"/>
    <style:style style:name="T161_68" style:family="text"/>
    <style:style style:name="T161_69" style:family="text"/>
    <style:style style:name="T161_70" style:family="text"/>
    <style:style style:name="T161_71" style:family="text"/>
    <style:style style:name="T161_72" style:family="text"/>
    <style:style style:name="T161_73" style:family="text"/>
    <style:style style:name="T161_74" style:family="text"/>
    <style:style style:name="T161_75" style:family="text"/>
    <style:style style:name="T161_76" style:family="text"/>
    <style:style style:name="T161_77" style:family="text"/>
    <style:style style:name="T161_78" style:family="text"/>
    <style:style style:name="T161_79" style:family="text"/>
    <style:style style:name="T161_80" style:family="text"/>
    <style:style style:name="T161_81" style:family="text"/>
    <style:style style:name="T161_82" style:family="text"/>
    <style:style style:name="T161_83" style:family="text"/>
    <style:style style:name="T161_84" style:family="text"/>
    <style:style style:name="T161_85" style:family="text"/>
    <style:style style:name="T161_86" style:family="text"/>
    <style:style style:name="T161_87" style:family="text"/>
    <style:style style:name="T161_88" style:family="text"/>
    <style:style style:name="T161_89" style:family="text"/>
    <style:style style:name="T161_90" style:family="text"/>
    <style:style style:name="T161_91" style:family="text"/>
    <style:style style:name="T161_92" style:family="text"/>
    <style:style style:name="T161_93" style:family="text"/>
    <style:style style:name="T161_94" style:family="text"/>
    <style:style style:name="T161_95" style:family="text"/>
    <style:style style:name="T161_96" style:family="text"/>
    <style:style style:name="T161_97" style:family="text"/>
    <style:style style:name="T161_98" style:family="text"/>
    <style:style style:name="T161_99" style:family="text"/>
    <style:style style:name="T161_100" style:family="text"/>
    <style:style style:name="T161_101" style:family="text"/>
    <style:style style:name="T161_102" style:family="text"/>
    <style:style style:name="T161_103" style:family="text"/>
    <style:style style:name="T161_104" style:family="text"/>
    <style:style style:name="T161_105" style:family="text"/>
    <style:style style:name="T161_106" style:family="text"/>
    <style:style style:name="T161_107" style:family="text"/>
    <style:style style:name="T161_108" style:family="text"/>
    <style:style style:name="T161_109" style:family="text"/>
    <style:style style:name="T161_110" style:family="text"/>
    <style:style style:name="T161_111" style:family="text"/>
    <style:style style:name="T161_112" style:family="text"/>
    <style:style style:name="T161_113" style:family="text"/>
    <style:style style:name="T161_114" style:family="text"/>
    <style:style style:name="T161_115" style:family="text"/>
    <style:style style:name="T161_116" style:family="text"/>
    <style:style style:name="T161_117" style:family="text"/>
    <style:style style:name="T161_118" style:family="text"/>
    <style:style style:name="T161_119" style:family="text"/>
    <style:style style:name="T161_120" style:family="text"/>
    <style:style style:name="T161_121" style:family="text"/>
    <style:style style:name="T161_122" style:family="text"/>
    <style:style style:name="T161_123" style:family="text"/>
    <style:style style:name="T161_124" style:family="text"/>
    <style:style style:name="T161_125" style:family="text"/>
    <style:style style:name="T161_126" style:family="text"/>
    <style:style style:name="T161_127" style:family="text"/>
    <style:style style:name="T161_128" style:family="text"/>
    <style:style style:name="T161_129" style:family="text"/>
    <style:style style:name="T161_130" style:family="text"/>
    <style:style style:name="T161_131" style:family="text"/>
    <style:style style:name="T161_132" style:family="text"/>
    <style:style style:name="T161_133" style:family="text"/>
    <style:style style:name="T161_134" style:family="text"/>
    <style:style style:name="T161_135" style:family="text"/>
    <style:style style:name="T161_136" style:family="text"/>
    <style:style style:name="T161_137" style:family="text"/>
    <style:style style:name="T161_138" style:family="text"/>
    <style:style style:name="T161_139" style:family="text"/>
    <style:style style:name="T161_140" style:family="text"/>
    <style:style style:name="T161_141" style:family="text"/>
    <style:style style:name="T161_142" style:family="text"/>
    <style:style style:name="T161_143" style:family="text"/>
    <style:style style:name="T161_144" style:family="text"/>
    <style:style style:name="T161_145" style:family="text"/>
    <style:style style:name="T161_146" style:family="text"/>
    <style:style style:name="T161_147" style:family="text"/>
    <style:style style:name="T161_148" style:family="text"/>
    <style:style style:name="T161_149" style:family="text"/>
    <style:style style:name="T161_150" style:family="text"/>
    <style:style style:name="P162" style:family="paragraph" style:parent-style-name="Standard">
      <style:paragraph-properties fo:break-before="auto" fo:line-height="115%" style:writing-mode="lr-tb"/>
    </style:style>
    <style:style style:name="P163" style:family="paragraph" style:parent-style-name="Heading_20_3">
      <style:paragraph-properties fo:break-before="auto" fo:line-height="115%" style:writing-mode="lr-tb"/>
    </style:style>
    <style:style style:name="T163_1" style:family="text">
      <style:text-properties fo:color="#d9d9d9"/>
    </style:style>
    <style:style style:name="P164" style:family="paragraph" style:parent-style-name="Heading_20_3">
      <style:paragraph-properties fo:break-before="auto" fo:line-height="115%" style:writing-mode="lr-tb"/>
    </style:style>
    <style:style style:name="T164_1" style:family="text"/>
    <style:style style:name="T164_2" style:family="text">
      <style:text-properties fo:color="#ff0000"/>
    </style:style>
    <style:style style:name="P165" style:family="paragraph" style:parent-style-name="Heading_20_3">
      <style:paragraph-properties fo:break-before="auto" fo:line-height="115%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/>
    <style:style style:name="T165_8" style:family="text"/>
    <style:style style:name="T165_9" style:family="text"/>
    <style:style style:name="T165_10" style:family="text"/>
    <style:style style:name="T165_11" style:family="text"/>
    <style:style style:name="T165_12" style:family="text"/>
    <style:style style:name="T165_1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165_1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165_15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P166" style:family="paragraph" style:parent-style-name="Heading_20_3">
      <style:paragraph-properties fo:break-before="auto" fo:line-height="115%" style:writing-mode="lr-tb"/>
    </style:style>
    <style:style style:name="T166_1" style:family="text"/>
    <style:style style:name="T166_2" style:family="text"/>
    <style:style style:name="T166_3" style:family="text"/>
    <style:style style:name="T166_4" style:family="text"/>
    <style:style style:name="P167" style:family="paragraph" style:parent-style-name="Heading_20_3">
      <style:paragraph-properties fo:break-before="auto" fo:line-height="115%" style:writing-mode="lr-tb"/>
    </style:style>
    <style:style style:name="T167_1" style:family="text"/>
    <style:style style:name="P168" style:family="paragraph" style:parent-style-name="Heading_20_3">
      <style:paragraph-properties fo:break-before="auto" fo:line-height="115%" style:writing-mode="lr-tb"/>
    </style:style>
    <style:style style:name="T168_1" style:family="text"/>
    <style:style style:name="P169" style:family="paragraph" style:parent-style-name="Heading_20_3">
      <style:paragraph-properties fo:break-before="auto" fo:line-height="115%" style:writing-mode="lr-tb"/>
    </style:style>
    <style:style style:name="T169_1" style:family="text"/>
    <style:style style:name="P170" style:family="paragraph" style:parent-style-name="Heading_20_3">
      <style:paragraph-properties fo:break-before="auto" fo:line-height="115%" style:writing-mode="lr-tb"/>
    </style:style>
    <style:style style:name="T170_1" style:family="text"/>
    <style:style style:name="T170_2" style:family="text"/>
    <style:style style:name="T170_3" style:family="text"/>
    <style:style style:name="T170_4" style:family="text"/>
    <style:style style:name="T170_5" style:family="text"/>
    <style:style style:name="T170_6" style:family="text"/>
    <style:style style:name="T170_7" style:family="text"/>
    <style:style style:name="T170_8" style:family="text"/>
    <style:style style:name="T170_9" style:family="text"/>
    <style:style style:name="P171" style:family="paragraph" style:parent-style-name="Standard">
      <style:paragraph-properties fo:break-before="auto" fo:line-height="115%" style:writing-mode="lr-tb"/>
    </style:style>
    <style:style style:name="P172" style:family="paragraph" style:parent-style-name="Heading_20_3">
      <style:paragraph-properties fo:break-before="auto" fo:line-height="115%" style:writing-mode="lr-tb"/>
    </style:style>
    <style:style style:name="T172_1" style:family="text"/>
    <style:style style:name="P173" style:family="paragraph" style:parent-style-name="Heading_20_3">
      <style:paragraph-properties fo:break-before="auto" fo:line-height="115%" style:writing-mode="lr-tb"/>
    </style:style>
    <style:style style:name="T173_1" style:family="text"/>
    <style:style style:name="P174" style:family="paragraph" style:parent-style-name="Heading_20_3">
      <style:paragraph-properties fo:break-before="auto" fo:line-height="115%" style:writing-mode="lr-tb"/>
    </style:style>
    <style:style style:name="T174_1" style:family="text"/>
    <style:style style:name="T174_2" style:family="text"/>
    <style:style style:name="T174_3" style:family="text"/>
    <style:style style:name="T174_4" style:family="text"/>
    <style:style style:name="T174_5" style:family="text"/>
    <style:style style:name="T174_6" style:family="text"/>
    <style:style style:name="T174_7" style:family="text"/>
    <style:style style:name="T174_8" style:family="text"/>
    <style:style style:name="T174_9" style:family="text"/>
    <style:style style:name="T174_10" style:family="text"/>
    <style:style style:name="T174_11" style:family="text"/>
    <style:style style:name="P175" style:family="paragraph" style:parent-style-name="Heading_20_3">
      <style:paragraph-properties fo:break-before="auto" fo:line-height="115%" style:writing-mode="lr-tb"/>
    </style:style>
    <style:style style:name="P176" style:family="paragraph" style:parent-style-name="Heading_20_3">
      <style:paragraph-properties fo:break-before="auto" fo:line-height="115%" style:writing-mode="lr-tb"/>
    </style:style>
    <style:style style:name="T176_1" style:family="text"/>
    <style:style style:name="P177" style:family="paragraph" style:parent-style-name="Heading_20_3">
      <style:paragraph-properties fo:break-before="auto" fo:line-height="115%" style:writing-mode="lr-tb"/>
    </style:style>
    <style:style style:name="T177_1" style:family="text"/>
    <style:style style:name="P178" style:family="paragraph" style:parent-style-name="Heading_20_3">
      <style:paragraph-properties fo:break-before="auto" fo:line-height="115%" style:writing-mode="lr-tb"/>
    </style:style>
    <style:style style:name="T178_1" style:family="text"/>
    <style:style style:name="P179" style:family="paragraph" style:parent-style-name="Heading_20_3">
      <style:paragraph-properties fo:break-before="auto" fo:line-height="115%" style:writing-mode="lr-tb"/>
    </style:style>
    <style:style style:name="T179_1" style:family="text"/>
    <style:style style:name="P180" style:family="paragraph" style:parent-style-name="Standard">
      <style:paragraph-properties fo:break-before="auto" fo:line-height="115%" style:writing-mode="lr-tb"/>
    </style:style>
    <style:style style:name="P181" style:family="paragraph" style:parent-style-name="Heading_20_3">
      <style:paragraph-properties fo:break-before="auto" fo:line-height="115%" style:writing-mode="lr-tb"/>
    </style:style>
    <style:style style:name="T181_1" style:family="text"/>
    <style:style style:name="T181_2" style:family="text"/>
    <style:style style:name="T181_3" style:family="text"/>
    <style:style style:name="T181_4" style:family="text"/>
    <style:style style:name="P182" style:family="paragraph" style:parent-style-name="Heading_20_3">
      <style:paragraph-properties fo:break-before="auto" fo:line-height="115%" style:writing-mode="lr-tb"/>
    </style:style>
    <style:style style:name="T182_1" style:family="text"/>
    <style:style style:name="P183" style:family="paragraph" style:parent-style-name="Heading_20_3">
      <style:paragraph-properties fo:break-before="auto" fo:line-height="115%" style:writing-mode="lr-tb"/>
    </style:style>
    <style:style style:name="T183_1" style:family="text"/>
    <style:style style:name="P184" style:family="paragraph" style:parent-style-name="Heading_20_3">
      <style:paragraph-properties fo:break-before="auto" fo:line-height="115%" style:writing-mode="lr-tb"/>
    </style:style>
    <style:style style:name="T184_1" style:family="text"/>
    <style:style style:name="P185" style:family="paragraph" style:parent-style-name="Heading_20_3">
      <style:paragraph-properties fo:break-before="auto" fo:line-height="115%" style:writing-mode="lr-tb"/>
    </style:style>
    <style:style style:name="T185_1" style:family="text"/>
    <style:style style:name="T185_2" style:family="text"/>
    <style:style style:name="T185_3" style:family="text"/>
    <style:style style:name="P186" style:family="paragraph" style:parent-style-name="Heading_20_3">
      <style:paragraph-properties fo:break-before="auto" fo:line-height="115%" style:writing-mode="lr-tb"/>
    </style:style>
    <style:style style:name="T186_1" style:family="text"/>
    <style:style style:name="P187" style:family="paragraph" style:parent-style-name="Standard">
      <style:paragraph-properties fo:break-before="auto" fo:line-height="115%" style:writing-mode="lr-tb"/>
    </style:style>
    <style:style style:name="P188" style:family="paragraph" style:parent-style-name="Standard">
      <style:paragraph-properties fo:break-before="auto" fo:line-height="115%" fo:margin-top="0cm" fo:margin-bottom="0cm" style:writing-mode="lr-tb"/>
    </style:style>
    <style:style style:name="T188_1" style:family="text">
      <style:text-properties fo:font-style="italic" style:font-style-asian="italic" style:font-style-complex="italic"/>
    </style:style>
    <style:style style:name="T188_2" style:family="text">
      <style:text-properties fo:font-style="italic" style:font-style-asian="italic" style:font-style-complex="italic"/>
    </style:style>
    <style:style style:name="T188_3" style:family="text">
      <style:text-properties fo:font-style="italic" style:font-style-asian="italic" style:font-style-complex="italic"/>
    </style:style>
    <style:style style:name="T188_4" style:family="text">
      <style:text-properties fo:font-style="italic" style:font-style-asian="italic" style:font-style-complex="italic"/>
    </style:style>
    <style:style style:name="T188_5" style:family="text">
      <style:text-properties fo:font-style="italic" style:font-style-asian="italic" style:font-style-complex="italic"/>
    </style:style>
    <style:style style:name="T188_6" style:family="text">
      <style:text-properties fo:font-style="italic" style:font-style-asian="italic" style:font-style-complex="italic"/>
    </style:style>
    <style:style style:name="T188_7" style:family="text">
      <style:text-properties fo:font-style="italic" style:font-style-asian="italic" style:font-style-complex="italic"/>
    </style:style>
    <style:style style:name="T188_8" style:family="text"/>
    <style:style style:name="T188_9" style:family="text"/>
    <style:style style:name="T188_10" style:family="text"/>
    <style:style style:name="T188_11" style:family="text"/>
    <style:style style:name="T188_12" style:family="text"/>
    <style:style style:name="T188_13" style:family="text"/>
    <style:style style:name="T188_14" style:family="text"/>
    <style:style style:name="T188_15" style:family="text"/>
    <style:style style:name="T188_16" style:family="text"/>
    <style:style style:name="T188_17" style:family="text"/>
    <style:style style:name="T188_18" style:family="text"/>
    <style:style style:name="T188_19" style:family="text"/>
    <style:style style:name="T188_20" style:family="text"/>
    <style:style style:name="T188_21" style:family="text"/>
    <style:style style:name="T188_22" style:family="text"/>
    <style:style style:name="T188_23" style:family="text"/>
    <style:style style:name="T188_24" style:family="text"/>
    <style:style style:name="T188_25" style:family="text"/>
    <style:style style:name="T188_26" style:family="text"/>
    <style:style style:name="T188_27" style:family="text"/>
    <style:style style:name="T188_28" style:family="text"/>
    <style:style style:name="T188_29" style:family="text"/>
    <style:style style:name="T188_30" style:family="text"/>
    <style:style style:name="T188_31" style:family="text"/>
    <style:style style:name="T188_32" style:family="text"/>
    <style:style style:name="T188_33" style:family="text"/>
    <style:style style:name="T188_34" style:family="text"/>
    <style:style style:name="T188_35" style:family="text"/>
    <style:style style:name="T188_36" style:family="text"/>
    <style:style style:name="T188_37" style:family="text"/>
    <style:style style:name="T188_38" style:family="text"/>
    <style:style style:name="T188_39" style:family="text"/>
    <style:style style:name="T188_40" style:family="text"/>
    <style:style style:name="T188_41" style:family="text"/>
    <style:style style:name="T188_42" style:family="text"/>
    <style:style style:name="T188_43" style:family="text"/>
    <style:style style:name="T188_44" style:family="text"/>
    <style:style style:name="T188_45" style:family="text"/>
    <style:style style:name="T188_46" style:family="text"/>
    <style:style style:name="T188_47" style:family="text"/>
    <style:style style:name="T188_48" style:family="text"/>
    <style:style style:name="T188_49" style:family="text"/>
    <style:style style:name="T188_50" style:family="text"/>
    <style:style style:name="T188_51" style:family="text"/>
    <style:style style:name="T188_52" style:family="text"/>
    <style:style style:name="T188_53" style:family="text"/>
    <style:style style:name="T188_54" style:family="text"/>
    <style:style style:name="T188_55" style:family="text"/>
    <style:style style:name="T188_56" style:family="text"/>
    <style:style style:name="T188_57" style:family="text"/>
    <style:style style:name="T188_58" style:family="text"/>
    <style:style style:name="T188_59" style:family="text"/>
    <style:style style:name="T188_60" style:family="text"/>
    <style:style style:name="T188_61" style:family="text"/>
    <style:style style:name="T188_62" style:family="text"/>
    <style:style style:name="T188_63" style:family="text"/>
    <style:style style:name="T188_64" style:family="text"/>
    <style:style style:name="T188_65" style:family="text"/>
    <style:style style:name="T188_66" style:family="text"/>
    <style:style style:name="T188_67" style:family="text"/>
    <style:style style:name="T188_68" style:family="text"/>
    <style:style style:name="T188_69" style:family="text"/>
    <style:style style:name="T188_70" style:family="text"/>
    <style:style style:name="T188_71" style:family="text"/>
    <style:style style:name="T188_72" style:family="text"/>
    <style:style style:name="T188_73" style:family="text"/>
    <style:style style:name="T188_74" style:family="text"/>
    <style:style style:name="T188_75" style:family="text"/>
    <style:style style:name="T188_76" style:family="text"/>
    <style:style style:name="T188_77" style:family="text"/>
    <style:style style:name="T188_78" style:family="text"/>
    <style:style style:name="T188_79" style:family="text"/>
    <style:style style:name="T188_80" style:family="text"/>
    <style:style style:name="T188_81" style:family="text"/>
    <style:style style:name="T188_82" style:family="text"/>
    <style:style style:name="T188_83" style:family="text"/>
    <style:style style:name="T188_84" style:family="text"/>
    <style:style style:name="T188_85" style:family="text"/>
    <style:style style:name="T188_86" style:family="text"/>
    <style:style style:name="T188_87" style:family="text"/>
    <style:style style:name="T188_88" style:family="text"/>
    <style:style style:name="T188_89" style:family="text"/>
    <style:style style:name="T188_90" style:family="text"/>
    <style:style style:name="T188_91" style:family="text"/>
    <style:style style:name="T188_92" style:family="text"/>
    <style:style style:name="T188_93" style:family="text"/>
    <style:style style:name="T188_94" style:family="text"/>
    <style:style style:name="T188_95" style:family="text"/>
    <style:style style:name="T188_96" style:family="text"/>
    <style:style style:name="T188_97" style:family="text"/>
    <style:style style:name="T188_98" style:family="text"/>
    <style:style style:name="T188_99" style:family="text"/>
    <style:style style:name="T188_100" style:family="text"/>
    <style:style style:name="T188_101" style:family="text"/>
    <style:style style:name="T188_102" style:family="text"/>
    <style:style style:name="T188_103" style:family="text"/>
    <style:style style:name="T188_104" style:family="text"/>
    <style:style style:name="T188_105" style:family="text"/>
    <style:style style:name="T188_106" style:family="text"/>
    <style:style style:name="T188_107" style:family="text"/>
    <style:style style:name="T188_108" style:family="text"/>
    <style:style style:name="T188_109" style:family="text"/>
    <style:style style:name="T188_110" style:family="text"/>
    <style:style style:name="T188_111" style:family="text"/>
    <style:style style:name="T188_112" style:family="text"/>
    <style:style style:name="T188_113" style:family="text"/>
    <style:style style:name="T188_114" style:family="text"/>
    <style:style style:name="T188_115" style:family="text"/>
    <style:style style:name="T188_116" style:family="text"/>
    <style:style style:name="T188_117" style:family="text"/>
    <style:style style:name="T188_118" style:family="text"/>
    <style:style style:name="T188_119" style:family="text"/>
    <style:style style:name="T188_120" style:family="text"/>
    <style:style style:name="T188_121" style:family="text"/>
    <style:style style:name="T188_122" style:family="text"/>
    <style:style style:name="T188_123" style:family="text"/>
    <style:style style:name="T188_124" style:family="text"/>
    <style:style style:name="T188_125" style:family="text"/>
    <style:style style:name="T188_126" style:family="text"/>
    <style:style style:name="T188_127" style:family="text"/>
    <style:style style:name="T188_128" style:family="text"/>
    <style:style style:name="T188_129" style:family="text"/>
    <style:style style:name="T188_130" style:family="text"/>
    <style:style style:name="T188_131" style:family="text"/>
    <style:style style:name="T188_132" style:family="text"/>
    <style:style style:name="T188_133" style:family="text"/>
    <style:style style:name="T188_134" style:family="text"/>
    <style:style style:name="T188_135" style:family="text"/>
    <style:style style:name="T188_136" style:family="text"/>
    <style:style style:name="T188_137" style:family="text"/>
    <style:style style:name="T188_138" style:family="text"/>
    <style:style style:name="T188_139" style:family="text"/>
    <style:style style:name="T188_140" style:family="text"/>
    <style:style style:name="T188_141" style:family="text"/>
    <style:style style:name="T188_142" style:family="text"/>
    <style:style style:name="T188_143" style:family="text"/>
    <style:style style:name="T188_144" style:family="text"/>
    <style:style style:name="T188_145" style:family="text"/>
    <style:style style:name="T188_146" style:family="text"/>
    <style:style style:name="T188_147" style:family="text"/>
    <style:style style:name="T188_148" style:family="text"/>
    <style:style style:name="T188_149" style:family="text"/>
    <style:style style:name="T188_150" style:family="text"/>
    <style:style style:name="T188_151" style:family="text"/>
    <style:style style:name="T188_152" style:family="text"/>
    <style:style style:name="T188_153" style:family="text"/>
    <style:style style:name="T188_154" style:family="text"/>
    <style:style style:name="T188_155" style:family="text"/>
    <style:style style:name="T188_156" style:family="text"/>
    <style:style style:name="T188_157" style:family="text"/>
    <style:style style:name="T188_158" style:family="text"/>
    <style:style style:name="T188_159" style:family="text"/>
    <style:style style:name="T188_160" style:family="text"/>
    <style:style style:name="T188_161" style:family="text"/>
    <style:style style:name="T188_162" style:family="text"/>
    <style:style style:name="T188_163" style:family="text"/>
    <style:style style:name="T188_164" style:family="text"/>
    <style:style style:name="T188_165" style:family="text"/>
    <style:style style:name="T188_166" style:family="text"/>
    <style:style style:name="T188_167" style:family="text"/>
    <style:style style:name="T188_168" style:family="text"/>
    <style:style style:name="T188_169" style:family="text"/>
    <style:style style:name="T188_170" style:family="text"/>
    <style:style style:name="T188_171" style:family="text"/>
    <style:style style:name="T188_172" style:family="text"/>
    <style:style style:name="T188_173" style:family="text"/>
    <style:style style:name="T188_174" style:family="text"/>
    <style:style style:name="T188_175" style:family="text"/>
    <style:style style:name="T188_176" style:family="text"/>
    <style:style style:name="T188_177" style:family="text"/>
    <style:style style:name="T188_178" style:family="text"/>
    <style:style style:name="T188_179" style:family="text"/>
    <style:style style:name="T188_180" style:family="text"/>
    <style:style style:name="T188_181" style:family="text"/>
    <style:style style:name="T188_182" style:family="text"/>
    <style:style style:name="T188_183" style:family="text"/>
    <style:style style:name="T188_184" style:family="text"/>
    <style:style style:name="T188_185" style:family="text"/>
    <style:style style:name="T188_186" style:family="text"/>
    <style:style style:name="T188_187" style:family="text"/>
    <style:style style:name="T188_188" style:family="text"/>
    <style:style style:name="T188_189" style:family="text"/>
    <style:style style:name="T188_190" style:family="text"/>
    <style:style style:name="T188_191" style:family="text"/>
    <style:style style:name="T188_192" style:family="text"/>
    <style:style style:name="T188_193" style:family="text"/>
    <style:style style:name="T188_194" style:family="text"/>
    <style:style style:name="T188_195" style:family="text"/>
    <style:style style:name="T188_196" style:family="text"/>
    <style:style style:name="T188_197" style:family="text"/>
    <style:style style:name="T188_198" style:family="text"/>
    <style:style style:name="T188_199" style:family="text"/>
    <style:style style:name="T188_200" style:family="text"/>
    <style:style style:name="T188_201" style:family="text"/>
    <style:style style:name="T188_202" style:family="text"/>
    <style:style style:name="T188_203" style:family="text"/>
    <style:style style:name="T188_204" style:family="text"/>
    <style:style style:name="T188_205" style:family="text"/>
    <style:style style:name="T188_206" style:family="text"/>
    <style:style style:name="T188_207" style:family="text"/>
    <style:style style:name="T188_208" style:family="text"/>
    <style:style style:name="T188_209" style:family="text"/>
    <style:style style:name="T188_210" style:family="text"/>
    <style:style style:name="T188_211" style:family="text"/>
    <style:style style:name="T188_212" style:family="text"/>
    <style:style style:name="T188_213" style:family="text"/>
    <style:style style:name="T188_214" style:family="text"/>
    <style:style style:name="T188_215" style:family="text"/>
    <style:style style:name="T188_216" style:family="text"/>
    <style:style style:name="T188_217" style:family="text"/>
    <style:style style:name="T188_218" style:family="text"/>
    <style:style style:name="T188_219" style:family="text"/>
    <style:style style:name="T188_220" style:family="text"/>
    <style:style style:name="T188_221" style:family="text"/>
    <style:style style:name="T188_222" style:family="text"/>
    <style:style style:name="T188_223" style:family="text"/>
    <style:style style:name="T188_224" style:family="text"/>
    <style:style style:name="T188_225" style:family="text"/>
    <style:style style:name="T188_226" style:family="text"/>
    <style:style style:name="T188_227" style:family="text"/>
    <style:style style:name="T188_228" style:family="text"/>
    <style:style style:name="T188_229" style:family="text"/>
    <style:style style:name="T188_230" style:family="text"/>
    <style:style style:name="T188_231" style:family="text"/>
    <style:style style:name="T188_232" style:family="text"/>
    <style:style style:name="T188_233" style:family="text"/>
    <style:style style:name="T188_234" style:family="text"/>
    <style:style style:name="T188_235" style:family="text"/>
    <style:style style:name="T188_236" style:family="text"/>
    <style:style style:name="T188_237" style:family="text"/>
    <style:style style:name="T188_238" style:family="text"/>
    <style:style style:name="T188_239" style:family="text"/>
    <style:style style:name="T188_240" style:family="text"/>
    <style:style style:name="T188_241" style:family="text"/>
    <style:style style:name="T188_242" style:family="text"/>
    <style:style style:name="T188_243" style:family="text"/>
    <style:style style:name="T188_244" style:family="text"/>
    <style:style style:name="T188_245" style:family="text"/>
    <style:style style:name="T188_246" style:family="text">
      <style:text-properties fo:color="#1155cc" style:text-underline-style="solid" style:text-underline-color="font-color"/>
    </style:style>
    <style:style style:name="T188_247" style:family="text"/>
    <style:style style:name="T188_248" style:family="text">
      <style:text-properties fo:color="#1155cc" style:text-underline-style="solid" style:text-underline-color="font-color"/>
    </style:style>
    <style:style style:name="T188_249" style:family="text"/>
    <style:style style:name="T188_250" style:family="text">
      <style:text-properties fo:color="#1155cc" style:text-underline-style="solid" style:text-underline-color="font-color"/>
    </style:style>
    <style:style style:name="T188_251" style:family="text"/>
    <style:style style:name="T188_252" style:family="text">
      <style:text-properties fo:color="#1155cc" style:text-underline-style="solid" style:text-underline-color="font-color"/>
    </style:style>
    <style:style style:name="T188_253" style:family="text"/>
    <style:style style:name="T188_254" style:family="text">
      <style:text-properties fo:color="#1155cc" style:text-underline-style="solid" style:text-underline-color="font-color"/>
    </style:style>
    <style:style style:name="T188_255" style:family="text"/>
    <style:style style:name="T188_256" style:family="text">
      <style:text-properties fo:color="#1155cc" style:text-underline-style="solid" style:text-underline-color="font-color"/>
    </style:style>
    <style:style style:name="T188_257" style:family="text"/>
    <style:style style:name="T188_258" style:family="text">
      <style:text-properties fo:color="#1155cc" style:text-underline-style="solid" style:text-underline-color="font-color"/>
    </style:style>
    <style:style style:name="T188_259" style:family="text"/>
    <style:style style:name="T188_260" style:family="text">
      <style:text-properties fo:color="#1155cc" style:text-underline-style="solid" style:text-underline-color="font-color"/>
    </style:style>
    <style:style style:name="T188_261" style:family="text"/>
    <style:style style:name="T188_262" style:family="text">
      <style:text-properties fo:color="#1155cc" style:text-underline-style="solid" style:text-underline-color="font-color"/>
    </style:style>
    <style:style style:name="T188_263" style:family="text"/>
    <style:style style:name="T188_264" style:family="text">
      <style:text-properties fo:color="#1155cc" style:text-underline-style="solid" style:text-underline-color="font-color"/>
    </style:style>
    <style:style style:name="T188_265" style:family="text"/>
    <style:style style:name="T188_266" style:family="text">
      <style:text-properties fo:color="#1155cc" style:text-underline-style="solid" style:text-underline-color="font-color"/>
    </style:style>
    <style:style style:name="T188_267" style:family="text"/>
    <style:style style:name="T188_268" style:family="text">
      <style:text-properties fo:color="#1155cc" style:text-underline-style="solid" style:text-underline-color="font-color"/>
    </style:style>
    <style:style style:name="T188_269" style:family="text"/>
    <style:style style:name="T188_270" style:family="text">
      <style:text-properties fo:color="#1155cc" style:text-underline-style="solid" style:text-underline-color="font-color"/>
    </style:style>
    <style:style style:name="T188_271" style:family="text"/>
    <style:style style:name="T188_272" style:family="text">
      <style:text-properties fo:color="#1155cc" style:text-underline-style="solid" style:text-underline-color="font-color"/>
    </style:style>
    <style:style style:name="T188_273" style:family="text"/>
    <style:style style:name="T188_274" style:family="text">
      <style:text-properties fo:color="#1155cc" style:text-underline-style="solid" style:text-underline-color="font-color"/>
    </style:style>
    <style:style style:name="T188_275" style:family="text"/>
    <style:style style:name="T188_276" style:family="text"/>
    <style:style style:name="T188_277" style:family="text"/>
    <style:style style:name="T188_278" style:family="text"/>
    <style:style style:name="T188_279" style:family="text"/>
    <style:style style:name="T188_280" style:family="text"/>
    <style:style style:name="T188_281" style:family="text"/>
    <style:style style:name="T188_282" style:family="text"/>
    <style:style style:name="T188_283" style:family="text"/>
    <style:style style:name="T188_284" style:family="text"/>
    <style:style style:name="T188_285" style:family="text"/>
    <style:style style:name="T188_286" style:family="text"/>
    <style:style style:name="T188_287" style:family="text"/>
    <style:style style:name="T188_288" style:family="text"/>
    <style:style style:name="T188_289" style:family="text"/>
    <style:style style:name="T188_290" style:family="text"/>
    <style:style style:name="T188_291" style:family="text"/>
    <style:style style:name="T188_292" style:family="text"/>
    <style:style style:name="T188_293" style:family="text"/>
    <style:style style:name="T188_294" style:family="text"/>
    <style:style style:name="T188_295" style:family="text"/>
    <style:style style:name="T188_296" style:family="text"/>
    <style:style style:name="T188_297" style:family="text"/>
    <style:style style:name="T188_298" style:family="text"/>
    <style:style style:name="T188_299" style:family="text"/>
    <style:style style:name="T188_300" style:family="text"/>
    <style:style style:name="T188_301" style:family="text"/>
    <style:style style:name="T188_302" style:family="text"/>
    <style:style style:name="T188_303" style:family="text"/>
    <style:style style:name="T188_304" style:family="text"/>
    <style:style style:name="T188_305" style:family="text"/>
    <style:style style:name="T188_306" style:family="text"/>
    <style:style style:name="T188_307" style:family="text"/>
    <style:style style:name="T188_308" style:family="text"/>
    <style:style style:name="T188_309" style:family="text"/>
    <style:style style:name="T188_310" style:family="text"/>
    <style:style style:name="T188_311" style:family="text"/>
    <style:style style:name="T188_312" style:family="text"/>
    <style:style style:name="T188_313" style:family="text"/>
    <style:style style:name="P189" style:family="paragraph" style:parent-style-name="Heading_20_3">
      <style:paragraph-properties fo:break-before="auto" fo:line-height="115%" style:writing-mode="lr-tb"/>
    </style:style>
    <style:style style:name="P190" style:family="paragraph" style:parent-style-name="Heading_20_3">
      <style:paragraph-properties fo:break-before="auto" fo:line-height="115%" style:writing-mode="lr-tb"/>
    </style:style>
    <style:style style:name="T190_1" style:family="text"/>
    <style:style style:name="T190_2" style:family="text">
      <style:text-properties fo:color="#ff0000"/>
    </style:style>
    <style:style style:name="P191" style:family="paragraph" style:parent-style-name="Heading_20_3">
      <style:paragraph-properties fo:break-before="auto" fo:line-height="115%" style:writing-mode="lr-tb"/>
    </style:style>
    <style:style style:name="T191_1" style:family="text"/>
    <style:style style:name="T191_2" style:family="text"/>
    <style:style style:name="T191_3" style:family="text"/>
    <style:style style:name="T191_4" style:family="text"/>
    <style:style style:name="T191_5" style:family="text"/>
    <style:style style:name="T191_6" style:family="text"/>
    <style:style style:name="T191_7" style:family="text"/>
    <style:style style:name="T191_8" style:family="text"/>
    <style:style style:name="T191_9" style:family="text"/>
    <style:style style:name="T191_10" style:family="text"/>
    <style:style style:name="T191_11" style:family="text"/>
    <style:style style:name="T191_12" style:family="text"/>
    <style:style style:name="P192" style:family="paragraph" style:parent-style-name="Heading_20_3">
      <style:paragraph-properties fo:break-before="auto" fo:line-height="115%" style:writing-mode="lr-tb"/>
    </style:style>
    <style:style style:name="T192_1" style:family="text"/>
    <style:style style:name="T192_2" style:family="text"/>
    <style:style style:name="T192_3" style:family="text"/>
    <style:style style:name="T192_4" style:family="text"/>
    <style:style style:name="T192_5" style:family="text"/>
    <style:style style:name="T192_6" style:family="text"/>
    <style:style style:name="T192_7" style:family="text"/>
    <style:style style:name="T192_8" style:family="text"/>
    <style:style style:name="T192_9" style:family="text"/>
    <style:style style:name="T192_10" style:family="text"/>
    <style:style style:name="T192_11" style:family="text"/>
    <style:style style:name="T192_12" style:family="text"/>
    <style:style style:name="T192_13" style:family="text"/>
    <style:style style:name="T192_14" style:family="text"/>
    <style:style style:name="T192_15" style:family="text"/>
    <style:style style:name="T192_16" style:family="text"/>
    <style:style style:name="T192_17" style:family="text"/>
    <style:style style:name="T192_18" style:family="text"/>
    <style:style style:name="T192_19" style:family="text"/>
    <style:style style:name="T192_20" style:family="text"/>
    <style:style style:name="T192_21" style:family="text"/>
    <style:style style:name="T192_22" style:family="text"/>
    <style:style style:name="T192_23" style:family="text"/>
    <style:style style:name="P193" style:family="paragraph" style:parent-style-name="Heading_20_3">
      <style:paragraph-properties fo:break-before="auto" fo:line-height="115%" style:writing-mode="lr-tb"/>
    </style:style>
    <style:style style:name="T193_1" style:family="text"/>
    <style:style style:name="T193_2" style:family="text">
      <style:text-properties fo:color="#ff0000"/>
    </style:style>
    <style:style style:name="P194" style:family="paragraph" style:parent-style-name="Heading_20_3">
      <style:paragraph-properties fo:break-before="auto" fo:line-height="115%" style:writing-mode="lr-tb"/>
    </style:style>
    <style:style style:name="T194_1" style:family="text"/>
    <style:style style:name="T194_2" style:family="text"/>
    <style:style style:name="T194_3" style:family="text"/>
    <style:style style:name="T194_4" style:family="text"/>
    <style:style style:name="T194_5" style:family="text"/>
    <style:style style:name="T194_6" style:family="text"/>
    <style:style style:name="T194_7" style:family="text"/>
    <style:style style:name="T194_8" style:family="text"/>
    <style:style style:name="T194_9" style:family="text"/>
    <style:style style:name="T194_10" style:family="text"/>
    <style:style style:name="T194_11" style:family="text"/>
    <style:style style:name="T194_12" style:family="text"/>
    <style:style style:name="T194_13" style:family="text"/>
    <style:style style:name="T194_14" style:family="text"/>
    <style:style style:name="T194_15" style:family="text"/>
    <style:style style:name="T194_16" style:family="text"/>
    <style:style style:name="T194_17" style:family="text"/>
    <style:style style:name="T194_18" style:family="text"/>
    <style:style style:name="T194_19" style:family="text"/>
    <style:style style:name="T194_20" style:family="text"/>
    <style:style style:name="T194_21" style:family="text"/>
    <style:style style:name="T194_22" style:family="text"/>
    <style:style style:name="T194_23" style:family="text"/>
    <style:style style:name="T194_24" style:family="text"/>
    <style:style style:name="T194_25" style:family="text">
      <style:text-properties fo:color="#ff0000"/>
    </style:style>
    <style:style style:name="P195" style:family="paragraph" style:parent-style-name="Heading_20_3">
      <style:paragraph-properties fo:break-before="auto" fo:line-height="115%" style:writing-mode="lr-tb"/>
    </style:style>
    <style:style style:name="T195_1" style:family="text"/>
    <style:style style:name="T195_2" style:family="text"/>
    <style:style style:name="T195_3" style:family="text"/>
    <style:style style:name="T195_4" style:family="text"/>
    <style:style style:name="P196" style:family="paragraph" style:parent-style-name="Heading_20_3">
      <style:paragraph-properties fo:break-before="auto" fo:line-height="115%" style:writing-mode="lr-tb"/>
    </style:style>
    <style:style style:name="T196_1" style:family="text"/>
    <style:style style:name="T196_2" style:family="text"/>
    <style:style style:name="T196_3" style:family="text"/>
    <style:style style:name="P197" style:family="paragraph" style:parent-style-name="Heading_20_3">
      <style:paragraph-properties fo:break-before="auto" fo:line-height="115%" style:writing-mode="lr-tb"/>
    </style:style>
    <style:style style:name="T197_1" style:family="text"/>
    <style:style style:name="T197_2" style:family="text"/>
    <style:style style:name="T197_3" style:family="text"/>
    <style:style style:name="P198" style:family="paragraph" style:parent-style-name="Heading_20_3">
      <style:paragraph-properties fo:break-before="auto" fo:line-height="115%" style:writing-mode="lr-tb"/>
    </style:style>
    <style:style style:name="T198_1" style:family="text"/>
    <style:style style:name="T198_2" style:family="text"/>
    <style:style style:name="T198_3" style:family="text"/>
    <style:style style:name="T198_4" style:family="text"/>
    <style:style style:name="P199" style:family="paragraph" style:parent-style-name="Heading_20_3">
      <style:paragraph-properties fo:break-before="auto" fo:line-height="115%" style:writing-mode="lr-tb"/>
    </style:style>
    <style:style style:name="T199_1" style:family="text"/>
    <style:style style:name="T199_2" style:family="text"/>
    <style:style style:name="T199_3" style:family="text"/>
    <style:style style:name="T199_4" style:family="text"/>
    <style:style style:name="P200" style:family="paragraph" style:parent-style-name="Heading_20_3">
      <style:paragraph-properties fo:break-before="auto" fo:line-height="115%" style:writing-mode="lr-tb"/>
    </style:style>
    <style:style style:name="T200_1" style:family="text"/>
    <style:style style:name="T200_2" style:family="text"/>
    <style:style style:name="T200_3" style:family="text"/>
    <style:style style:name="P201" style:family="paragraph" style:parent-style-name="Heading_20_3">
      <style:paragraph-properties fo:break-before="auto" fo:line-height="115%" style:writing-mode="lr-tb"/>
    </style:style>
    <style:style style:name="T201_1" style:family="text"/>
    <style:style style:name="T201_2" style:family="text"/>
    <style:style style:name="T201_3" style:family="text"/>
    <style:style style:name="P202" style:family="paragraph" style:parent-style-name="Heading_20_3">
      <style:paragraph-properties fo:break-before="auto" fo:line-height="115%" style:writing-mode="lr-tb"/>
    </style:style>
    <style:style style:name="T202_1" style:family="text"/>
    <style:style style:name="T202_2" style:family="text"/>
    <style:style style:name="T202_3" style:family="text"/>
    <style:style style:name="T202_4" style:family="text"/>
    <style:style style:name="P203" style:family="paragraph" style:parent-style-name="Heading_20_3">
      <style:paragraph-properties fo:break-before="auto" fo:line-height="115%" style:writing-mode="lr-tb"/>
    </style:style>
    <style:style style:name="T203_1" style:family="text"/>
    <style:style style:name="T203_2" style:family="text"/>
    <style:style style:name="T203_3" style:family="text"/>
    <style:style style:name="T203_4" style:family="text"/>
    <style:style style:name="P204" style:family="paragraph" style:parent-style-name="Heading_20_3">
      <style:paragraph-properties fo:break-before="auto" fo:line-height="115%" style:writing-mode="lr-tb"/>
    </style:style>
    <style:style style:name="T204_1" style:family="text"/>
    <style:style style:name="T204_2" style:family="text"/>
    <style:style style:name="T204_3" style:family="text"/>
    <style:style style:name="P205" style:family="paragraph" style:parent-style-name="Heading_20_3">
      <style:paragraph-properties fo:break-before="auto" fo:line-height="115%" style:writing-mode="lr-tb"/>
    </style:style>
    <style:style style:name="T205_1" style:family="text"/>
    <style:style style:name="T205_2" style:family="text"/>
    <style:style style:name="T205_3" style:family="text"/>
    <style:style style:name="P206" style:family="paragraph" style:parent-style-name="Heading_20_3">
      <style:paragraph-properties fo:break-before="auto" fo:line-height="115%" style:writing-mode="lr-tb"/>
    </style:style>
    <style:style style:name="T206_1" style:family="text"/>
    <style:style style:name="T206_2" style:family="text"/>
    <style:style style:name="T206_3" style:family="text"/>
    <style:style style:name="T206_4" style:family="text"/>
    <style:style style:name="T206_5" style:family="text"/>
    <style:style style:name="T206_6" style:family="text"/>
    <style:style style:name="T206_7" style:family="text"/>
    <style:style style:name="T206_8" style:family="text"/>
    <style:style style:name="P207" style:family="paragraph" style:parent-style-name="Heading_20_3">
      <style:paragraph-properties fo:break-before="auto" fo:line-height="115%" style:writing-mode="lr-tb"/>
    </style:style>
    <style:style style:name="T207_1" style:family="text"/>
    <style:style style:name="T207_2" style:family="text"/>
    <style:style style:name="T207_3" style:family="text"/>
    <style:style style:name="P208" style:family="paragraph" style:parent-style-name="Heading_20_3">
      <style:paragraph-properties fo:break-before="auto" fo:line-height="115%" style:writing-mode="lr-tb"/>
    </style:style>
    <style:style style:name="T208_1" style:family="text"/>
    <style:style style:name="T208_2" style:family="text"/>
    <style:style style:name="T208_3" style:family="text"/>
    <style:style style:name="P209" style:family="paragraph" style:parent-style-name="Heading_20_3">
      <style:paragraph-properties fo:break-before="auto" fo:line-height="115%" style:writing-mode="lr-tb"/>
    </style:style>
    <style:style style:name="T209_1" style:family="text"/>
    <style:style style:name="T209_2" style:family="text"/>
    <style:style style:name="T209_3" style:family="text"/>
    <style:style style:name="T209_4" style:family="text"/>
    <style:style style:name="P210" style:family="paragraph" style:parent-style-name="Heading_20_3">
      <style:paragraph-properties fo:break-before="auto" fo:line-height="115%" style:writing-mode="lr-tb"/>
    </style:style>
    <style:style style:name="T210_1" style:family="text"/>
    <style:style style:name="T210_2" style:family="text"/>
    <style:style style:name="T210_3" style:family="text"/>
    <style:style style:name="P211" style:family="paragraph" style:parent-style-name="Heading_20_3">
      <style:paragraph-properties fo:break-before="auto" fo:line-height="115%" style:writing-mode="lr-tb"/>
    </style:style>
    <style:style style:name="T211_1" style:family="text"/>
    <style:style style:name="T211_2" style:family="text"/>
    <style:style style:name="T211_3" style:family="text"/>
    <style:style style:name="P212" style:family="paragraph" style:parent-style-name="Heading_20_3">
      <style:paragraph-properties fo:break-before="auto" fo:line-height="115%" style:writing-mode="lr-tb"/>
    </style:style>
    <style:style style:name="T212_1" style:family="text"/>
    <style:style style:name="T212_2" style:family="text"/>
    <style:style style:name="T212_3" style:family="text"/>
    <style:style style:name="T212_4" style:family="text"/>
    <style:style style:name="P213" style:family="paragraph" style:parent-style-name="Heading_20_3">
      <style:paragraph-properties fo:break-before="auto" fo:line-height="115%" style:writing-mode="lr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P214" style:family="paragraph" style:parent-style-name="Heading_20_3">
      <style:paragraph-properties fo:break-before="auto" fo:line-height="115%" style:writing-mode="lr-tb"/>
    </style:style>
    <style:style style:name="T214_1" style:family="text"/>
    <style:style style:name="T214_2" style:family="text"/>
    <style:style style:name="T214_3" style:family="text"/>
    <style:style style:name="P215" style:family="paragraph" style:parent-style-name="Heading_20_3">
      <style:paragraph-properties fo:break-before="auto" fo:line-height="115%" style:writing-mode="lr-tb"/>
    </style:style>
    <style:style style:name="T215_1" style:family="text"/>
    <style:style style:name="T215_2" style:family="text"/>
    <style:style style:name="T215_3" style:family="text"/>
    <style:style style:name="P216" style:family="paragraph" style:parent-style-name="Heading_20_3">
      <style:paragraph-properties fo:break-before="auto" fo:line-height="115%" style:writing-mode="lr-tb"/>
    </style:style>
    <style:style style:name="T216_1" style:family="text"/>
    <style:style style:name="T216_2" style:family="text"/>
    <style:style style:name="T216_3" style:family="text"/>
    <style:style style:name="T216_4" style:family="text"/>
    <style:style style:name="P217" style:family="paragraph" style:parent-style-name="Heading_20_3">
      <style:paragraph-properties fo:break-before="auto" fo:line-height="115%" style:writing-mode="lr-tb"/>
    </style:style>
    <style:style style:name="T217_1" style:family="text"/>
    <style:style style:name="T217_2" style:family="text"/>
    <style:style style:name="T217_3" style:family="text"/>
    <style:style style:name="T217_4" style:family="text"/>
    <style:style style:name="P218" style:family="paragraph" style:parent-style-name="Heading_20_3">
      <style:paragraph-properties fo:break-before="auto" fo:line-height="115%" style:writing-mode="lr-tb"/>
    </style:style>
    <style:style style:name="T218_1" style:family="text"/>
    <style:style style:name="T218_2" style:family="text"/>
    <style:style style:name="T218_3" style:family="text"/>
    <style:style style:name="P219" style:family="paragraph" style:parent-style-name="Heading_20_3">
      <style:paragraph-properties fo:break-before="auto" fo:line-height="115%" style:writing-mode="lr-tb"/>
    </style:style>
    <style:style style:name="T219_1" style:family="text"/>
    <style:style style:name="T219_2" style:family="text"/>
    <style:style style:name="T219_3" style:family="text"/>
    <style:style style:name="P220" style:family="paragraph" style:parent-style-name="Heading_20_3">
      <style:paragraph-properties fo:break-before="auto" fo:line-height="115%" style:writing-mode="lr-tb"/>
    </style:style>
    <style:style style:name="T220_1" style:family="text"/>
    <style:style style:name="T220_2" style:family="text"/>
    <style:style style:name="T220_3" style:family="text"/>
    <style:style style:name="T220_4" style:family="text"/>
    <style:style style:name="T220_5" style:family="text"/>
    <style:style style:name="T220_6" style:family="text"/>
    <style:style style:name="T220_7" style:family="text"/>
    <style:style style:name="T220_8" style:family="text"/>
    <style:style style:name="P221" style:family="paragraph" style:parent-style-name="Heading_20_3">
      <style:paragraph-properties fo:break-before="auto" fo:line-height="115%" style:writing-mode="lr-tb"/>
    </style:style>
    <style:style style:name="T221_1" style:family="text"/>
    <style:style style:name="T221_2" style:family="text"/>
    <style:style style:name="T221_3" style:family="text"/>
    <style:style style:name="P222" style:family="paragraph" style:parent-style-name="Heading_20_3">
      <style:paragraph-properties fo:break-before="auto" fo:line-height="115%" style:writing-mode="lr-tb"/>
    </style:style>
    <style:style style:name="T222_1" style:family="text"/>
    <style:style style:name="T222_2" style:family="text"/>
    <style:style style:name="T222_3" style:family="text"/>
    <style:style style:name="P223" style:family="paragraph" style:parent-style-name="Heading_20_3">
      <style:paragraph-properties fo:break-before="auto" fo:line-height="115%" style:writing-mode="lr-tb"/>
    </style:style>
    <style:style style:name="T223_1" style:family="text"/>
    <style:style style:name="T223_2" style:family="text"/>
    <style:style style:name="T223_3" style:family="text"/>
    <style:style style:name="T223_4" style:family="text"/>
    <style:style style:name="P224" style:family="paragraph" style:parent-style-name="Heading_20_3">
      <style:paragraph-properties fo:break-before="auto" fo:line-height="115%" style:writing-mode="lr-tb"/>
    </style:style>
    <style:style style:name="T224_1" style:family="text"/>
    <style:style style:name="T224_2" style:family="text"/>
    <style:style style:name="T224_3" style:family="text"/>
    <style:style style:name="P225" style:family="paragraph" style:parent-style-name="Heading_20_3">
      <style:paragraph-properties fo:break-before="auto" fo:line-height="115%" style:writing-mode="lr-tb"/>
    </style:style>
    <style:style style:name="T225_1" style:family="text"/>
    <style:style style:name="T225_2" style:family="text"/>
    <style:style style:name="T225_3" style:family="text"/>
    <style:style style:name="P226" style:family="paragraph" style:parent-style-name="Heading_20_3">
      <style:paragraph-properties fo:break-before="auto" fo:line-height="115%" style:writing-mode="lr-tb"/>
    </style:style>
    <style:style style:name="T226_1" style:family="text"/>
    <style:style style:name="T226_2" style:family="text"/>
    <style:style style:name="T226_3" style:family="text"/>
    <style:style style:name="T226_4" style:family="text"/>
    <style:style style:name="P227" style:family="paragraph" style:parent-style-name="Heading_20_3">
      <style:paragraph-properties fo:break-before="auto" fo:line-height="115%" style:writing-mode="lr-tb"/>
    </style:style>
    <style:style style:name="T227_1" style:family="text"/>
    <style:style style:name="T227_2" style:family="text"/>
    <style:style style:name="T227_3" style:family="text"/>
    <style:style style:name="T227_4" style:family="text"/>
    <style:style style:name="P228" style:family="paragraph" style:parent-style-name="Heading_20_3">
      <style:paragraph-properties fo:break-before="auto" fo:line-height="115%" style:writing-mode="lr-tb"/>
    </style:style>
    <style:style style:name="T228_1" style:family="text"/>
    <style:style style:name="T228_2" style:family="text"/>
    <style:style style:name="T228_3" style:family="text"/>
    <style:style style:name="P229" style:family="paragraph" style:parent-style-name="Heading_20_3">
      <style:paragraph-properties fo:break-before="auto" fo:line-height="115%" style:writing-mode="lr-tb"/>
    </style:style>
    <style:style style:name="T229_1" style:family="text"/>
    <style:style style:name="T229_2" style:family="text"/>
    <style:style style:name="T229_3" style:family="text"/>
    <style:style style:name="P230" style:family="paragraph" style:parent-style-name="Heading_20_3">
      <style:paragraph-properties fo:break-before="auto" fo:line-height="115%" style:writing-mode="lr-tb"/>
    </style:style>
    <style:style style:name="T230_1" style:family="text"/>
    <style:style style:name="T230_2" style:family="text"/>
    <style:style style:name="T230_3" style:family="text"/>
    <style:style style:name="T230_4" style:family="text"/>
    <style:style style:name="P231" style:family="paragraph" style:parent-style-name="Heading_20_3">
      <style:paragraph-properties fo:break-before="auto" fo:line-height="115%" style:writing-mode="lr-tb"/>
    </style:style>
    <style:style style:name="T231_1" style:family="text"/>
    <style:style style:name="T231_2" style:family="text"/>
    <style:style style:name="T231_3" style:family="text"/>
    <style:style style:name="T231_4" style:family="text"/>
    <style:style style:name="P232" style:family="paragraph" style:parent-style-name="Heading_20_3">
      <style:paragraph-properties fo:break-before="auto" fo:line-height="115%" style:writing-mode="lr-tb"/>
    </style:style>
    <style:style style:name="T232_1" style:family="text"/>
    <style:style style:name="T232_2" style:family="text"/>
    <style:style style:name="T232_3" style:family="text"/>
    <style:style style:name="P233" style:family="paragraph" style:parent-style-name="Heading_20_3">
      <style:paragraph-properties fo:break-before="auto" fo:line-height="115%" style:writing-mode="lr-tb"/>
    </style:style>
    <style:style style:name="T233_1" style:family="text"/>
    <style:style style:name="T233_2" style:family="text"/>
    <style:style style:name="T233_3" style:family="text"/>
    <style:style style:name="P234" style:family="paragraph" style:parent-style-name="Heading_20_3">
      <style:paragraph-properties fo:break-before="auto" fo:line-height="115%" style:writing-mode="lr-tb"/>
    </style:style>
    <style:style style:name="T234_1" style:family="text"/>
    <style:style style:name="T234_2" style:family="text"/>
    <style:style style:name="T234_3" style:family="text"/>
    <style:style style:name="T234_4" style:family="text"/>
    <style:style style:name="T234_5" style:family="text"/>
    <style:style style:name="T234_6" style:family="text"/>
    <style:style style:name="T234_7" style:family="text"/>
    <style:style style:name="T234_8" style:family="text"/>
    <style:style style:name="P235" style:family="paragraph" style:parent-style-name="Heading_20_3">
      <style:paragraph-properties fo:break-before="auto" fo:line-height="115%" style:writing-mode="lr-tb"/>
    </style:style>
    <style:style style:name="T235_1" style:family="text"/>
    <style:style style:name="T235_2" style:family="text"/>
    <style:style style:name="T235_3" style:family="text"/>
    <style:style style:name="P236" style:family="paragraph" style:parent-style-name="Heading_20_3">
      <style:paragraph-properties fo:break-before="auto" fo:line-height="115%" style:writing-mode="lr-tb"/>
    </style:style>
    <style:style style:name="T236_1" style:family="text"/>
    <style:style style:name="T236_2" style:family="text"/>
    <style:style style:name="T236_3" style:family="text"/>
    <style:style style:name="P237" style:family="paragraph" style:parent-style-name="Heading_20_3">
      <style:paragraph-properties fo:break-before="auto" fo:line-height="115%" style:writing-mode="lr-tb"/>
    </style:style>
    <style:style style:name="P238" style:family="paragraph" style:parent-style-name="Heading_20_3">
      <style:paragraph-properties fo:break-before="auto" fo:line-height="115%" style:writing-mode="lr-tb"/>
    </style:style>
    <style:style style:name="T238_1" style:family="text"/>
    <style:style style:name="T238_2" style:family="text"/>
    <style:style style:name="T238_3" style:family="text"/>
    <style:style style:name="T238_4" style:family="text"/>
    <style:style style:name="T238_5" style:family="text"/>
    <style:style style:name="T238_6" style:family="text"/>
    <style:style style:name="T238_7" style:family="text"/>
    <style:style style:name="T238_8" style:family="text"/>
    <style:style style:name="T238_9" style:family="text"/>
    <style:style style:name="T238_10" style:family="text"/>
    <style:style style:name="T238_11" style:family="text"/>
    <style:style style:name="T238_12" style:family="text"/>
    <style:style style:name="P239" style:family="paragraph" style:parent-style-name="Heading_20_3">
      <style:paragraph-properties fo:break-before="auto" fo:line-height="115%" style:writing-mode="lr-tb"/>
    </style:style>
    <style:style style:name="T239_1" style:family="text"/>
    <style:style style:name="T239_2" style:family="text"/>
    <style:style style:name="T239_3" style:family="text"/>
    <style:style style:name="T239_4" style:family="text"/>
    <style:style style:name="T239_5" style:family="text"/>
    <style:style style:name="T239_6" style:family="text"/>
    <style:style style:name="T239_7" style:family="text"/>
    <style:style style:name="T239_8" style:family="text"/>
    <style:style style:name="T239_9" style:family="text"/>
    <style:style style:name="T239_10" style:family="text"/>
    <style:style style:name="T239_11" style:family="text"/>
    <style:style style:name="T239_12" style:family="text"/>
    <style:style style:name="T239_13" style:family="text"/>
    <style:style style:name="T239_14" style:family="text"/>
    <style:style style:name="T239_15" style:family="text"/>
    <style:style style:name="T239_16" style:family="text"/>
    <style:style style:name="T239_17" style:family="text"/>
    <style:style style:name="T239_18" style:family="text"/>
    <style:style style:name="T239_19" style:family="text"/>
    <style:style style:name="T239_20" style:family="text"/>
    <style:style style:name="T239_21" style:family="text"/>
    <style:style style:name="T239_22" style:family="text"/>
    <style:style style:name="P240" style:family="paragraph" style:parent-style-name="Heading_20_3">
      <style:paragraph-properties fo:break-before="auto" fo:line-height="115%" style:writing-mode="lr-tb"/>
    </style:style>
    <style:style style:name="T240_1" style:family="text"/>
    <style:style style:name="T240_2" style:family="text">
      <style:text-properties fo:color="#ff0000"/>
    </style:style>
    <style:style style:name="P241" style:family="paragraph" style:parent-style-name="Heading_20_3">
      <style:paragraph-properties fo:break-before="auto" fo:line-height="115%" style:writing-mode="lr-tb"/>
    </style:style>
    <style:style style:name="T241_1" style:family="text"/>
    <style:style style:name="T241_2" style:family="text"/>
    <style:style style:name="T241_3" style:family="text"/>
    <style:style style:name="T241_4" style:family="text"/>
    <style:style style:name="T241_5" style:family="text"/>
    <style:style style:name="T241_6" style:family="text"/>
    <style:style style:name="T241_7" style:family="text"/>
    <style:style style:name="T241_8" style:family="text"/>
    <style:style style:name="T241_9" style:family="text"/>
    <style:style style:name="T241_10" style:family="text"/>
    <style:style style:name="T241_11" style:family="text"/>
    <style:style style:name="T241_12" style:family="text"/>
    <style:style style:name="T241_13" style:family="text"/>
    <style:style style:name="T241_14" style:family="text"/>
    <style:style style:name="T241_15" style:family="text"/>
    <style:style style:name="T241_16" style:family="text"/>
    <style:style style:name="T241_17" style:family="text"/>
    <style:style style:name="T241_18" style:family="text"/>
    <style:style style:name="T241_19" style:family="text"/>
    <style:style style:name="T241_20" style:family="text"/>
    <style:style style:name="T241_21" style:family="text"/>
    <style:style style:name="T241_22" style:family="text"/>
    <style:style style:name="T241_23" style:family="text"/>
    <style:style style:name="T241_24" style:family="text"/>
    <style:style style:name="T241_25" style:family="text">
      <style:text-properties fo:color="#ff0000"/>
    </style:style>
    <style:style style:name="P242" style:family="paragraph" style:parent-style-name="Heading_20_3">
      <style:paragraph-properties fo:break-before="auto" fo:line-height="115%" style:writing-mode="lr-tb"/>
    </style:style>
    <style:style style:name="T242_1" style:family="text"/>
    <style:style style:name="T242_2" style:family="text"/>
    <style:style style:name="T242_3" style:family="text"/>
    <style:style style:name="T242_4" style:family="text"/>
    <style:style style:name="T242_5" style:family="text"/>
    <style:style style:name="T242_6" style:family="text"/>
    <style:style style:name="T242_7" style:family="text"/>
    <style:style style:name="T242_8" style:family="text"/>
    <style:style style:name="T242_9" style:family="text"/>
    <style:style style:name="T242_10" style:family="text"/>
    <style:style style:name="T242_11" style:family="text"/>
    <style:style style:name="T242_12" style:family="text"/>
    <style:style style:name="T242_13" style:family="text"/>
    <style:style style:name="T242_14" style:family="text"/>
    <style:style style:name="T242_15" style:family="text">
      <style:text-properties fo:color="#ff0000"/>
    </style:style>
    <style:style style:name="P243" style:family="paragraph" style:parent-style-name="Heading_20_3">
      <style:paragraph-properties fo:break-before="auto" fo:line-height="115%" style:writing-mode="lr-tb"/>
    </style:style>
    <style:style style:name="T243_1" style:family="text"/>
    <style:style style:name="T243_2" style:family="text"/>
    <style:style style:name="T243_3" style:family="text"/>
    <style:style style:name="T243_4" style:family="text"/>
    <style:style style:name="T243_5" style:family="text"/>
    <style:style style:name="T243_6" style:family="text">
      <style:text-properties fo:color="#ff0000"/>
    </style:style>
    <style:style style:name="P244" style:family="paragraph" style:parent-style-name="Standard">
      <style:paragraph-properties fo:break-before="auto" fo:line-height="115%" style:writing-mode="lr-tb"/>
    </style:style>
    <style:style style:name="T244_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244_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244_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244_4" style:family="text">
      <style:text-properties fo:background-color="#ffffff" fo:color="#ff0000" style:font-name="Courier New" fo:font-size="10pt" style:font-name-asian="Courier New" style:font-size-asian="10pt" style:font-name-complex="Courier New" style:font-size-complex="10pt"/>
    </style:style>
    <style:style style:name="P245" style:family="paragraph" style:parent-style-name="Heading_20_3">
      <style:paragraph-properties fo:break-before="auto" fo:line-height="115%" style:writing-mode="lr-tb"/>
    </style:style>
    <style:style style:name="T245_1" style:family="text"/>
    <style:style style:name="T245_2" style:family="text"/>
    <style:style style:name="T245_3" style:family="text"/>
    <style:style style:name="T245_4" style:family="text"/>
    <style:style style:name="T245_5" style:family="text"/>
    <style:style style:name="T245_6" style:family="text"/>
    <style:style style:name="T245_7" style:family="text"/>
    <style:style style:name="T245_8" style:family="text"/>
    <style:style style:name="T245_9" style:family="text"/>
    <style:style style:name="T245_10" style:family="text"/>
    <style:style style:name="T245_11" style:family="text"/>
    <style:style style:name="T245_12" style:family="text"/>
    <style:style style:name="T245_13" style:family="text"/>
    <style:style style:name="T245_14" style:family="text"/>
    <style:style style:name="T245_15" style:family="text"/>
    <style:style style:name="T245_16" style:family="text"/>
    <style:style style:name="P246" style:family="paragraph" style:parent-style-name="Heading_20_3">
      <style:paragraph-properties fo:break-before="auto" fo:line-height="115%" style:writing-mode="lr-tb"/>
    </style:style>
    <style:style style:name="T246_1" style:family="text"/>
    <style:style style:name="T246_2" style:family="text"/>
    <style:style style:name="T246_3" style:family="text"/>
    <style:style style:name="T246_4" style:family="text">
      <style:text-properties fo:color="#ff0000"/>
    </style:style>
    <style:style style:name="P247" style:family="paragraph" style:parent-style-name="Heading_20_3">
      <style:paragraph-properties fo:break-before="auto" fo:line-height="115%" style:writing-mode="lr-tb"/>
    </style:style>
    <style:style style:name="T247_1" style:family="text"/>
    <style:style style:name="T247_2" style:family="text"/>
    <style:style style:name="T247_3" style:family="text"/>
    <style:style style:name="T247_4" style:family="text"/>
    <style:style style:name="T247_5" style:family="text"/>
    <style:style style:name="T247_6" style:family="text"/>
    <style:style style:name="T247_7" style:family="text"/>
    <style:style style:name="T247_8" style:family="text"/>
    <style:style style:name="T247_9" style:family="text"/>
    <style:style style:name="T247_10" style:family="text"/>
    <style:style style:name="T247_11" style:family="text"/>
    <style:style style:name="T247_12" style:family="text"/>
    <style:style style:name="T247_13" style:family="text"/>
    <style:style style:name="T247_14" style:family="text"/>
    <style:style style:name="T247_15" style:family="text"/>
    <style:style style:name="T247_16" style:family="text"/>
    <style:style style:name="P248" style:family="paragraph" style:parent-style-name="Heading_20_3">
      <style:paragraph-properties fo:break-before="auto" fo:line-height="115%" style:writing-mode="lr-tb"/>
    </style:style>
    <style:style style:name="T248_1" style:family="text"/>
    <style:style style:name="T248_2" style:family="text"/>
    <style:style style:name="T248_3" style:family="text"/>
    <style:style style:name="T248_4" style:family="text">
      <style:text-properties fo:color="#ff0000"/>
    </style:style>
    <style:style style:name="P249" style:family="paragraph" style:parent-style-name="Heading_20_3">
      <style:paragraph-properties fo:break-before="auto" fo:line-height="115%" style:writing-mode="lr-tb"/>
    </style:style>
    <style:style style:name="T249_1" style:family="text"/>
    <style:style style:name="T249_2" style:family="text"/>
    <style:style style:name="T249_3" style:family="text"/>
    <style:style style:name="T249_4" style:family="text"/>
    <style:style style:name="T249_5" style:family="text"/>
    <style:style style:name="T249_6" style:family="text"/>
    <style:style style:name="T249_7" style:family="text"/>
    <style:style style:name="T249_8" style:family="text"/>
    <style:style style:name="T249_9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249_10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249_1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249_1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249_1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P250" style:family="paragraph" style:parent-style-name="Heading_20_3">
      <style:paragraph-properties fo:break-before="auto" fo:line-height="115%" style:writing-mode="lr-tb"/>
    </style:style>
    <style:style style:name="T250_1" style:family="text"/>
    <style:style style:name="T250_2" style:family="text"/>
    <style:style style:name="T250_3" style:family="text"/>
    <style:style style:name="T250_4" style:family="text">
      <style:text-properties fo:color="#ff0000"/>
    </style:style>
    <style:style style:name="P251" style:family="paragraph" style:parent-style-name="Heading_20_3">
      <style:paragraph-properties fo:break-before="auto" fo:line-height="115%" style:writing-mode="lr-tb"/>
    </style:style>
    <style:style style:name="P252" style:family="paragraph" style:parent-style-name="Heading_20_3">
      <style:paragraph-properties fo:break-before="auto" fo:line-height="115%" style:writing-mode="lr-tb"/>
    </style:style>
    <style:style style:name="T252_1" style:family="text"/>
    <style:style style:name="T252_2" style:family="text"/>
    <style:style style:name="T252_3" style:family="text"/>
    <style:style style:name="T252_4" style:family="text"/>
    <style:style style:name="T252_5" style:family="text"/>
    <style:style style:name="T252_6" style:family="text"/>
    <style:style style:name="T252_7" style:family="text"/>
    <style:style style:name="T252_8" style:family="text"/>
    <style:style style:name="T252_9" style:family="text"/>
    <style:style style:name="T252_10" style:family="text"/>
    <style:style style:name="T252_11" style:family="text"/>
    <style:style style:name="T252_12" style:family="text"/>
    <style:style style:name="P253" style:family="paragraph" style:parent-style-name="Standard">
      <style:paragraph-properties fo:break-before="auto" fo:line-height="115%" style:writing-mode="lr-tb"/>
    </style:style>
    <style:style style:name="P254" style:family="paragraph" style:parent-style-name="Heading_20_3">
      <style:paragraph-properties fo:break-before="auto" fo:line-height="115%" style:writing-mode="lr-tb"/>
    </style:style>
    <style:style style:name="T254_1" style:family="text"/>
    <style:style style:name="T254_2" style:family="text"/>
    <style:style style:name="T254_3" style:family="text"/>
    <style:style style:name="T254_4" style:family="text"/>
    <style:style style:name="T254_5" style:family="text"/>
    <style:style style:name="T254_6" style:family="text"/>
    <style:style style:name="T254_7" style:family="text"/>
    <style:style style:name="T254_8" style:family="text"/>
    <style:style style:name="T254_9" style:family="text"/>
    <style:style style:name="T254_10" style:family="text"/>
    <style:style style:name="T254_11" style:family="text"/>
    <style:style style:name="T254_12" style:family="text"/>
    <style:style style:name="P255" style:family="paragraph" style:parent-style-name="Heading_20_3">
      <style:paragraph-properties fo:break-before="auto" fo:line-height="115%" style:writing-mode="lr-tb"/>
    </style:style>
    <style:style style:name="T255_1" style:family="text"/>
    <style:style style:name="T255_2" style:family="text"/>
    <style:style style:name="T255_3" style:family="text"/>
    <style:style style:name="T255_4" style:family="text"/>
    <style:style style:name="T255_5" style:family="text"/>
    <style:style style:name="T255_6" style:family="text"/>
    <style:style style:name="T255_7" style:family="text"/>
    <style:style style:name="T255_8" style:family="text"/>
    <style:style style:name="T255_9" style:family="text"/>
    <style:style style:name="T255_10" style:family="text"/>
    <style:style style:name="T255_11" style:family="text"/>
    <style:style style:name="T255_12" style:family="text"/>
    <style:style style:name="T255_13" style:family="text"/>
    <style:style style:name="T255_14" style:family="text"/>
    <style:style style:name="T255_15" style:family="text"/>
    <style:style style:name="T255_16" style:family="text"/>
    <style:style style:name="T255_17" style:family="text"/>
    <style:style style:name="T255_18" style:family="text"/>
    <style:style style:name="T255_19" style:family="text"/>
    <style:style style:name="T255_20" style:family="text"/>
    <style:style style:name="T255_21" style:family="text"/>
    <style:style style:name="T255_22" style:family="text"/>
    <style:style style:name="P256" style:family="paragraph" style:parent-style-name="Heading_20_3">
      <style:paragraph-properties fo:break-before="auto" fo:line-height="115%" style:writing-mode="lr-tb"/>
    </style:style>
    <style:style style:name="T256_1" style:family="text"/>
    <style:style style:name="T256_2" style:family="text">
      <style:text-properties fo:color="#ff0000"/>
    </style:style>
    <style:style style:name="P257" style:family="paragraph" style:parent-style-name="Heading_20_3">
      <style:paragraph-properties fo:break-before="auto" fo:line-height="115%" style:writing-mode="lr-tb"/>
    </style:style>
    <style:style style:name="T257_1" style:family="text"/>
    <style:style style:name="T257_2" style:family="text"/>
    <style:style style:name="T257_3" style:family="text"/>
    <style:style style:name="T257_4" style:family="text"/>
    <style:style style:name="T257_5" style:family="text"/>
    <style:style style:name="T257_6" style:family="text"/>
    <style:style style:name="T257_7" style:family="text"/>
    <style:style style:name="T257_8" style:family="text"/>
    <style:style style:name="T257_9" style:family="text"/>
    <style:style style:name="T257_10" style:family="text"/>
    <style:style style:name="T257_11" style:family="text"/>
    <style:style style:name="T257_12" style:family="text"/>
    <style:style style:name="T257_13" style:family="text"/>
    <style:style style:name="T257_14" style:family="text"/>
    <style:style style:name="T257_15" style:family="text"/>
    <style:style style:name="T257_16" style:family="text"/>
    <style:style style:name="T257_17" style:family="text"/>
    <style:style style:name="T257_18" style:family="text"/>
    <style:style style:name="T257_19" style:family="text"/>
    <style:style style:name="T257_20" style:family="text"/>
    <style:style style:name="T257_21" style:family="text"/>
    <style:style style:name="T257_22" style:family="text"/>
    <style:style style:name="T257_23" style:family="text"/>
    <style:style style:name="T257_24" style:family="text"/>
    <style:style style:name="T257_25" style:family="text">
      <style:text-properties fo:color="#ff0000"/>
    </style:style>
    <style:style style:name="P258" style:family="paragraph" style:parent-style-name="Heading_20_3">
      <style:paragraph-properties fo:break-before="auto" fo:line-height="115%" style:writing-mode="lr-tb"/>
    </style:style>
    <style:style style:name="T258_1" style:family="text"/>
    <style:style style:name="T258_2" style:family="text"/>
    <style:style style:name="T258_3" style:family="text"/>
    <style:style style:name="T258_4" style:family="text">
      <style:text-properties fo:color="#ff0000"/>
    </style:style>
    <style:style style:name="P259" style:family="paragraph" style:parent-style-name="Standard">
      <style:paragraph-properties fo:break-before="auto" fo:line-height="115%" style:writing-mode="lr-tb"/>
    </style:style>
    <style:style style:name="T259_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259_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259_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259_4" style:family="text">
      <style:text-properties fo:background-color="#ffffff" fo:color="#ff0000" style:font-name="Courier New" fo:font-size="10pt" style:font-name-asian="Courier New" style:font-size-asian="10pt" style:font-name-complex="Courier New" style:font-size-complex="10pt"/>
    </style:style>
    <style:style style:name="P260" style:family="paragraph" style:parent-style-name="Heading_20_3">
      <style:paragraph-properties fo:break-before="auto" fo:line-height="115%" style:writing-mode="lr-tb"/>
    </style:style>
    <style:style style:name="T260_1" style:family="text"/>
    <style:style style:name="T260_2" style:family="text"/>
    <style:style style:name="T260_3" style:family="text"/>
    <style:style style:name="T260_4" style:family="text"/>
    <style:style style:name="T260_5" style:family="text"/>
    <style:style style:name="T260_6" style:family="text"/>
    <style:style style:name="T260_7" style:family="text"/>
    <style:style style:name="T260_8" style:family="text"/>
    <style:style style:name="T260_9" style:family="text"/>
    <style:style style:name="T260_10" style:family="text"/>
    <style:style style:name="T260_11" style:family="text"/>
    <style:style style:name="T260_12" style:family="text"/>
    <style:style style:name="T260_13" style:family="text"/>
    <style:style style:name="T260_14" style:family="text"/>
    <style:style style:name="T260_15" style:family="text"/>
    <style:style style:name="T260_16" style:family="text"/>
    <style:style style:name="P261" style:family="paragraph" style:parent-style-name="Heading_20_3">
      <style:paragraph-properties fo:break-before="auto" fo:line-height="115%" style:writing-mode="lr-tb"/>
    </style:style>
    <style:style style:name="T261_1" style:family="text"/>
    <style:style style:name="T261_2" style:family="text"/>
    <style:style style:name="T261_3" style:family="text"/>
    <style:style style:name="T261_4" style:family="text">
      <style:text-properties fo:color="#ff0000"/>
    </style:style>
    <style:style style:name="P262" style:family="paragraph" style:parent-style-name="Heading_20_3">
      <style:paragraph-properties fo:break-before="auto" fo:line-height="115%" style:writing-mode="lr-tb"/>
    </style:style>
    <style:style style:name="T262_1" style:family="text"/>
    <style:style style:name="T262_2" style:family="text"/>
    <style:style style:name="T262_3" style:family="text"/>
    <style:style style:name="T262_4" style:family="text"/>
    <style:style style:name="T262_5" style:family="text"/>
    <style:style style:name="T262_6" style:family="text"/>
    <style:style style:name="T262_7" style:family="text"/>
    <style:style style:name="T262_8" style:family="text"/>
    <style:style style:name="T262_9" style:family="text"/>
    <style:style style:name="T262_10" style:family="text"/>
    <style:style style:name="T262_11" style:family="text"/>
    <style:style style:name="T262_12" style:family="text"/>
    <style:style style:name="T262_13" style:family="text"/>
    <style:style style:name="T262_14" style:family="text"/>
    <style:style style:name="T262_15" style:family="text"/>
    <style:style style:name="T262_16" style:family="text"/>
    <style:style style:name="P263" style:family="paragraph" style:parent-style-name="Heading_20_3">
      <style:paragraph-properties fo:break-before="auto" fo:line-height="115%" style:writing-mode="lr-tb"/>
    </style:style>
    <style:style style:name="T263_1" style:family="text"/>
    <style:style style:name="T263_2" style:family="text"/>
    <style:style style:name="T263_3" style:family="text"/>
    <style:style style:name="T263_4" style:family="text">
      <style:text-properties fo:color="#ff0000"/>
    </style:style>
    <style:style style:name="P264" style:family="paragraph" style:parent-style-name="Heading_20_3">
      <style:paragraph-properties fo:break-before="auto" fo:line-height="115%" style:writing-mode="lr-tb"/>
    </style:style>
    <style:style style:name="T264_1" style:family="text"/>
    <style:style style:name="T264_2" style:family="text"/>
    <style:style style:name="T264_3" style:family="text"/>
    <style:style style:name="T264_4" style:family="text"/>
    <style:style style:name="T264_5" style:family="text"/>
    <style:style style:name="T264_6" style:family="text"/>
    <style:style style:name="T264_7" style:family="text"/>
    <style:style style:name="T264_8" style:family="text"/>
    <style:style style:name="T264_9" style:family="text"/>
    <style:style style:name="T264_10" style:family="text"/>
    <style:style style:name="T264_11" style:family="text"/>
    <style:style style:name="T264_12" style:family="text"/>
    <style:style style:name="T264_13" style:family="text"/>
    <style:style style:name="P265" style:family="paragraph" style:parent-style-name="Heading_20_3">
      <style:paragraph-properties fo:break-before="auto" fo:line-height="115%" style:writing-mode="lr-tb"/>
    </style:style>
    <style:style style:name="T265_1" style:family="text"/>
    <style:style style:name="T265_2" style:family="text"/>
    <style:style style:name="T265_3" style:family="text"/>
    <style:style style:name="T265_4" style:family="text">
      <style:text-properties fo:color="#ff0000"/>
    </style:style>
    <style:style style:name="T265_5" style:family="text">
      <style:text-properties fo:color="#ff0000"/>
    </style:style>
    <style:style style:name="T265_6" style:family="text">
      <style:text-properties fo:color="#ff0000"/>
    </style:style>
    <style:style style:name="P266" style:family="paragraph" style:parent-style-name="Heading_20_3">
      <style:paragraph-properties fo:break-before="auto" fo:line-height="115%" style:writing-mode="lr-tb"/>
    </style:style>
    <style:style style:name="P267" style:family="paragraph" style:parent-style-name="Heading_20_3">
      <style:paragraph-properties fo:break-before="auto" fo:line-height="115%" style:writing-mode="lr-tb"/>
    </style:style>
    <style:style style:name="T267_1" style:family="text"/>
    <style:style style:name="T267_2" style:family="text"/>
    <style:style style:name="T267_3" style:family="text"/>
    <style:style style:name="T267_4" style:family="text"/>
    <style:style style:name="T267_5" style:family="text"/>
    <style:style style:name="T267_6" style:family="text"/>
    <style:style style:name="T267_7" style:family="text"/>
    <style:style style:name="T267_8" style:family="text"/>
    <style:style style:name="T267_9" style:family="text"/>
    <style:style style:name="T267_10" style:family="text"/>
    <style:style style:name="T267_11" style:family="text"/>
    <style:style style:name="T267_12" style:family="text"/>
    <style:style style:name="P268" style:family="paragraph" style:parent-style-name="Standard">
      <style:paragraph-properties fo:break-before="auto" fo:line-height="115%" style:writing-mode="lr-tb"/>
    </style:style>
    <style:style style:name="P269" style:family="paragraph" style:parent-style-name="Heading_20_3">
      <style:paragraph-properties fo:break-before="auto" fo:line-height="115%" style:writing-mode="lr-tb"/>
    </style:style>
    <style:style style:name="T269_1" style:family="text"/>
    <style:style style:name="T269_2" style:family="text"/>
    <style:style style:name="T269_3" style:family="text"/>
    <style:style style:name="T269_4" style:family="text"/>
    <style:style style:name="T269_5" style:family="text"/>
    <style:style style:name="T269_6" style:family="text"/>
    <style:style style:name="T269_7" style:family="text"/>
    <style:style style:name="T269_8" style:family="text"/>
    <style:style style:name="T269_9" style:family="text"/>
    <style:style style:name="T269_10" style:family="text"/>
    <style:style style:name="T269_11" style:family="text"/>
    <style:style style:name="T269_12" style:family="text"/>
    <style:style style:name="P270" style:family="paragraph" style:parent-style-name="Heading_20_3">
      <style:paragraph-properties fo:break-before="auto" fo:line-height="115%" style:writing-mode="lr-tb"/>
    </style:style>
    <style:style style:name="T270_1" style:family="text"/>
    <style:style style:name="T270_2" style:family="text"/>
    <style:style style:name="T270_3" style:family="text"/>
    <style:style style:name="T270_4" style:family="text"/>
    <style:style style:name="T270_5" style:family="text"/>
    <style:style style:name="T270_6" style:family="text"/>
    <style:style style:name="T270_7" style:family="text"/>
    <style:style style:name="T270_8" style:family="text"/>
    <style:style style:name="T270_9" style:family="text"/>
    <style:style style:name="T270_10" style:family="text"/>
    <style:style style:name="T270_11" style:family="text"/>
    <style:style style:name="T270_12" style:family="text"/>
    <style:style style:name="T270_13" style:family="text"/>
    <style:style style:name="T270_14" style:family="text"/>
    <style:style style:name="T270_15" style:family="text"/>
    <style:style style:name="T270_16" style:family="text"/>
    <style:style style:name="T270_17" style:family="text"/>
    <style:style style:name="T270_18" style:family="text"/>
    <style:style style:name="T270_19" style:family="text"/>
    <style:style style:name="T270_20" style:family="text"/>
    <style:style style:name="T270_21" style:family="text"/>
    <style:style style:name="T270_22" style:family="text"/>
    <style:style style:name="P271" style:family="paragraph" style:parent-style-name="Heading_20_3">
      <style:paragraph-properties fo:break-before="auto" fo:line-height="115%" style:writing-mode="lr-tb"/>
    </style:style>
    <style:style style:name="T271_1" style:family="text"/>
    <style:style style:name="T271_2" style:family="text">
      <style:text-properties fo:color="#ff0000"/>
    </style:style>
    <style:style style:name="P272" style:family="paragraph" style:parent-style-name="Heading_20_3">
      <style:paragraph-properties fo:break-before="auto" fo:line-height="115%" style:writing-mode="lr-tb"/>
    </style:style>
    <style:style style:name="T272_1" style:family="text"/>
    <style:style style:name="T272_2" style:family="text"/>
    <style:style style:name="T272_3" style:family="text"/>
    <style:style style:name="T272_4" style:family="text"/>
    <style:style style:name="T272_5" style:family="text"/>
    <style:style style:name="T272_6" style:family="text"/>
    <style:style style:name="T272_7" style:family="text"/>
    <style:style style:name="T272_8" style:family="text"/>
    <style:style style:name="T272_9" style:family="text"/>
    <style:style style:name="T272_10" style:family="text"/>
    <style:style style:name="T272_11" style:family="text"/>
    <style:style style:name="T272_12" style:family="text"/>
    <style:style style:name="T272_13" style:family="text"/>
    <style:style style:name="T272_14" style:family="text"/>
    <style:style style:name="T272_15" style:family="text"/>
    <style:style style:name="T272_16" style:family="text"/>
    <style:style style:name="T272_17" style:family="text"/>
    <style:style style:name="T272_18" style:family="text"/>
    <style:style style:name="T272_19" style:family="text"/>
    <style:style style:name="T272_20" style:family="text"/>
    <style:style style:name="T272_21" style:family="text"/>
    <style:style style:name="T272_22" style:family="text"/>
    <style:style style:name="T272_23" style:family="text"/>
    <style:style style:name="T272_24" style:family="text"/>
    <style:style style:name="T272_25" style:family="text">
      <style:text-properties fo:color="#ff0000"/>
    </style:style>
    <style:style style:name="P273" style:family="paragraph" style:parent-style-name="Heading_20_3">
      <style:paragraph-properties fo:break-before="auto" fo:line-height="115%" style:writing-mode="lr-tb"/>
    </style:style>
    <style:style style:name="T273_1" style:family="text"/>
    <style:style style:name="T273_2" style:family="text"/>
    <style:style style:name="T273_3" style:family="text"/>
    <style:style style:name="T273_4" style:family="text"/>
    <style:style style:name="T273_5" style:family="text"/>
    <style:style style:name="T273_6" style:family="text"/>
    <style:style style:name="T273_7" style:family="text"/>
    <style:style style:name="T273_8" style:family="text"/>
    <style:style style:name="T273_9" style:family="text"/>
    <style:style style:name="T273_10" style:family="text"/>
    <style:style style:name="T273_11" style:family="text"/>
    <style:style style:name="T273_12" style:family="text"/>
    <style:style style:name="T273_13" style:family="text"/>
    <style:style style:name="T273_14" style:family="text"/>
    <style:style style:name="T273_15" style:family="text">
      <style:text-properties fo:color="#ff0000"/>
    </style:style>
    <style:style style:name="P274" style:family="paragraph" style:parent-style-name="Heading_20_3">
      <style:paragraph-properties fo:break-before="auto" fo:line-height="115%" style:writing-mode="lr-tb"/>
    </style:style>
    <style:style style:name="T274_1" style:family="text"/>
    <style:style style:name="T274_2" style:family="text"/>
    <style:style style:name="T274_3" style:family="text"/>
    <style:style style:name="T274_4" style:family="text"/>
    <style:style style:name="T274_5" style:family="text"/>
    <style:style style:name="T274_6" style:family="text"/>
    <style:style style:name="T274_7" style:family="text"/>
    <style:style style:name="T274_8" style:family="text"/>
    <style:style style:name="T274_9" style:family="text"/>
    <style:style style:name="T274_10" style:family="text"/>
    <style:style style:name="T274_11" style:family="text"/>
    <style:style style:name="T274_12" style:family="text"/>
    <style:style style:name="T274_13" style:family="text"/>
    <style:style style:name="T274_14" style:family="text"/>
    <style:style style:name="T274_15" style:family="text"/>
    <style:style style:name="T274_16" style:family="text"/>
    <style:style style:name="T274_17" style:family="text"/>
    <style:style style:name="T274_18" style:family="text"/>
    <style:style style:name="T274_19" style:family="text"/>
    <style:style style:name="T274_20" style:family="text"/>
    <style:style style:name="P275" style:family="paragraph" style:parent-style-name="Standard">
      <style:paragraph-properties fo:break-before="auto" fo:line-height="115%" style:writing-mode="lr-tb"/>
    </style:style>
    <style:style style:name="T275_1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275_2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275_3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275_4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275_5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275_6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275_7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275_8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275_9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T275_10" style:family="text"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P276" style:family="paragraph" style:parent-style-name="Heading_20_3">
      <style:paragraph-properties fo:break-before="auto" fo:line-height="115%" style:writing-mode="lr-tb"/>
    </style:style>
    <style:style style:name="T276_1" style:family="text"/>
    <style:style style:name="T276_2" style:family="text"/>
    <style:style style:name="T276_3" style:family="text"/>
    <style:style style:name="T276_4" style:family="text"/>
    <style:style style:name="T276_5" style:family="text">
      <style:text-properties fo:color="#ff0000"/>
    </style:style>
    <style:style style:name="P277" style:family="paragraph" style:parent-style-name="Standard">
      <style:paragraph-properties fo:break-before="auto" fo:line-height="115%" style:writing-mode="lr-tb"/>
    </style:style>
    <style:style style:name="P278" style:family="paragraph" style:parent-style-name="Heading_20_3">
      <style:paragraph-properties fo:break-before="auto" fo:line-height="115%" style:writing-mode="lr-tb"/>
    </style:style>
    <style:style style:name="T278_1" style:family="text"/>
    <style:style style:name="T278_2" style:family="text"/>
    <style:style style:name="T278_3" style:family="text"/>
    <style:style style:name="T278_4" style:family="text"/>
    <style:style style:name="T278_5" style:family="text"/>
    <style:style style:name="T278_6" style:family="text"/>
    <style:style style:name="T278_7" style:family="text"/>
    <style:style style:name="T278_8" style:family="text"/>
    <style:style style:name="T278_9" style:family="text"/>
    <style:style style:name="T278_10" style:family="text"/>
    <style:style style:name="T278_11" style:family="text"/>
    <style:style style:name="T278_12" style:family="text"/>
    <style:style style:name="P279" style:family="paragraph" style:parent-style-name="Heading_20_3">
      <style:paragraph-properties fo:break-before="auto" fo:line-height="115%" style:writing-mode="lr-tb"/>
    </style:style>
    <style:style style:name="T279_1" style:family="text"/>
    <style:style style:name="T279_2" style:family="text"/>
    <style:style style:name="T279_3" style:family="text"/>
    <style:style style:name="T279_4" style:family="text"/>
    <style:style style:name="T279_5" style:family="text"/>
    <style:style style:name="T279_6" style:family="text"/>
    <style:style style:name="T279_7" style:family="text"/>
    <style:style style:name="T279_8" style:family="text"/>
    <style:style style:name="T279_9" style:family="text"/>
    <style:style style:name="T279_10" style:family="text"/>
    <style:style style:name="T279_11" style:family="text"/>
    <style:style style:name="T279_12" style:family="text"/>
    <style:style style:name="T279_13" style:family="text"/>
    <style:style style:name="T279_14" style:family="text"/>
    <style:style style:name="P280" style:family="paragraph" style:parent-style-name="Standard">
      <style:paragraph-properties fo:break-before="auto" fo:line-height="115%" style:writing-mode="lr-tb"/>
    </style:style>
    <style:style style:name="P281" style:family="paragraph" style:parent-style-name="Heading_20_3">
      <style:paragraph-properties fo:break-before="auto" fo:line-height="115%" style:writing-mode="lr-tb"/>
    </style:style>
    <style:style style:name="T281_1" style:family="text"/>
    <style:style style:name="T281_2" style:family="text"/>
    <style:style style:name="T281_3" style:family="text"/>
    <style:style style:name="T281_4" style:family="text"/>
    <style:style style:name="T281_5" style:family="text"/>
    <style:style style:name="T281_6" style:family="text"/>
    <style:style style:name="T281_7" style:family="text"/>
    <style:style style:name="T281_8" style:family="text"/>
    <style:style style:name="T281_9" style:family="text"/>
    <style:style style:name="T281_10" style:family="text"/>
    <style:style style:name="T281_11" style:family="text"/>
    <style:style style:name="T281_12" style:family="text"/>
    <style:style style:name="P282" style:family="paragraph" style:parent-style-name="Heading_20_3">
      <style:paragraph-properties fo:break-before="auto" fo:line-height="115%" style:writing-mode="lr-tb"/>
    </style:style>
    <style:style style:name="T282_1" style:family="text"/>
    <style:style style:name="T282_2" style:family="text"/>
    <style:style style:name="T282_3" style:family="text"/>
    <style:style style:name="T282_4" style:family="text"/>
    <style:style style:name="T282_5" style:family="text"/>
    <style:style style:name="T282_6" style:family="text"/>
    <style:style style:name="T282_7" style:family="text"/>
    <style:style style:name="T282_8" style:family="text"/>
    <style:style style:name="T282_9" style:family="text"/>
    <style:style style:name="T282_10" style:family="text"/>
    <style:style style:name="T282_11" style:family="text"/>
    <style:style style:name="T282_12" style:family="text"/>
    <style:style style:name="T282_13" style:family="text"/>
    <style:style style:name="T282_14" style:family="text"/>
    <style:style style:name="T282_15" style:family="text"/>
    <style:style style:name="T282_16" style:family="text"/>
    <style:style style:name="T282_17" style:family="text"/>
    <style:style style:name="T282_18" style:family="text"/>
    <style:style style:name="T282_19" style:family="text"/>
    <style:style style:name="T282_20" style:family="text"/>
    <style:style style:name="T282_21" style:family="text"/>
    <style:style style:name="T282_22" style:family="text"/>
    <style:style style:name="P283" style:family="paragraph" style:parent-style-name="Heading_20_3">
      <style:paragraph-properties fo:break-before="auto" fo:line-height="115%" style:writing-mode="lr-tb"/>
    </style:style>
    <style:style style:name="T283_1" style:family="text"/>
    <style:style style:name="T283_2" style:family="text">
      <style:text-properties fo:color="#ff0000"/>
    </style:style>
    <style:style style:name="P284" style:family="paragraph" style:parent-style-name="Standard">
      <style:paragraph-properties fo:break-before="auto" fo:line-height="115%" style:writing-mode="lr-tb"/>
    </style:style>
    <style:style style:name="P285" style:family="paragraph" style:parent-style-name="Standard">
      <style:paragraph-properties fo:break-before="auto" fo:line-height="115%" style:writing-mode="lr-tb"/>
    </style:style>
    <style:style style:name="P286" style:family="paragraph" style:parent-style-name="Standard">
      <style:paragraph-properties fo:break-before="auto" fo:line-height="115%" style:writing-mode="lr-tb"/>
    </style:style>
    <style:style style:name="P287" style:family="paragraph" style:parent-style-name="Standard">
      <style:paragraph-properties fo:break-before="auto" fo:line-height="115%" style:writing-mode="lr-tb"/>
    </style:style>
    <style:style style:name="P288" style:family="paragraph" style:parent-style-name="Standard">
      <style:paragraph-properties fo:break-before="auto" fo:line-height="115%" style:writing-mode="lr-tb"/>
    </style:style>
    <style:style style:name="P289" style:family="paragraph" style:parent-style-name="Standard">
      <style:paragraph-properties fo:break-before="auto" fo:line-height="115%" fo:margin-top="0cm" fo:margin-bottom="0cm" style:writing-mode="lr-tb"/>
    </style:style>
    <style:style style:name="T289_1" style:family="text">
      <style:text-properties fo:font-style="italic" style:font-style-asian="italic" style:font-style-complex="italic"/>
    </style:style>
    <style:style style:name="T289_2" style:family="text">
      <style:text-properties fo:font-style="italic" style:font-style-asian="italic" style:font-style-complex="italic"/>
    </style:style>
    <style:style style:name="T289_3" style:family="text">
      <style:text-properties fo:font-style="italic" style:font-style-asian="italic" style:font-style-complex="italic"/>
    </style:style>
    <style:style style:name="T289_4" style:family="text">
      <style:text-properties fo:font-style="italic" style:font-style-asian="italic" style:font-style-complex="italic"/>
    </style:style>
    <style:style style:name="T289_5" style:family="text">
      <style:text-properties fo:font-style="italic" style:font-style-asian="italic" style:font-style-complex="italic"/>
    </style:style>
    <style:style style:name="T289_6" style:family="text"/>
    <style:style style:name="T289_7" style:family="text"/>
    <style:style style:name="T289_8" style:family="text"/>
    <style:style style:name="T289_9" style:family="text"/>
    <style:style style:name="T289_10" style:family="text"/>
    <style:style style:name="T289_11" style:family="text"/>
    <style:style style:name="T289_12" style:family="text"/>
    <style:style style:name="T289_13" style:family="text"/>
    <style:style style:name="T289_14" style:family="text"/>
    <style:style style:name="T289_15" style:family="text"/>
    <style:style style:name="T289_16" style:family="text"/>
    <style:style style:name="T289_17" style:family="text"/>
    <style:style style:name="T289_18" style:family="text"/>
    <style:style style:name="T289_19" style:family="text"/>
    <style:style style:name="T289_20" style:family="text"/>
    <style:style style:name="T289_21" style:family="text"/>
    <style:style style:name="T289_22" style:family="text"/>
    <style:style style:name="T289_23" style:family="text"/>
    <style:style style:name="T289_24" style:family="text"/>
    <style:style style:name="T289_25" style:family="text"/>
    <style:style style:name="T289_26" style:family="text"/>
    <style:style style:name="T289_27" style:family="text"/>
    <style:style style:name="T289_28" style:family="text"/>
    <style:style style:name="T289_29" style:family="text"/>
    <style:style style:name="T289_30" style:family="text"/>
    <style:style style:name="T289_31" style:family="text"/>
    <style:style style:name="T289_32" style:family="text"/>
    <style:style style:name="T289_33" style:family="text"/>
    <style:style style:name="T289_34" style:family="text"/>
    <style:style style:name="T289_35" style:family="text"/>
    <style:style style:name="T289_36" style:family="text"/>
    <style:style style:name="T289_37" style:family="text"/>
    <style:style style:name="T289_38" style:family="text"/>
    <style:style style:name="T289_39" style:family="text"/>
    <style:style style:name="T289_40" style:family="text"/>
    <style:style style:name="T289_41" style:family="text"/>
    <style:style style:name="T289_42" style:family="text"/>
    <style:style style:name="T289_43" style:family="text"/>
    <style:style style:name="T289_44" style:family="text"/>
    <style:style style:name="T289_45" style:family="text"/>
    <style:style style:name="T289_46" style:family="text"/>
    <style:style style:name="T289_47" style:family="text"/>
    <style:style style:name="T289_48" style:family="text"/>
    <style:style style:name="T289_49" style:family="text"/>
    <style:style style:name="T289_50" style:family="text"/>
    <style:style style:name="T289_51" style:family="text"/>
    <style:style style:name="T289_52" style:family="text"/>
    <style:style style:name="T289_53" style:family="text"/>
    <style:style style:name="T289_54" style:family="text"/>
    <style:style style:name="T289_55" style:family="text"/>
    <style:style style:name="T289_56" style:family="text"/>
    <style:style style:name="T289_57" style:family="text"/>
    <style:style style:name="T289_58" style:family="text"/>
    <style:style style:name="T289_59" style:family="text"/>
    <style:style style:name="T289_60" style:family="text"/>
    <style:style style:name="T289_61" style:family="text"/>
    <style:style style:name="T289_62" style:family="text"/>
    <style:style style:name="T289_63" style:family="text"/>
    <style:style style:name="T289_64" style:family="text"/>
    <style:style style:name="T289_65" style:family="text"/>
    <style:style style:name="T289_66" style:family="text"/>
    <style:style style:name="T289_67" style:family="text"/>
    <style:style style:name="T289_68" style:family="text"/>
    <style:style style:name="T289_69" style:family="text"/>
    <style:style style:name="T289_70" style:family="text"/>
    <style:style style:name="T289_71" style:family="text"/>
    <style:style style:name="T289_72" style:family="text"/>
    <style:style style:name="T289_73" style:family="text"/>
    <style:style style:name="T289_74" style:family="text"/>
    <style:style style:name="T289_75" style:family="text"/>
    <style:style style:name="T289_76" style:family="text"/>
    <style:style style:name="T289_77" style:family="text"/>
    <style:style style:name="T289_78" style:family="text"/>
    <style:style style:name="T289_79" style:family="text"/>
    <style:style style:name="T289_80" style:family="text"/>
    <style:style style:name="T289_81" style:family="text"/>
    <style:style style:name="T289_82" style:family="text"/>
    <style:style style:name="T289_83" style:family="text"/>
    <style:style style:name="T289_84" style:family="text"/>
    <style:style style:name="T289_85" style:family="text"/>
    <style:style style:name="T289_86" style:family="text"/>
    <style:style style:name="T289_87" style:family="text"/>
    <style:style style:name="T289_88" style:family="text"/>
    <style:style style:name="T289_89" style:family="text"/>
    <style:style style:name="T289_90" style:family="text"/>
    <style:style style:name="T289_91" style:family="text"/>
    <style:style style:name="T289_92" style:family="text"/>
    <style:style style:name="T289_93" style:family="text"/>
    <style:style style:name="T289_94" style:family="text"/>
    <style:style style:name="P290" style:family="paragraph" style:parent-style-name="Heading_20_3">
      <style:paragraph-properties fo:break-before="auto" fo:line-height="115%" style:writing-mode="lr-tb"/>
    </style:style>
    <style:style style:name="T290_1" style:family="text"/>
    <style:style style:name="T290_2" style:family="text">
      <style:text-properties fo:color="#ff0000"/>
    </style:style>
    <style:style style:name="T290_3" style:family="text">
      <style:text-properties fo:color="#ff0000"/>
    </style:style>
    <style:style style:name="P291" style:family="paragraph" style:parent-style-name="Heading_20_3">
      <style:paragraph-properties fo:break-before="auto" fo:line-height="115%" style:writing-mode="lr-tb"/>
    </style:style>
    <style:style style:name="T291_1" style:family="text"/>
    <style:style style:name="T291_2" style:family="text"/>
    <style:style style:name="T291_3" style:family="text"/>
    <style:style style:name="T291_4" style:family="text"/>
    <style:style style:name="T291_5" style:family="text">
      <style:text-properties fo:color="#ff0000"/>
    </style:style>
    <style:style style:name="T291_6" style:family="text">
      <style:text-properties fo:color="#ff0000"/>
    </style:style>
    <style:style style:name="T291_7" style:family="text">
      <style:text-properties fo:color="#ff0000"/>
    </style:style>
    <style:style style:name="P292" style:family="paragraph" style:parent-style-name="Heading_20_3">
      <style:paragraph-properties fo:break-before="auto" fo:line-height="115%" style:writing-mode="lr-tb"/>
    </style:style>
    <style:style style:name="T292_1" style:family="text"/>
    <style:style style:name="T292_2" style:family="text"/>
    <style:style style:name="T292_3" style:family="text"/>
    <style:style style:name="T292_4" style:family="text"/>
    <style:style style:name="P293" style:family="paragraph" style:parent-style-name="Heading_20_3">
      <style:paragraph-properties fo:break-before="auto" fo:line-height="115%" style:writing-mode="lr-tb"/>
    </style:style>
    <style:style style:name="T293_1" style:family="text"/>
    <style:style style:name="T293_2" style:family="text"/>
    <style:style style:name="T293_3" style:family="text"/>
    <style:style style:name="T293_4" style:family="text"/>
    <style:style style:name="T293_5" style:family="text"/>
    <style:style style:name="T293_6" style:family="text"/>
    <style:style style:name="T293_7" style:family="text"/>
    <style:style style:name="T293_8" style:family="text"/>
    <style:style style:name="T293_9" style:family="text"/>
    <style:style style:name="T293_10" style:family="text"/>
    <style:style style:name="T293_11" style:family="text"/>
    <style:style style:name="T293_12" style:family="text"/>
    <style:style style:name="T293_13" style:family="text"/>
    <style:style style:name="T293_14" style:family="text"/>
    <style:style style:name="T293_15" style:family="text"/>
    <style:style style:name="T293_16" style:family="text"/>
    <style:style style:name="P294" style:family="paragraph" style:parent-style-name="Standard">
      <style:paragraph-properties fo:break-before="auto" fo:line-height="115%" style:writing-mode="lr-tb"/>
    </style:style>
    <style:style style:name="P295" style:family="paragraph" style:parent-style-name="Standard">
      <style:paragraph-properties fo:break-before="auto" fo:line-height="115%" fo:margin-top="0cm" fo:margin-bottom="0cm" style:writing-mode="lr-tb"/>
    </style:style>
    <style:style style:name="T295_1" style:family="text">
      <style:text-properties fo:font-style="italic" style:font-style-asian="italic" style:font-style-complex="italic"/>
    </style:style>
    <style:style style:name="T295_2" style:family="text"/>
    <style:style style:name="T295_3" style:family="text"/>
    <style:style style:name="T295_4" style:family="text"/>
    <style:style style:name="T295_5" style:family="text"/>
    <style:style style:name="T295_6" style:family="text"/>
    <style:style style:name="T295_7" style:family="text"/>
    <style:style style:name="T295_8" style:family="text"/>
    <style:style style:name="T295_9" style:family="text"/>
    <style:style style:name="T295_10" style:family="text"/>
    <style:style style:name="T295_11" style:family="text"/>
    <style:style style:name="T295_12" style:family="text"/>
    <style:style style:name="T295_13" style:family="text"/>
    <style:style style:name="T295_14" style:family="text"/>
    <style:style style:name="T295_15" style:family="text"/>
    <style:style style:name="T295_16" style:family="text"/>
    <style:style style:name="T295_17" style:family="text"/>
    <style:style style:name="T295_18" style:family="text"/>
    <style:style style:name="T295_19" style:family="text"/>
    <style:style style:name="T295_20" style:family="text"/>
    <style:style style:name="T295_21" style:family="text"/>
    <style:style style:name="T295_22" style:family="text"/>
    <style:style style:name="T295_23" style:family="text"/>
    <style:style style:name="T295_24" style:family="text"/>
    <style:style style:name="T295_25" style:family="text"/>
    <style:style style:name="T295_26" style:family="text"/>
    <style:style style:name="T295_27" style:family="text"/>
    <style:style style:name="T295_28" style:family="text"/>
    <style:style style:name="T295_29" style:family="text"/>
    <style:style style:name="T295_30" style:family="text"/>
    <style:style style:name="T295_31" style:family="text"/>
    <style:style style:name="T295_32" style:family="text"/>
    <style:style style:name="T295_33" style:family="text"/>
    <style:style style:name="T295_34" style:family="text"/>
    <style:style style:name="T295_35" style:family="text"/>
    <style:style style:name="T295_36" style:family="text"/>
    <style:style style:name="P296" style:family="paragraph" style:parent-style-name="Heading_20_3">
      <style:paragraph-properties fo:break-before="auto" fo:line-height="115%" style:writing-mode="lr-tb"/>
    </style:style>
    <style:style style:name="T296_1" style:family="text"/>
    <style:style style:name="T296_2" style:family="text">
      <style:text-properties fo:color="#ff0000"/>
    </style:style>
    <style:style style:name="P297" style:family="paragraph" style:parent-style-name="Heading_20_3">
      <style:paragraph-properties fo:break-before="auto" fo:line-height="115%" style:writing-mode="lr-tb"/>
    </style:style>
    <style:style style:name="T297_1" style:family="text"/>
    <style:style style:name="T297_2" style:family="text"/>
    <style:style style:name="T297_3" style:family="text"/>
    <style:style style:name="T297_4" style:family="text"/>
    <style:style style:name="T297_5" style:family="text"/>
    <style:style style:name="T297_6" style:family="text"/>
    <style:style style:name="T297_7" style:family="text"/>
    <style:style style:name="T297_8" style:family="text"/>
    <style:style style:name="T297_9" style:family="text"/>
    <style:style style:name="T297_10" style:family="text"/>
    <style:style style:name="T297_11" style:family="text"/>
    <style:style style:name="T297_12" style:family="text"/>
    <style:style style:name="T297_13" style:family="text"/>
    <style:style style:name="T297_14" style:family="text"/>
    <style:style style:name="T297_15" style:family="text"/>
    <style:style style:name="T297_16" style:family="text"/>
    <style:style style:name="T297_17" style:family="text"/>
    <style:style style:name="T297_18" style:family="text"/>
    <style:style style:name="T297_19" style:family="text"/>
    <style:style style:name="T297_20" style:family="text"/>
    <style:style style:name="T297_21" style:family="text"/>
    <style:style style:name="T297_22" style:family="text"/>
    <style:style style:name="T297_23" style:family="text"/>
    <style:style style:name="T297_24" style:family="text"/>
    <style:style style:name="T297_25" style:family="text"/>
    <style:style style:name="T297_26" style:family="text"/>
    <style:style style:name="T297_27" style:family="text"/>
    <style:style style:name="T297_28" style:family="text"/>
    <style:style style:name="T297_29" style:family="text"/>
    <style:style style:name="T297_30" style:family="text"/>
    <style:style style:name="T297_31" style:family="text"/>
    <style:style style:name="T297_32" style:family="text"/>
    <style:style style:name="T297_33" style:family="text">
      <style:text-properties fo:color="#ff0000"/>
    </style:style>
    <style:style style:name="P298" style:family="paragraph" style:parent-style-name="Standard">
      <style:paragraph-properties fo:break-before="auto" fo:line-height="115%" style:writing-mode="lr-tb"/>
    </style:style>
    <style:style style:name="P299" style:family="paragraph" style:parent-style-name="Standard">
      <style:paragraph-properties fo:break-before="auto" fo:line-height="115%" style:writing-mode="lr-tb"/>
    </style:style>
    <style:style style:name="T299_1" style:family="text"/>
    <style:style style:name="T299_2" style:family="text"/>
    <style:style style:name="T299_3" style:family="text"/>
    <style:style style:name="T299_4" style:family="text"/>
    <style:style style:name="T299_5" style:family="text"/>
    <style:style style:name="T299_6" style:family="text"/>
    <style:style style:name="T299_7" style:family="text"/>
    <style:style style:name="T299_8" style:family="text"/>
    <style:style style:name="T299_9" style:family="text"/>
    <style:style style:name="T299_10" style:family="text"/>
    <style:style style:name="T299_11" style:family="text"/>
    <style:style style:name="T299_12" style:family="text"/>
    <style:style style:name="T299_13" style:family="text"/>
    <style:style style:name="T299_14" style:family="text"/>
    <style:style style:name="T299_15" style:family="text"/>
    <style:style style:name="T299_16" style:family="text"/>
    <style:style style:name="T299_17" style:family="text"/>
    <style:style style:name="T299_18" style:family="text"/>
    <style:style style:name="T299_19" style:family="text"/>
    <style:style style:name="T299_20" style:family="text"/>
    <style:style style:name="T299_21" style:family="text"/>
    <style:style style:name="T299_22" style:family="text"/>
    <style:style style:name="T299_23" style:family="text"/>
    <style:style style:name="T299_24" style:family="text"/>
    <style:style style:name="T299_25" style:family="text"/>
    <style:style style:name="T299_26" style:family="text"/>
    <style:style style:name="T299_27" style:family="text"/>
    <style:style style:name="T299_28" style:family="text"/>
    <style:style style:name="T299_29" style:family="text"/>
    <style:style style:name="T299_30" style:family="text"/>
    <style:style style:name="T299_31" style:family="text"/>
    <style:style style:name="T299_32" style:family="text"/>
    <style:style style:name="T299_33" style:family="text"/>
    <style:style style:name="T299_34" style:family="text"/>
    <style:style style:name="T299_35" style:family="text"/>
    <style:style style:name="T299_36" style:family="text"/>
    <style:style style:name="T299_37" style:family="text"/>
    <style:style style:name="T299_38" style:family="text"/>
    <style:style style:name="T299_39" style:family="text"/>
    <style:style style:name="T299_40" style:family="text"/>
    <style:style style:name="T299_41" style:family="text"/>
    <style:style style:name="T299_42" style:family="text"/>
    <style:style style:name="T299_43" style:family="text"/>
    <style:style style:name="T299_44" style:family="text"/>
    <style:style style:name="T299_45" style:family="text"/>
    <style:style style:name="T299_46" style:family="text"/>
    <style:style style:name="T299_47" style:family="text"/>
    <style:style style:name="T299_48" style:family="text"/>
    <style:style style:name="T299_49" style:family="text"/>
    <style:style style:name="T299_50" style:family="text"/>
    <style:style style:name="T299_51" style:family="text"/>
    <style:style style:name="T299_52" style:family="text"/>
    <style:style style:name="T299_53" style:family="text"/>
    <style:style style:name="T299_54" style:family="text"/>
    <style:style style:name="T299_55" style:family="text"/>
    <style:style style:name="T299_56" style:family="text"/>
    <style:style style:name="T299_57" style:family="text"/>
    <style:style style:name="T299_58" style:family="text"/>
    <style:style style:name="T299_59" style:family="text"/>
    <style:style style:name="T299_60" style:family="text"/>
    <style:style style:name="T299_61" style:family="text"/>
    <style:style style:name="T299_62" style:family="text"/>
    <style:style style:name="T299_63" style:family="text"/>
    <style:style style:name="T299_64" style:family="text"/>
    <style:style style:name="T299_65" style:family="text"/>
    <style:style style:name="T299_66" style:family="text"/>
    <style:style style:name="T299_67" style:family="text"/>
    <style:style style:name="T299_68" style:family="text"/>
    <style:style style:name="T299_69" style:family="text"/>
    <style:style style:name="T299_70" style:family="text"/>
    <style:style style:name="T299_71" style:family="text"/>
    <style:style style:name="T299_72" style:family="text"/>
    <style:style style:name="T299_73" style:family="text"/>
    <style:style style:name="T299_74" style:family="text"/>
    <style:style style:name="T299_75" style:family="text"/>
    <style:style style:name="T299_76" style:family="text"/>
    <style:style style:name="T299_77" style:family="text"/>
    <style:style style:name="T299_78" style:family="text"/>
    <style:style style:name="T299_79" style:family="text"/>
    <style:style style:name="T299_80" style:family="text"/>
    <style:style style:name="P300" style:family="paragraph" style:parent-style-name="Standard">
      <style:paragraph-properties fo:break-before="auto" fo:line-height="115%" style:writing-mode="lr-tb"/>
    </style:style>
    <style:style style:name="P301" style:family="paragraph" style:parent-style-name="Standard">
      <style:paragraph-properties fo:break-before="auto" fo:line-height="115%" style:writing-mode="lr-tb"/>
    </style:style>
    <style:style style:name="T301_1" style:family="text">
      <style:text-properties fo:font-weight="bold" style:font-weight-asian="bold" style:font-weight-complex="bold"/>
    </style:style>
    <style:style style:name="T301_2" style:family="text"/>
    <style:style style:name="T301_3" style:family="text"/>
    <style:style style:name="T301_4" style:family="text"/>
    <style:style style:name="T301_5" style:family="text"/>
    <style:style style:name="T301_6" style:family="text"/>
    <style:style style:name="T301_7" style:family="text"/>
    <style:style style:name="T301_8" style:family="text"/>
    <style:style style:name="T301_9" style:family="text"/>
    <style:style style:name="T301_10" style:family="text"/>
    <style:style style:name="T301_11" style:family="text"/>
    <style:style style:name="T301_12" style:family="text"/>
    <style:style style:name="T301_13" style:family="text"/>
    <style:style style:name="T301_14" style:family="text"/>
    <style:style style:name="T301_15" style:family="text"/>
    <style:style style:name="T301_16" style:family="text"/>
    <style:style style:name="T301_17" style:family="text"/>
    <style:style style:name="T301_18" style:family="text"/>
    <style:style style:name="T301_19" style:family="text"/>
    <style:style style:name="T301_20" style:family="text"/>
    <style:style style:name="T301_21" style:family="text"/>
    <style:style style:name="T301_22" style:family="text"/>
    <style:style style:name="T301_23" style:family="text"/>
    <style:style style:name="T301_24" style:family="text"/>
    <style:style style:name="T301_25" style:family="text"/>
    <style:style style:name="T301_26" style:family="text"/>
    <style:style style:name="T301_27" style:family="text"/>
    <style:style style:name="T301_28" style:family="text"/>
    <style:style style:name="T301_29" style:family="text"/>
    <style:style style:name="T301_30" style:family="text"/>
    <style:style style:name="T301_31" style:family="text"/>
    <style:style style:name="T301_32" style:family="text"/>
    <style:style style:name="T301_33" style:family="text"/>
    <style:style style:name="T301_34" style:family="text"/>
    <style:style style:name="T301_35" style:family="text"/>
    <style:style style:name="T301_36" style:family="text"/>
    <style:style style:name="T301_37" style:family="text"/>
    <style:style style:name="T301_38" style:family="text"/>
    <style:style style:name="T301_39" style:family="text"/>
    <style:style style:name="T301_40" style:family="text"/>
    <style:style style:name="T301_41" style:family="text"/>
    <style:style style:name="T301_42" style:family="text"/>
    <style:style style:name="T301_43" style:family="text"/>
    <style:style style:name="T301_44" style:family="text"/>
    <style:style style:name="T301_45" style:family="text"/>
    <style:style style:name="T301_46" style:family="text"/>
    <style:style style:name="T301_47" style:family="text"/>
    <style:style style:name="T301_48" style:family="text"/>
    <style:style style:name="T301_49" style:family="text"/>
    <style:style style:name="T301_50" style:family="text"/>
    <style:style style:name="T301_51" style:family="text"/>
    <style:style style:name="T301_52" style:family="text"/>
    <style:style style:name="T301_53" style:family="text"/>
    <style:style style:name="T301_54" style:family="text"/>
    <style:style style:name="T301_55" style:family="text"/>
    <style:style style:name="T301_56" style:family="text"/>
    <style:style style:name="T301_57" style:family="text"/>
    <style:style style:name="T301_58" style:family="text"/>
    <style:style style:name="T301_59" style:family="text"/>
    <style:style style:name="T301_60" style:family="text"/>
    <style:style style:name="T301_61" style:family="text"/>
    <style:style style:name="T301_62" style:family="text"/>
    <style:style style:name="T301_63" style:family="text"/>
    <style:style style:name="T301_64" style:family="text"/>
    <style:style style:name="T301_65" style:family="text"/>
    <style:style style:name="T301_66" style:family="text"/>
    <style:style style:name="T301_67" style:family="text"/>
    <style:style style:name="T301_68" style:family="text"/>
    <style:style style:name="T301_69" style:family="text"/>
    <style:style style:name="T301_70" style:family="text"/>
    <style:style style:name="T301_71" style:family="text"/>
    <style:style style:name="T301_72" style:family="text"/>
    <style:style style:name="T301_73" style:family="text"/>
    <style:style style:name="T301_74" style:family="text"/>
    <style:style style:name="T301_75" style:family="text"/>
    <style:style style:name="T301_76" style:family="text"/>
    <style:style style:name="T301_77" style:family="text"/>
    <style:style style:name="T301_78" style:family="text"/>
    <style:style style:name="T301_79" style:family="text"/>
    <style:style style:name="T301_80" style:family="text"/>
  </office:automatic-styles>
  <office:body>
    <office:text>
      <text:p text:style-name="P1"><text:bookmark-start text:name="h.55p9h8d8zcz8"/><text:bookmark-end text:name="h.55p9h8d8zcz8"/><text:span text:style-name="T1_1">Python</text:span><text:span text:style-name="T1_2"><text:s/></text:span><text:span text:style-name="T1_3">Mini</text:span><text:span text:style-name="T1_4">-</text:span><text:span text:style-name="T1_5">Project</text:span></text:p>
      <text:p text:style-name="P2"/>
      <text:p text:style-name="P3"><text:span text:style-name="T3_1">The</text:span><text:span text:style-name="T3_2"><text:s/></text:span><text:span text:style-name="T3_3">Protein</text:span><text:span text:style-name="T3_4"><text:s/></text:span><text:span text:style-name="T3_5">Data</text:span><text:span text:style-name="T3_6"><text:s/></text:span><text:span text:style-name="T3_7">Bank</text:span><text:span text:style-name="T3_8"><text:s/>(</text:span><text:span text:style-name="T3_9">PDB</text:span><text:span text:style-name="T3_10">)<text:s/></text:span><text:span text:style-name="T3_11">is</text:span><text:span text:style-name="T3_12"><text:s/></text:span><text:span text:style-name="T3_13">a</text:span><text:span text:style-name="T3_14"><text:s/></text:span><text:span text:style-name="T3_15">well</text:span><text:span text:style-name="T3_16"><text:s/></text:span><text:span text:style-name="T3_17">known</text:span><text:span text:style-name="T3_18"><text:s/></text:span><text:span text:style-name="T3_19">resource</text:span><text:span text:style-name="T3_20"><text:s/></text:span><text:span text:style-name="T3_21">in</text:span><text:span text:style-name="T3_22"><text:s/></text:span><text:span text:style-name="T3_23">bioinformatics</text:span><text:span text:style-name="T3_24"><text:s/></text:span><text:span text:style-name="T3_25">that</text:span><text:span text:style-name="T3_26"><text:s/></text:span><text:span text:style-name="T3_27">provides</text:span><text:span text:style-name="T3_28"><text:s/></text:span><text:span text:style-name="T3_29">information</text:span><text:span text:style-name="T3_30"><text:s/></text:span><text:span text:style-name="T3_31">of</text:span><text:span text:style-name="T3_32"><text:s/>3</text:span><text:span text:style-name="T3_33">D</text:span><text:span text:style-name="T3_34"><text:s/></text:span><text:span text:style-name="T3_35">structures</text:span><text:span text:style-name="T3_36"><text:s/></text:span><text:span text:style-name="T3_37">of</text:span><text:span text:style-name="T3_38"><text:s/></text:span><text:span text:style-name="T3_39">large</text:span><text:span text:style-name="T3_40"><text:s/></text:span><text:span text:style-name="T3_41">biological</text:span><text:span text:style-name="T3_42"><text:s/></text:span><text:span text:style-name="T3_43">molecules</text:span><text:span text:style-name="T3_44">.<text:s/></text:span><text:span text:style-name="T3_45">The</text:span><text:span text:style-name="T3_46"><text:s/></text:span><text:span text:style-name="T3_47">information</text:span><text:span text:style-name="T3_48"><text:s/></text:span><text:span text:style-name="T3_49">of</text:span><text:span text:style-name="T3_50"><text:s/></text:span><text:span text:style-name="T3_51">this</text:span><text:span text:style-name="T3_52"><text:s/></text:span><text:span text:style-name="T3_53">database</text:span><text:span text:style-name="T3_54"><text:s/></text:span><text:span text:style-name="T3_55">can</text:span><text:span text:style-name="T3_56"><text:s/></text:span><text:span text:style-name="T3_57">be</text:span><text:span text:style-name="T3_58"><text:s/></text:span><text:span text:style-name="T3_59">access</text:span><text:span text:style-name="T3_60"><text:s/></text:span><text:span text:style-name="T3_61">via</text:span><text:span text:style-name="T3_62"><text:s/></text:span><text:span text:style-name="T3_63">its</text:span><text:span text:style-name="T3_64"><text:s/></text:span><text:span text:style-name="T3_65">web</text:span><text:span text:style-name="T3_66"><text:s/></text:span><text:span text:style-name="T3_67">site</text:span><text:span text:style-name="T3_68"><text:s/>(</text:span><text:span text:style-name="T3_69"><text:a xlink:type="simple" xlink:href="http://www.pdb.org/"><text:span text:style-name="T3_70">http</text:span></text:a></text:span><text:span text:style-name="T3_71"><text:a xlink:type="simple" xlink:href="http://www.pdb.org/"><text:span text:style-name="T3_72">://</text:span></text:a></text:span><text:span text:style-name="T3_73"><text:a xlink:type="simple" xlink:href="http://www.pdb.org/"><text:span text:style-name="T3_74">www</text:span></text:a></text:span><text:span text:style-name="T3_75"><text:a xlink:type="simple" xlink:href="http://www.pdb.org/"><text:span text:style-name="T3_76">.</text:span></text:a></text:span><text:span text:style-name="T3_77"><text:a xlink:type="simple" xlink:href="http://www.pdb.org/"><text:span text:style-name="T3_78">pdb</text:span></text:a></text:span><text:span text:style-name="T3_79"><text:a xlink:type="simple" xlink:href="http://www.pdb.org/"><text:span text:style-name="T3_80">.</text:span></text:a></text:span><text:span text:style-name="T3_81"><text:a xlink:type="simple" xlink:href="http://www.pdb.org/"><text:span text:style-name="T3_82">org</text:span></text:a></text:span><text:span text:style-name="T3_83"><text:a xlink:type="simple" xlink:href="http://www.pdb.org/"><text:span text:style-name="T3_84">/</text:span></text:a></text:span><text:span text:style-name="T3_85">),<text:s/></text:span><text:span text:style-name="T3_86">using</text:span><text:span text:style-name="T3_87"><text:s/></text:span><text:span text:style-name="T3_88">web</text:span><text:span text:style-name="T3_89"><text:s/></text:span><text:span text:style-name="T3_90">services</text:span><text:span text:style-name="T3_91"><text:s/></text:span><text:span text:style-name="T3_92">or</text:span><text:span text:style-name="T3_93"><text:s/></text:span><text:span text:style-name="T3_94">through</text:span><text:span text:style-name="T3_95"><text:s/></text:span><text:span text:style-name="T3_96">the</text:span><text:span text:style-name="T3_97"><text:s/></text:span><text:span text:style-name="T3_98">FTP</text:span><text:span text:style-name="T3_99"><text:s/></text:span><text:span text:style-name="T3_100">protocol</text:span><text:span text:style-name="T3_101"><text:s/>(</text:span><text:span text:style-name="T3_102"><text:a xlink:type="simple" xlink:href="ftp://snapshots.wwpdb.org/20130101/pub/pdb/data/"><text:span text:style-name="T3_103">ftp</text:span></text:a></text:span><text:span text:style-name="T3_104"><text:a xlink:type="simple" xlink:href="ftp://snapshots.wwpdb.org/20130101/pub/pdb/data/"><text:span text:style-name="T3_105">://</text:span></text:a></text:span><text:span text:style-name="T3_106"><text:a xlink:type="simple" xlink:href="ftp://snapshots.wwpdb.org/20130101/pub/pdb/data/"><text:span text:style-name="T3_107">snapshots</text:span></text:a></text:span><text:span text:style-name="T3_108"><text:a xlink:type="simple" xlink:href="ftp://snapshots.wwpdb.org/20130101/pub/pdb/data/"><text:span text:style-name="T3_109">.</text:span></text:a></text:span><text:span text:style-name="T3_110"><text:a xlink:type="simple" xlink:href="ftp://snapshots.wwpdb.org/20130101/pub/pdb/data/"><text:span text:style-name="T3_111">wwpdb</text:span></text:a></text:span><text:span text:style-name="T3_112"><text:a xlink:type="simple" xlink:href="ftp://snapshots.wwpdb.org/20130101/pub/pdb/data/"><text:span text:style-name="T3_113">.</text:span></text:a></text:span><text:span text:style-name="T3_114"><text:a xlink:type="simple" xlink:href="ftp://snapshots.wwpdb.org/20130101/pub/pdb/data/"><text:span text:style-name="T3_115">org</text:span></text:a></text:span><text:span text:style-name="T3_116"><text:a xlink:type="simple" xlink:href="ftp://snapshots.wwpdb.org/20130101/pub/pdb/data/"><text:span text:style-name="T3_117">/20130101/</text:span></text:a></text:span><text:span text:style-name="T3_118"><text:a xlink:type="simple" xlink:href="ftp://snapshots.wwpdb.org/20130101/pub/pdb/data/"><text:span text:style-name="T3_119">pub</text:span></text:a></text:span><text:span text:style-name="T3_120"><text:a xlink:type="simple" xlink:href="ftp://snapshots.wwpdb.org/20130101/pub/pdb/data/"><text:span text:style-name="T3_121">/</text:span></text:a></text:span><text:span text:style-name="T3_122"><text:a xlink:type="simple" xlink:href="ftp://snapshots.wwpdb.org/20130101/pub/pdb/data/"><text:span text:style-name="T3_123">pdb</text:span></text:a></text:span><text:span text:style-name="T3_124"><text:a xlink:type="simple" xlink:href="ftp://snapshots.wwpdb.org/20130101/pub/pdb/data/"><text:span text:style-name="T3_125">/</text:span></text:a></text:span><text:span text:style-name="T3_126"><text:a xlink:type="simple" xlink:href="ftp://snapshots.wwpdb.org/20130101/pub/pdb/data/"><text:span text:style-name="T3_127">data</text:span></text:a></text:span><text:span text:style-name="T3_128"><text:a xlink:type="simple" xlink:href="ftp://snapshots.wwpdb.org/20130101/pub/pdb/data/"><text:span text:style-name="T3_129">/</text:span></text:a></text:span><text:span text:style-name="T3_130">).<text:s/></text:span><text:span text:style-name="T3_131">Besides</text:span><text:span text:style-name="T3_132"><text:s/></text:span><text:span text:style-name="T3_133">the</text:span><text:span text:style-name="T3_134"><text:s/></text:span><text:span text:style-name="T3_135">method</text:span><text:span text:style-name="T3_136"><text:s/></text:span><text:span text:style-name="T3_137">used</text:span><text:span text:style-name="T3_138"><text:s/></text:span><text:span text:style-name="T3_139">to</text:span><text:span text:style-name="T3_140"><text:s/></text:span><text:span text:style-name="T3_141">obtain</text:span><text:span text:style-name="T3_142"><text:s/></text:span><text:span text:style-name="T3_143">the</text:span><text:span text:style-name="T3_144"><text:s/></text:span><text:span text:style-name="T3_145">data</text:span><text:span text:style-name="T3_146">,<text:s/></text:span><text:span text:style-name="T3_147">PDB</text:span><text:span text:style-name="T3_148"><text:s/></text:span><text:span text:style-name="T3_149">provides</text:span><text:span text:style-name="T3_150"><text:s/></text:span><text:span text:style-name="T3_151">different</text:span><text:span text:style-name="T3_152"><text:s/></text:span><text:span text:style-name="T3_153">formats</text:span><text:span text:style-name="T3_154"><text:s/></text:span><text:span text:style-name="T3_155">for</text:span><text:span text:style-name="T3_156"><text:s/></text:span><text:span text:style-name="T3_157">it</text:span><text:span text:style-name="T3_158">:<text:s/></text:span><text:span text:style-name="T3_159">PDBML</text:span><text:span text:style-name="T3_160">,<text:s/></text:span><text:span text:style-name="T3_161">mmCIF</text:span><text:span text:style-name="T3_162">,<text:s/></text:span><text:span text:style-name="T3_163">Chemical</text:span><text:span text:style-name="T3_164"><text:s/></text:span><text:span text:style-name="T3_165">Components</text:span><text:span text:style-name="T3_166"><text:s/></text:span><text:span text:style-name="T3_167">dictionary</text:span><text:span text:style-name="T3_168"><text:s/></text:span><text:span text:style-name="T3_169">and</text:span><text:span text:style-name="T3_170"><text:s/></text:span><text:span text:style-name="T3_171">PDB</text:span><text:span text:style-name="T3_172">.<text:s/></text:span></text:p>
      <text:p text:style-name="P4"/>
      <text:p text:style-name="P5"><text:span text:style-name="T5_1">The</text:span><text:span text:style-name="T5_2"><text:s/></text:span><text:span text:style-name="T5_3">PDB</text:span><text:span text:style-name="T5_4"><text:s/></text:span><text:span text:style-name="T5_5">file</text:span><text:span text:style-name="T5_6"><text:s/></text:span><text:span text:style-name="T5_7">format</text:span><text:span text:style-name="T5_8"><text:s/></text:span><text:span text:style-name="T5_9">is</text:span><text:span text:style-name="T5_10"><text:s/></text:span><text:span text:style-name="T5_11">the</text:span><text:span text:style-name="T5_12"><text:s/></text:span><text:span text:style-name="T5_13">oldest</text:span><text:span text:style-name="T5_14"><text:s/></text:span><text:span text:style-name="T5_15">of</text:span><text:span text:style-name="T5_16"><text:s/></text:span><text:span text:style-name="T5_17">the</text:span><text:span text:style-name="T5_18"><text:s/></text:span><text:span text:style-name="T5_19">distribution</text:span><text:span text:style-name="T5_20"><text:s/></text:span><text:span text:style-name="T5_21">formats</text:span><text:span text:style-name="T5_22"><text:s/></text:span><text:span text:style-name="T5_23">and</text:span><text:span text:style-name="T5_24"><text:s/></text:span><text:span text:style-name="T5_25">therefore</text:span><text:span text:style-name="T5_26"><text:s/></text:span><text:span text:style-name="T5_27">the</text:span><text:span text:style-name="T5_28"><text:s/></text:span><text:span text:style-name="T5_29">one</text:span><text:span text:style-name="T5_30"><text:s/></text:span><text:span text:style-name="T5_31">that</text:span><text:span text:style-name="T5_32"><text:s/></text:span><text:span text:style-name="T5_33">more</text:span><text:span text:style-name="T5_34"><text:s/></text:span><text:span text:style-name="T5_35">tools</text:span><text:span text:style-name="T5_36"><text:s/></text:span><text:span text:style-name="T5_37">have</text:span><text:span text:style-name="T5_38"><text:s/></text:span><text:span text:style-name="T5_39">been</text:span><text:span text:style-name="T5_40"><text:s/></text:span><text:span text:style-name="T5_41">developed</text:span><text:span text:style-name="T5_42"><text:s/></text:span><text:span text:style-name="T5_43">for</text:span><text:span text:style-name="T5_44">.<text:s/></text:span><text:span text:style-name="T5_45">The</text:span><text:span text:style-name="T5_46"><text:s/></text:span><text:span text:style-name="T5_47">full</text:span><text:span text:style-name="T5_48"><text:s/></text:span><text:span text:style-name="T5_49">documentation</text:span><text:span text:style-name="T5_50"><text:s/></text:span><text:span text:style-name="T5_51">of</text:span><text:span text:style-name="T5_52"><text:s/></text:span><text:span text:style-name="T5_53">this</text:span><text:span text:style-name="T5_54"><text:s/></text:span><text:span text:style-name="T5_55">format</text:span><text:span text:style-name="T5_56"><text:s/></text:span><text:span text:style-name="T5_57">can</text:span><text:span text:style-name="T5_58"><text:s/></text:span><text:span text:style-name="T5_59">be</text:span><text:span text:style-name="T5_60"><text:s/></text:span><text:span text:style-name="T5_61">read</text:span><text:span text:style-name="T5_62"><text:s/></text:span><text:span text:style-name="T5_63">from</text:span><text:span text:style-name="T5_64">:<text:s/></text:span><text:span text:style-name="T5_65"><text:a xlink:type="simple" xlink:href="http://www.wwpdb.org/documentation/format33/v3.3.html"><text:span text:style-name="T5_66">http</text:span></text:a></text:span><text:span text:style-name="T5_67"><text:a xlink:type="simple" xlink:href="http://www.wwpdb.org/documentation/format33/v3.3.html"><text:span text:style-name="T5_68">://</text:span></text:a></text:span><text:span text:style-name="T5_69"><text:a xlink:type="simple" xlink:href="http://www.wwpdb.org/documentation/format33/v3.3.html"><text:span text:style-name="T5_70">www</text:span></text:a></text:span><text:span text:style-name="T5_71"><text:a xlink:type="simple" xlink:href="http://www.wwpdb.org/documentation/format33/v3.3.html"><text:span text:style-name="T5_72">.</text:span></text:a></text:span><text:span text:style-name="T5_73"><text:a xlink:type="simple" xlink:href="http://www.wwpdb.org/documentation/format33/v3.3.html"><text:span text:style-name="T5_74">wwpdb</text:span></text:a></text:span><text:span text:style-name="T5_75"><text:a xlink:type="simple" xlink:href="http://www.wwpdb.org/documentation/format33/v3.3.html"><text:span text:style-name="T5_76">.</text:span></text:a></text:span><text:span text:style-name="T5_77"><text:a xlink:type="simple" xlink:href="http://www.wwpdb.org/documentation/format33/v3.3.html"><text:span text:style-name="T5_78">org</text:span></text:a></text:span><text:span text:style-name="T5_79"><text:a xlink:type="simple" xlink:href="http://www.wwpdb.org/documentation/format33/v3.3.html"><text:span text:style-name="T5_80">/</text:span></text:a></text:span><text:span text:style-name="T5_81"><text:a xlink:type="simple" xlink:href="http://www.wwpdb.org/documentation/format33/v3.3.html"><text:span text:style-name="T5_82">documentation</text:span></text:a></text:span><text:span text:style-name="T5_83"><text:a xlink:type="simple" xlink:href="http://www.wwpdb.org/documentation/format33/v3.3.html"><text:span text:style-name="T5_84">/</text:span></text:a></text:span><text:span text:style-name="T5_85"><text:a xlink:type="simple" xlink:href="http://www.wwpdb.org/documentation/format33/v3.3.html"><text:span text:style-name="T5_86">format</text:span></text:a></text:span><text:span text:style-name="T5_87"><text:a xlink:type="simple" xlink:href="http://www.wwpdb.org/documentation/format33/v3.3.html"><text:span text:style-name="T5_88">33/</text:span></text:a></text:span><text:span text:style-name="T5_89"><text:a xlink:type="simple" xlink:href="http://www.wwpdb.org/documentation/format33/v3.3.html"><text:span text:style-name="T5_90">v</text:span></text:a></text:span><text:span text:style-name="T5_91"><text:a xlink:type="simple" xlink:href="http://www.wwpdb.org/documentation/format33/v3.3.html"><text:span text:style-name="T5_92">3.3.</text:span></text:a></text:span><text:span text:style-name="T5_93"><text:a xlink:type="simple" xlink:href="http://www.wwpdb.org/documentation/format33/v3.3.html"><text:span text:style-name="T5_94">html</text:span></text:a></text:span></text:p>
      <text:p text:style-name="P6"/>
      <text:p text:style-name="P7"><text:span text:style-name="T7_1">A</text:span><text:span text:style-name="T7_2"><text:s/></text:span><text:span text:style-name="T7_3">PDB</text:span><text:span text:style-name="T7_4"><text:s/></text:span><text:span text:style-name="T7_5">file</text:span><text:span text:style-name="T7_6"><text:s/></text:span><text:span text:style-name="T7_7">describes</text:span><text:span text:style-name="T7_8"><text:s/></text:span><text:span text:style-name="T7_9">a</text:span><text:span text:style-name="T7_10"><text:s/></text:span><text:span text:style-name="T7_11">biological</text:span><text:span text:style-name="T7_12"><text:s/></text:span><text:span text:style-name="T7_13">molecule</text:span><text:span text:style-name="T7_14"><text:s/>3</text:span><text:span text:style-name="T7_15">D</text:span><text:span text:style-name="T7_16"><text:s/></text:span><text:span text:style-name="T7_17">structure</text:span><text:span text:style-name="T7_18"><text:s/></text:span><text:span text:style-name="T7_19">and</text:span><text:span text:style-name="T7_20"><text:s/></text:span><text:span text:style-name="T7_21">the</text:span><text:span text:style-name="T7_22"><text:s/></text:span><text:span text:style-name="T7_23">information</text:span><text:span text:style-name="T7_24"><text:s/></text:span><text:span text:style-name="T7_25">there</text:span><text:span text:style-name="T7_26"><text:s/></text:span><text:span text:style-name="T7_27">includes</text:span><text:span text:style-name="T7_28">:<text:s/></text:span><text:span text:style-name="T7_29">the</text:span><text:span text:style-name="T7_30"><text:s/></text:span><text:span text:style-name="T7_31">atomic</text:span><text:span text:style-name="T7_32"><text:s/></text:span><text:span text:style-name="T7_33">level</text:span><text:span text:style-name="T7_34">(</text:span><text:span text:style-name="T7_35">i</text:span><text:span text:style-name="T7_36">.</text:span><text:span text:style-name="T7_37">e</text:span><text:span text:style-name="T7_38">.<text:s/></text:span><text:span text:style-name="T7_39">Where</text:span><text:span text:style-name="T7_40"><text:s/></text:span><text:span text:style-name="T7_41">each</text:span><text:span text:style-name="T7_42"><text:s/></text:span><text:span text:style-name="T7_43">atom</text:span><text:span text:style-name="T7_44"><text:s/></text:span><text:span text:style-name="T7_45">is</text:span><text:span text:style-name="T7_46"><text:s/></text:span><text:span text:style-name="T7_47">located</text:span><text:span text:style-name="T7_48"><text:s/></text:span><text:span text:style-name="T7_49">in</text:span><text:span text:style-name="T7_50"><text:s/></text:span><text:span text:style-name="T7_51">a</text:span><text:span text:style-name="T7_52"><text:s/>3</text:span><text:span text:style-name="T7_53">D</text:span><text:span text:style-name="T7_54"><text:s/></text:span><text:span text:style-name="T7_55">coordinate</text:span><text:span text:style-name="T7_56"><text:s/></text:span><text:span text:style-name="T7_57">system</text:span><text:span text:style-name="T7_58">),<text:s/></text:span><text:span text:style-name="T7_59">the</text:span><text:span text:style-name="T7_60"><text:s/></text:span><text:span text:style-name="T7_61">primary</text:span><text:span text:style-name="T7_62"><text:s/></text:span><text:span text:style-name="T7_63">and</text:span><text:span text:style-name="T7_64"><text:s/></text:span><text:span text:style-name="T7_65">secondary</text:span><text:span text:style-name="T7_66"><text:s/></text:span><text:span text:style-name="T7_67">structure</text:span><text:span text:style-name="T7_68">,<text:s/></text:span><text:span text:style-name="T7_69">and</text:span><text:span text:style-name="T7_70"><text:s/></text:span><text:span text:style-name="T7_71">annotations</text:span><text:span text:style-name="T7_72"><text:s/></text:span><text:span text:style-name="T7_73">on</text:span><text:span text:style-name="T7_74"><text:s/></text:span><text:span text:style-name="T7_75">the</text:span><text:span text:style-name="T7_76"><text:s/></text:span><text:span text:style-name="T7_77">structure</text:span><text:span text:style-name="T7_78"><text:s/></text:span><text:span text:style-name="T7_79">such</text:span><text:span text:style-name="T7_80"><text:s/></text:span><text:span text:style-name="T7_81">as</text:span><text:span text:style-name="T7_82"><text:s/></text:span><text:span text:style-name="T7_83">the</text:span><text:span text:style-name="T7_84"><text:s/></text:span><text:span text:style-name="T7_85">mapping</text:span><text:span text:style-name="T7_86"><text:s/></text:span><text:span text:style-name="T7_87">between</text:span><text:span text:style-name="T7_88"><text:s/></text:span><text:span text:style-name="T7_89">the</text:span><text:span text:style-name="T7_90"><text:s/></text:span><text:span text:style-name="T7_91">structure</text:span><text:span text:style-name="T7_92"><text:s/></text:span><text:span text:style-name="T7_93">and</text:span><text:span text:style-name="T7_94"><text:s/></text:span><text:span text:style-name="T7_95">the</text:span><text:span text:style-name="T7_96"><text:s/></text:span><text:span text:style-name="T7_97">protein</text:span><text:span text:style-name="T7_98">,<text:s/></text:span><text:span text:style-name="T7_99">because</text:span><text:span text:style-name="T7_100"><text:s/></text:span><text:span text:style-name="T7_101">most</text:span><text:span text:style-name="T7_102"><text:s/></text:span><text:span text:style-name="T7_103">of</text:span><text:span text:style-name="T7_104"><text:s/></text:span><text:span text:style-name="T7_105">the</text:span><text:span text:style-name="T7_106"><text:s/></text:span><text:span text:style-name="T7_107">time</text:span><text:span text:style-name="T7_108"><text:s/></text:span><text:span text:style-name="T7_109">a</text:span><text:span text:style-name="T7_110"><text:s/></text:span><text:span text:style-name="T7_111">PDB</text:span><text:span text:style-name="T7_112"><text:s/></text:span><text:span text:style-name="T7_113">structure</text:span><text:span text:style-name="T7_114"><text:s/></text:span><text:span text:style-name="T7_115">correspond</text:span><text:span text:style-name="T7_116"><text:s/></text:span><text:span text:style-name="T7_117">to</text:span><text:span text:style-name="T7_118"><text:s/></text:span><text:span text:style-name="T7_119">a</text:span><text:span text:style-name="T7_120"><text:s/></text:span><text:span text:style-name="T7_121">part</text:span><text:span text:style-name="T7_122"><text:s/></text:span><text:span text:style-name="T7_123">of</text:span><text:span text:style-name="T7_124"><text:s/></text:span><text:span text:style-name="T7_125">the</text:span><text:span text:style-name="T7_126"><text:s/></text:span><text:span text:style-name="T7_127">protein</text:span><text:span text:style-name="T7_128"><text:s/></text:span><text:span text:style-name="T7_129">and</text:span><text:span text:style-name="T7_130"><text:s/></text:span><text:span text:style-name="T7_131">not</text:span><text:span text:style-name="T7_132"><text:s/></text:span><text:span text:style-name="T7_133">to</text:span><text:span text:style-name="T7_134"><text:s/></text:span><text:span text:style-name="T7_135">the</text:span><text:span text:style-name="T7_136"><text:s/></text:span><text:span text:style-name="T7_137">full</text:span><text:span text:style-name="T7_138"><text:s/></text:span><text:span text:style-name="T7_139">sequence</text:span><text:span text:style-name="T7_140">.</text:span></text:p>
      <text:p text:style-name="P8"/>
      <text:p text:style-name="P9"><text:span text:style-name="T9_1">The</text:span><text:span text:style-name="T9_2"><text:s/></text:span><text:span text:style-name="T9_3">goal</text:span><text:span text:style-name="T9_4"><text:s/></text:span><text:span text:style-name="T9_5">of</text:span><text:span text:style-name="T9_6"><text:s/></text:span><text:span text:style-name="T9_7">this</text:span><text:span text:style-name="T9_8"><text:s/></text:span><text:span text:style-name="T9_9">project</text:span><text:span text:style-name="T9_10"><text:s/></text:span><text:span text:style-name="T9_11">is</text:span><text:span text:style-name="T9_12"><text:s/></text:span><text:span text:style-name="T9_13">to</text:span><text:span text:style-name="T9_14"><text:s/></text:span><text:span text:style-name="T9_15">been</text:span><text:span text:style-name="T9_16"><text:s/></text:span><text:span text:style-name="T9_17">able</text:span><text:span text:style-name="T9_18"><text:s/></text:span><text:span text:style-name="T9_19">to</text:span><text:span text:style-name="T9_20"><text:s/></text:span><text:span text:style-name="T9_21">extract</text:span><text:span text:style-name="T9_22"><text:s/></text:span><text:span text:style-name="T9_23">the</text:span><text:span text:style-name="T9_24"><text:s/></text:span><text:span text:style-name="T9_25">information</text:span><text:span text:style-name="T9_26"><text:s/></text:span><text:span text:style-name="T9_27">from</text:span><text:span text:style-name="T9_28"><text:s/></text:span><text:span text:style-name="T9_29">a</text:span><text:span text:style-name="T9_30"><text:s/></text:span><text:span text:style-name="T9_31">PDB</text:span><text:span text:style-name="T9_32"><text:s/></text:span><text:span text:style-name="T9_33">file</text:span><text:span text:style-name="T9_34"><text:s/></text:span><text:span text:style-name="T9_35">and</text:span><text:span text:style-name="T9_36"><text:s/></text:span><text:span text:style-name="T9_37">execute</text:span><text:span text:style-name="T9_38"><text:s/></text:span><text:span text:style-name="T9_39">basic</text:span><text:span text:style-name="T9_40"><text:s/></text:span><text:span text:style-name="T9_41">analysis</text:span><text:span text:style-name="T9_42"><text:s/></text:span><text:span text:style-name="T9_43">on</text:span><text:span text:style-name="T9_44"><text:s/></text:span><text:span text:style-name="T9_45">it</text:span><text:span text:style-name="T9_46"><text:s/></text:span><text:span text:style-name="T9_47">and</text:span><text:span text:style-name="T9_48"><text:s/></text:span><text:span text:style-name="T9_49">it</text:span><text:span text:style-name="T9_50"><text:s/></text:span><text:span text:style-name="T9_51">will</text:span><text:span text:style-name="T9_52"><text:s/></text:span><text:span text:style-name="T9_53">consider</text:span><text:span text:style-name="T9_54"><text:s/></text:span><text:span text:style-name="T9_55">PDB</text:span><text:span text:style-name="T9_56"><text:s/></text:span><text:span text:style-name="T9_57">files</text:span><text:span text:style-name="T9_58"><text:s/></text:span><text:span text:style-name="T9_59">that</text:span><text:span text:style-name="T9_60"><text:s/></text:span><text:span text:style-name="T9_61">refer</text:span><text:span text:style-name="T9_62"><text:s/></text:span><text:span text:style-name="T9_63">to</text:span><text:span text:style-name="T9_64"><text:s/>3</text:span><text:span text:style-name="T9_65">D</text:span><text:span text:style-name="T9_66"><text:s/></text:span><text:span text:style-name="T9_67">structures</text:span><text:span text:style-name="T9_68"><text:s/></text:span><text:span text:style-name="T9_69">of</text:span><text:span text:style-name="T9_70"><text:s/></text:span><text:span text:style-name="T9_71">proteins</text:span><text:span text:style-name="T9_72"><text:s/>(</text:span><text:span text:style-name="T9_73">The</text:span><text:span text:style-name="T9_74"><text:s/></text:span><text:span text:style-name="T9_75">format</text:span><text:span text:style-name="T9_76"><text:s/></text:span><text:span text:style-name="T9_77">can</text:span><text:span text:style-name="T9_78"><text:s/></text:span><text:span text:style-name="T9_79">also</text:span><text:span text:style-name="T9_80"><text:s/></text:span><text:span text:style-name="T9_81">be</text:span><text:span text:style-name="T9_82"><text:s/></text:span><text:span text:style-name="T9_83">used</text:span><text:span text:style-name="T9_84"><text:s/></text:span><text:span text:style-name="T9_85">for</text:span><text:span text:style-name="T9_86"><text:s/></text:span><text:span text:style-name="T9_87">structures</text:span><text:span text:style-name="T9_88"><text:s/></text:span><text:span text:style-name="T9_89">of</text:span><text:span text:style-name="T9_90"><text:s/></text:span><text:span text:style-name="T9_91">RNA</text:span><text:span text:style-name="T9_92"><text:s/></text:span><text:span text:style-name="T9_93">and</text:span><text:span text:style-name="T9_94"><text:s/></text:span><text:span text:style-name="T9_95">other</text:span><text:span text:style-name="T9_96"><text:s/></text:span><text:span text:style-name="T9_97">macromolecules</text:span><text:span text:style-name="T9_98">).</text:span></text:p>
      <text:p text:style-name="P10"><text:span text:style-name="T10_1">Although</text:span><text:span text:style-name="T10_2"><text:s/></text:span><text:span text:style-name="T10_3">there</text:span><text:span text:style-name="T10_4"><text:s/></text:span><text:span text:style-name="T10_5">are</text:span><text:span text:style-name="T10_6"><text:s/></text:span><text:span text:style-name="T10_7">libraries</text:span><text:span text:style-name="T10_8"><text:s/></text:span><text:span text:style-name="T10_9">such</text:span><text:span text:style-name="T10_10"><text:s/></text:span><text:span text:style-name="T10_11">as</text:span><text:span text:style-name="T10_12"><text:s/></text:span><text:span text:style-name="T10_13">biopython</text:span><text:span text:style-name="T10_14"><text:s/></text:span><text:span text:style-name="T10_15">that</text:span><text:span text:style-name="T10_16"><text:s/></text:span><text:span text:style-name="T10_17">can</text:span><text:span text:style-name="T10_18"><text:s/></text:span><text:span text:style-name="T10_19">process</text:span><text:span text:style-name="T10_20"><text:s/></text:span><text:span text:style-name="T10_21">this</text:span><text:span text:style-name="T10_22"><text:s/></text:span><text:span text:style-name="T10_23">file</text:span><text:span text:style-name="T10_24"><text:s/></text:span><text:span text:style-name="T10_25">format</text:span><text:span text:style-name="T10_26">,<text:s/></text:span><text:span text:style-name="T10_27">the</text:span><text:span text:style-name="T10_28"><text:s/></text:span><text:span text:style-name="T10_29">objective</text:span><text:span text:style-name="T10_30"><text:s/></text:span><text:span text:style-name="T10_31">here</text:span><text:span text:style-name="T10_32"><text:s/></text:span><text:span text:style-name="T10_33">is</text:span><text:span text:style-name="T10_34"><text:s/></text:span><text:span text:style-name="T10_35">to</text:span><text:span text:style-name="T10_36"><text:s/></text:span><text:span text:style-name="T10_37">test</text:span><text:span text:style-name="T10_38"><text:s/></text:span><text:span text:style-name="T10_39">your</text:span><text:span text:style-name="T10_40"><text:s/></text:span><text:span text:style-name="T10_41">skills</text:span><text:span text:style-name="T10_42"><text:s/></text:span><text:span text:style-name="T10_43">for</text:span><text:span text:style-name="T10_44"><text:s/></text:span><text:span text:style-name="T10_45">applying</text:span><text:span text:style-name="T10_46"><text:s/></text:span><text:span text:style-name="T10_47">the</text:span><text:span text:style-name="T10_48"><text:s/></text:span><text:span text:style-name="T10_49">basis</text:span><text:span text:style-name="T10_50"><text:s/></text:span><text:span text:style-name="T10_51">of</text:span><text:span text:style-name="T10_52"><text:s/></text:span><text:span text:style-name="T10_53">programming</text:span><text:span text:style-name="T10_54"><text:s/></text:span><text:span text:style-name="T10_55">in</text:span><text:span text:style-name="T10_56"><text:s/></text:span><text:span text:style-name="T10_57">a</text:span><text:span text:style-name="T10_58"><text:s/></text:span><text:span text:style-name="T10_59">real</text:span><text:span text:style-name="T10_60"><text:s/></text:span><text:span text:style-name="T10_61">bioinformatics</text:span><text:span text:style-name="T10_62"><text:s/></text:span><text:span text:style-name="T10_63">problem</text:span><text:span text:style-name="T10_64">,<text:s/></text:span><text:span text:style-name="T10_65">therefore</text:span><text:span text:style-name="T10_66"><text:s/></text:span><text:span text:style-name="T10_67">the</text:span><text:span text:style-name="T10_68"><text:s/></text:span><text:span text:style-name="T10_69">use</text:span><text:span text:style-name="T10_70"><text:s/></text:span><text:span text:style-name="T10_71">of</text:span><text:span text:style-name="T10_72"><text:s/></text:span><text:span text:style-name="T10_73">modules</text:span><text:span text:style-name="T10_74"><text:s/></text:span><text:span text:style-name="T10_75">that</text:span><text:span text:style-name="T10_76"><text:s/></text:span><text:span text:style-name="T10_77">are</text:span><text:span text:style-name="T10_78"><text:s/></text:span><text:span text:style-name="T10_79">not</text:span><text:span text:style-name="T10_80"><text:s/></text:span><text:span text:style-name="T10_81">built</text:span><text:span text:style-name="T10_82">-</text:span><text:span text:style-name="T10_83">in</text:span><text:span text:style-name="T10_84"><text:s/></text:span><text:span text:style-name="T10_85">into</text:span><text:span text:style-name="T10_86"><text:s/></text:span><text:span text:style-name="T10_87">python</text:span><text:span text:style-name="T10_88"><text:s/></text:span><text:span text:style-name="T10_89">is</text:span><text:span text:style-name="T10_90"><text:s/></text:span><text:span text:style-name="T10_91">not</text:span><text:span text:style-name="T10_92"><text:s/></text:span><text:span text:style-name="T10_93">allowed</text:span><text:span text:style-name="T10_94">.</text:span></text:p>
      <text:p text:style-name="P11"/>
      <text:p text:style-name="P12"><text:bookmark-start text:name="h.uj6kqjqiq7hy"/><text:bookmark-end text:name="h.uj6kqjqiq7hy"/><text:span text:style-name="T12_1">PDB</text:span><text:span text:style-name="T12_2"><text:s/></text:span><text:span text:style-name="T12_3">Format</text:span></text:p>
      <text:p text:style-name="P13"><text:span text:style-name="T13_1">The</text:span><text:span text:style-name="T13_2"><text:s/></text:span><text:span text:style-name="T13_3">general</text:span><text:span text:style-name="T13_4"><text:s/></text:span><text:span text:style-name="T13_5">characteristics</text:span><text:span text:style-name="T13_6"><text:s/></text:span><text:span text:style-name="T13_7">of</text:span><text:span text:style-name="T13_8"><text:s/></text:span><text:span text:style-name="T13_9">a</text:span><text:span text:style-name="T13_10"><text:s/></text:span><text:span text:style-name="T13_11">PDB</text:span><text:span text:style-name="T13_12"><text:s/></text:span><text:span text:style-name="T13_13">format</text:span><text:span text:style-name="T13_14"><text:s/></text:span><text:span text:style-name="T13_15">are</text:span><text:span text:style-name="T13_16">:</text:span></text:p>
      <text:p text:style-name="P14"/>
      <text:list text:style-name="LS1" xml:id="list0">
        <text:list-item>
          <text:p text:style-name="P15"><text:span text:style-name="T15_1">Each</text:span><text:span text:style-name="T15_2"><text:s/></text:span><text:span text:style-name="T15_3">line</text:span><text:span text:style-name="T15_4"><text:s/></text:span><text:span text:style-name="T15_5">represents</text:span><text:span text:style-name="T15_6"><text:s/></text:span><text:span text:style-name="T15_7">a</text:span><text:span text:style-name="T15_8"><text:s/></text:span><text:span text:style-name="T15_9">record</text:span><text:span text:style-name="T15_10">.</text:span></text:p>
        </text:list-item>
        <text:list-item>
          <text:p text:style-name="P16"><text:span text:style-name="T16_1">Each</text:span><text:span text:style-name="T16_2"><text:s/></text:span><text:span text:style-name="T16_3">character</text:span><text:span text:style-name="T16_4"><text:s/></text:span><text:span text:style-name="T16_5">is</text:span><text:span text:style-name="T16_6"><text:s/></text:span><text:span text:style-name="T16_7">considered</text:span><text:span text:style-name="T16_8"><text:s/></text:span><text:span text:style-name="T16_9">a</text:span><text:span text:style-name="T16_10"><text:s/></text:span><text:span text:style-name="T16_11">column</text:span><text:span text:style-name="T16_12">.</text:span><text:span text:style-name="T16_13"><text:s/></text:span><text:span text:style-name="T16_14">A</text:span><text:span text:style-name="T16_15"><text:s/></text:span><text:span text:style-name="T16_16">white</text:span><text:span text:style-name="T16_17"><text:s/></text:span><text:span text:style-name="T16_18">space</text:span><text:span text:style-name="T16_19"><text:s/></text:span><text:span text:style-name="T16_20">is</text:span><text:span text:style-name="T16_21"><text:s/></text:span><text:span text:style-name="T16_22">consider</text:span><text:span text:style-name="T16_23"><text:s/></text:span><text:span text:style-name="T16_24">a</text:span><text:span text:style-name="T16_25"><text:s/></text:span><text:span text:style-name="T16_26">character</text:span><text:span text:style-name="T16_27">.</text:span></text:p>
        </text:list-item>
        <text:list-item>
          <text:p text:style-name="P17"><text:span text:style-name="T17_1">Each</text:span><text:span text:style-name="T17_2"><text:s/></text:span><text:span text:style-name="T17_3">line</text:span><text:span text:style-name="T17_4"><text:s/></text:span><text:span text:style-name="T17_5">is</text:span><text:span text:style-name="T17_6"><text:s/>80<text:s/></text:span><text:span text:style-name="T17_7">columns</text:span><text:span text:style-name="T17_8"><text:s/></text:span><text:span text:style-name="T17_9">wide</text:span><text:span text:style-name="T17_10"><text:s/></text:span><text:span text:style-name="T17_11">and</text:span><text:span text:style-name="T17_12"><text:s/></text:span><text:span text:style-name="T17_13">is</text:span><text:span text:style-name="T17_14"><text:s/></text:span><text:span text:style-name="T17_15">terminated</text:span><text:span text:style-name="T17_16"><text:s/></text:span><text:span text:style-name="T17_17">by</text:span><text:span text:style-name="T17_18"><text:s/></text:span><text:span text:style-name="T17_19">an</text:span><text:span text:style-name="T17_20"><text:s/></text:span><text:span text:style-name="T17_21">end</text:span><text:span text:style-name="T17_22">-</text:span><text:span text:style-name="T17_23">of</text:span><text:span text:style-name="T17_24">-</text:span><text:span text:style-name="T17_25">line</text:span><text:span text:style-name="T17_26"><text:s/></text:span><text:span text:style-name="T17_27">indicator</text:span><text:span text:style-name="T17_28">(\</text:span><text:span text:style-name="T17_29">n</text:span><text:span text:style-name="T17_30">).</text:span></text:p>
        </text:list-item>
        <text:list-item>
          <text:p text:style-name="P18"><text:span text:style-name="T18_1">The</text:span><text:span text:style-name="T18_2"><text:s/></text:span><text:span text:style-name="T18_3">first</text:span><text:span text:style-name="T18_4"><text:s/></text:span><text:span text:style-name="T18_5">six</text:span><text:span text:style-name="T18_6"><text:s/></text:span><text:span text:style-name="T18_7">columns</text:span><text:span text:style-name="T18_8"><text:s/></text:span><text:span text:style-name="T18_9">of</text:span><text:span text:style-name="T18_10"><text:s/></text:span><text:span text:style-name="T18_11">every</text:span><text:span text:style-name="T18_12"><text:s/></text:span><text:span text:style-name="T18_13">line</text:span><text:span text:style-name="T18_14"><text:s/></text:span><text:span text:style-name="T18_15">contain</text:span><text:span text:style-name="T18_16"><text:s/></text:span><text:span text:style-name="T18_17">a</text:span><text:span text:style-name="T18_18"><text:s/>"</text:span><text:span text:style-name="T18_19">record</text:span><text:span text:style-name="T18_20"><text:s/></text:span><text:span text:style-name="T18_21">name</text:span><text:span text:style-name="T18_22">".<text:s/></text:span><text:span text:style-name="T18_23">This</text:span><text:span text:style-name="T18_24"><text:s/></text:span><text:span text:style-name="T18_25">must</text:span><text:span text:style-name="T18_26"><text:s/></text:span><text:span text:style-name="T18_27">be</text:span><text:span text:style-name="T18_28"><text:s/></text:span><text:span text:style-name="T18_29">an</text:span><text:span text:style-name="T18_30"><text:s/></text:span><text:span text:style-name="T18_31">exact</text:span><text:span text:style-name="T18_32"><text:s/></text:span><text:span text:style-name="T18_33">match</text:span><text:span text:style-name="T18_34"><text:s/></text:span><text:span text:style-name="T18_35">to</text:span><text:span text:style-name="T18_36"><text:s/></text:span><text:span text:style-name="T18_37">one</text:span><text:span text:style-name="T18_38"><text:s/></text:span><text:span text:style-name="T18_39">on</text:span><text:span text:style-name="T18_40"><text:s/></text:span><text:span text:style-name="T18_41">the</text:span><text:span text:style-name="T18_42"><text:s/></text:span><text:span text:style-name="T18_43">list</text:span><text:span text:style-name="T18_44"><text:s/></text:span><text:span text:style-name="T18_45">of</text:span><text:span text:style-name="T18_46"><text:s/></text:span><text:span text:style-name="T18_47">records</text:span><text:span text:style-name="T18_48"><text:s/></text:span><text:span text:style-name="T18_49">in</text:span><text:span text:style-name="T18_50"><text:s/></text:span><text:span text:style-name="T18_51">the</text:span><text:span text:style-name="T18_52"><text:s/></text:span><text:span text:style-name="T18_53">documentation</text:span><text:span text:style-name="T18_54">:<text:s/></text:span><text:span text:style-name="T18_55"><text:a xlink:type="simple" xlink:href="http://www.wwpdb.org/documentation/format33/v3.3.html"><text:span text:style-name="T18_56">http</text:span></text:a></text:span><text:span text:style-name="T18_57"><text:a xlink:type="simple" xlink:href="http://www.wwpdb.org/documentation/format33/v3.3.html"><text:span text:style-name="T18_58">://</text:span></text:a></text:span><text:span text:style-name="T18_59"><text:a xlink:type="simple" xlink:href="http://www.wwpdb.org/documentation/format33/v3.3.html"><text:span text:style-name="T18_60">www</text:span></text:a></text:span><text:span text:style-name="T18_61"><text:a xlink:type="simple" xlink:href="http://www.wwpdb.org/documentation/format33/v3.3.html"><text:span text:style-name="T18_62">.</text:span></text:a></text:span><text:span text:style-name="T18_63"><text:a xlink:type="simple" xlink:href="http://www.wwpdb.org/documentation/format33/v3.3.html"><text:span text:style-name="T18_64">wwpdb</text:span></text:a></text:span><text:span text:style-name="T18_65"><text:a xlink:type="simple" xlink:href="http://www.wwpdb.org/documentation/format33/v3.3.html"><text:span text:style-name="T18_66">.</text:span></text:a></text:span><text:span text:style-name="T18_67"><text:a xlink:type="simple" xlink:href="http://www.wwpdb.org/documentation/format33/v3.3.html"><text:span text:style-name="T18_68">org</text:span></text:a></text:span><text:span text:style-name="T18_69"><text:a xlink:type="simple" xlink:href="http://www.wwpdb.org/documentation/format33/v3.3.html"><text:span text:style-name="T18_70">/</text:span></text:a></text:span><text:span text:style-name="T18_71"><text:a xlink:type="simple" xlink:href="http://www.wwpdb.org/documentation/format33/v3.3.html"><text:span text:style-name="T18_72">documentation</text:span></text:a></text:span><text:span text:style-name="T18_73"><text:a xlink:type="simple" xlink:href="http://www.wwpdb.org/documentation/format33/v3.3.html"><text:span text:style-name="T18_74">/</text:span></text:a></text:span><text:span text:style-name="T18_75"><text:a xlink:type="simple" xlink:href="http://www.wwpdb.org/documentation/format33/v3.3.html"><text:span text:style-name="T18_76">format</text:span></text:a></text:span><text:span text:style-name="T18_77"><text:a xlink:type="simple" xlink:href="http://www.wwpdb.org/documentation/format33/v3.3.html"><text:span text:style-name="T18_78">33/</text:span></text:a></text:span><text:span text:style-name="T18_79"><text:a xlink:type="simple" xlink:href="http://www.wwpdb.org/documentation/format33/v3.3.html"><text:span text:style-name="T18_80">v</text:span></text:a></text:span><text:span text:style-name="T18_81"><text:a xlink:type="simple" xlink:href="http://www.wwpdb.org/documentation/format33/v3.3.html"><text:span text:style-name="T18_82">3.3.</text:span></text:a></text:span><text:span text:style-name="T18_83"><text:a xlink:type="simple" xlink:href="http://www.wwpdb.org/documentation/format33/v3.3.html"><text:span text:style-name="T18_84">html</text:span></text:a></text:span></text:p>
        </text:list-item>
        <text:list-item>
          <text:p text:style-name="P19"><text:span text:style-name="T19_1">T</text:span><text:span text:style-name="T19_2">he</text:span><text:span text:style-name="T19_3"><text:s/></text:span><text:span text:style-name="T19_4">information</text:span><text:span text:style-name="T19_5"><text:s/></text:span><text:span text:style-name="T19_6">on</text:span><text:span text:style-name="T19_7"><text:s/></text:span><text:span text:style-name="T19_8">each</text:span><text:span text:style-name="T19_9"><text:s/></text:span><text:span text:style-name="T19_10">record</text:span><text:span text:style-name="T19_11"><text:s/></text:span><text:span text:style-name="T19_12">varies</text:span><text:span text:style-name="T19_13">,<text:s/></text:span><text:span text:style-name="T19_14">you</text:span><text:span text:style-name="T19_15"><text:s/></text:span><text:span text:style-name="T19_16">can</text:span><text:span text:style-name="T19_17"><text:s/></text:span><text:span text:style-name="T19_18">check</text:span><text:span text:style-name="T19_19"><text:s/></text:span><text:span text:style-name="T19_20">the</text:span><text:span text:style-name="T19_21"><text:s/></text:span><text:span text:style-name="T19_22">documentation</text:span><text:span text:style-name="T19_23"><text:s/></text:span><text:span text:style-name="T19_24">for</text:span><text:span text:style-name="T19_25"><text:s/></text:span><text:span text:style-name="T19_26">details</text:span><text:span text:style-name="T19_27">.</text:span></text:p>
        </text:list-item>
      </text:list>
      <text:p text:style-name="P20"/>
      <text:p text:style-name="P21"><text:span text:style-name="T21_1">For</text:span><text:span text:style-name="T21_2"><text:s/></text:span><text:span text:style-name="T21_3">more</text:span><text:span text:style-name="T21_4"><text:s/></text:span><text:span text:style-name="T21_5">information</text:span><text:span text:style-name="T21_6"><text:s/></text:span><text:span text:style-name="T21_7">please</text:span><text:span text:style-name="T21_8"><text:s/></text:span><text:span text:style-name="T21_9">read</text:span><text:span text:style-name="T21_10">:</text:span></text:p>
      <text:p text:style-name="P22"><text:span text:style-name="T22_1"><text:a xlink:type="simple" xlink:href="http://www.wwpdb.org/documentation/format33/sect1.html"><text:span text:style-name="T22_2">http</text:span></text:a></text:span><text:span text:style-name="T22_3"><text:a xlink:type="simple" xlink:href="http://www.wwpdb.org/documentation/format33/sect1.html"><text:span text:style-name="T22_4">://</text:span></text:a></text:span><text:span text:style-name="T22_5"><text:a xlink:type="simple" xlink:href="http://www.wwpdb.org/documentation/format33/sect1.html"><text:span text:style-name="T22_6">www</text:span></text:a></text:span><text:span text:style-name="T22_7"><text:a xlink:type="simple" xlink:href="http://www.wwpdb.org/documentation/format33/sect1.html"><text:span text:style-name="T22_8">.</text:span></text:a></text:span><text:span text:style-name="T22_9"><text:a xlink:type="simple" xlink:href="http://www.wwpdb.org/documentation/format33/sect1.html"><text:span text:style-name="T22_10">wwpdb</text:span></text:a></text:span><text:span text:style-name="T22_11"><text:a xlink:type="simple" xlink:href="http://www.wwpdb.org/documentation/format33/sect1.html"><text:span text:style-name="T22_12">.</text:span></text:a></text:span><text:span text:style-name="T22_13"><text:a xlink:type="simple" xlink:href="http://www.wwpdb.org/documentation/format33/sect1.html"><text:span text:style-name="T22_14">org</text:span></text:a></text:span><text:span text:style-name="T22_15"><text:a xlink:type="simple" xlink:href="http://www.wwpdb.org/documentation/format33/sect1.html"><text:span text:style-name="T22_16">/</text:span></text:a></text:span><text:span text:style-name="T22_17"><text:a xlink:type="simple" xlink:href="http://www.wwpdb.org/documentation/format33/sect1.html"><text:span text:style-name="T22_18">documentation</text:span></text:a></text:span><text:span text:style-name="T22_19"><text:a xlink:type="simple" xlink:href="http://www.wwpdb.org/documentation/format33/sect1.html"><text:span text:style-name="T22_20">/</text:span></text:a></text:span><text:span text:style-name="T22_21"><text:a xlink:type="simple" xlink:href="http://www.wwpdb.org/documentation/format33/sect1.html"><text:span text:style-name="T22_22">format</text:span></text:a></text:span><text:span text:style-name="T22_23"><text:a xlink:type="simple" xlink:href="http://www.wwpdb.org/documentation/format33/sect1.html"><text:span text:style-name="T22_24">33/</text:span></text:a></text:span><text:span text:style-name="T22_25"><text:a xlink:type="simple" xlink:href="http://www.wwpdb.org/documentation/format33/sect1.html"><text:span text:style-name="T22_26">sect</text:span></text:a></text:span><text:span text:style-name="T22_27"><text:a xlink:type="simple" xlink:href="http://www.wwpdb.org/documentation/format33/sect1.html"><text:span text:style-name="T22_28">1.</text:span></text:a></text:span><text:span text:style-name="T22_29"><text:a xlink:type="simple" xlink:href="http://www.wwpdb.org/documentation/format33/sect1.html"><text:span text:style-name="T22_30">html</text:span></text:a></text:span></text:p>
      <text:p text:style-name="P23"><text:span text:style-name="T23_1"><text:a xlink:type="simple" xlink:href="http://en.wikipedia.org/wiki/Protein_Data_Bank_(file_format)"><text:span text:style-name="T23_2">http</text:span></text:a></text:span><text:span text:style-name="T23_3"><text:a xlink:type="simple" xlink:href="http://en.wikipedia.org/wiki/Protein_Data_Bank_(file_format)"><text:span text:style-name="T23_4">://</text:span></text:a></text:span><text:span text:style-name="T23_5"><text:a xlink:type="simple" xlink:href="http://en.wikipedia.org/wiki/Protein_Data_Bank_(file_format)"><text:span text:style-name="T23_6">en</text:span></text:a></text:span><text:span text:style-name="T23_7"><text:a xlink:type="simple" xlink:href="http://en.wikipedia.org/wiki/Protein_Data_Bank_(file_format)"><text:span text:style-name="T23_8">.</text:span></text:a></text:span><text:span text:style-name="T23_9"><text:a xlink:type="simple" xlink:href="http://en.wikipedia.org/wiki/Protein_Data_Bank_(file_format)"><text:span text:style-name="T23_10">wikipedia</text:span></text:a></text:span><text:span text:style-name="T23_11"><text:a xlink:type="simple" xlink:href="http://en.wikipedia.org/wiki/Protein_Data_Bank_(file_format)"><text:span text:style-name="T23_12">.</text:span></text:a></text:span><text:span text:style-name="T23_13"><text:a xlink:type="simple" xlink:href="http://en.wikipedia.org/wiki/Protein_Data_Bank_(file_format)"><text:span text:style-name="T23_14">org</text:span></text:a></text:span><text:span text:style-name="T23_15"><text:a xlink:type="simple" xlink:href="http://en.wikipedia.org/wiki/Protein_Data_Bank_(file_format)"><text:span text:style-name="T23_16">/</text:span></text:a></text:span><text:span text:style-name="T23_17"><text:a xlink:type="simple" xlink:href="http://en.wikipedia.org/wiki/Protein_Data_Bank_(file_format)"><text:span text:style-name="T23_18">wiki</text:span></text:a></text:span><text:span text:style-name="T23_19"><text:a xlink:type="simple" xlink:href="http://en.wikipedia.org/wiki/Protein_Data_Bank_(file_format)"><text:span text:style-name="T23_20">/</text:span></text:a></text:span><text:span text:style-name="T23_21"><text:a xlink:type="simple" xlink:href="http://en.wikipedia.org/wiki/Protein_Data_Bank_(file_format)"><text:span text:style-name="T23_22">Protein</text:span></text:a></text:span><text:span text:style-name="T23_23"><text:a xlink:type="simple" xlink:href="http://en.wikipedia.org/wiki/Protein_Data_Bank_(file_format)"><text:span text:style-name="T23_24">_</text:span></text:a></text:span><text:span text:style-name="T23_25"><text:a xlink:type="simple" xlink:href="http://en.wikipedia.org/wiki/Protein_Data_Bank_(file_format)"><text:span text:style-name="T23_26">Data</text:span></text:a></text:span><text:span text:style-name="T23_27"><text:a xlink:type="simple" xlink:href="http://en.wikipedia.org/wiki/Protein_Data_Bank_(file_format)"><text:span text:style-name="T23_28">_</text:span></text:a></text:span><text:span text:style-name="T23_29"><text:a xlink:type="simple" xlink:href="http://en.wikipedia.org/wiki/Protein_Data_Bank_(file_format)"><text:span text:style-name="T23_30">Bank</text:span></text:a></text:span><text:span text:style-name="T23_31"><text:a xlink:type="simple" xlink:href="http://en.wikipedia.org/wiki/Protein_Data_Bank_(file_format)"><text:span text:style-name="T23_32">_(</text:span></text:a></text:span><text:span text:style-name="T23_33"><text:a xlink:type="simple" xlink:href="http://en.wikipedia.org/wiki/Protein_Data_Bank_(file_format)"><text:span text:style-name="T23_34">file</text:span></text:a></text:span><text:span text:style-name="T23_35"><text:a xlink:type="simple" xlink:href="http://en.wikipedia.org/wiki/Protein_Data_Bank_(file_format)"><text:span text:style-name="T23_36">_</text:span></text:a></text:span><text:span text:style-name="T23_37"><text:a xlink:type="simple" xlink:href="http://en.wikipedia.org/wiki/Protein_Data_Bank_(file_format)"><text:span text:style-name="T23_38">format</text:span></text:a></text:span><text:span text:style-name="T23_39"><text:a xlink:type="simple" xlink:href="http://en.wikipedia.org/wiki/Protein_Data_Bank_(file_format)"><text:span text:style-name="T23_40">)</text:span></text:a></text:span><text:span text:style-name="T23_41"><text:s/></text:span></text:p>
      <text:p text:style-name="P24"/>
      <text:p text:style-name="P25"/>
      <text:p text:style-name="P26"><text:span text:style-name="T26_1">For</text:span><text:span text:style-name="T26_2"><text:s/></text:span><text:span text:style-name="T26_3">this</text:span><text:span text:style-name="T26_4"><text:s/></text:span><text:span text:style-name="T26_5">project</text:span><text:span text:style-name="T26_6"><text:s/></text:span><text:span text:style-name="T26_7">we</text:span><text:span text:style-name="T26_8"><text:s/></text:span><text:span text:style-name="T26_9">will</text:span><text:span text:style-name="T26_10"><text:s/></text:span><text:span text:style-name="T26_11">focus</text:span><text:span text:style-name="T26_12"><text:s/></text:span><text:span text:style-name="T26_13">in</text:span><text:span text:style-name="T26_14"><text:s/></text:span><text:span text:style-name="T26_15">the</text:span><text:span text:style-name="T26_16"><text:s/></text:span><text:span text:style-name="T26_17">records</text:span><text:span text:style-name="T26_18"><text:s/></text:span><text:span text:style-name="T26_19">below</text:span><text:span text:style-name="T26_20">.<text:s/></text:span><text:span text:style-name="T26_21">All</text:span><text:span text:style-name="T26_22"><text:s/></text:span><text:span text:style-name="T26_23">the</text:span><text:span text:style-name="T26_24"><text:s/></text:span><text:span text:style-name="T26_25">examples</text:span><text:span text:style-name="T26_26"><text:s/></text:span><text:span text:style-name="T26_27">are</text:span><text:span text:style-name="T26_28"><text:s/></text:span><text:span text:style-name="T26_29">based</text:span><text:span text:style-name="T26_30"><text:s/></text:span><text:span text:style-name="T26_31">in</text:span><text:span text:style-name="T26_32"><text:s/></text:span><text:span text:style-name="T26_33">the</text:span><text:span text:style-name="T26_34"><text:s/></text:span><text:span text:style-name="T26_35">structure</text:span><text:span text:style-name="T26_36"><text:s/></text:span><text:span text:style-name="T26_37">with</text:span><text:span text:style-name="T26_38"><text:s/></text:span><text:span text:style-name="T26_39">PDB</text:span><text:span text:style-name="T26_40"><text:s/></text:span><text:span text:style-name="T26_41">Id</text:span><text:span text:style-name="T26_42"><text:s/>3</text:span><text:span text:style-name="T26_43">AYU</text:span><text:span text:style-name="T26_44"><text:s/></text:span><text:span text:style-name="T26_45"><text:a xlink:type="simple" xlink:href="http://www.pdb.org/pdb/download/downloadFile.do?fileFormat=pdb&amp;compression=NO&amp;structureId=2LP1"><text:span text:style-name="T26_46">http</text:span></text:a></text:span><text:span text:style-name="T26_47"><text:a xlink:type="simple" xlink:href="http://www.pdb.org/pdb/download/downloadFile.do?fileFormat=pdb&amp;compression=NO&amp;structureId=2LP1"><text:span text:style-name="T26_48">://</text:span></text:a></text:span><text:span text:style-name="T26_49"><text:a xlink:type="simple" xlink:href="http://www.pdb.org/pdb/download/downloadFile.do?fileFormat=pdb&amp;compression=NO&amp;structureId=2LP1"><text:span text:style-name="T26_50">www</text:span></text:a></text:span><text:span text:style-name="T26_51"><text:a xlink:type="simple" xlink:href="http://www.pdb.org/pdb/download/downloadFile.do?fileFormat=pdb&amp;compression=NO&amp;structureId=2LP1"><text:span text:style-name="T26_52">.</text:span></text:a></text:span><text:span text:style-name="T26_53"><text:a xlink:type="simple" xlink:href="http://www.pdb.org/pdb/download/downloadFile.do?fileFormat=pdb&amp;compression=NO&amp;structureId=2LP1"><text:span text:style-name="T26_54">pdb</text:span></text:a></text:span><text:span text:style-name="T26_55"><text:a xlink:type="simple" xlink:href="http://www.pdb.org/pdb/download/downloadFile.do?fileFormat=pdb&amp;compression=NO&amp;structureId=2LP1"><text:span text:style-name="T26_56">.</text:span></text:a></text:span><text:span text:style-name="T26_57"><text:a xlink:type="simple" xlink:href="http://www.pdb.org/pdb/download/downloadFile.do?fileFormat=pdb&amp;compression=NO&amp;structureId=2LP1"><text:span text:style-name="T26_58">org</text:span></text:a></text:span><text:span text:style-name="T26_59"><text:a xlink:type="simple" xlink:href="http://www.pdb.org/pdb/download/downloadFile.do?fileFormat=pdb&amp;compression=NO&amp;structureId=2LP1"><text:span text:style-name="T26_60">/</text:span></text:a></text:span><text:span text:style-name="T26_61"><text:a xlink:type="simple" xlink:href="http://www.pdb.org/pdb/download/downloadFile.do?fileFormat=pdb&amp;compression=NO&amp;structureId=2LP1"><text:span text:style-name="T26_62">pdb</text:span></text:a></text:span><text:span text:style-name="T26_63"><text:a xlink:type="simple" xlink:href="http://www.pdb.org/pdb/download/downloadFile.do?fileFormat=pdb&amp;compression=NO&amp;structureId=2LP1"><text:span text:style-name="T26_64">/</text:span></text:a></text:span><text:span text:style-name="T26_65"><text:a xlink:type="simple" xlink:href="http://www.pdb.org/pdb/download/downloadFile.do?fileFormat=pdb&amp;compression=NO&amp;structureId=2LP1"><text:span text:style-name="T26_66">download</text:span></text:a></text:span><text:span text:style-name="T26_67"><text:a xlink:type="simple" xlink:href="http://www.pdb.org/pdb/download/downloadFile.do?fileFormat=pdb&amp;compression=NO&amp;structureId=2LP1"><text:span text:style-name="T26_68">/</text:span></text:a></text:span><text:span text:style-name="T26_69"><text:a xlink:type="simple" xlink:href="http://www.pdb.org/pdb/download/downloadFile.do?fileFormat=pdb&amp;compression=NO&amp;structureId=2LP1"><text:span text:style-name="T26_70">downloadFile</text:span></text:a></text:span><text:span text:style-name="T26_71"><text:a xlink:type="simple" xlink:href="http://www.pdb.org/pdb/download/downloadFile.do?fileFormat=pdb&amp;compression=NO&amp;structureId=2LP1"><text:span text:style-name="T26_72">.</text:span></text:a></text:span><text:span text:style-name="T26_73"><text:a xlink:type="simple" xlink:href="http://www.pdb.org/pdb/download/downloadFile.do?fileFormat=pdb&amp;compression=NO&amp;structureId=2LP1"><text:span text:style-name="T26_74">do</text:span></text:a></text:span><text:span text:style-name="T26_75"><text:a xlink:type="simple" xlink:href="http://www.pdb.org/pdb/download/downloadFile.do?fileFormat=pdb&amp;compression=NO&amp;structureId=2LP1"><text:span text:style-name="T26_76">?</text:span></text:a></text:span><text:span text:style-name="T26_77"><text:a xlink:type="simple" xlink:href="http://www.pdb.org/pdb/download/downloadFile.do?fileFormat=pdb&amp;compression=NO&amp;structureId=2LP1"><text:span text:style-name="T26_78">fileFormat</text:span></text:a></text:span><text:span text:style-name="T26_79"><text:a xlink:type="simple" xlink:href="http://www.pdb.org/pdb/download/downloadFile.do?fileFormat=pdb&amp;compression=NO&amp;structureId=2LP1"><text:span text:style-name="T26_80">=</text:span></text:a></text:span><text:span text:style-name="T26_81"><text:a xlink:type="simple" xlink:href="http://www.pdb.org/pdb/download/downloadFile.do?fileFormat=pdb&amp;compression=NO&amp;structureId=2LP1"><text:span text:style-name="T26_82">pdb</text:span></text:a></text:span><text:span text:style-name="T26_83"><text:a xlink:type="simple" xlink:href="http://www.pdb.org/pdb/download/downloadFile.do?fileFormat=pdb&amp;compression=NO&amp;structureId=2LP1"><text:span text:style-name="T26_84">&amp;</text:span></text:a></text:span><text:span text:style-name="T26_85"><text:a xlink:type="simple" xlink:href="http://www.pdb.org/pdb/download/downloadFile.do?fileFormat=pdb&amp;compression=NO&amp;structureId=2LP1"><text:span text:style-name="T26_86">compression</text:span></text:a></text:span><text:span text:style-name="T26_87"><text:a xlink:type="simple" xlink:href="http://www.pdb.org/pdb/download/downloadFile.do?fileFormat=pdb&amp;compression=NO&amp;structureId=2LP1"><text:span text:style-name="T26_88">=</text:span></text:a></text:span><text:span text:style-name="T26_89"><text:a xlink:type="simple" xlink:href="http://www.pdb.org/pdb/download/downloadFile.do?fileFormat=pdb&amp;compression=NO&amp;structureId=2LP1"><text:span text:style-name="T26_90">NO</text:span></text:a></text:span><text:span text:style-name="T26_91"><text:a xlink:type="simple" xlink:href="http://www.pdb.org/pdb/download/downloadFile.do?fileFormat=pdb&amp;compression=NO&amp;structureId=2LP1"><text:span text:style-name="T26_92">&amp;</text:span></text:a></text:span><text:span text:style-name="T26_93"><text:a xlink:type="simple" xlink:href="http://www.pdb.org/pdb/download/downloadFile.do?fileFormat=pdb&amp;compression=NO&amp;structureId=2LP1"><text:span text:style-name="T26_94">structureId</text:span></text:a></text:span><text:span text:style-name="T26_95"><text:a xlink:type="simple" xlink:href="http://www.pdb.org/pdb/download/downloadFile.do?fileFormat=pdb&amp;compression=NO&amp;structureId=2LP1"><text:span text:style-name="T26_96">=2</text:span></text:a></text:span><text:span text:style-name="T26_97"><text:a xlink:type="simple" xlink:href="http://www.pdb.org/pdb/download/downloadFile.do?fileFormat=pdb&amp;compression=NO&amp;structureId=2LP1"><text:span text:style-name="T26_98">LP</text:span></text:a></text:span><text:span text:style-name="T26_99"><text:a xlink:type="simple" xlink:href="http://www.pdb.org/pdb/download/downloadFile.do?fileFormat=pdb&amp;compression=NO&amp;structureId=2LP1"><text:span text:style-name="T26_100">1</text:span></text:a></text:span></text:p>
      <text:p text:style-name="P27"/>
      <text:list text:style-name="LS2" xml:id="list5">
        <text:list-item>
          <text:p text:style-name="P28"><text:span text:style-name="T28_1">HEADER</text:span><text:span text:style-name="T28_2">:<text:s/><text:tab/></text:span><text:span text:style-name="T28_3">First</text:span><text:span text:style-name="T28_4"><text:s/></text:span><text:span text:style-name="T28_5">line</text:span><text:span text:style-name="T28_6"><text:s/></text:span><text:span text:style-name="T28_7">of</text:span><text:span text:style-name="T28_8"><text:s/></text:span><text:span text:style-name="T28_9">the</text:span><text:span text:style-name="T28_10"><text:s/></text:span><text:span text:style-name="T28_11">entry</text:span><text:span text:style-name="T28_12">,<text:s/></text:span><text:span text:style-name="T28_13">contains</text:span><text:span text:style-name="T28_14"><text:s/></text:span><text:span text:style-name="T28_15">PDB</text:span><text:span text:style-name="T28_16"><text:s/></text:span><text:span text:style-name="T28_17">ID</text:span><text:span text:style-name="T28_18"><text:s/></text:span><text:span text:style-name="T28_19">code</text:span><text:span text:style-name="T28_20">,<text:s/></text:span><text:span text:style-name="T28_21">classification</text:span><text:span text:style-name="T28_22">,<text:s/></text:span><text:span text:style-name="T28_23">and</text:span><text:span text:style-name="T28_24"><text:s/></text:span><text:span text:style-name="T28_25">date</text:span><text:span text:style-name="T28_26"><text:s/></text:span><text:span text:style-name="T28_27">of</text:span><text:span text:style-name="T28_28"><text:s/></text:span><text:span text:style-name="T28_29">deposition</text:span><text:span text:style-name="T28_30">.</text:span></text:p>
        </text:list-item>
      </text:list>
      <text:p text:style-name="P29"><text:span text:style-name="T29_1"><text:s text:c="9"/>1<text:s text:c="9"/>2<text:s text:c="9"/>3<text:s text:c="9"/>4<text:s text:c="9"/>5<text:s text:c="9"/>6<text:s text:c="9"/>7<text:s text:c="9"/>8<text:line-break/>12345678901234567890123456789012345678901234567890123456789012345678901234567890<text:line-break/></text:span><text:span text:style-name="T29_2">HEADER</text:span><text:span text:style-name="T29_3"><text:s text:c="4"/></text:span><text:span text:style-name="T29_4">HYDROLASE</text:span><text:span text:style-name="T29_5">/</text:span><text:span text:style-name="T29_6">HYDROLASE</text:span><text:span text:style-name="T29_7"><text:s/></text:span><text:span text:style-name="T29_8">INHIBITOR</text:span><text:span text:style-name="T29_9"><text:s text:c="11"/>17-</text:span><text:span text:style-name="T29_10">MAY</text:span><text:span text:style-name="T29_11">-11<text:s text:c="3"/>3</text:span><text:span text:style-name="T29_12">AYU</text:span><text:span text:style-name="T29_13"><text:s text:c="14"/></text:span></text:p>
      <text:p text:style-name="P30"/>
      <text:p text:style-name="P31"/>
      <text:list text:style-name="LS2" xml:id="list6">
        <text:list-item>
          <text:p text:style-name="P32"><text:span text:style-name="T32_1">TITLE</text:span><text:span text:style-name="T32_2">:<text:tab/><text:tab/></text:span><text:span text:style-name="T32_3">Description</text:span><text:span text:style-name="T32_4"><text:s/></text:span><text:span text:style-name="T32_5">of</text:span><text:span text:style-name="T32_6"><text:s/></text:span><text:span text:style-name="T32_7">the</text:span><text:span text:style-name="T32_8"><text:s/></text:span><text:span text:style-name="T32_9">experiment</text:span><text:span text:style-name="T32_10"><text:s/></text:span><text:span text:style-name="T32_11">represented</text:span><text:span text:style-name="T32_12"><text:s/></text:span><text:span text:style-name="T32_13">in</text:span><text:span text:style-name="T32_14"><text:s/></text:span><text:span text:style-name="T32_15">the</text:span><text:span text:style-name="T32_16"><text:s/></text:span><text:span text:style-name="T32_17">entry</text:span><text:span text:style-name="T32_18">.</text:span></text:p>
        </text:list-item>
      </text:list>
      <text:p text:style-name="P33"><text:span text:style-name="T33_1"><text:s text:c="9"/>1<text:s text:c="9"/>2<text:s text:c="9"/>3<text:s text:c="9"/>4<text:s text:c="9"/>5<text:s text:c="9"/>6<text:s text:c="9"/>7<text:s text:c="9"/>8<text:line-break/>12345678901234567890123456789012345678901234567890123456789012345678901234567890<text:line-break/></text:span><text:span text:style-name="T33_2">TITLE</text:span><text:span text:style-name="T33_3"><text:s text:c="5"/></text:span><text:span text:style-name="T33_4">CRYSTAL</text:span><text:span text:style-name="T33_5"><text:s/></text:span><text:span text:style-name="T33_6">STRUCTURE</text:span><text:span text:style-name="T33_7"><text:s/></text:span><text:span text:style-name="T33_8">OF</text:span><text:span text:style-name="T33_9"><text:s/></text:span><text:span text:style-name="T33_10">MMP</text:span><text:span text:style-name="T33_11">-2<text:s/></text:span><text:span text:style-name="T33_12">ACTIVE</text:span><text:span text:style-name="T33_13"><text:s/></text:span><text:span text:style-name="T33_14">SITE</text:span><text:span text:style-name="T33_15"><text:s/></text:span><text:span text:style-name="T33_16">MUTANT</text:span><text:span text:style-name="T33_17"><text:s/></text:span><text:span text:style-name="T33_18">IN</text:span><text:span text:style-name="T33_19"><text:s/></text:span><text:span text:style-name="T33_20">COMPLEX</text:span><text:span text:style-name="T33_21"><text:s/></text:span><text:span text:style-name="T33_22">WITH</text:span><text:span text:style-name="T33_23"><text:s/></text:span><text:span text:style-name="T33_24">APP</text:span><text:span text:style-name="T33_25">-<text:s text:c="4"/></text:span></text:p>
      <text:p text:style-name="P34"><text:span text:style-name="T34_1">TITLE</text:span><text:span text:style-name="T34_2"><text:s text:c="4"/>2<text:s/></text:span><text:span text:style-name="T34_3">DRIVED</text:span><text:span text:style-name="T34_4"><text:s/></text:span><text:span text:style-name="T34_5">DECAPEPTIDE</text:span><text:span text:style-name="T34_6"><text:s/></text:span><text:span text:style-name="T34_7">INHIBITOR</text:span><text:span text:style-name="T34_8"><text:s text:c="41"/></text:span></text:p>
      <text:p text:style-name="P35"/>
      <text:p text:style-name="P36"/>
      <text:p text:style-name="P37"/>
      <text:list text:style-name="LS2" xml:id="list7">
        <text:list-item>
          <text:p text:style-name="P38"><text:span text:style-name="T38_1">DBREF</text:span><text:span text:style-name="T38_2">:<text:s/><text:tab/></text:span><text:span text:style-name="T38_3">Reference</text:span><text:span text:style-name="T38_4"><text:s text:c="2"/></text:span><text:span text:style-name="T38_5">to</text:span><text:span text:style-name="T38_6"><text:s/></text:span><text:span text:style-name="T38_7">the</text:span><text:span text:style-name="T38_8"><text:s/></text:span><text:span text:style-name="T38_9">entry</text:span><text:span text:style-name="T38_10"><text:s/></text:span><text:span text:style-name="T38_11">in</text:span><text:span text:style-name="T38_12"><text:s/></text:span><text:span text:style-name="T38_13">the</text:span><text:span text:style-name="T38_14"><text:s/></text:span><text:span text:style-name="T38_15">sequence</text:span><text:span text:style-name="T38_16"><text:s/></text:span><text:span text:style-name="T38_17">database</text:span><text:span text:style-name="T38_18">(</text:span><text:span text:style-name="T38_19">s</text:span><text:span text:style-name="T38_20">).</text:span></text:p>
        </text:list-item>
      </text:list>
      <text:p text:style-name="P39"><text:span text:style-name="T39_1"><text:s text:c="9"/>1<text:s text:c="9"/>2<text:s text:c="9"/>3<text:s text:c="9"/>4<text:s text:c="9"/>5<text:s text:c="9"/>6<text:s text:c="9"/>7<text:s text:c="9"/>8<text:line-break/>12345678901234567890123456789012345678901234567890123456789012345678901234567890<text:line-break/></text:span><text:span text:style-name="T39_2">DBREF</text:span><text:span text:style-name="T39_3"><text:s text:c="2"/>3</text:span><text:span text:style-name="T39_4">AYU</text:span><text:span text:style-name="T39_5"><text:s/></text:span><text:span text:style-name="T39_6">A</text:span><text:span text:style-name="T39_7"><text:s text:c="4"/>1<text:s text:c="3"/>110<text:s text:c="2"/></text:span><text:span text:style-name="T39_8">UNP</text:span><text:span text:style-name="T39_9"><text:s text:c="4"/></text:span><text:span text:style-name="T39_10">P</text:span><text:span text:style-name="T39_11">08253<text:s text:c="3"/></text:span><text:span text:style-name="T39_12">MMP</text:span><text:span text:style-name="T39_13">2_</text:span><text:span text:style-name="T39_14">HUMAN</text:span><text:span text:style-name="T39_15"><text:s text:c="5"/>110<text:s text:c="4"/>219<text:s text:c="13"/></text:span></text:p>
      <text:p text:style-name="P40"><text:span text:style-name="T40_1">DBREF</text:span><text:span text:style-name="T40_2"><text:s text:c="2"/>3</text:span><text:span text:style-name="T40_3">AYU</text:span><text:span text:style-name="T40_4"><text:s/></text:span><text:span text:style-name="T40_5">A</text:span><text:span text:style-name="T40_6"><text:s text:c="2"/>111<text:s text:c="3"/>167<text:s text:c="2"/></text:span><text:span text:style-name="T40_7">UNP</text:span><text:span text:style-name="T40_8"><text:s text:c="4"/></text:span><text:span text:style-name="T40_9">P</text:span><text:span text:style-name="T40_10">08253<text:s text:c="3"/></text:span><text:span text:style-name="T40_11">MMP</text:span><text:span text:style-name="T40_12">2_</text:span><text:span text:style-name="T40_13">HUMAN</text:span><text:span text:style-name="T40_14"><text:s text:c="5"/>394<text:s text:c="4"/>450<text:s text:c="13"/></text:span></text:p>
      <text:p text:style-name="P41"><text:span text:style-name="T41_1">DBREF</text:span><text:span text:style-name="T41_2"><text:s text:c="2"/>3</text:span><text:span text:style-name="T41_3">AYU</text:span><text:span text:style-name="T41_4"><text:s/></text:span><text:span text:style-name="T41_5">B</text:span><text:span text:style-name="T41_6"><text:s text:c="4"/>1<text:s text:c="4"/>10<text:s text:c="2"/></text:span><text:span text:style-name="T41_7">UNP</text:span><text:span text:style-name="T41_8"><text:s text:c="4"/></text:span><text:span text:style-name="T41_9">P</text:span><text:span text:style-name="T41_10">05067<text:s text:c="3"/></text:span><text:span text:style-name="T41_11">A</text:span><text:span text:style-name="T41_12">4_</text:span><text:span text:style-name="T41_13">HUMAN</text:span><text:span text:style-name="T41_14"><text:s text:c="7"/>586<text:s text:c="4"/>595<text:s text:c="13"/></text:span></text:p>
      <text:p text:style-name="P42"/>
      <text:p text:style-name="P43"/>
      <text:list text:style-name="LS2" xml:id="list8">
        <text:list-item>
          <text:p text:style-name="P44"><text:span text:style-name="T44_1">SEQRES</text:span><text:span text:style-name="T44_2">:<text:s/><text:tab/></text:span><text:span text:style-name="T44_3">Primary</text:span><text:span text:style-name="T44_4"><text:s/></text:span><text:span text:style-name="T44_5">sequence</text:span><text:span text:style-name="T44_6"><text:s/></text:span><text:span text:style-name="T44_7">of</text:span><text:span text:style-name="T44_8"><text:s/></text:span><text:span text:style-name="T44_9">backbone</text:span><text:span text:style-name="T44_10"><text:s/></text:span><text:span text:style-name="T44_11">residues</text:span><text:span text:style-name="T44_12">.</text:span></text:p>
        </text:list-item>
      </text:list>
      <text:p text:style-name="P45"><text:span text:style-name="T45_1"><text:s text:c="9"/>1<text:s text:c="9"/>2<text:s text:c="9"/>3<text:s text:c="9"/>4<text:s text:c="9"/>5<text:s text:c="9"/>6<text:s text:c="9"/>7<text:s text:c="9"/>8<text:line-break/>12345678901234567890123456789012345678901234567890123456789012345678901234567890<text:line-break/></text:span><text:span text:style-name="T45_2">SEQRES</text:span><text:span text:style-name="T45_3"><text:s text:c="3"/>1<text:s/></text:span><text:span text:style-name="T45_4">A</text:span><text:span text:style-name="T45_5"><text:s text:c="2"/>167<text:s text:c="2"/></text:span><text:span text:style-name="T45_6">TYR</text:span><text:span text:style-name="T45_7"><text:s/></text:span><text:span text:style-name="T45_8">ASN</text:span><text:span text:style-name="T45_9"><text:s/></text:span><text:span text:style-name="T45_10">PHE</text:span><text:span text:style-name="T45_11"><text:s/></text:span><text:span text:style-name="T45_12">PHE</text:span><text:span text:style-name="T45_13"><text:s/></text:span><text:span text:style-name="T45_14">PRO</text:span><text:span text:style-name="T45_15"><text:s/></text:span><text:span text:style-name="T45_16">ARG</text:span><text:span text:style-name="T45_17"><text:s/></text:span><text:span text:style-name="T45_18">LYS</text:span><text:span text:style-name="T45_19"><text:s/></text:span><text:span text:style-name="T45_20">PRO</text:span><text:span text:style-name="T45_21"><text:s/></text:span><text:span text:style-name="T45_22">LYS</text:span><text:span text:style-name="T45_23"><text:s/></text:span><text:span text:style-name="T45_24">TRP</text:span><text:span text:style-name="T45_25"><text:s/></text:span><text:span text:style-name="T45_26">ASP</text:span><text:span text:style-name="T45_27"><text:s/></text:span><text:span text:style-name="T45_28">LYS</text:span><text:span text:style-name="T45_29"><text:s/></text:span><text:span text:style-name="T45_30">ASN</text:span><text:span text:style-name="T45_31"><text:s text:c="10"/></text:span></text:p>
      <text:p text:style-name="P46"><text:span text:style-name="T46_1">SEQRES</text:span><text:span text:style-name="T46_2"><text:s text:c="3"/>2<text:s/></text:span><text:span text:style-name="T46_3">A</text:span><text:span text:style-name="T46_4"><text:s text:c="2"/>167<text:s text:c="2"/></text:span><text:span text:style-name="T46_5">GLN</text:span><text:span text:style-name="T46_6"><text:s/></text:span><text:span text:style-name="T46_7">ILE</text:span><text:span text:style-name="T46_8"><text:s/></text:span><text:span text:style-name="T46_9">THR</text:span><text:span text:style-name="T46_10"><text:s/></text:span><text:span text:style-name="T46_11">TYR</text:span><text:span text:style-name="T46_12"><text:s/></text:span><text:span text:style-name="T46_13">ARG</text:span><text:span text:style-name="T46_14"><text:s/></text:span><text:span text:style-name="T46_15">ILE</text:span><text:span text:style-name="T46_16"><text:s/></text:span><text:span text:style-name="T46_17">ILE</text:span><text:span text:style-name="T46_18"><text:s/></text:span><text:span text:style-name="T46_19">GLY</text:span><text:span text:style-name="T46_20"><text:s/></text:span><text:span text:style-name="T46_21">TYR</text:span><text:span text:style-name="T46_22"><text:s/></text:span><text:span text:style-name="T46_23">THR</text:span><text:span text:style-name="T46_24"><text:s/></text:span><text:span text:style-name="T46_25">PRO</text:span><text:span text:style-name="T46_26"><text:s/></text:span><text:span text:style-name="T46_27">ASP</text:span><text:span text:style-name="T46_28"><text:s/></text:span><text:span text:style-name="T46_29">LEU</text:span><text:span text:style-name="T46_30"><text:s text:c="10"/></text:span></text:p>
      <text:p text:style-name="P47"><text:span text:style-name="T47_1">SEQRES</text:span><text:span text:style-name="T47_2"><text:s text:c="3"/>3<text:s/></text:span><text:span text:style-name="T47_3">A</text:span><text:span text:style-name="T47_4"><text:s text:c="2"/>167<text:s text:c="2"/></text:span><text:span text:style-name="T47_5">ASP</text:span><text:span text:style-name="T47_6"><text:s/></text:span><text:span text:style-name="T47_7">PRO</text:span><text:span text:style-name="T47_8"><text:s/></text:span><text:span text:style-name="T47_9">GLU</text:span><text:span text:style-name="T47_10"><text:s/></text:span><text:span text:style-name="T47_11">THR</text:span><text:span text:style-name="T47_12"><text:s/></text:span><text:span text:style-name="T47_13">VAL</text:span><text:span text:style-name="T47_14"><text:s/></text:span><text:span text:style-name="T47_15">ASP</text:span><text:span text:style-name="T47_16"><text:s/></text:span><text:span text:style-name="T47_17">ASP</text:span><text:span text:style-name="T47_18"><text:s/></text:span><text:span text:style-name="T47_19">ALA</text:span><text:span text:style-name="T47_20"><text:s/></text:span><text:span text:style-name="T47_21">PHE</text:span><text:span text:style-name="T47_22"><text:s/></text:span><text:span text:style-name="T47_23">ALA</text:span><text:span text:style-name="T47_24"><text:s/></text:span><text:span text:style-name="T47_25">ARG</text:span><text:span text:style-name="T47_26"><text:s/></text:span><text:span text:style-name="T47_27">ALA</text:span><text:span text:style-name="T47_28"><text:s/></text:span><text:span text:style-name="T47_29">PHE</text:span><text:span text:style-name="T47_30"><text:s text:c="10"/></text:span></text:p>
      <text:p text:style-name="P48"><text:span text:style-name="T48_1">SEQRES</text:span><text:span text:style-name="T48_2"><text:s text:c="3"/>4<text:s/></text:span><text:span text:style-name="T48_3">A</text:span><text:span text:style-name="T48_4"><text:s text:c="2"/>167<text:s text:c="2"/></text:span><text:span text:style-name="T48_5">GLN</text:span><text:span text:style-name="T48_6"><text:s/></text:span><text:span text:style-name="T48_7">VAL</text:span><text:span text:style-name="T48_8"><text:s/></text:span><text:span text:style-name="T48_9">TRP</text:span><text:span text:style-name="T48_10"><text:s/></text:span><text:span text:style-name="T48_11">SER</text:span><text:span text:style-name="T48_12"><text:s/></text:span><text:span text:style-name="T48_13">ASP</text:span><text:span text:style-name="T48_14"><text:s/></text:span><text:span text:style-name="T48_15">VAL</text:span><text:span text:style-name="T48_16"><text:s/></text:span><text:span text:style-name="T48_17">THR</text:span><text:span text:style-name="T48_18"><text:s/></text:span><text:span text:style-name="T48_19">PRO</text:span><text:span text:style-name="T48_20"><text:s/></text:span><text:span text:style-name="T48_21">LEU</text:span><text:span text:style-name="T48_22"><text:s/></text:span><text:span text:style-name="T48_23">ARG</text:span><text:span text:style-name="T48_24"><text:s/></text:span><text:span text:style-name="T48_25">PHE</text:span><text:span text:style-name="T48_26"><text:s/></text:span><text:span text:style-name="T48_27">SER</text:span><text:span text:style-name="T48_28"><text:s/></text:span><text:span text:style-name="T48_29">ARG</text:span><text:span text:style-name="T48_30"><text:s text:c="10"/></text:span></text:p>
      <text:p text:style-name="P49"><text:span text:style-name="T49_1">SEQRES</text:span><text:span text:style-name="T49_2"><text:s text:c="3"/>5<text:s/></text:span><text:span text:style-name="T49_3">A</text:span><text:span text:style-name="T49_4"><text:s text:c="2"/>167<text:s text:c="2"/></text:span><text:span text:style-name="T49_5">ILE</text:span><text:span text:style-name="T49_6"><text:s/></text:span><text:span text:style-name="T49_7">HIS</text:span><text:span text:style-name="T49_8"><text:s/></text:span><text:span text:style-name="T49_9">ASP</text:span><text:span text:style-name="T49_10"><text:s/></text:span><text:span text:style-name="T49_11">GLY</text:span><text:span text:style-name="T49_12"><text:s/></text:span><text:span text:style-name="T49_13">GLU</text:span><text:span text:style-name="T49_14"><text:s/></text:span><text:span text:style-name="T49_15">ALA</text:span><text:span text:style-name="T49_16"><text:s/></text:span><text:span text:style-name="T49_17">ASP</text:span><text:span text:style-name="T49_18"><text:s/></text:span><text:span text:style-name="T49_19">ILE</text:span><text:span text:style-name="T49_20"><text:s/></text:span><text:span text:style-name="T49_21">MET</text:span><text:span text:style-name="T49_22"><text:s/></text:span><text:span text:style-name="T49_23">ILE</text:span><text:span text:style-name="T49_24"><text:s/></text:span><text:span text:style-name="T49_25">ASN</text:span><text:span text:style-name="T49_26"><text:s/></text:span><text:span text:style-name="T49_27">PHE</text:span><text:span text:style-name="T49_28"><text:s/></text:span><text:span text:style-name="T49_29">GLY</text:span><text:span text:style-name="T49_30"><text:s text:c="10"/></text:span></text:p>
      <text:p text:style-name="P50"><text:span text:style-name="T50_1">SEQRES</text:span><text:span text:style-name="T50_2"><text:s text:c="3"/>6<text:s/></text:span><text:span text:style-name="T50_3">A</text:span><text:span text:style-name="T50_4"><text:s text:c="2"/>167<text:s text:c="2"/></text:span><text:span text:style-name="T50_5">ARG</text:span><text:span text:style-name="T50_6"><text:s/></text:span><text:span text:style-name="T50_7">TRP</text:span><text:span text:style-name="T50_8"><text:s/></text:span><text:span text:style-name="T50_9">GLU</text:span><text:span text:style-name="T50_10"><text:s/></text:span><text:span text:style-name="T50_11">HIS</text:span><text:span text:style-name="T50_12"><text:s/></text:span><text:span text:style-name="T50_13">GLY</text:span><text:span text:style-name="T50_14"><text:s/></text:span><text:span text:style-name="T50_15">ASP</text:span><text:span text:style-name="T50_16"><text:s/></text:span><text:span text:style-name="T50_17">GLY</text:span><text:span text:style-name="T50_18"><text:s/></text:span><text:span text:style-name="T50_19">TYR</text:span><text:span text:style-name="T50_20"><text:s/></text:span><text:span text:style-name="T50_21">PRO</text:span><text:span text:style-name="T50_22"><text:s/></text:span><text:span text:style-name="T50_23">PHE</text:span><text:span text:style-name="T50_24"><text:s/></text:span><text:span text:style-name="T50_25">ASP</text:span><text:span text:style-name="T50_26"><text:s/></text:span><text:span text:style-name="T50_27">GLY</text:span><text:span text:style-name="T50_28"><text:s/></text:span><text:span text:style-name="T50_29">LYS</text:span><text:span text:style-name="T50_30"><text:s text:c="10"/></text:span></text:p>
      <text:p text:style-name="P51"><text:span text:style-name="T51_1">SEQRES</text:span><text:span text:style-name="T51_2"><text:s text:c="3"/>7<text:s/></text:span><text:span text:style-name="T51_3">A</text:span><text:span text:style-name="T51_4"><text:s text:c="2"/>167<text:s text:c="2"/></text:span><text:span text:style-name="T51_5">ASP</text:span><text:span text:style-name="T51_6"><text:s/></text:span><text:span text:style-name="T51_7">GLY</text:span><text:span text:style-name="T51_8"><text:s/></text:span><text:span text:style-name="T51_9">LEU</text:span><text:span text:style-name="T51_10"><text:s/></text:span><text:span text:style-name="T51_11">LEU</text:span><text:span text:style-name="T51_12"><text:s/></text:span><text:span text:style-name="T51_13">ALA</text:span><text:span text:style-name="T51_14"><text:s/></text:span><text:span text:style-name="T51_15">HIS</text:span><text:span text:style-name="T51_16"><text:s/></text:span><text:span text:style-name="T51_17">ALA</text:span><text:span text:style-name="T51_18"><text:s/></text:span><text:span text:style-name="T51_19">PHE</text:span><text:span text:style-name="T51_20"><text:s/></text:span><text:span text:style-name="T51_21">ALA</text:span><text:span text:style-name="T51_22"><text:s/></text:span><text:span text:style-name="T51_23">PRO</text:span><text:span text:style-name="T51_24"><text:s/></text:span><text:span text:style-name="T51_25">GLY</text:span><text:span text:style-name="T51_26"><text:s/></text:span><text:span text:style-name="T51_27">THR</text:span><text:span text:style-name="T51_28"><text:s/></text:span><text:span text:style-name="T51_29">GLY</text:span><text:span text:style-name="T51_30"><text:s text:c="10"/></text:span></text:p>
      <text:p text:style-name="P52"><text:span text:style-name="T52_1">SEQRES</text:span><text:span text:style-name="T52_2"><text:s text:c="3"/>8<text:s/></text:span><text:span text:style-name="T52_3">A</text:span><text:span text:style-name="T52_4"><text:s text:c="2"/>167<text:s text:c="2"/></text:span><text:span text:style-name="T52_5">VAL</text:span><text:span text:style-name="T52_6"><text:s/></text:span><text:span text:style-name="T52_7">GLY</text:span><text:span text:style-name="T52_8"><text:s/></text:span><text:span text:style-name="T52_9">GLY</text:span><text:span text:style-name="T52_10"><text:s/></text:span><text:span text:style-name="T52_11">ASP</text:span><text:span text:style-name="T52_12"><text:s/></text:span><text:span text:style-name="T52_13">SER</text:span><text:span text:style-name="T52_14"><text:s/></text:span><text:span text:style-name="T52_15">HIS</text:span><text:span text:style-name="T52_16"><text:s/></text:span><text:span text:style-name="T52_17">PHE</text:span><text:span text:style-name="T52_18"><text:s/></text:span><text:span text:style-name="T52_19">ASP</text:span><text:span text:style-name="T52_20"><text:s/></text:span><text:span text:style-name="T52_21">ASP</text:span><text:span text:style-name="T52_22"><text:s/></text:span><text:span text:style-name="T52_23">ASP</text:span><text:span text:style-name="T52_24"><text:s/></text:span><text:span text:style-name="T52_25">GLU</text:span><text:span text:style-name="T52_26"><text:s/></text:span><text:span text:style-name="T52_27">LEU</text:span><text:span text:style-name="T52_28"><text:s/></text:span><text:span text:style-name="T52_29">TRP</text:span><text:span text:style-name="T52_30"><text:s text:c="10"/></text:span></text:p>
      <text:p text:style-name="P53"><text:span text:style-name="T53_1">SEQRES</text:span><text:span text:style-name="T53_2"><text:s text:c="3"/>9<text:s/></text:span><text:span text:style-name="T53_3">A</text:span><text:span text:style-name="T53_4"><text:s text:c="2"/>167<text:s text:c="2"/></text:span><text:span text:style-name="T53_5">THR</text:span><text:span text:style-name="T53_6"><text:s/></text:span><text:span text:style-name="T53_7">LEU</text:span><text:span text:style-name="T53_8"><text:s/></text:span><text:span text:style-name="T53_9">GLY</text:span><text:span text:style-name="T53_10"><text:s/></text:span><text:span text:style-name="T53_11">LYS</text:span><text:span text:style-name="T53_12"><text:s/></text:span><text:span text:style-name="T53_13">GLY</text:span><text:span text:style-name="T53_14"><text:s/></text:span><text:span text:style-name="T53_15">VAL</text:span><text:span text:style-name="T53_16"><text:s/></text:span><text:span text:style-name="T53_17">GLY</text:span><text:span text:style-name="T53_18"><text:s/></text:span><text:span text:style-name="T53_19">TYR</text:span><text:span text:style-name="T53_20"><text:s/></text:span><text:span text:style-name="T53_21">SER</text:span><text:span text:style-name="T53_22"><text:s/></text:span><text:span text:style-name="T53_23">LEU</text:span><text:span text:style-name="T53_24"><text:s/></text:span><text:span text:style-name="T53_25">PHE</text:span><text:span text:style-name="T53_26"><text:s/></text:span><text:span text:style-name="T53_27">LEU</text:span><text:span text:style-name="T53_28"><text:s/></text:span><text:span text:style-name="T53_29">VAL</text:span><text:span text:style-name="T53_30"><text:s text:c="10"/></text:span></text:p>
      <text:p text:style-name="P54"><text:span text:style-name="T54_1">SEQRES</text:span><text:span text:style-name="T54_2"><text:s text:c="2"/>10<text:s/></text:span><text:span text:style-name="T54_3">A</text:span><text:span text:style-name="T54_4"><text:s text:c="2"/>167<text:s text:c="2"/></text:span><text:span text:style-name="T54_5">ALA</text:span><text:span text:style-name="T54_6"><text:s/></text:span><text:span text:style-name="T54_7">ALA</text:span><text:span text:style-name="T54_8"><text:s/></text:span><text:span text:style-name="T54_9">HIS</text:span><text:span text:style-name="T54_10"><text:s/></text:span><text:span text:style-name="T54_11">ALA</text:span><text:span text:style-name="T54_12"><text:s/></text:span><text:span text:style-name="T54_13">PHE</text:span><text:span text:style-name="T54_14"><text:s/></text:span><text:span text:style-name="T54_15">GLY</text:span><text:span text:style-name="T54_16"><text:s/></text:span><text:span text:style-name="T54_17">HIS</text:span><text:span text:style-name="T54_18"><text:s/></text:span><text:span text:style-name="T54_19">ALA</text:span><text:span text:style-name="T54_20"><text:s/></text:span><text:span text:style-name="T54_21">MET</text:span><text:span text:style-name="T54_22"><text:s/></text:span><text:span text:style-name="T54_23">GLY</text:span><text:span text:style-name="T54_24"><text:s/></text:span><text:span text:style-name="T54_25">LEU</text:span><text:span text:style-name="T54_26"><text:s/></text:span><text:span text:style-name="T54_27">GLU</text:span><text:span text:style-name="T54_28"><text:s/></text:span><text:span text:style-name="T54_29">HIS</text:span><text:span text:style-name="T54_30"><text:s text:c="10"/></text:span></text:p>
      <text:p text:style-name="P55"><text:span text:style-name="T55_1">SEQRES</text:span><text:span text:style-name="T55_2"><text:s text:c="2"/>11<text:s/></text:span><text:span text:style-name="T55_3">A</text:span><text:span text:style-name="T55_4"><text:s text:c="2"/>167<text:s text:c="2"/></text:span><text:span text:style-name="T55_5">SER</text:span><text:span text:style-name="T55_6"><text:s/></text:span><text:span text:style-name="T55_7">GLN</text:span><text:span text:style-name="T55_8"><text:s/></text:span><text:span text:style-name="T55_9">ASP</text:span><text:span text:style-name="T55_10"><text:s/></text:span><text:span text:style-name="T55_11">PRO</text:span><text:span text:style-name="T55_12"><text:s/></text:span><text:span text:style-name="T55_13">GLY</text:span><text:span text:style-name="T55_14"><text:s/></text:span><text:span text:style-name="T55_15">ALA</text:span><text:span text:style-name="T55_16"><text:s/></text:span><text:span text:style-name="T55_17">LEU</text:span><text:span text:style-name="T55_18"><text:s/></text:span><text:span text:style-name="T55_19">MET</text:span><text:span text:style-name="T55_20"><text:s/></text:span><text:span text:style-name="T55_21">ALA</text:span><text:span text:style-name="T55_22"><text:s/></text:span><text:span text:style-name="T55_23">PRO</text:span><text:span text:style-name="T55_24"><text:s/></text:span><text:span text:style-name="T55_25">ILE</text:span><text:span text:style-name="T55_26"><text:s/></text:span><text:span text:style-name="T55_27">TYR</text:span><text:span text:style-name="T55_28"><text:s/></text:span><text:span text:style-name="T55_29">THR</text:span><text:span text:style-name="T55_30"><text:s text:c="10"/></text:span></text:p>
      <text:p text:style-name="P56"><text:span text:style-name="T56_1">SEQRES</text:span><text:span text:style-name="T56_2"><text:s text:c="2"/>12<text:s/></text:span><text:span text:style-name="T56_3">A</text:span><text:span text:style-name="T56_4"><text:s text:c="2"/>167<text:s text:c="2"/></text:span><text:span text:style-name="T56_5">TYR</text:span><text:span text:style-name="T56_6"><text:s/></text:span><text:span text:style-name="T56_7">THR</text:span><text:span text:style-name="T56_8"><text:s/></text:span><text:span text:style-name="T56_9">LYS</text:span><text:span text:style-name="T56_10"><text:s/></text:span><text:span text:style-name="T56_11">ASN</text:span><text:span text:style-name="T56_12"><text:s/></text:span><text:span text:style-name="T56_13">PHE</text:span><text:span text:style-name="T56_14"><text:s/></text:span><text:span text:style-name="T56_15">ARG</text:span><text:span text:style-name="T56_16"><text:s/></text:span><text:span text:style-name="T56_17">LEU</text:span><text:span text:style-name="T56_18"><text:s/></text:span><text:span text:style-name="T56_19">SER</text:span><text:span text:style-name="T56_20"><text:s/></text:span><text:span text:style-name="T56_21">GLN</text:span><text:span text:style-name="T56_22"><text:s/></text:span><text:span text:style-name="T56_23">ASP</text:span><text:span text:style-name="T56_24"><text:s/></text:span><text:span text:style-name="T56_25">ASP</text:span><text:span text:style-name="T56_26"><text:s/></text:span><text:span text:style-name="T56_27">ILE</text:span><text:span text:style-name="T56_28"><text:s/></text:span><text:span text:style-name="T56_29">LYS</text:span><text:span text:style-name="T56_30"><text:s text:c="10"/></text:span></text:p>
      <text:p text:style-name="P57"><text:span text:style-name="T57_1">SEQRES</text:span><text:span text:style-name="T57_2"><text:s text:c="2"/>13<text:s/></text:span><text:span text:style-name="T57_3">A</text:span><text:span text:style-name="T57_4"><text:s text:c="2"/>167<text:s text:c="2"/></text:span><text:span text:style-name="T57_5">GLY</text:span><text:span text:style-name="T57_6"><text:s/></text:span><text:span text:style-name="T57_7">ILE</text:span><text:span text:style-name="T57_8"><text:s/></text:span><text:span text:style-name="T57_9">GLN</text:span><text:span text:style-name="T57_10"><text:s/></text:span><text:span text:style-name="T57_11">GLU</text:span><text:span text:style-name="T57_12"><text:s/></text:span><text:span text:style-name="T57_13">LEU</text:span><text:span text:style-name="T57_14"><text:s/></text:span><text:span text:style-name="T57_15">TYR</text:span><text:span text:style-name="T57_16"><text:s/></text:span><text:span text:style-name="T57_17">GLY</text:span><text:span text:style-name="T57_18"><text:s/></text:span><text:span text:style-name="T57_19">ALA</text:span><text:span text:style-name="T57_20"><text:s/></text:span><text:span text:style-name="T57_21">SER</text:span><text:span text:style-name="T57_22"><text:s/></text:span><text:span text:style-name="T57_23">PRO</text:span><text:span text:style-name="T57_24"><text:s/></text:span><text:span text:style-name="T57_25">ASP</text:span><text:span text:style-name="T57_26"><text:s text:c="18"/></text:span></text:p>
      <text:p text:style-name="P58"><text:span text:style-name="T58_1">SEQRES</text:span><text:span text:style-name="T58_2"><text:s text:c="3"/>1<text:s/></text:span><text:span text:style-name="T58_3">B</text:span><text:span text:style-name="T58_4"><text:s text:c="3"/>10<text:s text:c="2"/></text:span><text:span text:style-name="T58_5">ILE</text:span><text:span text:style-name="T58_6"><text:s/></text:span><text:span text:style-name="T58_7">SER</text:span><text:span text:style-name="T58_8"><text:s/></text:span><text:span text:style-name="T58_9">TYR</text:span><text:span text:style-name="T58_10"><text:s/></text:span><text:span text:style-name="T58_11">GLY</text:span><text:span text:style-name="T58_12"><text:s/></text:span><text:span text:style-name="T58_13">ASN</text:span><text:span text:style-name="T58_14"><text:s/></text:span><text:span text:style-name="T58_15">ASP</text:span><text:span text:style-name="T58_16"><text:s/></text:span><text:span text:style-name="T58_17">ALA</text:span><text:span text:style-name="T58_18"><text:s/></text:span><text:span text:style-name="T58_19">LEU</text:span><text:span text:style-name="T58_20"><text:s/></text:span><text:span text:style-name="T58_21">MET</text:span><text:span text:style-name="T58_22"><text:s/></text:span><text:span text:style-name="T58_23">PRO</text:span><text:span text:style-name="T58_24"><text:s text:c="22"/></text:span></text:p>
      <text:p text:style-name="P59"/>
      <text:p text:style-name="P60"/>
      <text:list text:style-name="LS2" xml:id="list9">
        <text:list-item>
          <text:p text:style-name="P61"><text:span text:style-name="T61_1">HELIX</text:span><text:span text:style-name="T61_2">:<text:s/><text:tab/></text:span><text:span text:style-name="T61_3">Identification</text:span><text:span text:style-name="T61_4"><text:s/></text:span><text:span text:style-name="T61_5">of</text:span><text:span text:style-name="T61_6"><text:s/></text:span><text:span text:style-name="T61_7">helical</text:span><text:span text:style-name="T61_8"><text:s/></text:span><text:span text:style-name="T61_9">substructures</text:span><text:span text:style-name="T61_10">.</text:span></text:p>
        </text:list-item>
      </text:list>
      <text:p text:style-name="P62"><text:span text:style-name="T62_1"><text:s text:c="9"/>1<text:s text:c="9"/>2<text:s text:c="9"/>3<text:s text:c="9"/>4<text:s text:c="9"/>5<text:s text:c="9"/>6<text:s text:c="9"/>7<text:s text:c="9"/>8<text:line-break/>12345678901234567890123456789012345678901234567890123456789012345678901234567890<text:line-break/></text:span><text:span text:style-name="T62_2">HELIX</text:span><text:span text:style-name="T62_3"><text:s text:c="4"/>1<text:s text:c="3"/>1<text:s/></text:span><text:span text:style-name="T62_4">ASP</text:span><text:span text:style-name="T62_5"><text:s/></text:span><text:span text:style-name="T62_6">A</text:span><text:span text:style-name="T62_7"><text:s text:c="3"/>27<text:s text:c="2"/></text:span><text:span text:style-name="T62_8">ASP</text:span><text:span text:style-name="T62_9"><text:s/></text:span><text:span text:style-name="T62_10">A</text:span><text:span text:style-name="T62_11"><text:s text:c="3"/>44<text:s text:c="2"/>1<text:s text:c="34"/>18<text:s text:c="4"/></text:span></text:p>
      <text:p text:style-name="P63"><text:span text:style-name="T63_1">HELIX</text:span><text:span text:style-name="T63_2"><text:s text:c="4"/>2<text:s text:c="3"/>2<text:s/></text:span><text:span text:style-name="T63_3">LEU</text:span><text:span text:style-name="T63_4"><text:s/></text:span><text:span text:style-name="T63_5">A</text:span><text:span text:style-name="T63_6"><text:s text:c="2"/>114<text:s text:c="2"/></text:span><text:span text:style-name="T63_7">MET</text:span><text:span text:style-name="T63_8"><text:s/></text:span><text:span text:style-name="T63_9">A</text:span><text:span text:style-name="T63_10"><text:s text:c="2"/>126<text:s text:c="2"/>1<text:s text:c="34"/>13<text:s text:c="4"/></text:span></text:p>
      <text:p text:style-name="P64"><text:span text:style-name="T64_1">HELIX</text:span><text:span text:style-name="T64_2"><text:s text:c="4"/>3<text:s text:c="3"/>3<text:s/></text:span><text:span text:style-name="T64_3">SER</text:span><text:span text:style-name="T64_4"><text:s/></text:span><text:span text:style-name="T64_5">A</text:span><text:span text:style-name="T64_6"><text:s text:c="2"/>151<text:s text:c="2"/></text:span><text:span text:style-name="T64_7">GLY</text:span><text:span text:style-name="T64_8"><text:s/></text:span><text:span text:style-name="T64_9">A</text:span><text:span text:style-name="T64_10"><text:s text:c="2"/>163<text:s text:c="2"/>1<text:s text:c="34"/>13<text:s text:c="4"/></text:span></text:p>
      <text:p text:style-name="P65"/>
      <text:p text:style-name="P66"/>
      <text:list text:style-name="LS2" xml:id="list10">
        <text:list-item>
          <text:p text:style-name="P67"><text:span text:style-name="T67_1">SHEET</text:span><text:span text:style-name="T67_2">:<text:tab/></text:span><text:span text:style-name="T67_3">Identification</text:span><text:span text:style-name="T67_4"><text:s/></text:span><text:span text:style-name="T67_5">of</text:span><text:span text:style-name="T67_6"><text:s/></text:span><text:span text:style-name="T67_7">sheet</text:span><text:span text:style-name="T67_8"><text:s/></text:span><text:span text:style-name="T67_9">substructures</text:span><text:span text:style-name="T67_10">.<text:s/></text:span></text:p>
        </text:list-item>
      </text:list>
      <text:p text:style-name="P68"><text:span text:style-name="T68_1"><text:s text:c="9"/>1<text:s text:c="9"/>2<text:s text:c="9"/>3<text:s text:c="9"/>4<text:s text:c="9"/>5<text:s text:c="9"/>6<text:s text:c="9"/>7<text:s text:c="9"/>8<text:line-break/>12345678901234567890123456789012345678901234567890123456789012345678901234567890<text:line-break/></text:span><text:span text:style-name="T68_2">SHEET</text:span><text:span text:style-name="T68_3"><text:s text:c="4"/>1<text:s text:c="3"/></text:span><text:span text:style-name="T68_4">A</text:span><text:span text:style-name="T68_5"><text:s/>2<text:s/></text:span><text:span text:style-name="T68_6">ASN</text:span><text:span text:style-name="T68_7"><text:s/></text:span><text:span text:style-name="T68_8">A</text:span><text:span text:style-name="T68_9"><text:s text:c="3"/>2<text:s text:c="2"/></text:span><text:span text:style-name="T68_10">PHE</text:span><text:span text:style-name="T68_11"><text:s/></text:span><text:span text:style-name="T68_12">A</text:span><text:span text:style-name="T68_13"><text:s text:c="3"/>3<text:s text:c="2"/>0<text:s text:c="40"/></text:span></text:p>
      <text:p text:style-name="P69"><text:span text:style-name="T69_1">SHEET</text:span><text:span text:style-name="T69_2"><text:s text:c="4"/>2<text:s text:c="3"/></text:span><text:span text:style-name="T69_3">A</text:span><text:span text:style-name="T69_4"><text:s/>2<text:s/></text:span><text:span text:style-name="T69_5">LEU</text:span><text:span text:style-name="T69_6"><text:s/></text:span><text:span text:style-name="T69_7">A</text:span><text:span text:style-name="T69_8"><text:s/>128<text:s text:c="2"/></text:span><text:span text:style-name="T69_9">GLU</text:span><text:span text:style-name="T69_10"><text:s/></text:span><text:span text:style-name="T69_11">A</text:span><text:span text:style-name="T69_12"><text:s/>129<text:s/>-1<text:s text:c="2"/></text:span><text:span text:style-name="T69_13">O</text:span><text:span text:style-name="T69_14"><text:s text:c="2"/></text:span><text:span text:style-name="T69_15">GLU</text:span><text:span text:style-name="T69_16"><text:s/></text:span><text:span text:style-name="T69_17">A</text:span><text:span text:style-name="T69_18"><text:s/>129<text:s text:c="3"/></text:span><text:span text:style-name="T69_19">N</text:span><text:span text:style-name="T69_20"><text:s text:c="2"/></text:span><text:span text:style-name="T69_21">ASN</text:span><text:span text:style-name="T69_22"><text:s/></text:span><text:span text:style-name="T69_23">A</text:span><text:span text:style-name="T69_24"><text:s text:c="3"/>2<text:s text:c="11"/></text:span></text:p>
      <text:p text:style-name="P70"><text:span text:style-name="T70_1">SHEET</text:span><text:span text:style-name="T70_2"><text:s text:c="4"/>1<text:s text:c="3"/></text:span><text:span text:style-name="T70_3">B</text:span><text:span text:style-name="T70_4"><text:s/>6<text:s/></text:span><text:span text:style-name="T70_5">ARG</text:span><text:span text:style-name="T70_6"><text:s/></text:span><text:span text:style-name="T70_7">A</text:span><text:span text:style-name="T70_8"><text:s text:c="2"/>49<text:s text:c="2"/></text:span><text:span text:style-name="T70_9">ARG</text:span><text:span text:style-name="T70_10"><text:s/></text:span><text:span text:style-name="T70_11">A</text:span><text:span text:style-name="T70_12"><text:s text:c="2"/>52<text:s text:c="2"/>0<text:s text:c="40"/></text:span></text:p>
      <text:p text:style-name="P71"><text:span text:style-name="T71_1">SHEET</text:span><text:span text:style-name="T71_2"><text:s text:c="4"/>2<text:s text:c="3"/></text:span><text:span text:style-name="T71_3">B</text:span><text:span text:style-name="T71_4"><text:s/>6<text:s/></text:span><text:span text:style-name="T71_5">GLN</text:span><text:span text:style-name="T71_6"><text:s/></text:span><text:span text:style-name="T71_7">A</text:span><text:span text:style-name="T71_8"><text:s text:c="2"/>14<text:s text:c="2"/></text:span><text:span text:style-name="T71_9">ILE</text:span><text:span text:style-name="T71_10"><text:s/></text:span><text:span text:style-name="T71_11">A</text:span><text:span text:style-name="T71_12"><text:s text:c="2"/>19<text:s text:c="2"/>1<text:s text:c="2"/></text:span><text:span text:style-name="T71_13">N</text:span><text:span text:style-name="T71_14"><text:s text:c="2"/></text:span><text:span text:style-name="T71_15">ILE</text:span><text:span text:style-name="T71_16"><text:s/></text:span><text:span text:style-name="T71_17">A</text:span><text:span text:style-name="T71_18"><text:s text:c="2"/>15<text:s text:c="3"/></text:span><text:span text:style-name="T71_19">O</text:span><text:span text:style-name="T71_20"><text:s text:c="2"/></text:span><text:span text:style-name="T71_21">ARG</text:span><text:span text:style-name="T71_22"><text:s/></text:span><text:span text:style-name="T71_23">A</text:span><text:span text:style-name="T71_24"><text:s text:c="2"/>49<text:s text:c="11"/></text:span></text:p>
      <text:p text:style-name="P72"><text:span text:style-name="T72_1">SHEET</text:span><text:span text:style-name="T72_2"><text:s text:c="4"/>3<text:s text:c="3"/></text:span><text:span text:style-name="T72_3">B</text:span><text:span text:style-name="T72_4"><text:s/>6<text:s/></text:span><text:span text:style-name="T72_5">ILE</text:span><text:span text:style-name="T72_6"><text:s/></text:span><text:span text:style-name="T72_7">A</text:span><text:span text:style-name="T72_8"><text:s text:c="2"/>60<text:s text:c="2"/></text:span><text:span text:style-name="T72_9">GLY</text:span><text:span text:style-name="T72_10"><text:s/></text:span><text:span text:style-name="T72_11">A</text:span><text:span text:style-name="T72_12"><text:s text:c="2"/>65<text:s text:c="2"/>1<text:s text:c="2"/></text:span><text:span text:style-name="T72_13">O</text:span><text:span text:style-name="T72_14"><text:s text:c="2"/></text:span><text:span text:style-name="T72_15">ILE</text:span><text:span text:style-name="T72_16"><text:s/></text:span><text:span text:style-name="T72_17">A</text:span><text:span text:style-name="T72_18"><text:s text:c="2"/>62<text:s text:c="3"/></text:span><text:span text:style-name="T72_19">N</text:span><text:span text:style-name="T72_20"><text:s text:c="2"/></text:span><text:span text:style-name="T72_21">ARG</text:span><text:span text:style-name="T72_22"><text:s/></text:span><text:span text:style-name="T72_23">A</text:span><text:span text:style-name="T72_24"><text:s text:c="2"/>18<text:s text:c="11"/></text:span></text:p>
      <text:p text:style-name="P73"><text:span text:style-name="T73_1">SHEET</text:span><text:span text:style-name="T73_2"><text:s text:c="4"/>4<text:s text:c="3"/></text:span><text:span text:style-name="T73_3">B</text:span><text:span text:style-name="T73_4"><text:s/>6<text:s/></text:span><text:span text:style-name="T73_5">SER</text:span><text:span text:style-name="T73_6"><text:s/></text:span><text:span text:style-name="T73_7">A</text:span><text:span text:style-name="T73_8"><text:s text:c="2"/>96<text:s text:c="2"/></text:span><text:span text:style-name="T73_9">ASP</text:span><text:span text:style-name="T73_10"><text:s/></text:span><text:span text:style-name="T73_11">A</text:span><text:span text:style-name="T73_12"><text:s text:c="2"/>99<text:s text:c="2"/>1<text:s text:c="2"/></text:span><text:span text:style-name="T73_13">O</text:span><text:span text:style-name="T73_14"><text:s text:c="2"/></text:span><text:span text:style-name="T73_15">PHE</text:span><text:span text:style-name="T73_16"><text:s/></text:span><text:span text:style-name="T73_17">A</text:span><text:span text:style-name="T73_18"><text:s text:c="2"/>98<text:s text:c="3"/></text:span><text:span text:style-name="T73_19">N</text:span><text:span text:style-name="T73_20"><text:s text:c="2"/></text:span><text:span text:style-name="T73_21">GLY</text:span><text:span text:style-name="T73_22"><text:s/></text:span><text:span text:style-name="T73_23">A</text:span><text:span text:style-name="T73_24"><text:s text:c="2"/>65<text:s text:c="11"/></text:span></text:p>
      <text:p text:style-name="P74"><text:span text:style-name="T74_1">SHEET</text:span><text:span text:style-name="T74_2"><text:s text:c="4"/>5<text:s text:c="3"/></text:span><text:span text:style-name="T74_3">B</text:span><text:span text:style-name="T74_4"><text:s/>6<text:s/></text:span><text:span text:style-name="T74_5">ALA</text:span><text:span text:style-name="T74_6"><text:s/></text:span><text:span text:style-name="T74_7">A</text:span><text:span text:style-name="T74_8"><text:s text:c="2"/>83<text:s text:c="2"/></text:span><text:span text:style-name="T74_9">PHE</text:span><text:span text:style-name="T74_10"><text:s/></text:span><text:span text:style-name="T74_11">A</text:span><text:span text:style-name="T74_12"><text:s text:c="2"/>86<text:s/>-1<text:s text:c="2"/></text:span><text:span text:style-name="T74_13">N</text:span><text:span text:style-name="T74_14"><text:s text:c="2"/></text:span><text:span text:style-name="T74_15">HIS</text:span><text:span text:style-name="T74_16"><text:s/></text:span><text:span text:style-name="T74_17">A</text:span><text:span text:style-name="T74_18"><text:s text:c="2"/>84<text:s text:c="3"/></text:span><text:span text:style-name="T74_19">O</text:span><text:span text:style-name="T74_20"><text:s text:c="2"/></text:span><text:span text:style-name="T74_21">HIS</text:span><text:span text:style-name="T74_22"><text:s/></text:span><text:span text:style-name="T74_23">A</text:span><text:span text:style-name="T74_24"><text:s text:c="2"/>97<text:s text:c="11"/></text:span></text:p>
      <text:p text:style-name="P75"><text:span text:style-name="T75_1">SHEET</text:span><text:span text:style-name="T75_2"><text:s text:c="4"/>6<text:s text:c="3"/></text:span><text:span text:style-name="T75_3">B</text:span><text:span text:style-name="T75_4"><text:s/>6<text:s/></text:span><text:span text:style-name="T75_5">ALA</text:span><text:span text:style-name="T75_6"><text:s/></text:span><text:span text:style-name="T75_7">B</text:span><text:span text:style-name="T75_8"><text:s text:c="3"/>7<text:s text:c="2"/></text:span><text:span text:style-name="T75_9">LEU</text:span><text:span text:style-name="T75_10"><text:s/></text:span><text:span text:style-name="T75_11">B</text:span><text:span text:style-name="T75_12"><text:s text:c="3"/>8<text:s text:c="2"/>1<text:s text:c="2"/></text:span><text:span text:style-name="T75_13">O</text:span><text:span text:style-name="T75_14"><text:s text:c="2"/></text:span><text:span text:style-name="T75_15">LEU</text:span><text:span text:style-name="T75_16"><text:s/></text:span><text:span text:style-name="T75_17">B</text:span><text:span text:style-name="T75_18"><text:s text:c="3"/>8<text:s text:c="3"/></text:span><text:span text:style-name="T75_19">N</text:span><text:span text:style-name="T75_20"><text:s text:c="2"/></text:span><text:span text:style-name="T75_21">ALA</text:span><text:span text:style-name="T75_22"><text:s/></text:span><text:span text:style-name="T75_23">A</text:span><text:span text:style-name="T75_24"><text:s text:c="2"/>85<text:s text:c="11"/></text:span></text:p>
      <text:p text:style-name="P76"><text:span text:style-name="T76_1">SHEET</text:span><text:span text:style-name="T76_2"><text:s text:c="4"/>1<text:s text:c="3"/></text:span><text:span text:style-name="T76_3">C</text:span><text:span text:style-name="T76_4"><text:s/>2<text:s/></text:span><text:span text:style-name="T76_5">TRP</text:span><text:span text:style-name="T76_6"><text:s/></text:span><text:span text:style-name="T76_7">A</text:span><text:span text:style-name="T76_8"><text:s/>104<text:s text:c="2"/></text:span><text:span text:style-name="T76_9">THR</text:span><text:span text:style-name="T76_10"><text:s/></text:span><text:span text:style-name="T76_11">A</text:span><text:span text:style-name="T76_12"><text:s/>105<text:s text:c="2"/>0<text:s text:c="40"/></text:span></text:p>
      <text:p text:style-name="P77"><text:span text:style-name="T77_1">SHEET</text:span><text:span text:style-name="T77_2"><text:s text:c="4"/>2<text:s text:c="3"/></text:span><text:span text:style-name="T77_3">C</text:span><text:span text:style-name="T77_4"><text:s/>2<text:s/></text:span><text:span text:style-name="T77_5">TYR</text:span><text:span text:style-name="T77_6"><text:s/></text:span><text:span text:style-name="T77_7">A</text:span><text:span text:style-name="T77_8"><text:s/>112<text:s text:c="2"/></text:span><text:span text:style-name="T77_9">SER</text:span><text:span text:style-name="T77_10"><text:s/></text:span><text:span text:style-name="T77_11">A</text:span><text:span text:style-name="T77_12"><text:s/>113<text:s text:c="2"/>1<text:s text:c="2"/></text:span><text:span text:style-name="T77_13">O</text:span><text:span text:style-name="T77_14"><text:s text:c="2"/></text:span><text:span text:style-name="T77_15">TYR</text:span><text:span text:style-name="T77_16"><text:s/></text:span><text:span text:style-name="T77_17">A</text:span><text:span text:style-name="T77_18"><text:s/>112<text:s text:c="3"/></text:span><text:span text:style-name="T77_19">N</text:span><text:span text:style-name="T77_20"><text:s text:c="2"/></text:span><text:span text:style-name="T77_21">THR</text:span><text:span text:style-name="T77_22"><text:s/></text:span><text:span text:style-name="T77_23">A</text:span><text:span text:style-name="T77_24"><text:s/>105<text:s text:c="11"/></text:span></text:p>
      <text:p text:style-name="P78"/>
      <text:p text:style-name="P79"/>
      <text:p text:style-name="P80"><text:bookmark-start text:name="h.irakd69nbwwm"/><text:bookmark-end text:name="h.irakd69nbwwm"/></text:p>
      <text:p text:style-name="P81"><text:bookmark-start text:name="h.rds3eze8ij0"/><text:bookmark-end text:name="h.rds3eze8ij0"/><text:bookmark-start text:name="h.5j73dnaummc7"/><text:bookmark-end text:name="h.5j73dnaummc7"/><text:span text:style-name="T81_1">Software</text:span><text:span text:style-name="T81_2"><text:s/></text:span><text:span text:style-name="T81_3">Description</text:span></text:p>
      <text:p text:style-name="P82"><text:span text:style-name="T82_1">Your</text:span><text:span text:style-name="T82_2"><text:s/></text:span><text:span text:style-name="T82_3">program</text:span><text:span text:style-name="T82_4"><text:s/></text:span><text:span text:style-name="T82_5">should</text:span><text:span text:style-name="T82_6"><text:s/></text:span><text:span text:style-name="T82_7">display</text:span><text:span text:style-name="T82_8"><text:s/></text:span><text:span text:style-name="T82_9">a</text:span><text:span text:style-name="T82_10"><text:s/></text:span><text:span text:style-name="T82_11">menu</text:span><text:span text:style-name="T82_12"><text:s/></text:span><text:span text:style-name="T82_13">like</text:span><text:span text:style-name="T82_14"><text:s/></text:span><text:span text:style-name="T82_15">the</text:span><text:span text:style-name="T82_16"><text:s/></text:span><text:span text:style-name="T82_17">following</text:span><text:span text:style-name="T82_18"><text:s/></text:span><text:span text:style-name="T82_19">and</text:span><text:span text:style-name="T82_20"><text:s/></text:span><text:span text:style-name="T82_21">wait</text:span><text:span text:style-name="T82_22"><text:s/></text:span><text:span text:style-name="T82_23">for</text:span><text:span text:style-name="T82_24"><text:s/></text:span><text:span text:style-name="T82_25">the</text:span><text:span text:style-name="T82_26"><text:s/></text:span><text:span text:style-name="T82_27">input</text:span><text:span text:style-name="T82_28"><text:s/></text:span><text:span text:style-name="T82_29">of</text:span><text:span text:style-name="T82_30"><text:s/></text:span><text:span text:style-name="T82_31">the</text:span><text:span text:style-name="T82_32"><text:s/></text:span><text:span text:style-name="T82_33">user</text:span><text:span text:style-name="T82_34">:</text:span></text:p>
      <text:p text:style-name="P83"/>
      <text:p text:style-name="P84"><text:span text:style-name="T84_1">********************************************************************************</text:span></text:p>
      <text:p text:style-name="P85"><text:span text:style-name="T85_1">*<text:s/></text:span><text:span text:style-name="T85_2">PDB</text:span><text:span text:style-name="T85_3"><text:s/></text:span><text:span text:style-name="T85_4">FILE</text:span><text:span text:style-name="T85_5"><text:s/></text:span><text:span text:style-name="T85_6">ANALYZER</text:span><text:span text:style-name="T85_7"><text:s text:c="60"/>*</text:span></text:p>
      <text:p text:style-name="P86"><text:span text:style-name="T86_1">********************************************************************************</text:span></text:p>
      <text:p text:style-name="P87"><text:span text:style-name="T87_1">*<text:s/></text:span><text:span text:style-name="T87_2">Select</text:span><text:span text:style-name="T87_3"><text:s/></text:span><text:span text:style-name="T87_4">an</text:span><text:span text:style-name="T87_5"><text:s/></text:span><text:span text:style-name="T87_6">option</text:span><text:span text:style-name="T87_7"><text:s/></text:span><text:span text:style-name="T87_8">from</text:span><text:span text:style-name="T87_9"><text:s/></text:span><text:span text:style-name="T87_10">below</text:span><text:span text:style-name="T87_11">:<text:s text:c="49"/>*</text:span></text:p>
      <text:p text:style-name="P88"><text:span text:style-name="T88_1">*<text:s text:c="78"/>*</text:span></text:p>
      <text:p text:style-name="P89"><text:span text:style-name="T89_1">*<text:s text:c="6"/>1)<text:s/></text:span><text:span text:style-name="T89_2">Open</text:span><text:span text:style-name="T89_3"><text:s/></text:span><text:span text:style-name="T89_4">a</text:span><text:span text:style-name="T89_5"><text:s/></text:span><text:span text:style-name="T89_6">PDB</text:span><text:span text:style-name="T89_7"><text:s/></text:span><text:span text:style-name="T89_8">File</text:span><text:span text:style-name="T89_9"><text:s text:c="23"/>(</text:span><text:span text:style-name="T89_10">O</text:span><text:span text:style-name="T89_11">)<text:s text:c="28"/>*</text:span></text:p>
      <text:h text:style-name="P90" text:outline-level="10"><text:bookmark-start text:name="h.tzewjmgghhnr"/><text:bookmark-end text:name="h.tzewjmgghhnr"/><text:span text:style-name="T90_1">*<text:s text:c="6"/>2)<text:s/></text:span><text:span text:style-name="T90_2">Information</text:span><text:span text:style-name="T90_3"><text:s text:c="27"/>(</text:span><text:span text:style-name="T90_4">I</text:span><text:span text:style-name="T90_5">)<text:s text:c="28"/>*</text:span></text:h>
      <text:p text:style-name="P91"><text:span text:style-name="T91_1">*<text:s text:c="6"/>3)<text:s/></text:span><text:span text:style-name="T91_2">Show</text:span><text:span text:style-name="T91_3"><text:s/></text:span><text:span text:style-name="T91_4">histogram</text:span><text:span text:style-name="T91_5"><text:s/></text:span><text:span text:style-name="T91_6">of</text:span><text:span text:style-name="T91_7"><text:s/></text:span><text:span text:style-name="T91_8">amino</text:span><text:span text:style-name="T91_9"><text:s/></text:span><text:span text:style-name="T91_10">acids</text:span><text:span text:style-name="T91_11"><text:s text:c="9"/>(</text:span><text:span text:style-name="T91_12">H</text:span><text:span text:style-name="T91_13">)<text:s text:c="28"/>*</text:span></text:p>
      <text:p text:style-name="P92"><text:span text:style-name="T92_1">*<text:s text:c="6"/>4)<text:s/></text:span><text:span text:style-name="T92_2">Display</text:span><text:span text:style-name="T92_3"><text:s/></text:span><text:span text:style-name="T92_4">Secondary</text:span><text:span text:style-name="T92_5"><text:s/></text:span><text:span text:style-name="T92_6">Structure</text:span><text:span text:style-name="T92_7"><text:s text:c="11"/>(</text:span><text:span text:style-name="T92_8">S</text:span><text:span text:style-name="T92_9">)<text:s text:c="28"/>*</text:span></text:p>
      <text:p text:style-name="P93"><text:span text:style-name="T93_1">*<text:s text:c="6"/>5)<text:s/></text:span><text:span text:style-name="T93_2">Manipulate</text:span><text:span text:style-name="T93_3"><text:s/></text:span><text:span text:style-name="T93_4">Helix</text:span><text:span text:style-name="T93_5"><text:s/></text:span><text:span text:style-name="T93_6">or</text:span><text:span text:style-name="T93_7"><text:s/></text:span><text:span text:style-name="T93_8">Sheet</text:span><text:span text:style-name="T93_9"><text:s text:c="13"/>(</text:span><text:span text:style-name="T93_10">M</text:span><text:span text:style-name="T93_11">)<text:s text:c="28"/>*</text:span></text:p>
      <text:p text:style-name="P94"><text:span text:style-name="T94_1">*<text:s text:c="6"/>6)<text:s/></text:span><text:span text:style-name="T94_2">Export</text:span><text:span text:style-name="T94_3"><text:s/></text:span><text:span text:style-name="T94_4">PDB</text:span><text:span text:style-name="T94_5"><text:s/></text:span><text:span text:style-name="T94_6">File</text:span><text:span text:style-name="T94_7"><text:s text:c="23"/>(</text:span><text:span text:style-name="T94_8">X</text:span><text:span text:style-name="T94_9">)<text:s text:c="28"/>*</text:span></text:p>
      <text:p text:style-name="P95"><text:span text:style-name="T95_1">*<text:s text:c="6"/>7)<text:s/></text:span><text:span text:style-name="T95_2">Exit</text:span><text:span text:style-name="T95_3"><text:s text:c="34"/>(</text:span><text:span text:style-name="T95_4">Q</text:span><text:span text:style-name="T95_5">)<text:s text:c="28"/>*</text:span></text:p>
      <text:p text:style-name="P96"><text:span text:style-name="T96_1">*<text:s text:c="78"/>*</text:span></text:p>
      <text:p text:style-name="P97"><text:span text:style-name="T97_1">*<text:s text:c="60"/></text:span><text:span text:style-name="T97_2">Current</text:span><text:span text:style-name="T97_3"><text:s/></text:span><text:span text:style-name="T97_4">PDB</text:span><text:span text:style-name="T97_5">:<text:s/></text:span><text:span text:style-name="T97_6">None</text:span><text:span text:style-name="T97_7"><text:s/>*</text:span></text:p>
      <text:p text:style-name="P98"><text:span text:style-name="T98_1">********************************************************************************</text:span></text:p>
      <text:p text:style-name="P99"><text:span text:style-name="T99_1">:</text:span></text:p>
      <text:p text:style-name="P100"/>
      <text:p text:style-name="P101"><text:span text:style-name="T101_1">As</text:span><text:span text:style-name="T101_2"><text:s/></text:span><text:span text:style-name="T101_3">you</text:span><text:span text:style-name="T101_4"><text:s/></text:span><text:span text:style-name="T101_5">see</text:span><text:span text:style-name="T101_6"><text:s/></text:span><text:span text:style-name="T101_7">the</text:span><text:span text:style-name="T101_8"><text:s/></text:span><text:span text:style-name="T101_9">user</text:span><text:span text:style-name="T101_10"><text:s/></text:span><text:span text:style-name="T101_11">has</text:span><text:span text:style-name="T101_12"><text:s/></text:span><text:span text:style-name="T101_13">several</text:span><text:span text:style-name="T101_14"><text:s/></text:span><text:span text:style-name="T101_15">options</text:span><text:span text:style-name="T101_16">,<text:s/></text:span><text:span text:style-name="T101_17">which</text:span><text:span text:style-name="T101_18"><text:s/></text:span><text:span text:style-name="T101_19">can</text:span><text:span text:style-name="T101_20"><text:s/></text:span><text:span text:style-name="T101_21">be</text:span><text:span text:style-name="T101_22"><text:s/></text:span><text:span text:style-name="T101_23">selected</text:span><text:span text:style-name="T101_24"><text:s/></text:span><text:span text:style-name="T101_25">by</text:span><text:span text:style-name="T101_26"><text:s/></text:span><text:span text:style-name="T101_27">entering</text:span><text:span text:style-name="T101_28"><text:s/></text:span><text:span text:style-name="T101_29">the</text:span><text:span text:style-name="T101_30"><text:s/></text:span><text:span text:style-name="T101_31">right</text:span><text:span text:style-name="T101_32"><text:s/></text:span><text:span text:style-name="T101_33">number</text:span><text:span text:style-name="T101_34"><text:s/></text:span><text:span text:style-name="T101_35">or</text:span><text:span text:style-name="T101_36"><text:s/></text:span><text:span text:style-name="T101_37">letter</text:span><text:span text:style-name="T101_38">(</text:span><text:span text:style-name="T101_39">case</text:span><text:span text:style-name="T101_40"><text:s/></text:span><text:span text:style-name="T101_41">unsensitive</text:span><text:span text:style-name="T101_42">).<text:s/></text:span><text:span text:style-name="T101_43">The</text:span><text:span text:style-name="T101_44"><text:s/></text:span><text:span text:style-name="T101_45">options</text:span><text:span text:style-name="T101_46"><text:s/></text:span><text:span text:style-name="T101_47">of</text:span><text:span text:style-name="T101_48"><text:s/></text:span><text:span text:style-name="T101_49">the</text:span><text:span text:style-name="T101_50"><text:s/></text:span><text:span text:style-name="T101_51">program</text:span><text:span text:style-name="T101_52"><text:s/></text:span><text:span text:style-name="T101_53">are</text:span><text:span text:style-name="T101_54">:</text:span></text:p>
      <text:p text:style-name="P102"/>
      <text:list text:style-name="LS3" xml:id="list11">
        <text:list-item>
          <text:p text:style-name="P103"><text:span text:style-name="T103_1">Open</text:span><text:span text:style-name="T103_2"><text:s/></text:span><text:span text:style-name="T103_3">a</text:span><text:span text:style-name="T103_4"><text:s/></text:span><text:span text:style-name="T103_5">PDB</text:span><text:span text:style-name="T103_6"><text:s/></text:span><text:span text:style-name="T103_7">File</text:span><text:span text:style-name="T103_8">:<text:s/></text:span><text:span text:style-name="T103_9">This</text:span><text:span text:style-name="T103_10"><text:s/></text:span><text:span text:style-name="T103_11">function</text:span><text:span text:style-name="T103_12"><text:s/></text:span><text:span text:style-name="T103_13">allows</text:span><text:span text:style-name="T103_14"><text:s/></text:span><text:span text:style-name="T103_15">the</text:span><text:span text:style-name="T103_16"><text:s/></text:span><text:span text:style-name="T103_17">user</text:span><text:span text:style-name="T103_18"><text:s/></text:span><text:span text:style-name="T103_19">to</text:span><text:span text:style-name="T103_20"><text:s/></text:span><text:span text:style-name="T103_21">indicate</text:span><text:span text:style-name="T103_22"><text:s/></text:span><text:span text:style-name="T103_23">a</text:span><text:span text:style-name="T103_24"><text:s/></text:span><text:span text:style-name="T103_25">PATH</text:span><text:span text:style-name="T103_26"><text:s/></text:span><text:span text:style-name="T103_27">for</text:span><text:span text:style-name="T103_28"><text:s/></text:span><text:span text:style-name="T103_29">the</text:span><text:span text:style-name="T103_30"><text:s/></text:span><text:span text:style-name="T103_31">file</text:span><text:span text:style-name="T103_32"><text:s/></text:span><text:span text:style-name="T103_33">to</text:span><text:span text:style-name="T103_34"><text:s/></text:span><text:span text:style-name="T103_35">be</text:span><text:span text:style-name="T103_36"><text:s/></text:span><text:span text:style-name="T103_37">analyzed</text:span><text:span text:style-name="T103_38">.<text:s/></text:span><text:span text:style-name="T103_39">The</text:span><text:span text:style-name="T103_40"><text:s/></text:span><text:span text:style-name="T103_41">software</text:span><text:span text:style-name="T103_42"><text:s/></text:span><text:span text:style-name="T103_43">should</text:span><text:span text:style-name="T103_44"><text:s/></text:span><text:span text:style-name="T103_45">be</text:span><text:span text:style-name="T103_46"><text:s/></text:span><text:span text:style-name="T103_47">able</text:span><text:span text:style-name="T103_48"><text:s/></text:span><text:span text:style-name="T103_49">to</text:span><text:span text:style-name="T103_50"><text:s/></text:span><text:span text:style-name="T103_51">manage</text:span><text:span text:style-name="T103_52"><text:s/></text:span><text:span text:style-name="T103_53">errors</text:span><text:span text:style-name="T103_54"><text:s/></text:span><text:span text:style-name="T103_55">with</text:span><text:span text:style-name="T103_56"><text:s/></text:span><text:span text:style-name="T103_57">the</text:span><text:span text:style-name="T103_58"><text:s/></text:span><text:span text:style-name="T103_59">given</text:span><text:span text:style-name="T103_60"><text:s/></text:span><text:span text:style-name="T103_61">path</text:span><text:span text:style-name="T103_62"><text:s/>(</text:span><text:span text:style-name="T103_63">e</text:span><text:span text:style-name="T103_64">.</text:span><text:span text:style-name="T103_65">g</text:span><text:span text:style-name="T103_66">.<text:s/></text:span><text:span text:style-name="T103_67">File</text:span><text:span text:style-name="T103_68"><text:s/></text:span><text:span text:style-name="T103_69">not</text:span><text:span text:style-name="T103_70"><text:s/></text:span><text:span text:style-name="T103_71">found</text:span><text:span text:style-name="T103_72">).<text:s/></text:span><text:span text:style-name="T103_73">The</text:span><text:span text:style-name="T103_74"><text:s/></text:span><text:span text:style-name="T103_75">data</text:span><text:span text:style-name="T103_76"><text:s/></text:span><text:span text:style-name="T103_77">from</text:span><text:span text:style-name="T103_78"><text:s/></text:span><text:span text:style-name="T103_79">the</text:span><text:span text:style-name="T103_80"><text:s/></text:span><text:span text:style-name="T103_81">file</text:span><text:span text:style-name="T103_82"><text:s/></text:span><text:span text:style-name="T103_83">should</text:span><text:span text:style-name="T103_84"><text:s/></text:span><text:span text:style-name="T103_85">be</text:span><text:span text:style-name="T103_86"><text:s/></text:span><text:span text:style-name="T103_87">then</text:span><text:span text:style-name="T103_88"><text:s/></text:span><text:span text:style-name="T103_89">load</text:span><text:span text:style-name="T103_90"><text:s/></text:span><text:span text:style-name="T103_91">in</text:span><text:span text:style-name="T103_92"><text:s/></text:span><text:span text:style-name="T103_93">memory</text:span><text:span text:style-name="T103_94">,<text:s/></text:span><text:span text:style-name="T103_95">and</text:span><text:span text:style-name="T103_96"><text:s/></text:span><text:span text:style-name="T103_97">display</text:span><text:span text:style-name="T103_98"><text:s/></text:span><text:span text:style-name="T103_99">error</text:span><text:span text:style-name="T103_100"><text:s/></text:span><text:span text:style-name="T103_101">messages</text:span><text:span text:style-name="T103_102"><text:s/></text:span><text:span text:style-name="T103_103">in</text:span><text:span text:style-name="T103_104"><text:s/></text:span><text:span text:style-name="T103_105">case</text:span><text:span text:style-name="T103_106"><text:s/></text:span><text:span text:style-name="T103_107">the</text:span><text:span text:style-name="T103_108"><text:s/></text:span><text:span text:style-name="T103_109">file</text:span><text:span text:style-name="T103_110"><text:s/></text:span><text:span text:style-name="T103_111">does</text:span><text:span text:style-name="T103_112"><text:s/></text:span><text:span text:style-name="T103_113">not</text:span><text:span text:style-name="T103_114"><text:s/></text:span><text:span text:style-name="T103_115">follow</text:span><text:span text:style-name="T103_116"><text:s/></text:span><text:span text:style-name="T103_117">the</text:span><text:span text:style-name="T103_118"><text:s/></text:span><text:span text:style-name="T103_119">PDB</text:span><text:span text:style-name="T103_120"><text:s/></text:span><text:span text:style-name="T103_121">Format</text:span><text:span text:style-name="T103_122">.<text:s/><text:line-break/></text:span><text:span text:style-name="T103_123">Execution</text:span><text:span text:style-name="T103_124"><text:s/></text:span><text:span text:style-name="T103_125">Example</text:span><text:span text:style-name="T103_126">:</text:span></text:p>
        </text:list-item>
      </text:list>
      <text:h text:style-name="P104" text:outline-level="10"><text:bookmark-start text:name="h.1i6gap4sro4m"/><text:bookmark-end text:name="h.1i6gap4sro4m"/><text:span text:style-name="T104_1">:<text:s/></text:span><text:span text:style-name="T104_2">O</text:span></text:h>
      <text:h text:style-name="P105" text:outline-level="10"><text:bookmark-start text:name="h.w12rhx74csgr"/><text:bookmark-end text:name="h.w12rhx74csgr"/><text:span text:style-name="T105_1">Enter</text:span><text:span text:style-name="T105_2"><text:s/></text:span><text:span text:style-name="T105_3">a</text:span><text:span text:style-name="T105_4"><text:s/></text:span><text:span text:style-name="T105_5">Valid</text:span><text:span text:style-name="T105_6"><text:s/></text:span><text:span text:style-name="T105_7">PATH</text:span><text:span text:style-name="T105_8"><text:s/></text:span><text:span text:style-name="T105_9">for</text:span><text:span text:style-name="T105_10"><text:s/></text:span><text:span text:style-name="T105_11">a</text:span><text:span text:style-name="T105_12"><text:s/></text:span><text:span text:style-name="T105_13">PDB</text:span><text:span text:style-name="T105_14"><text:s/></text:span><text:span text:style-name="T105_15">File</text:span><text:span text:style-name="T105_16">:<text:s/></text:span><text:span text:style-name="T105_17">3</text:span><text:span text:style-name="T105_18">AYU</text:span><text:span text:style-name="T105_19">.</text:span><text:span text:style-name="T105_20">pdb</text:span></text:h>
      <text:h text:style-name="P106" text:outline-level="10"><text:span text:style-name="T106_1">The</text:span><text:span text:style-name="T106_2"><text:s/></text:span><text:span text:style-name="T106_3">File</text:span><text:span text:style-name="T106_4"><text:s/></text:span><text:span text:style-name="T106_5">3</text:span><text:span text:style-name="T106_6">AYU</text:span><text:span text:style-name="T106_7">.</text:span><text:span text:style-name="T106_8">pdb</text:span><text:span text:style-name="T106_9"><text:s/></text:span><text:span text:style-name="T106_10">has</text:span><text:span text:style-name="T106_11"><text:s/></text:span><text:span text:style-name="T106_12">been</text:span><text:span text:style-name="T106_13"><text:s/></text:span><text:span text:style-name="T106_14">successfully</text:span><text:span text:style-name="T106_15"><text:s/></text:span><text:span text:style-name="T106_16">loaded</text:span></text:h>
      <text:h text:style-name="P107" text:outline-level="10"/>
      <text:p text:style-name="P108"><text:span text:style-name="T108_1">When</text:span><text:span text:style-name="T108_2"><text:s/></text:span><text:span text:style-name="T108_3">a</text:span><text:span text:style-name="T108_4"><text:s/></text:span><text:span text:style-name="T108_5">file</text:span><text:span text:style-name="T108_6"><text:s/></text:span><text:span text:style-name="T108_7">is</text:span><text:span text:style-name="T108_8"><text:s/></text:span><text:span text:style-name="T108_9">successfully</text:span><text:span text:style-name="T108_10"><text:s/></text:span><text:span text:style-name="T108_11">loaded</text:span><text:span text:style-name="T108_12"><text:s/></text:span><text:span text:style-name="T108_13">the</text:span><text:span text:style-name="T108_14"><text:s/></text:span><text:span text:style-name="T108_15">bottom</text:span><text:span text:style-name="T108_16"><text:s/></text:span><text:span text:style-name="T108_17">right</text:span><text:span text:style-name="T108_18"><text:s/></text:span><text:span text:style-name="T108_19">message</text:span><text:span text:style-name="T108_20"><text:s/></text:span><text:span text:style-name="T108_21">of</text:span><text:span text:style-name="T108_22"><text:s/></text:span><text:span text:style-name="T108_23">the</text:span><text:span text:style-name="T108_24"><text:s/></text:span><text:span text:style-name="T108_25">main</text:span><text:span text:style-name="T108_26"><text:s/></text:span><text:span text:style-name="T108_27">menu</text:span><text:span text:style-name="T108_28"><text:s/></text:span><text:span text:style-name="T108_29">has</text:span><text:span text:style-name="T108_30"><text:s/></text:span><text:span text:style-name="T108_31">to</text:span><text:span text:style-name="T108_32"><text:s/></text:span><text:span text:style-name="T108_33">display</text:span><text:span text:style-name="T108_34"><text:s/></text:span><text:span text:style-name="T108_35">the</text:span><text:span text:style-name="T108_36"><text:s/></text:span><text:span text:style-name="T108_37">file</text:span><text:span text:style-name="T108_38"><text:s/></text:span><text:span text:style-name="T108_39">name</text:span><text:span text:style-name="T108_40">.<text:s/></text:span></text:p>
      <text:p text:style-name="P109"><text:span text:style-name="T109_1">If</text:span><text:span text:style-name="T109_2"><text:s/></text:span><text:span text:style-name="T109_3">a</text:span><text:span text:style-name="T109_4"><text:s/></text:span><text:span text:style-name="T109_5">file</text:span><text:span text:style-name="T109_6"><text:s/></text:span><text:span text:style-name="T109_7">has</text:span><text:span text:style-name="T109_8"><text:s/></text:span><text:span text:style-name="T109_9">been</text:span><text:span text:style-name="T109_10"><text:s/></text:span><text:span text:style-name="T109_11">loaded</text:span><text:span text:style-name="T109_12"><text:s/></text:span><text:span text:style-name="T109_13">before</text:span><text:span text:style-name="T109_14">,<text:s/></text:span><text:span text:style-name="T109_15">a</text:span><text:span text:style-name="T109_16"><text:s/></text:span><text:span text:style-name="T109_17">message</text:span><text:span text:style-name="T109_18"><text:s/></text:span><text:span text:style-name="T109_19">asking</text:span><text:span text:style-name="T109_20"><text:s/></text:span><text:span text:style-name="T109_21">for</text:span><text:span text:style-name="T109_22"><text:s/></text:span><text:span text:style-name="T109_23">a</text:span><text:span text:style-name="T109_24"><text:s/></text:span><text:span text:style-name="T109_25">confirmation</text:span><text:span text:style-name="T109_26"><text:s/></text:span><text:span text:style-name="T109_27">of</text:span><text:span text:style-name="T109_28"><text:s/></text:span><text:span text:style-name="T109_29">replacing</text:span><text:span text:style-name="T109_30"><text:s/></text:span><text:span text:style-name="T109_31">the</text:span><text:span text:style-name="T109_32"><text:s/></text:span><text:span text:style-name="T109_33">current</text:span><text:span text:style-name="T109_34"><text:s/></text:span><text:span text:style-name="T109_35">file</text:span><text:span text:style-name="T109_36"><text:s/></text:span><text:span text:style-name="T109_37">should</text:span><text:span text:style-name="T109_38"><text:s/></text:span><text:span text:style-name="T109_39">be</text:span><text:span text:style-name="T109_40"><text:s/></text:span><text:span text:style-name="T109_41">displayed</text:span><text:span text:style-name="T109_42">.</text:span></text:p>
      <text:p text:style-name="P110"><text:span text:style-name="T110_1"><text:s/></text:span></text:p>
      <text:list text:style-name="LS3" xml:id="list12" text:continue-list="list11">
        <text:list-item>
          <text:p text:style-name="P111"><text:span text:style-name="T111_1">Information</text:span><text:span text:style-name="T111_2">:<text:s/></text:span><text:span text:style-name="T111_3">A</text:span><text:span text:style-name="T111_4"><text:s/></text:span><text:span text:style-name="T111_5">summary</text:span><text:span text:style-name="T111_6"><text:s/></text:span><text:span text:style-name="T111_7">of</text:span><text:span text:style-name="T111_8"><text:s/></text:span><text:span text:style-name="T111_9">the</text:span><text:span text:style-name="T111_10"><text:s/></text:span><text:span text:style-name="T111_11">file</text:span><text:span text:style-name="T111_12"><text:s/></text:span><text:span text:style-name="T111_13">information</text:span><text:span text:style-name="T111_14"><text:s/></text:span><text:span text:style-name="T111_15">should</text:span><text:span text:style-name="T111_16"><text:s/></text:span><text:span text:style-name="T111_17">be</text:span><text:span text:style-name="T111_18"><text:s/></text:span><text:span text:style-name="T111_19">displayed</text:span><text:span text:style-name="T111_20">.<text:s/></text:span><text:span text:style-name="T111_21">It</text:span><text:span text:style-name="T111_22"><text:s/></text:span><text:span text:style-name="T111_23">should</text:span><text:span text:style-name="T111_24"><text:s/></text:span><text:span text:style-name="T111_25">include</text:span><text:span text:style-name="T111_26"><text:s/></text:span><text:span text:style-name="T111_27">the</text:span><text:span text:style-name="T111_28"><text:s/></text:span><text:span text:style-name="T111_29">filename</text:span><text:span text:style-name="T111_30"><text:s/></text:span><text:span text:style-name="T111_31">and</text:span><text:span text:style-name="T111_32"><text:s/></text:span><text:span text:style-name="T111_33">title</text:span><text:span text:style-name="T111_34">.<text:s/></text:span><text:span text:style-name="T111_35">Notice</text:span><text:span text:style-name="T111_36"><text:s/></text:span><text:span text:style-name="T111_37">that</text:span><text:span text:style-name="T111_38"><text:s/></text:span><text:span text:style-name="T111_39">a</text:span><text:span text:style-name="T111_40"><text:s/></text:span><text:span text:style-name="T111_41">PDB</text:span><text:span text:style-name="T111_42"><text:s/></text:span><text:span text:style-name="T111_43">file</text:span><text:span text:style-name="T111_44"><text:s/></text:span><text:span text:style-name="T111_45">can</text:span><text:span text:style-name="T111_46"><text:s/></text:span><text:span text:style-name="T111_47">include</text:span><text:span text:style-name="T111_48"><text:s/></text:span><text:span text:style-name="T111_49">information</text:span><text:span text:style-name="T111_50"><text:s/></text:span><text:span text:style-name="T111_51">of</text:span><text:span text:style-name="T111_52"><text:s/></text:span><text:span text:style-name="T111_53">more</text:span><text:span text:style-name="T111_54"><text:s/></text:span><text:span text:style-name="T111_55">than</text:span><text:span text:style-name="T111_56"><text:s/></text:span><text:span text:style-name="T111_57">one</text:span><text:span text:style-name="T111_58"><text:s/></text:span><text:span text:style-name="T111_59">chain</text:span><text:span text:style-name="T111_60"><text:s/></text:span><text:span text:style-name="T111_61">in</text:span><text:span text:style-name="T111_62"><text:s/></text:span><text:span text:style-name="T111_63">the</text:span><text:span text:style-name="T111_64"><text:s/></text:span><text:span text:style-name="T111_65">same</text:span><text:span text:style-name="T111_66"><text:s/></text:span><text:span text:style-name="T111_67">structure</text:span><text:span text:style-name="T111_68">.<text:s/><text:line-break/></text:span><text:span text:style-name="T111_69">When</text:span><text:span text:style-name="T111_70"><text:s/></text:span><text:span text:style-name="T111_71">displaying</text:span><text:span text:style-name="T111_72"><text:s/></text:span><text:span text:style-name="T111_73">a</text:span><text:span text:style-name="T111_74"><text:s/></text:span><text:span text:style-name="T111_75">sequence</text:span><text:span text:style-name="T111_76"><text:s/></text:span><text:span text:style-name="T111_77">each</text:span><text:span text:style-name="T111_78"><text:s/></text:span><text:span text:style-name="T111_79">line</text:span><text:span text:style-name="T111_80"><text:s/></text:span><text:span text:style-name="T111_81">should</text:span><text:span text:style-name="T111_82"><text:s/></text:span><text:span text:style-name="T111_83">have</text:span><text:span text:style-name="T111_84"><text:s/></text:span><text:span text:style-name="T111_85">a</text:span><text:span text:style-name="T111_86"><text:s/></text:span><text:span text:style-name="T111_87">maximum</text:span><text:span text:style-name="T111_88"><text:s/></text:span><text:span text:style-name="T111_89">of</text:span><text:span text:style-name="T111_90"><text:s/>50<text:s/></text:span><text:span text:style-name="T111_91">amino</text:span><text:span text:style-name="T111_92"><text:s/></text:span><text:span text:style-name="T111_93">acids</text:span><text:span text:style-name="T111_94">.<text:s/></text:span><text:span text:style-name="T111_95">Execution</text:span><text:span text:style-name="T111_96"><text:s/></text:span><text:span text:style-name="T111_97">Example</text:span><text:span text:style-name="T111_98">:</text:span></text:p>
        </text:list-item>
      </text:list>
      <text:p text:style-name="P112"/>
      <text:h text:style-name="P113" text:outline-level="10"><text:bookmark-start text:name="h.csfvomb5r5fe"/><text:bookmark-end text:name="h.csfvomb5r5fe"/><text:span text:style-name="T113_1">:<text:s/></text:span><text:span text:style-name="T113_2">I</text:span></text:h>
      <text:h text:style-name="P114" text:outline-level="10"><text:bookmark-start text:name="h.lwcgrt99iv9j"/><text:bookmark-end text:name="h.lwcgrt99iv9j"/><text:span text:style-name="T114_1">PDB</text:span><text:span text:style-name="T114_2"><text:s/></text:span><text:span text:style-name="T114_3">File</text:span><text:span text:style-name="T114_4">:<text:s/>3</text:span><text:span text:style-name="T114_5">AYU</text:span><text:span text:style-name="T114_6">.</text:span><text:span text:style-name="T114_7">pdb</text:span></text:h>
      <text:h text:style-name="P115" text:outline-level="10"><text:bookmark-start text:name="h.1zhgnclucq54"/><text:bookmark-end text:name="h.1zhgnclucq54"/><text:span text:style-name="T115_1">Title</text:span><text:span text:style-name="T115_2">:<text:s/></text:span><text:span text:style-name="T115_3">CRYSTAL</text:span><text:span text:style-name="T115_4"><text:s/></text:span><text:span text:style-name="T115_5">STRUCTURE</text:span><text:span text:style-name="T115_6"><text:s/></text:span><text:span text:style-name="T115_7">OF</text:span><text:span text:style-name="T115_8"><text:s/></text:span><text:span text:style-name="T115_9">MMP</text:span><text:span text:style-name="T115_10">-2<text:s/></text:span><text:span text:style-name="T115_11">ACTIVE</text:span><text:span text:style-name="T115_12"><text:s/></text:span><text:span text:style-name="T115_13">SITE</text:span><text:span text:style-name="T115_14"><text:s/></text:span><text:span text:style-name="T115_15">MUTANT</text:span><text:span text:style-name="T115_16"><text:s/></text:span><text:span text:style-name="T115_17">IN</text:span><text:span text:style-name="T115_18"><text:s/></text:span><text:span text:style-name="T115_19">COMPLEX</text:span><text:span text:style-name="T115_20"><text:s/></text:span><text:span text:style-name="T115_21">WITH</text:span><text:span text:style-name="T115_22"><text:s/></text:span><text:span text:style-name="T115_23">APP</text:span><text:span text:style-name="T115_24">-</text:span><text:span text:style-name="T115_25">DRIVED</text:span><text:span text:style-name="T115_26"><text:s/></text:span><text:span text:style-name="T115_27">DECAPEPTIDE</text:span><text:span text:style-name="T115_28"><text:s/></text:span><text:span text:style-name="T115_29">INHIBITOR</text:span></text:h>
      <text:h text:style-name="P116" text:outline-level="10"><text:span text:style-name="T116_1">CHAINS</text:span><text:span text:style-name="T116_2">:<text:s/></text:span><text:span text:style-name="T116_3">A</text:span><text:span text:style-name="T116_4"><text:s/></text:span><text:span text:style-name="T116_5">and</text:span><text:span text:style-name="T116_6"><text:s/></text:span><text:span text:style-name="T116_7">B</text:span></text:h>
      <text:h text:style-name="P117" text:outline-level="10"><text:span text:style-name="T117_1"><text:s/>-<text:s/></text:span><text:span text:style-name="T117_2">Chain</text:span><text:span text:style-name="T117_3"><text:s/></text:span><text:span text:style-name="T117_4">A</text:span></text:h>
      <text:h text:style-name="P118" text:outline-level="10"><text:span text:style-name="T118_1"><text:s text:c="4"/></text:span><text:span text:style-name="T118_2">Number</text:span><text:span text:style-name="T118_3"><text:s/></text:span><text:span text:style-name="T118_4">of</text:span><text:span text:style-name="T118_5"><text:s/></text:span><text:span text:style-name="T118_6">amino</text:span><text:span text:style-name="T118_7"><text:s/></text:span><text:span text:style-name="T118_8">acids</text:span><text:span text:style-name="T118_9">:<text:s text:c="3"/>167</text:span></text:h>
      <text:h text:style-name="P119" text:outline-level="10"><text:span text:style-name="T119_1"><text:s text:c="4"/></text:span><text:span text:style-name="T119_2">Number</text:span><text:span text:style-name="T119_3"><text:s/></text:span><text:span text:style-name="T119_4">of</text:span><text:span text:style-name="T119_5"><text:s/></text:span><text:span text:style-name="T119_6">helix</text:span><text:span text:style-name="T119_7">:<text:s text:c="11"/>3</text:span></text:h>
      <text:h text:style-name="P120" text:outline-level="10"><text:bookmark-start text:name="h.1jevj2eolmoe"/><text:bookmark-end text:name="h.1jevj2eolmoe"/><text:span text:style-name="T120_1"><text:s text:c="4"/></text:span><text:span text:style-name="T120_2">Number</text:span><text:span text:style-name="T120_3"><text:s/></text:span><text:span text:style-name="T120_4">of</text:span><text:span text:style-name="T120_5"><text:s/></text:span><text:span text:style-name="T120_6">sheet</text:span><text:span text:style-name="T120_7">:<text:s text:c="11"/>9</text:span></text:h>
      <text:h text:style-name="P121" text:outline-level="10"><text:bookmark-start text:name="h.1v95mkcl9lm4"/><text:bookmark-end text:name="h.1v95mkcl9lm4"/><text:span text:style-name="T121_1"><text:s text:c="4"/></text:span><text:span text:style-name="T121_2">Sequence</text:span><text:span text:style-name="T121_3">:<text:s text:c="2"/></text:span><text:span text:style-name="T121_4">YNFFPRKPKWDKNQITYRIIGYTPDLDPETVDDAFARAFQVWSDVTPLRF</text:span></text:h>
      <text:h text:style-name="P122" text:outline-level="10"><text:bookmark-start text:name="h.lx60pnhnpj1m"/><text:bookmark-end text:name="h.lx60pnhnpj1m"/><text:span text:style-name="T122_1"><text:s text:c="15"/></text:span><text:span text:style-name="T122_2">SRIHDGEADIMINFGRWEHGDGYPFDGKDGLLAHAFAPGTGVGGDSHFDD</text:span></text:h>
      <text:h text:style-name="P123" text:outline-level="10"><text:bookmark-start text:name="h.gd69r8ok3wjj"/><text:bookmark-end text:name="h.gd69r8ok3wjj"/><text:span text:style-name="T123_1"><text:s text:c="15"/></text:span><text:span text:style-name="T123_2">DELWTLGKGVGYSLFLVAAHAFGHAMGLEHSQDPGALMAPIYTYTKNFRL</text:span></text:h>
      <text:h text:style-name="P124" text:outline-level="10"><text:bookmark-start text:name="h.6t434nemk7sb"/><text:bookmark-end text:name="h.6t434nemk7sb"/><text:span text:style-name="T124_1"><text:s text:c="15"/></text:span><text:span text:style-name="T124_2">SQDDIKGIQELYGASPD</text:span></text:h>
      <text:h text:style-name="P125" text:outline-level="10"><text:span text:style-name="T125_1"><text:s/>-<text:s/></text:span><text:span text:style-name="T125_2">Chain</text:span><text:span text:style-name="T125_3"><text:s/></text:span><text:span text:style-name="T125_4">B</text:span></text:h>
      <text:h text:style-name="P126" text:outline-level="10"><text:span text:style-name="T126_1"><text:s text:c="4"/></text:span><text:span text:style-name="T126_2">Number</text:span><text:span text:style-name="T126_3"><text:s/></text:span><text:span text:style-name="T126_4">of</text:span><text:span text:style-name="T126_5"><text:s/></text:span><text:span text:style-name="T126_6">amino</text:span><text:span text:style-name="T126_7"><text:s/></text:span><text:span text:style-name="T126_8">acids</text:span><text:span text:style-name="T126_9">:<text:s text:c="4"/>10</text:span></text:h>
      <text:h text:style-name="P127" text:outline-level="10"><text:bookmark-start text:name="h.1h02fzkhzpcw"/><text:bookmark-end text:name="h.1h02fzkhzpcw"/><text:span text:style-name="T127_1"><text:s text:c="4"/></text:span><text:span text:style-name="T127_2">Number</text:span><text:span text:style-name="T127_3"><text:s/></text:span><text:span text:style-name="T127_4">of</text:span><text:span text:style-name="T127_5"><text:s/></text:span><text:span text:style-name="T127_6">helix</text:span><text:span text:style-name="T127_7">:<text:s text:c="11"/>0</text:span></text:h>
      <text:h text:style-name="P128" text:outline-level="10"><text:bookmark-start text:name="h.aky3879ahkyy"/><text:bookmark-end text:name="h.aky3879ahkyy"/><text:span text:style-name="T128_1"><text:s text:c="4"/></text:span><text:span text:style-name="T128_2">Number</text:span><text:span text:style-name="T128_3"><text:s/></text:span><text:span text:style-name="T128_4">of</text:span><text:span text:style-name="T128_5"><text:s/></text:span><text:span text:style-name="T128_6">sheet</text:span><text:span text:style-name="T128_7">:<text:s text:c="11"/>1</text:span></text:h>
      <text:h text:style-name="P129" text:outline-level="10"><text:bookmark-start text:name="h.a76utjq75415"/><text:bookmark-end text:name="h.a76utjq75415"/><text:span text:style-name="T129_1"><text:s text:c="4"/></text:span><text:span text:style-name="T129_2">Sequence</text:span><text:span text:style-name="T129_3">:<text:s text:c="2"/></text:span><text:span text:style-name="T129_4">ISYGNDALMP</text:span></text:h>
      <text:p text:style-name="P130"/>
      <text:list text:style-name="LS3" xml:id="list13" text:continue-list="list11">
        <text:list-item>
          <text:p text:style-name="P131"><text:span text:style-name="T131_1">Show</text:span><text:span text:style-name="T131_2"><text:s/></text:span><text:span text:style-name="T131_3">histogram</text:span><text:span text:style-name="T131_4"><text:s/></text:span><text:span text:style-name="T131_5">of</text:span><text:span text:style-name="T131_6"><text:s/></text:span><text:span text:style-name="T131_7">amino</text:span><text:span text:style-name="T131_8"><text:s/></text:span><text:span text:style-name="T131_9">acids</text:span><text:span text:style-name="T131_10">:<text:s/></text:span><text:span text:style-name="T131_11">This</text:span><text:span text:style-name="T131_12"><text:s/></text:span><text:span text:style-name="T131_13">options</text:span><text:span text:style-name="T131_14"><text:s/></text:span><text:span text:style-name="T131_15">allows</text:span><text:span text:style-name="T131_16"><text:s/></text:span><text:span text:style-name="T131_17">to</text:span><text:span text:style-name="T131_18"><text:s/></text:span><text:span text:style-name="T131_19">display</text:span><text:span text:style-name="T131_20"><text:s/></text:span><text:span text:style-name="T131_21">a</text:span><text:span text:style-name="T131_22"><text:s/></text:span><text:span text:style-name="T131_23">histogram</text:span><text:span text:style-name="T131_24"><text:s/></text:span><text:span text:style-name="T131_25">based</text:span><text:span text:style-name="T131_26"><text:s/></text:span><text:span text:style-name="T131_27">on</text:span><text:span text:style-name="T131_28"><text:s/></text:span><text:span text:style-name="T131_29">the</text:span><text:span text:style-name="T131_30"><text:s/></text:span><text:span text:style-name="T131_31">number</text:span><text:span text:style-name="T131_32"><text:s/></text:span><text:span text:style-name="T131_33">of</text:span><text:span text:style-name="T131_34"><text:s/></text:span><text:span text:style-name="T131_35">times</text:span><text:span text:style-name="T131_36"><text:s/></text:span><text:span text:style-name="T131_37">an</text:span><text:span text:style-name="T131_38"><text:s/></text:span><text:span text:style-name="T131_39">amino</text:span><text:span text:style-name="T131_40"><text:s/></text:span><text:span text:style-name="T131_41">acid</text:span><text:span text:style-name="T131_42"><text:s/></text:span><text:span text:style-name="T131_43">is</text:span><text:span text:style-name="T131_44"><text:s/></text:span><text:span text:style-name="T131_45">in</text:span><text:span text:style-name="T131_46"><text:s/></text:span><text:span text:style-name="T131_47">the</text:span><text:span text:style-name="T131_48"><text:s/></text:span><text:span text:style-name="T131_49">sequence</text:span><text:span text:style-name="T131_50">.<text:s/></text:span><text:span text:style-name="T131_51">For</text:span><text:span text:style-name="T131_52"><text:s/></text:span><text:span text:style-name="T131_53">this</text:span><text:span text:style-name="T131_54"><text:s/></text:span><text:span text:style-name="T131_55">option</text:span><text:span text:style-name="T131_56"><text:s/></text:span><text:span text:style-name="T131_57">consider</text:span><text:span text:style-name="T131_58"><text:s/></text:span><text:span text:style-name="T131_59">all</text:span><text:span text:style-name="T131_60"><text:s/></text:span><text:span text:style-name="T131_61">the</text:span><text:span text:style-name="T131_62"><text:s/></text:span><text:span text:style-name="T131_63">chains</text:span><text:span text:style-name="T131_64"><text:s/></text:span><text:span text:style-name="T131_65">in</text:span><text:span text:style-name="T131_66"><text:s/></text:span><text:span text:style-name="T131_67">the</text:span><text:span text:style-name="T131_68"><text:s/></text:span><text:span text:style-name="T131_69">file</text:span><text:span text:style-name="T131_70"><text:s/></text:span><text:span text:style-name="T131_71">as</text:span><text:span text:style-name="T131_72"><text:s/></text:span><text:span text:style-name="T131_73">a</text:span><text:span text:style-name="T131_74"><text:s/></text:span><text:span text:style-name="T131_75">single</text:span><text:span text:style-name="T131_76"><text:s/></text:span><text:span text:style-name="T131_77">set</text:span><text:span text:style-name="T131_78">.<text:s/></text:span><text:span text:style-name="T131_79">The</text:span><text:span text:style-name="T131_80"><text:s/></text:span><text:span text:style-name="T131_81">user</text:span><text:span text:style-name="T131_82"><text:s/></text:span><text:span text:style-name="T131_83">can</text:span><text:span text:style-name="T131_84"><text:s/></text:span><text:span text:style-name="T131_85">choose</text:span><text:span text:style-name="T131_86"><text:s/></text:span><text:span text:style-name="T131_87">to</text:span><text:span text:style-name="T131_88"><text:s/></text:span><text:span text:style-name="T131_89">order</text:span><text:span text:style-name="T131_90"><text:s/></text:span><text:span text:style-name="T131_91">the</text:span><text:span text:style-name="T131_92"><text:s/></text:span><text:span text:style-name="T131_93">histogram</text:span><text:span text:style-name="T131_94"><text:s/></text:span><text:span text:style-name="T131_95">by</text:span><text:span text:style-name="T131_96"><text:s/></text:span><text:span text:style-name="T131_97">different</text:span><text:span text:style-name="T131_98"><text:s/></text:span><text:span text:style-name="T131_99">methods</text:span><text:span text:style-name="T131_100">.<text:s/></text:span><text:span text:style-name="T131_101">Example</text:span><text:span text:style-name="T131_102">:</text:span></text:p>
        </text:list-item>
      </text:list>
      <text:h text:style-name="P132" text:outline-level="10"><text:bookmark-start text:name="h.x5awl0tpt9vd"/><text:bookmark-end text:name="h.x5awl0tpt9vd"/></text:h>
      <text:h text:style-name="P133" text:outline-level="10"><text:bookmark-start text:name="h.92vfwgufxu4h"/><text:bookmark-end text:name="h.92vfwgufxu4h"/><text:span text:style-name="T133_1">:<text:s/></text:span><text:span text:style-name="T133_2">H</text:span></text:h>
      <text:h text:style-name="P134" text:outline-level="10"><text:bookmark-start text:name="h.ed4gsnj9bm9o"/><text:bookmark-end text:name="h.ed4gsnj9bm9o"/><text:span text:style-name="T134_1">Choose</text:span><text:span text:style-name="T134_2"><text:s/></text:span><text:span text:style-name="T134_3">an</text:span><text:span text:style-name="T134_4"><text:s/></text:span><text:span text:style-name="T134_5">option</text:span><text:span text:style-name="T134_6"><text:s/></text:span><text:span text:style-name="T134_7">to</text:span><text:span text:style-name="T134_8"><text:s/></text:span><text:span text:style-name="T134_9">order</text:span><text:span text:style-name="T134_10"><text:s/></text:span><text:span text:style-name="T134_11">by</text:span><text:span text:style-name="T134_12">:</text:span></text:h>
      <text:h text:style-name="P135" text:outline-level="10"><text:span text:style-name="T135_1"><text:s text:c="3"/></text:span><text:span text:style-name="T135_2">number</text:span><text:span text:style-name="T135_3"><text:s/></text:span><text:span text:style-name="T135_4">of</text:span><text:span text:style-name="T135_5"><text:s/></text:span><text:span text:style-name="T135_6">amino</text:span><text:span text:style-name="T135_7"><text:s/></text:span><text:span text:style-name="T135_8">acids</text:span><text:span text:style-name="T135_9"><text:s/>-<text:s/></text:span><text:span text:style-name="T135_10">ascending</text:span><text:span text:style-name="T135_11"><text:s text:c="2"/>(</text:span><text:span text:style-name="T135_12">an</text:span><text:span text:style-name="T135_13">)</text:span></text:h>
      <text:h text:style-name="P136" text:outline-level="10"><text:span text:style-name="T136_1"><text:s text:c="3"/></text:span><text:span text:style-name="T136_2">number</text:span><text:span text:style-name="T136_3"><text:s/></text:span><text:span text:style-name="T136_4">of</text:span><text:span text:style-name="T136_5"><text:s/></text:span><text:span text:style-name="T136_6">amino</text:span><text:span text:style-name="T136_7"><text:s/></text:span><text:span text:style-name="T136_8">acids</text:span><text:span text:style-name="T136_9"><text:s/>-<text:s/></text:span><text:span text:style-name="T136_10">descending</text:span><text:span text:style-name="T136_11"><text:s/>(</text:span><text:span text:style-name="T136_12">dn</text:span><text:span text:style-name="T136_13">)</text:span></text:h>
      <text:h text:style-name="P137" text:outline-level="10"><text:span text:style-name="T137_1"><text:s text:c="3"/></text:span><text:span text:style-name="T137_2">alphabetically</text:span><text:span text:style-name="T137_3"><text:s/>-<text:s/></text:span><text:span text:style-name="T137_4">ascending</text:span><text:span text:style-name="T137_5"><text:s text:c="9"/>(</text:span><text:span text:style-name="T137_6">aa</text:span><text:span text:style-name="T137_7">)</text:span></text:h>
      <text:h text:style-name="P138" text:outline-level="10"><text:bookmark-start text:name="h.pnmkx2rsdjkf"/><text:bookmark-end text:name="h.pnmkx2rsdjkf"/><text:span text:style-name="T138_1"><text:s text:c="3"/></text:span><text:span text:style-name="T138_2">alphabetically</text:span><text:span text:style-name="T138_3"><text:s/>-<text:s/></text:span><text:span text:style-name="T138_4">descending</text:span><text:span text:style-name="T138_5"><text:s text:c="8"/>(</text:span><text:span text:style-name="T138_6">da</text:span><text:span text:style-name="T138_7">)</text:span></text:h>
      <text:h text:style-name="P139" text:outline-level="10"><text:bookmark-start text:name="h.5eni1x3y4pw"/><text:bookmark-end text:name="h.5eni1x3y4pw"/><text:span text:style-name="T139_1">order</text:span><text:span text:style-name="T139_2"><text:s/></text:span><text:span text:style-name="T139_3">by</text:span><text:span text:style-name="T139_4">:<text:s/></text:span><text:span text:style-name="T139_5">aa</text:span></text:h>
      <text:p text:style-name="P140"/>
      <text:h text:style-name="P141" text:outline-level="10"><text:bookmark-start text:name="h.67r3y5vjgft8"/><text:bookmark-end text:name="h.67r3y5vjgft8"/><text:span text:style-name="T141_1">Ala</text:span><text:span text:style-name="T141_2"><text:s/>(<text:s/>15)<text:s/>:<text:s/>***************</text:span></text:h>
      <text:h text:style-name="P142" text:outline-level="10"><text:bookmark-start text:name="h.1c4jr7m1l80a"/><text:bookmark-end text:name="h.1c4jr7m1l80a"/><text:span text:style-name="T142_1">Arg</text:span><text:span text:style-name="T142_2"><text:s/>(<text:s text:c="2"/>7)<text:s/>:<text:s/>*******</text:span></text:h>
      <text:h text:style-name="P143" text:outline-level="10"><text:bookmark-start text:name="h.hoobuaoif1ee"/><text:bookmark-end text:name="h.hoobuaoif1ee"/><text:span text:style-name="T143_1">Asn</text:span><text:span text:style-name="T143_2"><text:s/>(<text:s text:c="2"/>5)<text:s/>:<text:s/>*****</text:span></text:h>
      <text:h text:style-name="P144" text:outline-level="10"><text:bookmark-start text:name="h.6vcepj5a1war"/><text:bookmark-end text:name="h.6vcepj5a1war"/><text:span text:style-name="T144_1">Asp</text:span><text:span text:style-name="T144_2"><text:s/>(<text:s/>20)<text:s/>:<text:s/>********************</text:span></text:h>
      <text:h text:style-name="P145" text:outline-level="10"><text:bookmark-start text:name="h.ji0dhlhcm41m"/><text:bookmark-end text:name="h.ji0dhlhcm41m"/><text:span text:style-name="T145_1">Gln</text:span><text:span text:style-name="T145_2"><text:s/>(<text:s text:c="2"/>5)<text:s/>:<text:s/>*****</text:span></text:h>
      <text:h text:style-name="P146" text:outline-level="10"><text:span text:style-name="T146_1">Glu</text:span><text:span text:style-name="T146_2"><text:s/>(<text:s text:c="2"/>6)<text:s/>:<text:s/>******</text:span></text:h>
      <text:h text:style-name="P147" text:outline-level="10"><text:span text:style-name="T147_1">Gly</text:span><text:span text:style-name="T147_2"><text:s/>(<text:s/>20)<text:s/>:<text:s/>********************</text:span></text:h>
      <text:h text:style-name="P148" text:outline-level="10"><text:bookmark-start text:name="h.ze5ij7e6w2ez"/><text:bookmark-end text:name="h.ze5ij7e6w2ez"/><text:span text:style-name="T148_1">His</text:span><text:span text:style-name="T148_2"><text:s/>(<text:s text:c="2"/>7)<text:s/>:<text:s/>*******</text:span></text:h>
      <text:h text:style-name="P149" text:outline-level="10"><text:bookmark-start text:name="h.pll2t1yngl13"/><text:bookmark-end text:name="h.pll2t1yngl13"/><text:span text:style-name="T149_1">Ile</text:span><text:span text:style-name="T149_2"><text:s/>(<text:s/>10)<text:s/>:<text:s/>**********</text:span></text:h>
      <text:h text:style-name="P150" text:outline-level="10"><text:bookmark-start text:name="h.o0vjnoe40yvj"/><text:bookmark-end text:name="h.o0vjnoe40yvj"/><text:span text:style-name="T150_1">Leu</text:span><text:span text:style-name="T150_2"><text:s/>(<text:s/>13)<text:s/>:<text:s/>*************</text:span></text:h>
      <text:h text:style-name="P151" text:outline-level="10"><text:bookmark-start text:name="h.503c3zkonkhq"/><text:bookmark-end text:name="h.503c3zkonkhq"/><text:span text:style-name="T151_1">Lys</text:span><text:span text:style-name="T151_2"><text:s/>(<text:s text:c="2"/>7)<text:s/>:<text:s/>*******</text:span></text:h>
      <text:h text:style-name="P152" text:outline-level="10"><text:bookmark-start text:name="h.s3j3vil2hqs0"/><text:bookmark-end text:name="h.s3j3vil2hqs0"/><text:span text:style-name="T152_1">Met</text:span><text:span text:style-name="T152_2"><text:s/>(<text:s text:c="2"/>4)<text:s/>:<text:s/>****</text:span></text:h>
      <text:h text:style-name="P153" text:outline-level="10"><text:span text:style-name="T153_1">Phe</text:span><text:span text:style-name="T153_2"><text:s/>(<text:s/>12)<text:s/>:<text:s/>************</text:span></text:h>
      <text:h text:style-name="P154" text:outline-level="10"><text:span text:style-name="T154_1">Pro</text:span><text:span text:style-name="T154_2"><text:s/>(<text:s/>11)<text:s/>:<text:s/>***********</text:span></text:h>
      <text:h text:style-name="P155" text:outline-level="10"><text:span text:style-name="T155_1">Ser</text:span><text:span text:style-name="T155_2"><text:s/>(<text:s text:c="2"/>8)<text:s/>:<text:s/>********</text:span></text:h>
      <text:h text:style-name="P156" text:outline-level="10"><text:span text:style-name="T156_1">Thr</text:span><text:span text:style-name="T156_2"><text:s/>(<text:s text:c="2"/>8)<text:s/>:<text:s/>********</text:span></text:h>
      <text:h text:style-name="P157" text:outline-level="10"><text:span text:style-name="T157_1">Trp</text:span><text:span text:style-name="T157_2"><text:s/>(<text:s text:c="2"/>4)<text:s/>:<text:s/>****</text:span></text:h>
      <text:h text:style-name="P158" text:outline-level="10"><text:bookmark-start text:name="h.oqsb7biqm4wu"/><text:bookmark-end text:name="h.oqsb7biqm4wu"/><text:span text:style-name="T158_1">Tyr</text:span><text:span text:style-name="T158_2"><text:s/>(<text:s text:c="2"/>9)<text:s/>:<text:s/>*********</text:span></text:h>
      <text:h text:style-name="P159" text:outline-level="10"><text:span text:style-name="T159_1">Val</text:span><text:span text:style-name="T159_2"><text:s/>(<text:s text:c="2"/>6)<text:s/>:<text:s/>******</text:span></text:h>
      <text:p text:style-name="P160"/>
      <text:list text:style-name="LS3" xml:id="list14" text:continue-list="list11">
        <text:list-item>
          <text:p text:style-name="P161"><text:span text:style-name="T161_1">Display</text:span><text:span text:style-name="T161_2"><text:s/></text:span><text:span text:style-name="T161_3">Secondary</text:span><text:span text:style-name="T161_4"><text:s/></text:span><text:span text:style-name="T161_5">Structure</text:span><text:span text:style-name="T161_6">:<text:s/></text:span><text:span text:style-name="T161_7">For</text:span><text:span text:style-name="T161_8"><text:s/></text:span><text:span text:style-name="T161_9">each</text:span><text:span text:style-name="T161_10"><text:s/></text:span><text:span text:style-name="T161_11">chain</text:span><text:span text:style-name="T161_12"><text:s/></text:span><text:span text:style-name="T161_13">in</text:span><text:span text:style-name="T161_14"><text:s/></text:span><text:span text:style-name="T161_15">the</text:span><text:span text:style-name="T161_16"><text:s/></text:span><text:span text:style-name="T161_17">loaded</text:span><text:span text:style-name="T161_18"><text:s/></text:span><text:span text:style-name="T161_19">pdb</text:span><text:span text:style-name="T161_20">,<text:s/></text:span><text:span text:style-name="T161_21">print</text:span><text:span text:style-name="T161_22"><text:s/></text:span><text:span text:style-name="T161_23">a</text:span><text:span text:style-name="T161_24"><text:s/></text:span><text:span text:style-name="T161_25">representation</text:span><text:span text:style-name="T161_26"><text:s/></text:span><text:span text:style-name="T161_27">of</text:span><text:span text:style-name="T161_28"><text:s/></text:span><text:span text:style-name="T161_29">the</text:span><text:span text:style-name="T161_30"><text:s/></text:span><text:span text:style-name="T161_31">secondary</text:span><text:span text:style-name="T161_32"><text:s/></text:span><text:span text:style-name="T161_33">structure</text:span><text:span text:style-name="T161_34"><text:s/></text:span><text:span text:style-name="T161_35">using</text:span><text:span text:style-name="T161_36"><text:s/></text:span><text:span text:style-name="T161_37">the</text:span><text:span text:style-name="T161_38"><text:s/></text:span><text:span text:style-name="T161_39">character</text:span><text:span text:style-name="T161_40"><text:s/>‘/’<text:s/></text:span><text:span text:style-name="T161_41">to</text:span><text:span text:style-name="T161_42"><text:s/></text:span><text:span text:style-name="T161_43">represent</text:span><text:span text:style-name="T161_44"><text:s/></text:span><text:span text:style-name="T161_45">an</text:span><text:span text:style-name="T161_46"><text:s/></text:span><text:span text:style-name="T161_47">amino</text:span><text:span text:style-name="T161_48"><text:s/></text:span><text:span text:style-name="T161_49">acid</text:span><text:span text:style-name="T161_50"><text:s/></text:span><text:span text:style-name="T161_51">that</text:span><text:span text:style-name="T161_52"><text:s/></text:span><text:span text:style-name="T161_53">is</text:span><text:span text:style-name="T161_54"><text:s/></text:span><text:span text:style-name="T161_55">part</text:span><text:span text:style-name="T161_56"><text:s/></text:span><text:span text:style-name="T161_57">of</text:span><text:span text:style-name="T161_58"><text:s/></text:span><text:span text:style-name="T161_59">a</text:span><text:span text:style-name="T161_60"><text:s/></text:span><text:span text:style-name="T161_61">helix</text:span><text:span text:style-name="T161_62">,<text:s text:c="2"/>‘|’<text:s/></text:span><text:span text:style-name="T161_63">for</text:span><text:span text:style-name="T161_64"><text:s/></text:span><text:span text:style-name="T161_65">one</text:span><text:span text:style-name="T161_66"><text:s/></text:span><text:span text:style-name="T161_67">that</text:span><text:span text:style-name="T161_68"><text:s/></text:span><text:span text:style-name="T161_69">is</text:span><text:span text:style-name="T161_70"><text:s/></text:span><text:span text:style-name="T161_71">part</text:span><text:span text:style-name="T161_72"><text:s/></text:span><text:span text:style-name="T161_73">of</text:span><text:span text:style-name="T161_74"><text:s/></text:span><text:span text:style-name="T161_75">a</text:span><text:span text:style-name="T161_76"><text:s/></text:span><text:span text:style-name="T161_77">sheet</text:span><text:span text:style-name="T161_78">,<text:s/></text:span><text:span text:style-name="T161_79">and</text:span><text:span text:style-name="T161_80"><text:s/>‘-’<text:s/></text:span><text:span text:style-name="T161_81">for</text:span><text:span text:style-name="T161_82"><text:s/></text:span><text:span text:style-name="T161_83">any</text:span><text:span text:style-name="T161_84"><text:s/></text:span><text:span text:style-name="T161_85">other</text:span><text:span text:style-name="T161_86">.<text:s/></text:span><text:span text:style-name="T161_87">Each</text:span><text:span text:style-name="T161_88"><text:s/></text:span><text:span text:style-name="T161_89">line</text:span><text:span text:style-name="T161_90"><text:s/></text:span><text:span text:style-name="T161_91">should</text:span><text:span text:style-name="T161_92"><text:s/></text:span><text:span text:style-name="T161_93">have</text:span><text:span text:style-name="T161_94"><text:s/></text:span><text:span text:style-name="T161_95">a</text:span><text:span text:style-name="T161_96"><text:s/></text:span><text:span text:style-name="T161_97">maximum</text:span><text:span text:style-name="T161_98"><text:s/></text:span><text:span text:style-name="T161_99">of</text:span><text:span text:style-name="T161_100"><text:s/>80<text:s/></text:span><text:span text:style-name="T161_101">characters</text:span><text:span text:style-name="T161_102">.<text:s/></text:span><text:span text:style-name="T161_103">Over</text:span><text:span text:style-name="T161_104"><text:s/></text:span><text:span text:style-name="T161_105">the</text:span><text:span text:style-name="T161_106"><text:s/></text:span><text:span text:style-name="T161_107">representation</text:span><text:span text:style-name="T161_108">,<text:s/></text:span><text:span text:style-name="T161_109">the</text:span><text:span text:style-name="T161_110"><text:s/></text:span><text:span text:style-name="T161_111">sequence</text:span><text:span text:style-name="T161_112"><text:s/></text:span><text:span text:style-name="T161_113">should</text:span><text:span text:style-name="T161_114"><text:s/></text:span><text:span text:style-name="T161_115">be</text:span><text:span text:style-name="T161_116"><text:s/></text:span><text:span text:style-name="T161_117">displayed</text:span><text:span text:style-name="T161_118">,<text:s/></text:span><text:span text:style-name="T161_119">and</text:span><text:span text:style-name="T161_120"><text:s/></text:span><text:span text:style-name="T161_121">under</text:span><text:span text:style-name="T161_122"><text:s/></text:span><text:span text:style-name="T161_123">it</text:span><text:span text:style-name="T161_124">,<text:s/></text:span><text:span text:style-name="T161_125">a</text:span><text:span text:style-name="T161_126"><text:s/></text:span><text:span text:style-name="T161_127">tag</text:span><text:span text:style-name="T161_128"><text:s/></text:span><text:span text:style-name="T161_129">indicating</text:span><text:span text:style-name="T161_130"><text:s/></text:span><text:span text:style-name="T161_131">the</text:span><text:span text:style-name="T161_132"><text:s/></text:span><text:span text:style-name="T161_133">identifier</text:span><text:span text:style-name="T161_134"><text:s/></text:span><text:span text:style-name="T161_135">of</text:span><text:span text:style-name="T161_136"><text:s/></text:span><text:span text:style-name="T161_137">the</text:span><text:span text:style-name="T161_138"><text:s/></text:span><text:span text:style-name="T161_139">substructure</text:span><text:span text:style-name="T161_140"><text:s/></text:span><text:span text:style-name="T161_141">should</text:span><text:span text:style-name="T161_142"><text:s/></text:span><text:span text:style-name="T161_143">be</text:span><text:span text:style-name="T161_144"><text:s/></text:span><text:span text:style-name="T161_145">aligned</text:span><text:span text:style-name="T161_146">.<text:line-break/></text:span><text:span text:style-name="T161_147">Execution</text:span><text:span text:style-name="T161_148"><text:s/></text:span><text:span text:style-name="T161_149">Example</text:span><text:span text:style-name="T161_150">:</text:span></text:p>
        </text:list-item>
      </text:list>
      <text:p text:style-name="P162"/>
      <text:h text:style-name="P163" text:outline-level="10"><text:bookmark-start text:name="h.2l2rhfepvogc"/><text:bookmark-end text:name="h.2l2rhfepvogc"/><text:span text:style-name="T163_1"><text:s text:c="9"/>1<text:s text:c="9"/>2<text:s text:c="9"/>3<text:s text:c="9"/>4<text:s text:c="9"/>5<text:s text:c="9"/>6<text:s text:c="9"/>7<text:s text:c="9"/>8<text:line-break/>12345678901234567890123456789012345678901234567890123456789012345678901234567890</text:span></text:h>
      <text:h text:style-name="P164" text:outline-level="10"><text:bookmark-start text:name="h.mw4klz56jb89"/><text:bookmark-end text:name="h.mw4klz56jb89"/><text:span text:style-name="T164_1">:</text:span><text:span text:style-name="T164_2">S</text:span></text:h>
      <text:h text:style-name="P165" text:outline-level="10"><text:bookmark-start text:name="h.g060er4wdbft"/><text:bookmark-end text:name="h.g060er4wdbft"/><text:span text:style-name="T165_1">Secondary</text:span><text:span text:style-name="T165_2"><text:s/></text:span><text:span text:style-name="T165_3">Structure</text:span><text:span text:style-name="T165_4"><text:s/></text:span><text:span text:style-name="T165_5">of</text:span><text:span text:style-name="T165_6"><text:s/></text:span><text:span text:style-name="T165_7">the</text:span><text:span text:style-name="T165_8"><text:s/></text:span><text:span text:style-name="T165_9">PDB</text:span><text:span text:style-name="T165_10"><text:s/></text:span><text:span text:style-name="T165_11">id</text:span><text:span text:style-name="T165_12"><text:s/></text:span><text:span text:style-name="T165_13">3</text:span><text:span text:style-name="T165_14">AYU</text:span><text:span text:style-name="T165_15">:</text:span></text:h>
      <text:h text:style-name="P166" text:outline-level="10"><text:bookmark-start text:name="h.kjw8w82z13a9"/><text:bookmark-end text:name="h.kjw8w82z13a9"/><text:span text:style-name="T166_1">Chain</text:span><text:span text:style-name="T166_2"><text:s/></text:span><text:span text:style-name="T166_3">A</text:span><text:span text:style-name="T166_4">:</text:span></text:h>
      <text:h text:style-name="P167" text:outline-level="10"><text:bookmark-start text:name="h.3ixn9mkxorum"/><text:bookmark-end text:name="h.3ixn9mkxorum"/><text:span text:style-name="T167_1">(1)</text:span></text:h>
      <text:h text:style-name="P168" text:outline-level="10"><text:bookmark-start text:name="h.fnegnyuor5k6"/><text:bookmark-end text:name="h.fnegnyuor5k6"/><text:span text:style-name="T168_1">YNFFPRKPKWDKNQITYRIIGYTPDLDPETVDDAFARAFQVWSDVTPLRFSRIHDGEADIMINFGRWEHGDGYPFDGKDG</text:span></text:h>
      <text:h text:style-name="P169" text:outline-level="10"><text:bookmark-start text:name="h.54mje2ypd7d3"/><text:bookmark-end text:name="h.54mje2ypd7d3"/><text:span text:style-name="T169_1">-||----------||||||-------//////////////////----||||-------||||||---------------</text:span></text:h>
      <text:h text:style-name="P170" text:outline-level="10"><text:bookmark-start text:name="h.akocexhsl4ul"/><text:bookmark-end text:name="h.akocexhsl4ul"/><text:span text:style-name="T170_1"><text:s/>1</text:span><text:span text:style-name="T170_2">A</text:span><text:span text:style-name="T170_3"><text:s text:c="10"/>2</text:span><text:span text:style-name="T170_4">B</text:span><text:span text:style-name="T170_5"><text:s text:c="11"/>1<text:s text:c="21"/>1</text:span><text:span text:style-name="T170_6">B</text:span><text:span text:style-name="T170_7"><text:s text:c="9"/>3</text:span><text:span text:style-name="T170_8">B</text:span><text:span text:style-name="T170_9"><text:s text:c="19"/></text:span></text:h>
      <text:p text:style-name="P171"/>
      <text:h text:style-name="P172" text:outline-level="10"><text:bookmark-start text:name="h.hlyn8b7g5zb6"/><text:bookmark-end text:name="h.hlyn8b7g5zb6"/><text:span text:style-name="T172_1">LLAHAFAPGTGVGGDSHFDDDELWTLGKGVGYSLFLVAAHAFGHAMGLEHSQDPGALMAPIYTYTKNFRLSQDDIKGIQE</text:span></text:h>
      <text:h text:style-name="P173" text:outline-level="10"><text:bookmark-start text:name="h.7yf98h44v22h"/><text:bookmark-end text:name="h.7yf98h44v22h"/><text:span text:style-name="T173_1">--||||---------||||----||------||/////////////-||---------------------//////////</text:span></text:h>
      <text:h text:style-name="P174" text:outline-level="10"><text:bookmark-start text:name="h.ir5s2mw1u555"/><text:bookmark-end text:name="h.ir5s2mw1u555"/><text:span text:style-name="T174_1"><text:s text:c="2"/>5</text:span><text:span text:style-name="T174_2">B</text:span><text:span text:style-name="T174_3"><text:s text:c="11"/>4</text:span><text:span text:style-name="T174_4">B</text:span><text:span text:style-name="T174_5"><text:s text:c="6"/>1</text:span><text:span text:style-name="T174_6">C</text:span><text:span text:style-name="T174_7"><text:s text:c="6"/>2</text:span><text:span text:style-name="T174_8">C</text:span><text:span text:style-name="T174_9">2<text:s text:c="13"/>2</text:span><text:span text:style-name="T174_10">A</text:span><text:span text:style-name="T174_11"><text:s text:c="21"/>3<text:s text:c="9"/></text:span></text:h>
      <text:h text:style-name="P175" text:outline-level="10"><text:bookmark-start text:name="h.iezxz2sn3v8k"/><text:bookmark-end text:name="h.iezxz2sn3v8k"/></text:h>
      <text:h text:style-name="P176" text:outline-level="10"><text:bookmark-start text:name="h.qdn4btlpobc9"/><text:bookmark-end text:name="h.qdn4btlpobc9"/><text:span text:style-name="T176_1">LYGASPD</text:span></text:h>
      <text:h text:style-name="P177" text:outline-level="10"><text:bookmark-start text:name="h.nrbpquce79q0"/><text:bookmark-end text:name="h.nrbpquce79q0"/><text:span text:style-name="T177_1">///----</text:span></text:h>
      <text:h text:style-name="P178" text:outline-level="10"><text:bookmark-start text:name="h.xxxy54jcm4cr"/><text:bookmark-end text:name="h.xxxy54jcm4cr"/><text:span text:style-name="T178_1"><text:s text:c="79"/></text:span></text:h>
      <text:h text:style-name="P179" text:outline-level="10"><text:bookmark-start text:name="h.lv6mxq99z11m"/><text:bookmark-end text:name="h.lv6mxq99z11m"/><text:span text:style-name="T179_1">(167)</text:span></text:h>
      <text:p text:style-name="P180"/>
      <text:h text:style-name="P181" text:outline-level="10"><text:bookmark-start text:name="h.52zaobf1d99q"/><text:bookmark-end text:name="h.52zaobf1d99q"/><text:span text:style-name="T181_1">Chain</text:span><text:span text:style-name="T181_2"><text:s/></text:span><text:span text:style-name="T181_3">B</text:span><text:span text:style-name="T181_4">:</text:span></text:h>
      <text:h text:style-name="P182" text:outline-level="10"><text:bookmark-start text:name="h.ry7s04czrc9b"/><text:bookmark-end text:name="h.ry7s04czrc9b"/><text:span text:style-name="T182_1">(1)</text:span></text:h>
      <text:h text:style-name="P183" text:outline-level="10"><text:span text:style-name="T183_1">ISYGNDALMP</text:span></text:h>
      <text:h text:style-name="P184" text:outline-level="10"><text:span text:style-name="T184_1">------||--</text:span></text:h>
      <text:h text:style-name="P185" text:outline-level="10"><text:bookmark-start text:name="h.tomu0cg7j6u6"/><text:bookmark-end text:name="h.tomu0cg7j6u6"/><text:span text:style-name="T185_1"><text:s text:c="6"/>6</text:span><text:span text:style-name="T185_2">B</text:span><text:span text:style-name="T185_3"><text:s text:c="69"/></text:span></text:h>
      <text:h text:style-name="P186" text:outline-level="10"><text:span text:style-name="T186_1">(10)</text:span></text:h>
      <text:p text:style-name="P187"/>
      <text:list text:style-name="LS3" xml:id="list15" text:continue-list="list11">
        <text:list-item>
          <text:p text:style-name="P188"><text:span text:style-name="T188_1">Manipulate</text:span><text:span text:style-name="T188_2"><text:s/></text:span><text:span text:style-name="T188_3">Helix</text:span><text:span text:style-name="T188_4"><text:s/></text:span><text:span text:style-name="T188_5">or</text:span><text:span text:style-name="T188_6"><text:s/></text:span><text:span text:style-name="T188_7">Sheet</text:span><text:span text:style-name="T188_8">:<text:s/></text:span><text:span text:style-name="T188_9">In</text:span><text:span text:style-name="T188_10"><text:s/></text:span><text:span text:style-name="T188_11">this</text:span><text:span text:style-name="T188_12"><text:s/></text:span><text:span text:style-name="T188_13">option</text:span><text:span text:style-name="T188_14"><text:s/></text:span><text:span text:style-name="T188_15">the</text:span><text:span text:style-name="T188_16"><text:s/></text:span><text:span text:style-name="T188_17">user</text:span><text:span text:style-name="T188_18"><text:s/></text:span><text:span text:style-name="T188_19">should</text:span><text:span text:style-name="T188_20"><text:s/></text:span><text:span text:style-name="T188_21">be</text:span><text:span text:style-name="T188_22"><text:s/></text:span><text:span text:style-name="T188_23">able</text:span><text:span text:style-name="T188_24"><text:s/></text:span><text:span text:style-name="T188_25">to</text:span><text:span text:style-name="T188_26"><text:s/></text:span><text:span text:style-name="T188_27">list</text:span><text:span text:style-name="T188_28"><text:s/></text:span><text:span text:style-name="T188_29">the</text:span><text:span text:style-name="T188_30"><text:s/></text:span><text:span text:style-name="T188_31">current</text:span><text:span text:style-name="T188_32"><text:s/></text:span><text:span text:style-name="T188_33">substructures</text:span><text:span text:style-name="T188_34">,<text:s/></text:span><text:span text:style-name="T188_35">change</text:span><text:span text:style-name="T188_36"><text:s/></text:span><text:span text:style-name="T188_37">its</text:span><text:span text:style-name="T188_38"><text:s/></text:span><text:span text:style-name="T188_39">values</text:span><text:span text:style-name="T188_40">,<text:s/></text:span><text:span text:style-name="T188_41">create</text:span><text:span text:style-name="T188_42"><text:s/></text:span><text:span text:style-name="T188_43">new</text:span><text:span text:style-name="T188_44"><text:s/></text:span><text:span text:style-name="T188_45">ones</text:span><text:span text:style-name="T188_46"><text:s/></text:span><text:span text:style-name="T188_47">and</text:span><text:span text:style-name="T188_48"><text:s/></text:span><text:span text:style-name="T188_49">remove</text:span><text:span text:style-name="T188_50"><text:s/></text:span><text:span text:style-name="T188_51">obsolete</text:span><text:span text:style-name="T188_52"><text:s/></text:span><text:span text:style-name="T188_53">ones</text:span><text:span text:style-name="T188_54">.<text:s/></text:span><text:span text:style-name="T188_55">Notice</text:span><text:span text:style-name="T188_56"><text:s/></text:span><text:span text:style-name="T188_57">all</text:span><text:span text:style-name="T188_58"><text:s/></text:span><text:span text:style-name="T188_59">the</text:span><text:span text:style-name="T188_60"><text:s/></text:span><text:span text:style-name="T188_61">changes</text:span><text:span text:style-name="T188_62"><text:s/></text:span><text:span text:style-name="T188_63">here</text:span><text:span text:style-name="T188_64"><text:s/></text:span><text:span text:style-name="T188_65">should</text:span><text:span text:style-name="T188_66"><text:s/></text:span><text:span text:style-name="T188_67">be</text:span><text:span text:style-name="T188_68"><text:s/></text:span><text:span text:style-name="T188_69">kept</text:span><text:span text:style-name="T188_70"><text:s/></text:span><text:span text:style-name="T188_71">in</text:span><text:span text:style-name="T188_72"><text:s/></text:span><text:span text:style-name="T188_73">memory</text:span><text:span text:style-name="T188_74"><text:s/></text:span><text:span text:style-name="T188_75">and</text:span><text:span text:style-name="T188_76"><text:s/></text:span><text:span text:style-name="T188_77">not</text:span><text:span text:style-name="T188_78"><text:s/></text:span><text:span text:style-name="T188_79">to</text:span><text:span text:style-name="T188_80"><text:s/></text:span><text:span text:style-name="T188_81">be</text:span><text:span text:style-name="T188_82"><text:s/></text:span><text:span text:style-name="T188_83">save</text:span><text:span text:style-name="T188_84"><text:s/></text:span><text:span text:style-name="T188_85">in</text:span><text:span text:style-name="T188_86"><text:s/></text:span><text:span text:style-name="T188_87">the</text:span><text:span text:style-name="T188_88"><text:s/></text:span><text:span text:style-name="T188_89">file</text:span><text:span text:style-name="T188_90"><text:s/>(</text:span><text:span text:style-name="T188_91">see</text:span><text:span text:style-name="T188_92"><text:s/></text:span><text:span text:style-name="T188_93">option</text:span><text:span text:style-name="T188_94"><text:s/>6).<text:s/><text:line-break/></text:span><text:span text:style-name="T188_95">Any</text:span><text:span text:style-name="T188_96"><text:s/></text:span><text:span text:style-name="T188_97">change</text:span><text:span text:style-name="T188_98"><text:s/></text:span><text:span text:style-name="T188_99">in</text:span><text:span text:style-name="T188_100"><text:s/></text:span><text:span text:style-name="T188_101">this</text:span><text:span text:style-name="T188_102"><text:s/></text:span><text:span text:style-name="T188_103">function</text:span><text:span text:style-name="T188_104"><text:s/></text:span><text:span text:style-name="T188_105">should</text:span><text:span text:style-name="T188_106"><text:s/></text:span><text:span text:style-name="T188_107">be</text:span><text:span text:style-name="T188_108"><text:s/></text:span><text:span text:style-name="T188_109">reflected</text:span><text:span text:style-name="T188_110"><text:s/></text:span><text:span text:style-name="T188_111">in</text:span><text:span text:style-name="T188_112"><text:s/></text:span><text:span text:style-name="T188_113">posteriors</text:span><text:span text:style-name="T188_114"><text:s/></text:span><text:span text:style-name="T188_115">calls</text:span><text:span text:style-name="T188_116"><text:s/></text:span><text:span text:style-name="T188_117">to</text:span><text:span text:style-name="T188_118"><text:s/></text:span><text:span text:style-name="T188_119">the</text:span><text:span text:style-name="T188_120"><text:s/></text:span><text:span text:style-name="T188_121">option</text:span><text:span text:style-name="T188_122"><text:s/>4.<text:s/><text:line-break/></text:span><text:span text:style-name="T188_123">When</text:span><text:span text:style-name="T188_124"><text:s/></text:span><text:span text:style-name="T188_125">editing</text:span><text:span text:style-name="T188_126"><text:s/></text:span><text:span text:style-name="T188_127">and</text:span><text:span text:style-name="T188_128"><text:s/></text:span><text:span text:style-name="T188_129">adding</text:span><text:span text:style-name="T188_130">,<text:s/></text:span><text:span text:style-name="T188_131">validation</text:span><text:span text:style-name="T188_132"><text:s/></text:span><text:span text:style-name="T188_133">of</text:span><text:span text:style-name="T188_134"><text:s/></text:span><text:span text:style-name="T188_135">the</text:span><text:span text:style-name="T188_136"><text:s/></text:span><text:span text:style-name="T188_137">user</text:span><text:span text:style-name="T188_138"><text:s/></text:span><text:span text:style-name="T188_139">values</text:span><text:span text:style-name="T188_140"><text:s/></text:span><text:span text:style-name="T188_141">has</text:span><text:span text:style-name="T188_142"><text:s/></text:span><text:span text:style-name="T188_143">to</text:span><text:span text:style-name="T188_144"><text:s/></text:span><text:span text:style-name="T188_145">be</text:span><text:span text:style-name="T188_146"><text:s/></text:span><text:span text:style-name="T188_147">done</text:span><text:span text:style-name="T188_148"><text:s/></text:span><text:span text:style-name="T188_149">to</text:span><text:span text:style-name="T188_150"><text:s/></text:span><text:span text:style-name="T188_151">make</text:span><text:span text:style-name="T188_152"><text:s/></text:span><text:span text:style-name="T188_153">sure</text:span><text:span text:style-name="T188_154"><text:s/></text:span><text:span text:style-name="T188_155">the</text:span><text:span text:style-name="T188_156"><text:s/></text:span><text:span text:style-name="T188_157">restrictions</text:span><text:span text:style-name="T188_158"><text:s/></text:span><text:span text:style-name="T188_159">of</text:span><text:span text:style-name="T188_160"><text:s/></text:span><text:span text:style-name="T188_161">size</text:span><text:span text:style-name="T188_162"><text:s/></text:span><text:span text:style-name="T188_163">and</text:span><text:span text:style-name="T188_164"><text:s/></text:span><text:span text:style-name="T188_165">type</text:span><text:span text:style-name="T188_166"><text:s/></text:span><text:span text:style-name="T188_167">of</text:span><text:span text:style-name="T188_168"><text:s/></text:span><text:span text:style-name="T188_169">each</text:span><text:span text:style-name="T188_170"><text:s/></text:span><text:span text:style-name="T188_171">parameter</text:span><text:span text:style-name="T188_172"><text:s/></text:span><text:span text:style-name="T188_173">are</text:span><text:span text:style-name="T188_174"><text:s/></text:span><text:span text:style-name="T188_175">correct</text:span><text:span text:style-name="T188_176">.<text:s/></text:span><text:span text:style-name="T188_177">Make</text:span><text:span text:style-name="T188_178"><text:s/></text:span><text:span text:style-name="T188_179">sure</text:span><text:span text:style-name="T188_180"><text:s/>2<text:s/></text:span><text:span text:style-name="T188_181">substructures</text:span><text:span text:style-name="T188_182"><text:s/></text:span><text:span text:style-name="T188_183">do</text:span><text:span text:style-name="T188_184"><text:s/></text:span><text:span text:style-name="T188_185">not</text:span><text:span text:style-name="T188_186"><text:s/></text:span><text:span text:style-name="T188_187">overlap</text:span><text:span text:style-name="T188_188">.<text:s/></text:span><text:span text:style-name="T188_189">Fields</text:span><text:span text:style-name="T188_190"><text:s/></text:span><text:span text:style-name="T188_191">that</text:span><text:span text:style-name="T188_192"><text:s/></text:span><text:span text:style-name="T188_193">can</text:span><text:span text:style-name="T188_194"><text:s/></text:span><text:span text:style-name="T188_195">be</text:span><text:span text:style-name="T188_196"><text:s/></text:span><text:span text:style-name="T188_197">deduced</text:span><text:span text:style-name="T188_198"><text:s/></text:span><text:span text:style-name="T188_199">from</text:span><text:span text:style-name="T188_200"><text:s/></text:span><text:span text:style-name="T188_201">other</text:span><text:span text:style-name="T188_202"><text:s/></text:span><text:span text:style-name="T188_203">data</text:span><text:span text:style-name="T188_204"><text:s/></text:span><text:span text:style-name="T188_205">should</text:span><text:span text:style-name="T188_206"><text:s/></text:span><text:span text:style-name="T188_207">not</text:span><text:span text:style-name="T188_208"><text:s/></text:span><text:span text:style-name="T188_209">be</text:span><text:span text:style-name="T188_210"><text:s/></text:span><text:span text:style-name="T188_211">asked</text:span><text:span text:style-name="T188_212">(</text:span><text:span text:style-name="T188_213">e</text:span><text:span text:style-name="T188_214">.</text:span><text:span text:style-name="T188_215">g</text:span><text:span text:style-name="T188_216">.<text:s/></text:span><text:span text:style-name="T188_217">the</text:span><text:span text:style-name="T188_218"><text:s/></text:span><text:span text:style-name="T188_219">length</text:span><text:span text:style-name="T188_220"><text:s/></text:span><text:span text:style-name="T188_221">can</text:span><text:span text:style-name="T188_222"><text:s/></text:span><text:span text:style-name="T188_223">be</text:span><text:span text:style-name="T188_224"><text:s/></text:span><text:span text:style-name="T188_225">calculated</text:span><text:span text:style-name="T188_226"><text:s/></text:span><text:span text:style-name="T188_227">based</text:span><text:span text:style-name="T188_228"><text:s/></text:span><text:span text:style-name="T188_229">on</text:span><text:span text:style-name="T188_230"><text:s/></text:span><text:span text:style-name="T188_231">the</text:span><text:span text:style-name="T188_232"><text:s/></text:span><text:span text:style-name="T188_233">position</text:span><text:span text:style-name="T188_234"><text:s/></text:span><text:span text:style-name="T188_235">of</text:span><text:span text:style-name="T188_236"><text:s/></text:span><text:span text:style-name="T188_237">the</text:span><text:span text:style-name="T188_238"><text:s/></text:span><text:span text:style-name="T188_239">amino</text:span><text:span text:style-name="T188_240"><text:s/></text:span><text:span text:style-name="T188_241">acids</text:span><text:span text:style-name="T188_242">)<text:line-break/></text:span><text:span text:style-name="T188_243">Check</text:span><text:span text:style-name="T188_244"><text:s/></text:span><text:span text:style-name="T188_245"><text:a xlink:type="simple" xlink:href="http://www.wwpdb.org/documentation/format33/sect5.html"><text:span text:style-name="T188_246">http</text:span></text:a></text:span><text:span text:style-name="T188_247"><text:a xlink:type="simple" xlink:href="http://www.wwpdb.org/documentation/format33/sect5.html"><text:span text:style-name="T188_248">://</text:span></text:a></text:span><text:span text:style-name="T188_249"><text:a xlink:type="simple" xlink:href="http://www.wwpdb.org/documentation/format33/sect5.html"><text:span text:style-name="T188_250">www</text:span></text:a></text:span><text:span text:style-name="T188_251"><text:a xlink:type="simple" xlink:href="http://www.wwpdb.org/documentation/format33/sect5.html"><text:span text:style-name="T188_252">.</text:span></text:a></text:span><text:span text:style-name="T188_253"><text:a xlink:type="simple" xlink:href="http://www.wwpdb.org/documentation/format33/sect5.html"><text:span text:style-name="T188_254">wwpdb</text:span></text:a></text:span><text:span text:style-name="T188_255"><text:a xlink:type="simple" xlink:href="http://www.wwpdb.org/documentation/format33/sect5.html"><text:span text:style-name="T188_256">.</text:span></text:a></text:span><text:span text:style-name="T188_257"><text:a xlink:type="simple" xlink:href="http://www.wwpdb.org/documentation/format33/sect5.html"><text:span text:style-name="T188_258">org</text:span></text:a></text:span><text:span text:style-name="T188_259"><text:a xlink:type="simple" xlink:href="http://www.wwpdb.org/documentation/format33/sect5.html"><text:span text:style-name="T188_260">/</text:span></text:a></text:span><text:span text:style-name="T188_261"><text:a xlink:type="simple" xlink:href="http://www.wwpdb.org/documentation/format33/sect5.html"><text:span text:style-name="T188_262">documentation</text:span></text:a></text:span><text:span text:style-name="T188_263"><text:a xlink:type="simple" xlink:href="http://www.wwpdb.org/documentation/format33/sect5.html"><text:span text:style-name="T188_264">/</text:span></text:a></text:span><text:span text:style-name="T188_265"><text:a xlink:type="simple" xlink:href="http://www.wwpdb.org/documentation/format33/sect5.html"><text:span text:style-name="T188_266">format</text:span></text:a></text:span><text:span text:style-name="T188_267"><text:a xlink:type="simple" xlink:href="http://www.wwpdb.org/documentation/format33/sect5.html"><text:span text:style-name="T188_268">33/</text:span></text:a></text:span><text:span text:style-name="T188_269"><text:a xlink:type="simple" xlink:href="http://www.wwpdb.org/documentation/format33/sect5.html"><text:span text:style-name="T188_270">sect</text:span></text:a></text:span><text:span text:style-name="T188_271"><text:a xlink:type="simple" xlink:href="http://www.wwpdb.org/documentation/format33/sect5.html"><text:span text:style-name="T188_272">5.</text:span></text:a></text:span><text:span text:style-name="T188_273"><text:a xlink:type="simple" xlink:href="http://www.wwpdb.org/documentation/format33/sect5.html"><text:span text:style-name="T188_274">html</text:span></text:a></text:span><text:span text:style-name="T188_275"><text:s/></text:span><text:span text:style-name="T188_276">to</text:span><text:span text:style-name="T188_277"><text:s/></text:span><text:span text:style-name="T188_278">see</text:span><text:span text:style-name="T188_279"><text:s/></text:span><text:span text:style-name="T188_280">all</text:span><text:span text:style-name="T188_281"><text:s/></text:span><text:span text:style-name="T188_282">de</text:span><text:span text:style-name="T188_283"><text:s/></text:span><text:span text:style-name="T188_284">details</text:span><text:span text:style-name="T188_285"><text:s/></text:span><text:span text:style-name="T188_286">of</text:span><text:span text:style-name="T188_287"><text:s/></text:span><text:span text:style-name="T188_288">HELIX</text:span><text:span text:style-name="T188_289"><text:s/></text:span><text:span text:style-name="T188_290">and</text:span><text:span text:style-name="T188_291"><text:s/></text:span><text:span text:style-name="T188_292">SHEET</text:span><text:span text:style-name="T188_293"><text:s/></text:span><text:span text:style-name="T188_294">records</text:span><text:span text:style-name="T188_295">.<text:line-break/></text:span><text:span text:style-name="T188_296">Here</text:span><text:span text:style-name="T188_297"><text:s/></text:span><text:span text:style-name="T188_298">an</text:span><text:span text:style-name="T188_299"><text:s/></text:span><text:span text:style-name="T188_300">example</text:span><text:span text:style-name="T188_301"><text:s/></text:span><text:span text:style-name="T188_302">of</text:span><text:span text:style-name="T188_303"><text:s/></text:span><text:span text:style-name="T188_304">the</text:span><text:span text:style-name="T188_305"><text:s/></text:span><text:span text:style-name="T188_306">execution</text:span><text:span text:style-name="T188_307"><text:s/></text:span><text:span text:style-name="T188_308">of</text:span><text:span text:style-name="T188_309"><text:s/></text:span><text:span text:style-name="T188_310">this</text:span><text:span text:style-name="T188_311"><text:s/></text:span><text:span text:style-name="T188_312">option</text:span><text:span text:style-name="T188_313">:</text:span></text:p>
        </text:list-item>
      </text:list>
      <text:h text:style-name="P189" text:outline-level="10"><text:bookmark-start text:name="h.5k4i8m4v4pok"/><text:bookmark-end text:name="h.5k4i8m4v4pok"/></text:h>
      <text:h text:style-name="P190" text:outline-level="10"><text:bookmark-start text:name="h.ldcuuux5sr9r"/><text:bookmark-end text:name="h.ldcuuux5sr9r"/><text:span text:style-name="T190_1">:<text:s/></text:span><text:span text:style-name="T190_2">M</text:span></text:h>
      <text:h text:style-name="P191" text:outline-level="10"><text:bookmark-start text:name="h.o8vhl8yihavu"/><text:bookmark-end text:name="h.o8vhl8yihavu"/><text:span text:style-name="T191_1">Choose</text:span><text:span text:style-name="T191_2"><text:s/></text:span><text:span text:style-name="T191_3">one</text:span><text:span text:style-name="T191_4"><text:s/></text:span><text:span text:style-name="T191_5">of</text:span><text:span text:style-name="T191_6"><text:s/></text:span><text:span text:style-name="T191_7">the</text:span><text:span text:style-name="T191_8"><text:s/></text:span><text:span text:style-name="T191_9">Manipulation</text:span><text:span text:style-name="T191_10"><text:s/></text:span><text:span text:style-name="T191_11">Options</text:span><text:span text:style-name="T191_12">:<text:s/></text:span></text:h>
      <text:h text:style-name="P192" text:outline-level="10"><text:bookmark-start text:name="h.r43o6iwpzbjz"/><text:bookmark-end text:name="h.r43o6iwpzbjz"/><text:span text:style-name="T192_1">List</text:span><text:span text:style-name="T192_2">(</text:span><text:span text:style-name="T192_3">L</text:span><text:span text:style-name="T192_4">)<text:s text:c="3"/></text:span><text:span text:style-name="T192_5">Edit</text:span><text:span text:style-name="T192_6">(</text:span><text:span text:style-name="T192_7">E</text:span><text:span text:style-name="T192_8">)<text:s text:c="3"/></text:span><text:span text:style-name="T192_9">New</text:span><text:span text:style-name="T192_10">(</text:span><text:span text:style-name="T192_11">N</text:span><text:span text:style-name="T192_12">)<text:s text:c="3"/></text:span><text:span text:style-name="T192_13">Remove</text:span><text:span text:style-name="T192_14">(</text:span><text:span text:style-name="T192_15">R</text:span><text:span text:style-name="T192_16">)<text:s text:c="3"/></text:span><text:span text:style-name="T192_17">Main</text:span><text:span text:style-name="T192_18"><text:s/></text:span><text:span text:style-name="T192_19">Menu</text:span><text:span text:style-name="T192_20">(</text:span><text:span text:style-name="T192_21">M</text:span><text:span text:style-name="T192_22">)</text:span><text:span text:style-name="T192_23"><text:s/></text:span></text:h>
      <text:h text:style-name="P193" text:outline-level="10"><text:bookmark-start text:name="h.14mi13y7bdgy"/><text:bookmark-end text:name="h.14mi13y7bdgy"/><text:span text:style-name="T193_1">:<text:s/></text:span><text:span text:style-name="T193_2">L</text:span></text:h>
      <text:h text:style-name="P194" text:outline-level="10"><text:bookmark-start text:name="h.3bd8cosdclm2"/><text:bookmark-end text:name="h.3bd8cosdclm2"/><text:span text:style-name="T194_1">Do</text:span><text:span text:style-name="T194_2"><text:s/></text:span><text:span text:style-name="T194_3">you</text:span><text:span text:style-name="T194_4"><text:s/></text:span><text:span text:style-name="T194_5">want</text:span><text:span text:style-name="T194_6"><text:s/></text:span><text:span text:style-name="T194_7">to</text:span><text:span text:style-name="T194_8"><text:s/></text:span><text:span text:style-name="T194_9">list</text:span><text:span text:style-name="T194_10"><text:s/></text:span><text:span text:style-name="T194_11">the</text:span><text:span text:style-name="T194_12"><text:s/></text:span><text:span text:style-name="T194_13">Helix</text:span><text:span text:style-name="T194_14"><text:s/>(</text:span><text:span text:style-name="T194_15">H</text:span><text:span text:style-name="T194_16">)<text:s/></text:span><text:span text:style-name="T194_17">or</text:span><text:span text:style-name="T194_18"><text:s/></text:span><text:span text:style-name="T194_19">the</text:span><text:span text:style-name="T194_20"><text:s/></text:span><text:span text:style-name="T194_21">Sheet</text:span><text:span text:style-name="T194_22"><text:s/>(</text:span><text:span text:style-name="T194_23">S</text:span><text:span text:style-name="T194_24">):<text:s/></text:span><text:span text:style-name="T194_25">H</text:span></text:h>
      <text:h text:style-name="P195" text:outline-level="10"><text:bookmark-start text:name="h.x64nkw5trvx3"/><text:bookmark-end text:name="h.x64nkw5trvx3"/><text:span text:style-name="T195_1">Helix</text:span><text:span text:style-name="T195_2"><text:s/>1<text:s/></text:span><text:span text:style-name="T195_3">of</text:span><text:span text:style-name="T195_4"><text:s/>3:</text:span></text:h>
      <text:h text:style-name="P196" text:outline-level="10"><text:bookmark-start text:name="h.hf98fz6o5rie"/><text:bookmark-end text:name="h.hf98fz6o5rie"/><text:span text:style-name="T196_1"><text:s text:c="2"/></text:span><text:span text:style-name="T196_2">serNum</text:span><text:span text:style-name="T196_3">:<text:s text:c="6"/>1</text:span></text:h>
      <text:h text:style-name="P197" text:outline-level="10"><text:bookmark-start text:name="h.2ozz9rr15b7b"/><text:bookmark-end text:name="h.2ozz9rr15b7b"/><text:span text:style-name="T197_1"><text:s text:c="2"/></text:span><text:span text:style-name="T197_2">helixID</text:span><text:span text:style-name="T197_3">:<text:s text:c="5"/>1</text:span></text:h>
      <text:h text:style-name="P198" text:outline-level="10"><text:bookmark-start text:name="h.e9yevncc4f0q"/><text:bookmark-end text:name="h.e9yevncc4f0q"/><text:span text:style-name="T198_1"><text:s text:c="2"/></text:span><text:span text:style-name="T198_2">initResName</text:span><text:span text:style-name="T198_3">:<text:s/></text:span><text:span text:style-name="T198_4">ASP</text:span></text:h>
      <text:h text:style-name="P199" text:outline-level="10"><text:bookmark-start text:name="h.9myqmykkz1cw"/><text:bookmark-end text:name="h.9myqmykkz1cw"/><text:span text:style-name="T199_1"><text:s text:c="2"/></text:span><text:span text:style-name="T199_2">initChainID</text:span><text:span text:style-name="T199_3">:<text:s/></text:span><text:span text:style-name="T199_4">A</text:span></text:h>
      <text:h text:style-name="P200" text:outline-level="10"><text:bookmark-start text:name="h.z1ogtv5fk188"/><text:bookmark-end text:name="h.z1ogtv5fk188"/><text:span text:style-name="T200_1"><text:s text:c="2"/></text:span><text:span text:style-name="T200_2">initSeqNum</text:span><text:span text:style-name="T200_3">:<text:s text:c="2"/>27</text:span></text:h>
      <text:h text:style-name="P201" text:outline-level="10"><text:bookmark-start text:name="h.azybfmdf2bhf"/><text:bookmark-end text:name="h.azybfmdf2bhf"/><text:span text:style-name="T201_1"><text:s text:c="2"/></text:span><text:span text:style-name="T201_2">initICode</text:span><text:span text:style-name="T201_3">:<text:s text:c="3"/></text:span></text:h>
      <text:h text:style-name="P202" text:outline-level="10"><text:bookmark-start text:name="h.tg0vw21yu7e4"/><text:bookmark-end text:name="h.tg0vw21yu7e4"/><text:span text:style-name="T202_1"><text:s text:c="2"/></text:span><text:span text:style-name="T202_2">endResName</text:span><text:span text:style-name="T202_3">:<text:s text:c="2"/></text:span><text:span text:style-name="T202_4">ASP</text:span></text:h>
      <text:h text:style-name="P203" text:outline-level="10"><text:bookmark-start text:name="h.1dgrathsp47s"/><text:bookmark-end text:name="h.1dgrathsp47s"/><text:span text:style-name="T203_1"><text:s text:c="2"/></text:span><text:span text:style-name="T203_2">endChainID</text:span><text:span text:style-name="T203_3">:<text:s text:c="2"/></text:span><text:span text:style-name="T203_4">A</text:span></text:h>
      <text:h text:style-name="P204" text:outline-level="10"><text:bookmark-start text:name="h.anobk2t1u1x1"/><text:bookmark-end text:name="h.anobk2t1u1x1"/><text:span text:style-name="T204_1"><text:s text:c="2"/></text:span><text:span text:style-name="T204_2">endSeqNum</text:span><text:span text:style-name="T204_3">:<text:s text:c="3"/>44</text:span></text:h>
      <text:h text:style-name="P205" text:outline-level="10"><text:bookmark-start text:name="h.55gfpxmz31j1"/><text:bookmark-end text:name="h.55gfpxmz31j1"/><text:span text:style-name="T205_1"><text:s text:c="2"/></text:span><text:span text:style-name="T205_2">endICode</text:span><text:span text:style-name="T205_3">:<text:s text:c="4"/></text:span></text:h>
      <text:h text:style-name="P206" text:outline-level="10"><text:bookmark-start text:name="h.ngntmzw4w2t6"/><text:bookmark-end text:name="h.ngntmzw4w2t6"/><text:span text:style-name="T206_1"><text:s text:c="2"/></text:span><text:span text:style-name="T206_2">helixClass</text:span><text:span text:style-name="T206_3">:<text:s text:c="2"/></text:span><text:span text:style-name="T206_4">Right</text:span><text:span text:style-name="T206_5">-</text:span><text:span text:style-name="T206_6">handed</text:span><text:span text:style-name="T206_7"><text:s/></text:span><text:span text:style-name="T206_8">alpha</text:span></text:h>
      <text:h text:style-name="P207" text:outline-level="10"><text:bookmark-start text:name="h.srel7kwtrfli"/><text:bookmark-end text:name="h.srel7kwtrfli"/><text:span text:style-name="T207_1"><text:s text:c="2"/></text:span><text:span text:style-name="T207_2">comment</text:span><text:span text:style-name="T207_3">:<text:s text:c="5"/></text:span></text:h>
      <text:h text:style-name="P208" text:outline-level="10"><text:bookmark-start text:name="h.5cqwviccr5rb"/><text:bookmark-end text:name="h.5cqwviccr5rb"/><text:span text:style-name="T208_1"><text:s text:c="2"/></text:span><text:span text:style-name="T208_2">length</text:span><text:span text:style-name="T208_3">:<text:s text:c="6"/>18</text:span></text:h>
      <text:h text:style-name="P209" text:outline-level="10"><text:bookmark-start text:name="h.xn5dzveungxa"/><text:bookmark-end text:name="h.xn5dzveungxa"/><text:span text:style-name="T209_1">Helix</text:span><text:span text:style-name="T209_2"><text:s/>2<text:s/></text:span><text:span text:style-name="T209_3">of</text:span><text:span text:style-name="T209_4"><text:s/>3:</text:span></text:h>
      <text:h text:style-name="P210" text:outline-level="10"><text:bookmark-start text:name="h.bc4tud93e3bf"/><text:bookmark-end text:name="h.bc4tud93e3bf"/><text:span text:style-name="T210_1"><text:s text:c="2"/></text:span><text:span text:style-name="T210_2">serNum</text:span><text:span text:style-name="T210_3">:<text:s text:c="6"/>2</text:span></text:h>
      <text:h text:style-name="P211" text:outline-level="10"><text:bookmark-start text:name="h.zdksiotsx9et"/><text:bookmark-end text:name="h.zdksiotsx9et"/><text:span text:style-name="T211_1"><text:s text:c="2"/></text:span><text:span text:style-name="T211_2">helixID</text:span><text:span text:style-name="T211_3">:<text:s text:c="5"/>2</text:span></text:h>
      <text:h text:style-name="P212" text:outline-level="10"><text:bookmark-start text:name="h.4jetgbc1lzd0"/><text:bookmark-end text:name="h.4jetgbc1lzd0"/><text:span text:style-name="T212_1"><text:s text:c="2"/></text:span><text:span text:style-name="T212_2">initResName</text:span><text:span text:style-name="T212_3">:<text:s/></text:span><text:span text:style-name="T212_4">LEU</text:span></text:h>
      <text:h text:style-name="P213" text:outline-level="10"><text:bookmark-start text:name="h.x2prsds8o51q"/><text:bookmark-end text:name="h.x2prsds8o51q"/><text:span text:style-name="T213_1"><text:s text:c="2"/></text:span><text:span text:style-name="T213_2">initChainID</text:span><text:span text:style-name="T213_3">:<text:s/></text:span><text:span text:style-name="T213_4">A</text:span></text:h>
      <text:h text:style-name="P214" text:outline-level="10"><text:bookmark-start text:name="h.retmmm5idwwb"/><text:bookmark-end text:name="h.retmmm5idwwb"/><text:span text:style-name="T214_1"><text:s text:c="2"/></text:span><text:span text:style-name="T214_2">initSeqNum</text:span><text:span text:style-name="T214_3">:<text:s text:c="2"/>114</text:span></text:h>
      <text:h text:style-name="P215" text:outline-level="10"><text:bookmark-start text:name="h.cnt8c6ypcprd"/><text:bookmark-end text:name="h.cnt8c6ypcprd"/><text:span text:style-name="T215_1"><text:s text:c="2"/></text:span><text:span text:style-name="T215_2">initICode</text:span><text:span text:style-name="T215_3">:<text:s text:c="3"/></text:span></text:h>
      <text:h text:style-name="P216" text:outline-level="10"><text:bookmark-start text:name="h.as2l5waastu"/><text:bookmark-end text:name="h.as2l5waastu"/><text:span text:style-name="T216_1"><text:s text:c="2"/></text:span><text:span text:style-name="T216_2">endResName</text:span><text:span text:style-name="T216_3">:<text:s text:c="2"/></text:span><text:span text:style-name="T216_4">MET</text:span></text:h>
      <text:h text:style-name="P217" text:outline-level="10"><text:bookmark-start text:name="h.lhse535rwd58"/><text:bookmark-end text:name="h.lhse535rwd58"/><text:span text:style-name="T217_1"><text:s text:c="2"/></text:span><text:span text:style-name="T217_2">endChainID</text:span><text:span text:style-name="T217_3">:<text:s text:c="2"/></text:span><text:span text:style-name="T217_4">A</text:span></text:h>
      <text:h text:style-name="P218" text:outline-level="10"><text:bookmark-start text:name="h.8a0ksifn7ech"/><text:bookmark-end text:name="h.8a0ksifn7ech"/><text:span text:style-name="T218_1"><text:s text:c="2"/></text:span><text:span text:style-name="T218_2">endSeqNum</text:span><text:span text:style-name="T218_3">:<text:s text:c="3"/>126</text:span></text:h>
      <text:h text:style-name="P219" text:outline-level="10"><text:bookmark-start text:name="h.3yvsg2wgj803"/><text:bookmark-end text:name="h.3yvsg2wgj803"/><text:span text:style-name="T219_1"><text:s text:c="2"/></text:span><text:span text:style-name="T219_2">endICode</text:span><text:span text:style-name="T219_3">:<text:s text:c="4"/></text:span></text:h>
      <text:h text:style-name="P220" text:outline-level="10"><text:bookmark-start text:name="h.49de6ux3ntvy"/><text:bookmark-end text:name="h.49de6ux3ntvy"/><text:span text:style-name="T220_1"><text:s text:c="2"/></text:span><text:span text:style-name="T220_2">helixClass</text:span><text:span text:style-name="T220_3">:<text:s text:c="2"/></text:span><text:span text:style-name="T220_4">Right</text:span><text:span text:style-name="T220_5">-</text:span><text:span text:style-name="T220_6">handed</text:span><text:span text:style-name="T220_7"><text:s/></text:span><text:span text:style-name="T220_8">alpha</text:span></text:h>
      <text:h text:style-name="P221" text:outline-level="10"><text:bookmark-start text:name="h.qjznd5m8xnsv"/><text:bookmark-end text:name="h.qjznd5m8xnsv"/><text:span text:style-name="T221_1"><text:s text:c="2"/></text:span><text:span text:style-name="T221_2">comment</text:span><text:span text:style-name="T221_3">:<text:s text:c="5"/></text:span></text:h>
      <text:h text:style-name="P222" text:outline-level="10"><text:bookmark-start text:name="h.5j3bw3f7acoz"/><text:bookmark-end text:name="h.5j3bw3f7acoz"/><text:span text:style-name="T222_1"><text:s text:c="2"/></text:span><text:span text:style-name="T222_2">length</text:span><text:span text:style-name="T222_3">:<text:s text:c="6"/>13</text:span></text:h>
      <text:h text:style-name="P223" text:outline-level="10"><text:bookmark-start text:name="h.2dhhb0vs58hq"/><text:bookmark-end text:name="h.2dhhb0vs58hq"/><text:span text:style-name="T223_1">Helix</text:span><text:span text:style-name="T223_2"><text:s/>3<text:s/></text:span><text:span text:style-name="T223_3">of</text:span><text:span text:style-name="T223_4"><text:s/>3:</text:span></text:h>
      <text:h text:style-name="P224" text:outline-level="10"><text:bookmark-start text:name="h.85584qhebcgx"/><text:bookmark-end text:name="h.85584qhebcgx"/><text:span text:style-name="T224_1"><text:s text:c="2"/></text:span><text:span text:style-name="T224_2">serNum</text:span><text:span text:style-name="T224_3">:<text:s text:c="6"/>3</text:span></text:h>
      <text:h text:style-name="P225" text:outline-level="10"><text:bookmark-start text:name="h.r8kunglyxinz"/><text:bookmark-end text:name="h.r8kunglyxinz"/><text:span text:style-name="T225_1"><text:s text:c="2"/></text:span><text:span text:style-name="T225_2">helixID</text:span><text:span text:style-name="T225_3">:<text:s text:c="5"/>3</text:span></text:h>
      <text:h text:style-name="P226" text:outline-level="10"><text:bookmark-start text:name="h.ui5o3wxnpo9m"/><text:bookmark-end text:name="h.ui5o3wxnpo9m"/><text:span text:style-name="T226_1"><text:s text:c="2"/></text:span><text:span text:style-name="T226_2">initResName</text:span><text:span text:style-name="T226_3">:<text:s/></text:span><text:span text:style-name="T226_4">SER</text:span></text:h>
      <text:h text:style-name="P227" text:outline-level="10"><text:bookmark-start text:name="h.nbv5b16dmw7s"/><text:bookmark-end text:name="h.nbv5b16dmw7s"/><text:span text:style-name="T227_1"><text:s text:c="2"/></text:span><text:span text:style-name="T227_2">initChainID</text:span><text:span text:style-name="T227_3">:<text:s/></text:span><text:span text:style-name="T227_4">A</text:span></text:h>
      <text:h text:style-name="P228" text:outline-level="10"><text:bookmark-start text:name="h.e31zv3f4lcn"/><text:bookmark-end text:name="h.e31zv3f4lcn"/><text:span text:style-name="T228_1"><text:s text:c="2"/></text:span><text:span text:style-name="T228_2">initSeqNum</text:span><text:span text:style-name="T228_3">:<text:s text:c="2"/>151</text:span></text:h>
      <text:h text:style-name="P229" text:outline-level="10"><text:bookmark-start text:name="h.br2rs2iuhg61"/><text:bookmark-end text:name="h.br2rs2iuhg61"/><text:span text:style-name="T229_1"><text:s text:c="2"/></text:span><text:span text:style-name="T229_2">initICode</text:span><text:span text:style-name="T229_3">:<text:s text:c="3"/></text:span></text:h>
      <text:h text:style-name="P230" text:outline-level="10"><text:bookmark-start text:name="h.u2o6xbpisvb1"/><text:bookmark-end text:name="h.u2o6xbpisvb1"/><text:span text:style-name="T230_1"><text:s text:c="2"/></text:span><text:span text:style-name="T230_2">endResName</text:span><text:span text:style-name="T230_3">:<text:s text:c="2"/></text:span><text:span text:style-name="T230_4">GLY</text:span></text:h>
      <text:h text:style-name="P231" text:outline-level="10"><text:bookmark-start text:name="h.2rwywjq6xl5v"/><text:bookmark-end text:name="h.2rwywjq6xl5v"/><text:span text:style-name="T231_1"><text:s text:c="2"/></text:span><text:span text:style-name="T231_2">endChainID</text:span><text:span text:style-name="T231_3">:<text:s text:c="2"/></text:span><text:span text:style-name="T231_4">A</text:span></text:h>
      <text:h text:style-name="P232" text:outline-level="10"><text:bookmark-start text:name="h.nh84qyewrojm"/><text:bookmark-end text:name="h.nh84qyewrojm"/><text:span text:style-name="T232_1"><text:s text:c="2"/></text:span><text:span text:style-name="T232_2">endSeqNum</text:span><text:span text:style-name="T232_3">:<text:s text:c="3"/>163</text:span></text:h>
      <text:h text:style-name="P233" text:outline-level="10"><text:bookmark-start text:name="h.9qvg4kuwx9pb"/><text:bookmark-end text:name="h.9qvg4kuwx9pb"/><text:span text:style-name="T233_1"><text:s text:c="2"/></text:span><text:span text:style-name="T233_2">endICode</text:span><text:span text:style-name="T233_3">:<text:s text:c="4"/></text:span></text:h>
      <text:h text:style-name="P234" text:outline-level="10"><text:bookmark-start text:name="h.hphic999d3bp"/><text:bookmark-end text:name="h.hphic999d3bp"/><text:span text:style-name="T234_1"><text:s text:c="2"/></text:span><text:span text:style-name="T234_2">helixClass</text:span><text:span text:style-name="T234_3">:<text:s text:c="2"/></text:span><text:span text:style-name="T234_4">Right</text:span><text:span text:style-name="T234_5">-</text:span><text:span text:style-name="T234_6">handed</text:span><text:span text:style-name="T234_7"><text:s/></text:span><text:span text:style-name="T234_8">alpha</text:span></text:h>
      <text:h text:style-name="P235" text:outline-level="10"><text:bookmark-start text:name="h.anbrebm1752"/><text:bookmark-end text:name="h.anbrebm1752"/><text:span text:style-name="T235_1"><text:s text:c="2"/></text:span><text:span text:style-name="T235_2">comment</text:span><text:span text:style-name="T235_3">:<text:s text:c="5"/></text:span></text:h>
      <text:h text:style-name="P236" text:outline-level="10"><text:bookmark-start text:name="h.om5rfof638of"/><text:bookmark-end text:name="h.om5rfof638of"/><text:span text:style-name="T236_1"><text:s text:c="2"/></text:span><text:span text:style-name="T236_2">length</text:span><text:span text:style-name="T236_3">:<text:s text:c="6"/>13</text:span></text:h>
      <text:h text:style-name="P237" text:outline-level="10"><text:bookmark-start text:name="h.5sy3vto12vgx"/><text:bookmark-end text:name="h.5sy3vto12vgx"/></text:h>
      <text:h text:style-name="P238" text:outline-level="10"><text:bookmark-start text:name="h.oevptjnskua3"/><text:bookmark-end text:name="h.oevptjnskua3"/><text:span text:style-name="T238_1">Choose</text:span><text:span text:style-name="T238_2"><text:s/></text:span><text:span text:style-name="T238_3">one</text:span><text:span text:style-name="T238_4"><text:s/></text:span><text:span text:style-name="T238_5">of</text:span><text:span text:style-name="T238_6"><text:s/></text:span><text:span text:style-name="T238_7">the</text:span><text:span text:style-name="T238_8"><text:s/></text:span><text:span text:style-name="T238_9">Manipulation</text:span><text:span text:style-name="T238_10"><text:s/></text:span><text:span text:style-name="T238_11">Options</text:span><text:span text:style-name="T238_12">:<text:s/></text:span></text:h>
      <text:h text:style-name="P239" text:outline-level="10"><text:bookmark-start text:name="h.eucwz485kbod"/><text:bookmark-end text:name="h.eucwz485kbod"/><text:span text:style-name="T239_1">List</text:span><text:span text:style-name="T239_2">(</text:span><text:span text:style-name="T239_3">L</text:span><text:span text:style-name="T239_4">)<text:s text:c="3"/></text:span><text:span text:style-name="T239_5">Edit</text:span><text:span text:style-name="T239_6">(</text:span><text:span text:style-name="T239_7">E</text:span><text:span text:style-name="T239_8">)<text:s text:c="3"/></text:span><text:span text:style-name="T239_9">New</text:span><text:span text:style-name="T239_10">(</text:span><text:span text:style-name="T239_11">N</text:span><text:span text:style-name="T239_12">)<text:s text:c="3"/></text:span><text:span text:style-name="T239_13">Remove</text:span><text:span text:style-name="T239_14">(</text:span><text:span text:style-name="T239_15">R</text:span><text:span text:style-name="T239_16">)<text:s text:c="3"/></text:span><text:span text:style-name="T239_17">Main</text:span><text:span text:style-name="T239_18"><text:s/></text:span><text:span text:style-name="T239_19">Menu</text:span><text:span text:style-name="T239_20">(</text:span><text:span text:style-name="T239_21">M</text:span><text:span text:style-name="T239_22">)<text:s/></text:span></text:h>
      <text:h text:style-name="P240" text:outline-level="10"><text:bookmark-start text:name="h.45f3yuawp484"/><text:bookmark-end text:name="h.45f3yuawp484"/><text:span text:style-name="T240_1">:<text:s/></text:span><text:span text:style-name="T240_2">E</text:span></text:h>
      <text:h text:style-name="P241" text:outline-level="10"><text:bookmark-start text:name="h.9x0mi15qgztr"/><text:bookmark-end text:name="h.9x0mi15qgztr"/><text:span text:style-name="T241_1">Do</text:span><text:span text:style-name="T241_2"><text:s/></text:span><text:span text:style-name="T241_3">you</text:span><text:span text:style-name="T241_4"><text:s/></text:span><text:span text:style-name="T241_5">want</text:span><text:span text:style-name="T241_6"><text:s/></text:span><text:span text:style-name="T241_7">to</text:span><text:span text:style-name="T241_8"><text:s/></text:span><text:span text:style-name="T241_9">edit</text:span><text:span text:style-name="T241_10"><text:s/></text:span><text:span text:style-name="T241_11">a</text:span><text:span text:style-name="T241_12"><text:s/></text:span><text:span text:style-name="T241_13">Helix</text:span><text:span text:style-name="T241_14"><text:s/>(</text:span><text:span text:style-name="T241_15">H</text:span><text:span text:style-name="T241_16">)<text:s/></text:span><text:span text:style-name="T241_17">or</text:span><text:span text:style-name="T241_18"><text:s/></text:span><text:span text:style-name="T241_19">a</text:span><text:span text:style-name="T241_20"><text:s/></text:span><text:span text:style-name="T241_21">Sheet</text:span><text:span text:style-name="T241_22"><text:s/>(</text:span><text:span text:style-name="T241_23">S</text:span><text:span text:style-name="T241_24">):<text:s/></text:span><text:span text:style-name="T241_25">H</text:span></text:h>
      <text:h text:style-name="P242" text:outline-level="10"><text:bookmark-start text:name="h.fezywmda11jl"/><text:bookmark-end text:name="h.fezywmda11jl"/><text:span text:style-name="T242_1">Which</text:span><text:span text:style-name="T242_2"><text:s/></text:span><text:span text:style-name="T242_3">Helix</text:span><text:span text:style-name="T242_4"><text:s/></text:span><text:span text:style-name="T242_5">do</text:span><text:span text:style-name="T242_6"><text:s/></text:span><text:span text:style-name="T242_7">you</text:span><text:span text:style-name="T242_8"><text:s/></text:span><text:span text:style-name="T242_9">want</text:span><text:span text:style-name="T242_10"><text:s/></text:span><text:span text:style-name="T242_11">to</text:span><text:span text:style-name="T242_12"><text:s/></text:span><text:span text:style-name="T242_13">edit</text:span><text:span text:style-name="T242_14"><text:s/>(1-3):<text:s/></text:span><text:span text:style-name="T242_15">1</text:span></text:h>
      <text:h text:style-name="P243" text:outline-level="10"><text:bookmark-start text:name="h.fe79h4paaq1"/><text:bookmark-end text:name="h.fe79h4paaq1"/><text:span text:style-name="T243_1"><text:s text:c="2"/></text:span><text:span text:style-name="T243_2">Chain</text:span><text:span text:style-name="T243_3"><text:s/>[</text:span><text:span text:style-name="T243_4">A</text:span><text:span text:style-name="T243_5">]:<text:s text:c="8"/></text:span><text:span text:style-name="T243_6">A</text:span></text:h>
      <text:p text:style-name="P244"><text:span text:style-name="T244_1"><text:s text:c="2"/></text:span><text:span text:style-name="T244_2">initSeqNum</text:span><text:span text:style-name="T244_3"><text:s/>[27]:<text:s text:c="2"/></text:span><text:span text:style-name="T244_4">26</text:span></text:p>
      <text:h text:style-name="P245" text:outline-level="10"><text:bookmark-start text:name="h.k0xeux4177q8"/><text:bookmark-end text:name="h.k0xeux4177q8"/><text:span text:style-name="T245_1">That</text:span><text:span text:style-name="T245_2"><text:s/></text:span><text:span text:style-name="T245_3">position</text:span><text:span text:style-name="T245_4"><text:s/></text:span><text:span text:style-name="T245_5">correspond</text:span><text:span text:style-name="T245_6"><text:s/></text:span><text:span text:style-name="T245_7">to</text:span><text:span text:style-name="T245_8"><text:s/></text:span><text:span text:style-name="T245_9">the</text:span><text:span text:style-name="T245_10"><text:s/></text:span><text:span text:style-name="T245_11">amino</text:span><text:span text:style-name="T245_12"><text:s/></text:span><text:span text:style-name="T245_13">acid</text:span><text:span text:style-name="T245_14"><text:s/></text:span><text:span text:style-name="T245_15">LEU</text:span><text:span text:style-name="T245_16">.</text:span></text:h>
      <text:h text:style-name="P246" text:outline-level="10"><text:bookmark-start text:name="h.wbinl3sgto2k"/><text:bookmark-end text:name="h.wbinl3sgto2k"/><text:span text:style-name="T246_1"><text:s text:c="2"/></text:span><text:span text:style-name="T246_2">endSeqNum</text:span><text:span text:style-name="T246_3">[44]:<text:s text:c="4"/></text:span><text:span text:style-name="T246_4">44</text:span></text:h>
      <text:h text:style-name="P247" text:outline-level="10"><text:bookmark-start text:name="h.j03q2z60u3tf"/><text:bookmark-end text:name="h.j03q2z60u3tf"/><text:span text:style-name="T247_1">That</text:span><text:span text:style-name="T247_2"><text:s/></text:span><text:span text:style-name="T247_3">position</text:span><text:span text:style-name="T247_4"><text:s/></text:span><text:span text:style-name="T247_5">correspond</text:span><text:span text:style-name="T247_6"><text:s/></text:span><text:span text:style-name="T247_7">to</text:span><text:span text:style-name="T247_8"><text:s/></text:span><text:span text:style-name="T247_9">the</text:span><text:span text:style-name="T247_10"><text:s/></text:span><text:span text:style-name="T247_11">amino</text:span><text:span text:style-name="T247_12"><text:s/></text:span><text:span text:style-name="T247_13">acid</text:span><text:span text:style-name="T247_14"><text:s/></text:span><text:span text:style-name="T247_15">ASP</text:span><text:span text:style-name="T247_16">.</text:span></text:h>
      <text:h text:style-name="P248" text:outline-level="10"><text:bookmark-start text:name="h.dqdw70eol5zk"/><text:bookmark-end text:name="h.dqdw70eol5zk"/><text:span text:style-name="T248_1"><text:s text:c="2"/></text:span><text:span text:style-name="T248_2">helixClass</text:span><text:span text:style-name="T248_3">:<text:s text:c="7"/></text:span><text:span text:style-name="T248_4">1</text:span></text:h>
      <text:h text:style-name="P249" text:outline-level="10"><text:bookmark-start text:name="h.ivna42kugk72"/><text:bookmark-end text:name="h.ivna42kugk72"/><text:span text:style-name="T249_1">The</text:span><text:span text:style-name="T249_2"><text:s/></text:span><text:span text:style-name="T249_3">selected</text:span><text:span text:style-name="T249_4"><text:s/></text:span><text:span text:style-name="T249_5">class</text:span><text:span text:style-name="T249_6"><text:s/></text:span><text:span text:style-name="T249_7">was</text:span><text:span text:style-name="T249_8">:<text:s/></text:span><text:span text:style-name="T249_9">Right</text:span><text:span text:style-name="T249_10">-</text:span><text:span text:style-name="T249_11">handed</text:span><text:span text:style-name="T249_12"><text:s/></text:span><text:span text:style-name="T249_13">alpha</text:span></text:h>
      <text:h text:style-name="P250" text:outline-level="10"><text:bookmark-start text:name="h.2vjnt5iiucn"/><text:bookmark-end text:name="h.2vjnt5iiucn"/><text:span text:style-name="T250_1"><text:s text:c="2"/></text:span><text:span text:style-name="T250_2">comment</text:span><text:span text:style-name="T250_3">:<text:s text:c="10"/></text:span><text:span text:style-name="T250_4">17/03/2013</text:span></text:h>
      <text:h text:style-name="P251" text:outline-level="10"><text:bookmark-start text:name="h.s002s67t80ls"/><text:bookmark-end text:name="h.s002s67t80ls"/></text:h>
      <text:h text:style-name="P252" text:outline-level="10"><text:bookmark-start text:name="h.guuiyo89pi67"/><text:bookmark-end text:name="h.guuiyo89pi67"/><text:span text:style-name="T252_1">The</text:span><text:span text:style-name="T252_2"><text:s/></text:span><text:span text:style-name="T252_3">Helix</text:span><text:span text:style-name="T252_4"><text:s/>1<text:s/></text:span><text:span text:style-name="T252_5">has</text:span><text:span text:style-name="T252_6"><text:s/></text:span><text:span text:style-name="T252_7">been</text:span><text:span text:style-name="T252_8"><text:s/></text:span><text:span text:style-name="T252_9">successfully</text:span><text:span text:style-name="T252_10"><text:s/></text:span><text:span text:style-name="T252_11">edited</text:span><text:span text:style-name="T252_12">.</text:span></text:h>
      <text:p text:style-name="P253"/>
      <text:h text:style-name="P254" text:outline-level="10"><text:bookmark-start text:name="h.osyye8d9wpq9"/><text:bookmark-end text:name="h.osyye8d9wpq9"/><text:span text:style-name="T254_1">Choose</text:span><text:span text:style-name="T254_2"><text:s/></text:span><text:span text:style-name="T254_3">one</text:span><text:span text:style-name="T254_4"><text:s/></text:span><text:span text:style-name="T254_5">of</text:span><text:span text:style-name="T254_6"><text:s/></text:span><text:span text:style-name="T254_7">the</text:span><text:span text:style-name="T254_8"><text:s/></text:span><text:span text:style-name="T254_9">Manipulation</text:span><text:span text:style-name="T254_10"><text:s/></text:span><text:span text:style-name="T254_11">Options</text:span><text:span text:style-name="T254_12">:<text:s/></text:span></text:h>
      <text:h text:style-name="P255" text:outline-level="10"><text:bookmark-start text:name="h.fhl6a43m4xba"/><text:bookmark-end text:name="h.fhl6a43m4xba"/><text:span text:style-name="T255_1">List</text:span><text:span text:style-name="T255_2">(</text:span><text:span text:style-name="T255_3">L</text:span><text:span text:style-name="T255_4">)<text:s text:c="3"/></text:span><text:span text:style-name="T255_5">Edit</text:span><text:span text:style-name="T255_6">(</text:span><text:span text:style-name="T255_7">E</text:span><text:span text:style-name="T255_8">)<text:s text:c="3"/></text:span><text:span text:style-name="T255_9">New</text:span><text:span text:style-name="T255_10">(</text:span><text:span text:style-name="T255_11">N</text:span><text:span text:style-name="T255_12">)<text:s text:c="3"/></text:span><text:span text:style-name="T255_13">Remove</text:span><text:span text:style-name="T255_14">(</text:span><text:span text:style-name="T255_15">R</text:span><text:span text:style-name="T255_16">)<text:s text:c="3"/></text:span><text:span text:style-name="T255_17">Main</text:span><text:span text:style-name="T255_18"><text:s/></text:span><text:span text:style-name="T255_19">Menu</text:span><text:span text:style-name="T255_20">(</text:span><text:span text:style-name="T255_21">M</text:span><text:span text:style-name="T255_22">)<text:s/></text:span></text:h>
      <text:h text:style-name="P256" text:outline-level="10"><text:bookmark-start text:name="h.xxaxv0vd0t5o"/><text:bookmark-end text:name="h.xxaxv0vd0t5o"/><text:span text:style-name="T256_1">:<text:s/></text:span><text:span text:style-name="T256_2">N</text:span></text:h>
      <text:h text:style-name="P257" text:outline-level="10"><text:bookmark-start text:name="h.3t1vacfy6y4x"/><text:bookmark-end text:name="h.3t1vacfy6y4x"/><text:span text:style-name="T257_1">Do</text:span><text:span text:style-name="T257_2"><text:s/></text:span><text:span text:style-name="T257_3">you</text:span><text:span text:style-name="T257_4"><text:s/></text:span><text:span text:style-name="T257_5">want</text:span><text:span text:style-name="T257_6"><text:s/></text:span><text:span text:style-name="T257_7">to</text:span><text:span text:style-name="T257_8"><text:s/></text:span><text:span text:style-name="T257_9">add</text:span><text:span text:style-name="T257_10"><text:s/></text:span><text:span text:style-name="T257_11">a</text:span><text:span text:style-name="T257_12"><text:s/></text:span><text:span text:style-name="T257_13">Helix</text:span><text:span text:style-name="T257_14"><text:s/>(</text:span><text:span text:style-name="T257_15">H</text:span><text:span text:style-name="T257_16">)<text:s/></text:span><text:span text:style-name="T257_17">or</text:span><text:span text:style-name="T257_18"><text:s/></text:span><text:span text:style-name="T257_19">a</text:span><text:span text:style-name="T257_20"><text:s/></text:span><text:span text:style-name="T257_21">Sheet</text:span><text:span text:style-name="T257_22"><text:s/>(</text:span><text:span text:style-name="T257_23">S</text:span><text:span text:style-name="T257_24">):<text:s/></text:span><text:span text:style-name="T257_25">H</text:span></text:h>
      <text:h text:style-name="P258" text:outline-level="10"><text:bookmark-start text:name="h.dibgaouuzdd8"/><text:bookmark-end text:name="h.dibgaouuzdd8"/><text:span text:style-name="T258_1"><text:s text:c="2"/></text:span><text:span text:style-name="T258_2">Chain</text:span><text:span text:style-name="T258_3">:<text:s text:c="12"/></text:span><text:span text:style-name="T258_4">A</text:span></text:h>
      <text:p text:style-name="P259"><text:span text:style-name="T259_1"><text:s text:c="2"/></text:span><text:span text:style-name="T259_2">initSeqNum</text:span><text:span text:style-name="T259_3">:<text:s text:c="7"/></text:span><text:span text:style-name="T259_4">5</text:span></text:p>
      <text:h text:style-name="P260" text:outline-level="10"><text:bookmark-start text:name="h.cupn7nbhtvxc"/><text:bookmark-end text:name="h.cupn7nbhtvxc"/><text:span text:style-name="T260_1">That</text:span><text:span text:style-name="T260_2"><text:s/></text:span><text:span text:style-name="T260_3">position</text:span><text:span text:style-name="T260_4"><text:s/></text:span><text:span text:style-name="T260_5">correspond</text:span><text:span text:style-name="T260_6"><text:s/></text:span><text:span text:style-name="T260_7">to</text:span><text:span text:style-name="T260_8"><text:s/></text:span><text:span text:style-name="T260_9">the</text:span><text:span text:style-name="T260_10"><text:s/></text:span><text:span text:style-name="T260_11">amino</text:span><text:span text:style-name="T260_12"><text:s/></text:span><text:span text:style-name="T260_13">acid</text:span><text:span text:style-name="T260_14"><text:s/></text:span><text:span text:style-name="T260_15">PRO</text:span><text:span text:style-name="T260_16">.</text:span></text:h>
      <text:h text:style-name="P261" text:outline-level="10"><text:bookmark-start text:name="h.zbk21k9t4gso"/><text:bookmark-end text:name="h.zbk21k9t4gso"/><text:span text:style-name="T261_1"><text:s text:c="2"/></text:span><text:span text:style-name="T261_2">endSeqNum</text:span><text:span text:style-name="T261_3">:<text:s text:c="8"/></text:span><text:span text:style-name="T261_4">11</text:span></text:h>
      <text:h text:style-name="P262" text:outline-level="10"><text:bookmark-start text:name="h.rfo719e02aue"/><text:bookmark-end text:name="h.rfo719e02aue"/><text:span text:style-name="T262_1">That</text:span><text:span text:style-name="T262_2"><text:s/></text:span><text:span text:style-name="T262_3">position</text:span><text:span text:style-name="T262_4"><text:s/></text:span><text:span text:style-name="T262_5">correspond</text:span><text:span text:style-name="T262_6"><text:s/></text:span><text:span text:style-name="T262_7">to</text:span><text:span text:style-name="T262_8"><text:s/></text:span><text:span text:style-name="T262_9">the</text:span><text:span text:style-name="T262_10"><text:s/></text:span><text:span text:style-name="T262_11">amino</text:span><text:span text:style-name="T262_12"><text:s/></text:span><text:span text:style-name="T262_13">acid</text:span><text:span text:style-name="T262_14"><text:s/></text:span><text:span text:style-name="T262_15">ASP</text:span><text:span text:style-name="T262_16">.</text:span></text:h>
      <text:h text:style-name="P263" text:outline-level="10"><text:bookmark-start text:name="h.f1o6sgrddiln"/><text:bookmark-end text:name="h.f1o6sgrddiln"/><text:span text:style-name="T263_1"><text:s text:c="2"/></text:span><text:span text:style-name="T263_2">helixClass</text:span><text:span text:style-name="T263_3">:<text:s text:c="7"/></text:span><text:span text:style-name="T263_4">1</text:span></text:h>
      <text:h text:style-name="P264" text:outline-level="10"><text:bookmark-start text:name="h.kz0ddgj0hc8u"/><text:bookmark-end text:name="h.kz0ddgj0hc8u"/><text:span text:style-name="T264_1">The</text:span><text:span text:style-name="T264_2"><text:s/></text:span><text:span text:style-name="T264_3">selected</text:span><text:span text:style-name="T264_4"><text:s/></text:span><text:span text:style-name="T264_5">class</text:span><text:span text:style-name="T264_6"><text:s/></text:span><text:span text:style-name="T264_7">was</text:span><text:span text:style-name="T264_8">:<text:s/></text:span><text:span text:style-name="T264_9">Right</text:span><text:span text:style-name="T264_10">-</text:span><text:span text:style-name="T264_11">handed</text:span><text:span text:style-name="T264_12"><text:s/></text:span><text:span text:style-name="T264_13">alpha</text:span></text:h>
      <text:h text:style-name="P265" text:outline-level="10"><text:bookmark-start text:name="h.qvwp6xg9r0vg"/><text:bookmark-end text:name="h.qvwp6xg9r0vg"/><text:span text:style-name="T265_1"><text:s text:c="2"/></text:span><text:span text:style-name="T265_2">comment</text:span><text:span text:style-name="T265_3">:<text:s text:c="10"/></text:span><text:span text:style-name="T265_4">New</text:span><text:span text:style-name="T265_5"><text:s/></text:span><text:span text:style-name="T265_6">one</text:span></text:h>
      <text:h text:style-name="P266" text:outline-level="10"><text:bookmark-start text:name="h.821n97j6z9bz"/><text:bookmark-end text:name="h.821n97j6z9bz"/></text:h>
      <text:h text:style-name="P267" text:outline-level="10"><text:bookmark-start text:name="h.g8cve2j0qgrm"/><text:bookmark-end text:name="h.g8cve2j0qgrm"/><text:span text:style-name="T267_1">The</text:span><text:span text:style-name="T267_2"><text:s/></text:span><text:span text:style-name="T267_3">Helix</text:span><text:span text:style-name="T267_4"><text:s/>4<text:s/></text:span><text:span text:style-name="T267_5">has</text:span><text:span text:style-name="T267_6"><text:s/></text:span><text:span text:style-name="T267_7">been</text:span><text:span text:style-name="T267_8"><text:s/></text:span><text:span text:style-name="T267_9">successfully</text:span><text:span text:style-name="T267_10"><text:s/></text:span><text:span text:style-name="T267_11">created</text:span><text:span text:style-name="T267_12">.</text:span></text:h>
      <text:p text:style-name="P268"/>
      <text:h text:style-name="P269" text:outline-level="10"><text:bookmark-start text:name="h.fyha08rflg4h"/><text:bookmark-end text:name="h.fyha08rflg4h"/><text:span text:style-name="T269_1">Choose</text:span><text:span text:style-name="T269_2"><text:s/></text:span><text:span text:style-name="T269_3">one</text:span><text:span text:style-name="T269_4"><text:s/></text:span><text:span text:style-name="T269_5">of</text:span><text:span text:style-name="T269_6"><text:s/></text:span><text:span text:style-name="T269_7">the</text:span><text:span text:style-name="T269_8"><text:s/></text:span><text:span text:style-name="T269_9">Manipulation</text:span><text:span text:style-name="T269_10"><text:s/></text:span><text:span text:style-name="T269_11">Options</text:span><text:span text:style-name="T269_12">:<text:s/></text:span></text:h>
      <text:h text:style-name="P270" text:outline-level="10"><text:bookmark-start text:name="h.for3cj2xs38f"/><text:bookmark-end text:name="h.for3cj2xs38f"/><text:span text:style-name="T270_1">List</text:span><text:span text:style-name="T270_2">(</text:span><text:span text:style-name="T270_3">L</text:span><text:span text:style-name="T270_4">)<text:s text:c="3"/></text:span><text:span text:style-name="T270_5">Edit</text:span><text:span text:style-name="T270_6">(</text:span><text:span text:style-name="T270_7">E</text:span><text:span text:style-name="T270_8">)<text:s text:c="3"/></text:span><text:span text:style-name="T270_9">New</text:span><text:span text:style-name="T270_10">(</text:span><text:span text:style-name="T270_11">N</text:span><text:span text:style-name="T270_12">)<text:s text:c="3"/></text:span><text:span text:style-name="T270_13">Remove</text:span><text:span text:style-name="T270_14">(</text:span><text:span text:style-name="T270_15">R</text:span><text:span text:style-name="T270_16">)<text:s text:c="3"/></text:span><text:span text:style-name="T270_17">Main</text:span><text:span text:style-name="T270_18"><text:s/></text:span><text:span text:style-name="T270_19">Menu</text:span><text:span text:style-name="T270_20">(</text:span><text:span text:style-name="T270_21">M</text:span><text:span text:style-name="T270_22">)<text:s/></text:span></text:h>
      <text:h text:style-name="P271" text:outline-level="10"><text:bookmark-start text:name="h.1nqci2b9kwd"/><text:bookmark-end text:name="h.1nqci2b9kwd"/><text:span text:style-name="T271_1">:<text:s/></text:span><text:span text:style-name="T271_2">R</text:span></text:h>
      <text:h text:style-name="P272" text:outline-level="10"><text:bookmark-start text:name="h.d8627ebenbon"/><text:bookmark-end text:name="h.d8627ebenbon"/><text:span text:style-name="T272_1">Do</text:span><text:span text:style-name="T272_2"><text:s/></text:span><text:span text:style-name="T272_3">you</text:span><text:span text:style-name="T272_4"><text:s/></text:span><text:span text:style-name="T272_5">want</text:span><text:span text:style-name="T272_6"><text:s/></text:span><text:span text:style-name="T272_7">to</text:span><text:span text:style-name="T272_8"><text:s/></text:span><text:span text:style-name="T272_9">remove</text:span><text:span text:style-name="T272_10"><text:s/></text:span><text:span text:style-name="T272_11">a</text:span><text:span text:style-name="T272_12"><text:s/></text:span><text:span text:style-name="T272_13">Helix</text:span><text:span text:style-name="T272_14"><text:s/>(</text:span><text:span text:style-name="T272_15">H</text:span><text:span text:style-name="T272_16">)<text:s/></text:span><text:span text:style-name="T272_17">or</text:span><text:span text:style-name="T272_18"><text:s/></text:span><text:span text:style-name="T272_19">a</text:span><text:span text:style-name="T272_20"><text:s/></text:span><text:span text:style-name="T272_21">Sheet</text:span><text:span text:style-name="T272_22"><text:s/>(</text:span><text:span text:style-name="T272_23">S</text:span><text:span text:style-name="T272_24">):<text:s/></text:span><text:span text:style-name="T272_25">H</text:span></text:h>
      <text:h text:style-name="P273" text:outline-level="10"><text:bookmark-start text:name="h.y4rrgb32g70w"/><text:bookmark-end text:name="h.y4rrgb32g70w"/><text:span text:style-name="T273_1">Which</text:span><text:span text:style-name="T273_2"><text:s/></text:span><text:span text:style-name="T273_3">Helix</text:span><text:span text:style-name="T273_4"><text:s/></text:span><text:span text:style-name="T273_5">do</text:span><text:span text:style-name="T273_6"><text:s/></text:span><text:span text:style-name="T273_7">you</text:span><text:span text:style-name="T273_8"><text:s/></text:span><text:span text:style-name="T273_9">want</text:span><text:span text:style-name="T273_10"><text:s/></text:span><text:span text:style-name="T273_11">to</text:span><text:span text:style-name="T273_12"><text:s/></text:span><text:span text:style-name="T273_13">edit</text:span><text:span text:style-name="T273_14"><text:s/>(1-4):<text:s/></text:span><text:span text:style-name="T273_15">2</text:span></text:h>
      <text:h text:style-name="P274" text:outline-level="10"><text:bookmark-start text:name="h.w2cywyluvgqy"/><text:bookmark-end text:name="h.w2cywyluvgqy"/><text:span text:style-name="T274_1">Are</text:span><text:span text:style-name="T274_2"><text:s/></text:span><text:span text:style-name="T274_3">you</text:span><text:span text:style-name="T274_4"><text:s/></text:span><text:span text:style-name="T274_5">sure</text:span><text:span text:style-name="T274_6"><text:s/></text:span><text:span text:style-name="T274_7">do</text:span><text:span text:style-name="T274_8"><text:s/></text:span><text:span text:style-name="T274_9">you</text:span><text:span text:style-name="T274_10"><text:s/></text:span><text:span text:style-name="T274_11">want</text:span><text:span text:style-name="T274_12"><text:s/></text:span><text:span text:style-name="T274_13">to</text:span><text:span text:style-name="T274_14"><text:s/></text:span><text:span text:style-name="T274_15">delete</text:span><text:span text:style-name="T274_16"><text:s/></text:span><text:span text:style-name="T274_17">the</text:span><text:span text:style-name="T274_18"><text:s/></text:span><text:span text:style-name="T274_19">helix</text:span><text:span text:style-name="T274_20">?</text:span></text:h>
      <text:p text:style-name="P275"><text:span text:style-name="T275_1">HELIX</text:span><text:span text:style-name="T275_2"><text:s text:c="4"/>2<text:s text:c="3"/>2<text:s/></text:span><text:span text:style-name="T275_3">LEU</text:span><text:span text:style-name="T275_4"><text:s/></text:span><text:span text:style-name="T275_5">A</text:span><text:span text:style-name="T275_6"><text:s text:c="2"/>114<text:s text:c="2"/></text:span><text:span text:style-name="T275_7">MET</text:span><text:span text:style-name="T275_8"><text:s/></text:span><text:span text:style-name="T275_9">A</text:span><text:span text:style-name="T275_10"><text:s text:c="2"/>126<text:s text:c="2"/>1<text:s text:c="34"/>13<text:s text:c="4"/></text:span></text:p>
      <text:h text:style-name="P276" text:outline-level="10"><text:bookmark-start text:name="h.cbmvhzqzen8o"/><text:bookmark-end text:name="h.cbmvhzqzen8o"/><text:span text:style-name="T276_1">Y</text:span><text:span text:style-name="T276_2">/</text:span><text:span text:style-name="T276_3">N</text:span><text:span text:style-name="T276_4">?<text:s/></text:span><text:span text:style-name="T276_5">Y</text:span></text:h>
      <text:p text:style-name="P277"/>
      <text:h text:style-name="P278" text:outline-level="10"><text:bookmark-start text:name="h.n5lmv2shwqki"/><text:bookmark-end text:name="h.n5lmv2shwqki"/><text:span text:style-name="T278_1">The</text:span><text:span text:style-name="T278_2"><text:s/></text:span><text:span text:style-name="T278_3">Helix</text:span><text:span text:style-name="T278_4"><text:s/>2<text:s/></text:span><text:span text:style-name="T278_5">has</text:span><text:span text:style-name="T278_6"><text:s/></text:span><text:span text:style-name="T278_7">been</text:span><text:span text:style-name="T278_8"><text:s/></text:span><text:span text:style-name="T278_9">successfully</text:span><text:span text:style-name="T278_10"><text:s/></text:span><text:span text:style-name="T278_11">removed</text:span><text:span text:style-name="T278_12">.<text:s/></text:span></text:h>
      <text:h text:style-name="P279" text:outline-level="10"><text:bookmark-start text:name="h.8qmveca0v433"/><text:bookmark-end text:name="h.8qmveca0v433"/><text:span text:style-name="T279_1">All</text:span><text:span text:style-name="T279_2"><text:s/></text:span><text:span text:style-name="T279_3">the</text:span><text:span text:style-name="T279_4"><text:s/></text:span><text:span text:style-name="T279_5">serial</text:span><text:span text:style-name="T279_6"><text:s/></text:span><text:span text:style-name="T279_7">numbers</text:span><text:span text:style-name="T279_8"><text:s/></text:span><text:span text:style-name="T279_9">have</text:span><text:span text:style-name="T279_10"><text:s/></text:span><text:span text:style-name="T279_11">been</text:span><text:span text:style-name="T279_12"><text:s/></text:span><text:span text:style-name="T279_13">updated</text:span><text:span text:style-name="T279_14">.</text:span></text:h>
      <text:p text:style-name="P280"/>
      <text:h text:style-name="P281" text:outline-level="10"><text:bookmark-start text:name="h.z0povg6m5e72"/><text:bookmark-end text:name="h.z0povg6m5e72"/><text:span text:style-name="T281_1">Choose</text:span><text:span text:style-name="T281_2"><text:s/></text:span><text:span text:style-name="T281_3">one</text:span><text:span text:style-name="T281_4"><text:s/></text:span><text:span text:style-name="T281_5">of</text:span><text:span text:style-name="T281_6"><text:s/></text:span><text:span text:style-name="T281_7">the</text:span><text:span text:style-name="T281_8"><text:s/></text:span><text:span text:style-name="T281_9">Manipulation</text:span><text:span text:style-name="T281_10"><text:s/></text:span><text:span text:style-name="T281_11">Options</text:span><text:span text:style-name="T281_12">:<text:s/></text:span></text:h>
      <text:h text:style-name="P282" text:outline-level="10"><text:bookmark-start text:name="h.5rxs2as2bm48"/><text:bookmark-end text:name="h.5rxs2as2bm48"/><text:span text:style-name="T282_1">List</text:span><text:span text:style-name="T282_2">(</text:span><text:span text:style-name="T282_3">L</text:span><text:span text:style-name="T282_4">)<text:s text:c="3"/></text:span><text:span text:style-name="T282_5">Edit</text:span><text:span text:style-name="T282_6">(</text:span><text:span text:style-name="T282_7">E</text:span><text:span text:style-name="T282_8">)<text:s text:c="3"/></text:span><text:span text:style-name="T282_9">New</text:span><text:span text:style-name="T282_10">(</text:span><text:span text:style-name="T282_11">N</text:span><text:span text:style-name="T282_12">)<text:s text:c="3"/></text:span><text:span text:style-name="T282_13">Remove</text:span><text:span text:style-name="T282_14">(</text:span><text:span text:style-name="T282_15">R</text:span><text:span text:style-name="T282_16">)<text:s text:c="3"/></text:span><text:span text:style-name="T282_17">Main</text:span><text:span text:style-name="T282_18"><text:s/></text:span><text:span text:style-name="T282_19">Menu</text:span><text:span text:style-name="T282_20">(</text:span><text:span text:style-name="T282_21">M</text:span><text:span text:style-name="T282_22">)<text:s/></text:span></text:h>
      <text:h text:style-name="P283" text:outline-level="10"><text:bookmark-start text:name="h.vjmi3w4238te"/><text:bookmark-end text:name="h.vjmi3w4238te"/><text:span text:style-name="T283_1">:<text:s/></text:span><text:span text:style-name="T283_2">M</text:span></text:h>
      <text:p text:style-name="P284"/>
      <text:p text:style-name="P285"/>
      <text:p text:style-name="P286"/>
      <text:p text:style-name="P287"/>
      <text:p text:style-name="P288"/>
      <text:list text:style-name="LS3" xml:id="list16" text:continue-list="list11">
        <text:list-item>
          <text:p text:style-name="P289"><text:span text:style-name="T289_1">Export</text:span><text:span text:style-name="T289_2"><text:s/></text:span><text:span text:style-name="T289_3">PDB</text:span><text:span text:style-name="T289_4"><text:s/></text:span><text:span text:style-name="T289_5">File</text:span><text:span text:style-name="T289_6">:</text:span><text:span text:style-name="T289_7">This</text:span><text:span text:style-name="T289_8"><text:s/></text:span><text:span text:style-name="T289_9">option</text:span><text:span text:style-name="T289_10"><text:s/></text:span><text:span text:style-name="T289_11">allows</text:span><text:span text:style-name="T289_12"><text:s/></text:span><text:span text:style-name="T289_13">the</text:span><text:span text:style-name="T289_14"><text:s/></text:span><text:span text:style-name="T289_15">user</text:span><text:span text:style-name="T289_16"><text:s/></text:span><text:span text:style-name="T289_17">to</text:span><text:span text:style-name="T289_18"><text:s/></text:span><text:span text:style-name="T289_19">create</text:span><text:span text:style-name="T289_20"><text:s/></text:span><text:span text:style-name="T289_21">a</text:span><text:span text:style-name="T289_22"><text:s/></text:span><text:span text:style-name="T289_23">new</text:span><text:span text:style-name="T289_24"><text:s/></text:span><text:span text:style-name="T289_25">file</text:span><text:span text:style-name="T289_26"><text:s/></text:span><text:span text:style-name="T289_27">that</text:span><text:span text:style-name="T289_28"><text:s/></text:span><text:span text:style-name="T289_29">is</text:span><text:span text:style-name="T289_30"><text:s/></text:span><text:span text:style-name="T289_31">mainly</text:span><text:span text:style-name="T289_32"><text:s/></text:span><text:span text:style-name="T289_33">a</text:span><text:span text:style-name="T289_34"><text:s/></text:span><text:span text:style-name="T289_35">copy</text:span><text:span text:style-name="T289_36"><text:s/></text:span><text:span text:style-name="T289_37">of</text:span><text:span text:style-name="T289_38"><text:s/></text:span><text:span text:style-name="T289_39">the</text:span><text:span text:style-name="T289_40"><text:s/></text:span><text:span text:style-name="T289_41">loaded</text:span><text:span text:style-name="T289_42"><text:s/></text:span><text:span text:style-name="T289_43">PDB</text:span><text:span text:style-name="T289_44"><text:s/></text:span><text:span text:style-name="T289_45">but</text:span><text:span text:style-name="T289_46"><text:s/></text:span><text:span text:style-name="T289_47">also</text:span><text:span text:style-name="T289_48"><text:s/></text:span><text:span text:style-name="T289_49">includes</text:span><text:span text:style-name="T289_50"><text:s/></text:span><text:span text:style-name="T289_51">all</text:span><text:span text:style-name="T289_52"><text:s/></text:span><text:span text:style-name="T289_53">the</text:span><text:span text:style-name="T289_54"><text:s/></text:span><text:span text:style-name="T289_55">modifications</text:span><text:span text:style-name="T289_56"><text:s/></text:span><text:span text:style-name="T289_57">done</text:span><text:span text:style-name="T289_58"><text:s/></text:span><text:span text:style-name="T289_59">in</text:span><text:span text:style-name="T289_60"><text:s/></text:span><text:span text:style-name="T289_61">option</text:span><text:span text:style-name="T289_62"><text:s/>5.<text:s/></text:span><text:span text:style-name="T289_63">The</text:span><text:span text:style-name="T289_64"><text:s/></text:span><text:span text:style-name="T289_65">date</text:span><text:span text:style-name="T289_66"><text:s/></text:span><text:span text:style-name="T289_67">in</text:span><text:span text:style-name="T289_68"><text:s/></text:span><text:span text:style-name="T289_69">the</text:span><text:span text:style-name="T289_70"><text:s/></text:span><text:span text:style-name="T289_71">header</text:span><text:span text:style-name="T289_72"><text:s/></text:span><text:span text:style-name="T289_73">should</text:span><text:span text:style-name="T289_74"><text:s/></text:span><text:span text:style-name="T289_75">be</text:span><text:span text:style-name="T289_76"><text:s/></text:span><text:span text:style-name="T289_77">updated</text:span><text:span text:style-name="T289_78">.<text:s/></text:span><text:span text:style-name="T289_79">The</text:span><text:span text:style-name="T289_80"><text:s/></text:span><text:span text:style-name="T289_81">program</text:span><text:span text:style-name="T289_82"><text:s/></text:span><text:span text:style-name="T289_83">should</text:span><text:span text:style-name="T289_84"><text:s/></text:span><text:span text:style-name="T289_85">avoid</text:span><text:span text:style-name="T289_86"><text:s/></text:span><text:span text:style-name="T289_87">overwriting</text:span><text:span text:style-name="T289_88"><text:s/></text:span><text:span text:style-name="T289_89">existing</text:span><text:span text:style-name="T289_90"><text:s/></text:span><text:span text:style-name="T289_91">files</text:span><text:span text:style-name="T289_92">.<text:s/></text:span><text:span text:style-name="T289_93">Example</text:span><text:span text:style-name="T289_94">:</text:span></text:p>
        </text:list-item>
      </text:list>
      <text:h text:style-name="P290" text:outline-level="10"><text:bookmark-start text:name="h.rxs7j4711s8b"/><text:bookmark-end text:name="h.rxs7j4711s8b"/><text:span text:style-name="T290_1">:</text:span><text:span text:style-name="T290_2"><text:s/></text:span><text:span text:style-name="T290_3">Q</text:span></text:h>
      <text:h text:style-name="P291" text:outline-level="10"><text:span text:style-name="T291_1">File</text:span><text:span text:style-name="T291_2"><text:s/></text:span><text:span text:style-name="T291_3">path</text:span><text:span text:style-name="T291_4">:<text:s/></text:span><text:span text:style-name="T291_5">newpdb</text:span><text:span text:style-name="T291_6">.</text:span><text:span text:style-name="T291_7">pdb</text:span></text:h>
      <text:h text:style-name="P292" text:outline-level="10"><text:span text:style-name="T292_1">FILE</text:span><text:span text:style-name="T292_2"><text:s/></text:span><text:span text:style-name="T292_3">SAVED</text:span><text:span text:style-name="T292_4">.</text:span></text:h>
      <text:h text:style-name="P293" text:outline-level="10"><text:bookmark-start text:name="h.4pmv10jza4t1"/><text:bookmark-end text:name="h.4pmv10jza4t1"/><text:span text:style-name="T293_1">Press</text:span><text:span text:style-name="T293_2"><text:s/>[</text:span><text:span text:style-name="T293_3">enter</text:span><text:span text:style-name="T293_4">]<text:s/></text:span><text:span text:style-name="T293_5">to</text:span><text:span text:style-name="T293_6"><text:s/></text:span><text:span text:style-name="T293_7">go</text:span><text:span text:style-name="T293_8"><text:s/></text:span><text:span text:style-name="T293_9">back</text:span><text:span text:style-name="T293_10"><text:s/></text:span><text:span text:style-name="T293_11">to</text:span><text:span text:style-name="T293_12"><text:s/></text:span><text:span text:style-name="T293_13">the</text:span><text:span text:style-name="T293_14"><text:s/></text:span><text:span text:style-name="T293_15">menu</text:span><text:span text:style-name="T293_16">.<text:s/></text:span></text:h>
      <text:p text:style-name="P294"/>
      <text:list text:style-name="LS3" xml:id="list17" text:continue-list="list11">
        <text:list-item>
          <text:p text:style-name="P295"><text:span text:style-name="T295_1">Exit</text:span><text:span text:style-name="T295_2">:<text:s/></text:span><text:span text:style-name="T295_3">The</text:span><text:span text:style-name="T295_4"><text:s/></text:span><text:span text:style-name="T295_5">user</text:span><text:span text:style-name="T295_6"><text:s/></text:span><text:span text:style-name="T295_7">should</text:span><text:span text:style-name="T295_8"><text:s/></text:span><text:span text:style-name="T295_9">be</text:span><text:span text:style-name="T295_10"><text:s/></text:span><text:span text:style-name="T295_11">asked</text:span><text:span text:style-name="T295_12"><text:s/></text:span><text:span text:style-name="T295_13">to</text:span><text:span text:style-name="T295_14"><text:s/></text:span><text:span text:style-name="T295_15">confirm</text:span><text:span text:style-name="T295_16"><text:s/></text:span><text:span text:style-name="T295_17">to</text:span><text:span text:style-name="T295_18"><text:s/></text:span><text:span text:style-name="T295_19">exit</text:span><text:span text:style-name="T295_20"><text:s/></text:span><text:span text:style-name="T295_21">in</text:span><text:span text:style-name="T295_22"><text:s/></text:span><text:span text:style-name="T295_23">case</text:span><text:span text:style-name="T295_24"><text:s/></text:span><text:span text:style-name="T295_25">he</text:span><text:span text:style-name="T295_26"><text:s/></text:span><text:span text:style-name="T295_27">wants</text:span><text:span text:style-name="T295_28"><text:s/></text:span><text:span text:style-name="T295_29">to</text:span><text:span text:style-name="T295_30"><text:s/></text:span><text:span text:style-name="T295_31">save</text:span><text:span text:style-name="T295_32"><text:s/></text:span><text:span text:style-name="T295_33">any</text:span><text:span text:style-name="T295_34"><text:s/></text:span><text:span text:style-name="T295_35">changes</text:span><text:span text:style-name="T295_36">.</text:span></text:p>
        </text:list-item>
      </text:list>
      <text:h text:style-name="P296" text:outline-level="10"><text:bookmark-start text:name="h.ll07irrespae"/><text:bookmark-end text:name="h.ll07irrespae"/><text:span text:style-name="T296_1">:<text:s/></text:span><text:span text:style-name="T296_2">Q</text:span></text:h>
      <text:h text:style-name="P297" text:outline-level="10"><text:span text:style-name="T297_1">Do</text:span><text:span text:style-name="T297_2"><text:s/></text:span><text:span text:style-name="T297_3">you</text:span><text:span text:style-name="T297_4"><text:s/></text:span><text:span text:style-name="T297_5">want</text:span><text:span text:style-name="T297_6"><text:s/></text:span><text:span text:style-name="T297_7">to</text:span><text:span text:style-name="T297_8"><text:s/></text:span><text:span text:style-name="T297_9">exit</text:span><text:span text:style-name="T297_10">(</text:span><text:span text:style-name="T297_11">E</text:span><text:span text:style-name="T297_12">)<text:s/></text:span><text:span text:style-name="T297_13">or</text:span><text:span text:style-name="T297_14"><text:s/></text:span><text:span text:style-name="T297_15">do</text:span><text:span text:style-name="T297_16"><text:s/></text:span><text:span text:style-name="T297_17">you</text:span><text:span text:style-name="T297_18"><text:s/></text:span><text:span text:style-name="T297_19">want</text:span><text:span text:style-name="T297_20"><text:s/></text:span><text:span text:style-name="T297_21">go</text:span><text:span text:style-name="T297_22"><text:s/></text:span><text:span text:style-name="T297_23">back</text:span><text:span text:style-name="T297_24"><text:s/></text:span><text:span text:style-name="T297_25">to</text:span><text:span text:style-name="T297_26"><text:s/></text:span><text:span text:style-name="T297_27">the</text:span><text:span text:style-name="T297_28"><text:s/></text:span><text:span text:style-name="T297_29">menu</text:span><text:span text:style-name="T297_30"><text:s/>(</text:span><text:span text:style-name="T297_31">M</text:span><text:span text:style-name="T297_32">):</text:span><text:span text:style-name="T297_33">E</text:span></text:h>
      <text:p text:style-name="P298"/>
      <text:p text:style-name="P299"><text:span text:style-name="T299_1">Please</text:span><text:span text:style-name="T299_2"><text:s/></text:span><text:span text:style-name="T299_3">notice</text:span><text:span text:style-name="T299_4"><text:s/></text:span><text:span text:style-name="T299_5">that</text:span><text:span text:style-name="T299_6"><text:s/></text:span><text:span text:style-name="T299_7">options</text:span><text:span text:style-name="T299_8"><text:s/></text:span><text:span text:style-name="T299_9">from</text:span><text:span text:style-name="T299_10"><text:s/>2<text:s/></text:span><text:span text:style-name="T299_11">to</text:span><text:span text:style-name="T299_12"><text:s/>6<text:s/></text:span><text:span text:style-name="T299_13">do</text:span><text:span text:style-name="T299_14"><text:s/></text:span><text:span text:style-name="T299_15">not</text:span><text:span text:style-name="T299_16"><text:s/></text:span><text:span text:style-name="T299_17">make</text:span><text:span text:style-name="T299_18"><text:s/></text:span><text:span text:style-name="T299_19">sense</text:span><text:span text:style-name="T299_20"><text:s/></text:span><text:span text:style-name="T299_21">if</text:span><text:span text:style-name="T299_22"><text:s/></text:span><text:span text:style-name="T299_23">there</text:span><text:span text:style-name="T299_24"><text:s/></text:span><text:span text:style-name="T299_25">is</text:span><text:span text:style-name="T299_26"><text:s/></text:span><text:span text:style-name="T299_27">not</text:span><text:span text:style-name="T299_28"><text:s/></text:span><text:span text:style-name="T299_29">a</text:span><text:span text:style-name="T299_30"><text:s/></text:span><text:span text:style-name="T299_31">file</text:span><text:span text:style-name="T299_32"><text:s/></text:span><text:span text:style-name="T299_33">loaded</text:span><text:span text:style-name="T299_34">.<text:s/></text:span><text:span text:style-name="T299_35">Define</text:span><text:span text:style-name="T299_36"><text:s/></text:span><text:span text:style-name="T299_37">a</text:span><text:span text:style-name="T299_38"><text:s/></text:span><text:span text:style-name="T299_39">strategy</text:span><text:span text:style-name="T299_40"><text:s/></text:span><text:span text:style-name="T299_41">to</text:span><text:span text:style-name="T299_42"><text:s/></text:span><text:span text:style-name="T299_43">deal</text:span><text:span text:style-name="T299_44"><text:s/></text:span><text:span text:style-name="T299_45">with</text:span><text:span text:style-name="T299_46"><text:s/></text:span><text:span text:style-name="T299_47">this</text:span><text:span text:style-name="T299_48"><text:s/></text:span><text:span text:style-name="T299_49">situation</text:span><text:span text:style-name="T299_50">.<text:s/></text:span><text:span text:style-name="T299_51">Also</text:span><text:span text:style-name="T299_52"><text:s/></text:span><text:span text:style-name="T299_53">notice</text:span><text:span text:style-name="T299_54"><text:s/></text:span><text:span text:style-name="T299_55">that</text:span><text:span text:style-name="T299_56"><text:s/></text:span><text:span text:style-name="T299_57">the</text:span><text:span text:style-name="T299_58"><text:s/></text:span><text:span text:style-name="T299_59">menu</text:span><text:span text:style-name="T299_60"><text:s/></text:span><text:span text:style-name="T299_61">should</text:span><text:span text:style-name="T299_62"><text:s/></text:span><text:span text:style-name="T299_63">be</text:span><text:span text:style-name="T299_64"><text:s/></text:span><text:span text:style-name="T299_65">displayed</text:span><text:span text:style-name="T299_66"><text:s/></text:span><text:span text:style-name="T299_67">every</text:span><text:span text:style-name="T299_68"><text:s/></text:span><text:span text:style-name="T299_69">time</text:span><text:span text:style-name="T299_70"><text:s/></text:span><text:span text:style-name="T299_71">an</text:span><text:span text:style-name="T299_72"><text:s/></text:span><text:span text:style-name="T299_73">option</text:span><text:span text:style-name="T299_74"><text:s/></text:span><text:span text:style-name="T299_75">finishes</text:span><text:span text:style-name="T299_76"><text:s/></text:span><text:span text:style-name="T299_77">its</text:span><text:span text:style-name="T299_78"><text:s/></text:span><text:span text:style-name="T299_79">task</text:span><text:span text:style-name="T299_80">.</text:span></text:p>
      <text:p text:style-name="P300"/>
      <text:p text:style-name="P301"><text:span text:style-name="T301_1">NOTE</text:span><text:span text:style-name="T301_2">:<text:s/></text:span><text:span text:style-name="T301_3">Throughout</text:span><text:span text:style-name="T301_4"><text:s/></text:span><text:span text:style-name="T301_5">this</text:span><text:span text:style-name="T301_6"><text:s/></text:span><text:span text:style-name="T301_7">paper</text:span><text:span text:style-name="T301_8">,<text:s/></text:span><text:span text:style-name="T301_9">where</text:span><text:span text:style-name="T301_10"><text:s/></text:span><text:span text:style-name="T301_11">example</text:span><text:span text:style-name="T301_12"><text:s/></text:span><text:span text:style-name="T301_13">output</text:span><text:span text:style-name="T301_14"><text:s/></text:span><text:span text:style-name="T301_15">is</text:span><text:span text:style-name="T301_16"><text:s/></text:span><text:span text:style-name="T301_17">given</text:span><text:span text:style-name="T301_18">,<text:s/></text:span><text:span text:style-name="T301_19">your</text:span><text:span text:style-name="T301_20"><text:s/></text:span><text:span text:style-name="T301_21">solutions</text:span><text:span text:style-name="T301_22">'<text:s/></text:span><text:span text:style-name="T301_23">outputs</text:span><text:span text:style-name="T301_24"><text:s/></text:span><text:span text:style-name="T301_25">should</text:span><text:span text:style-name="T301_26"><text:s/></text:span><text:span text:style-name="T301_27">match</text:span><text:span text:style-name="T301_28"><text:s/></text:span><text:span text:style-name="T301_29">the</text:span><text:span text:style-name="T301_30"><text:s/></text:span><text:span text:style-name="T301_31">example</text:span><text:span text:style-name="T301_32"><text:s/></text:span><text:span text:style-name="T301_33">out</text:span><text:span text:style-name="T301_34"><text:s/></text:span><text:span text:style-name="T301_35">exactly</text:span><text:span text:style-name="T301_36">,<text:s/></text:span><text:span text:style-name="T301_37">including</text:span><text:span text:style-name="T301_38"><text:s/></text:span><text:span text:style-name="T301_39">white</text:span><text:span text:style-name="T301_40"><text:s/></text:span><text:span text:style-name="T301_41">spaces</text:span><text:span text:style-name="T301_42">,<text:s/></text:span><text:span text:style-name="T301_43">newlines</text:span><text:span text:style-name="T301_44">,<text:s/></text:span><text:span text:style-name="T301_45">punctuation</text:span><text:span text:style-name="T301_46">,<text:s/></text:span><text:span text:style-name="T301_47">and</text:span><text:span text:style-name="T301_48"><text:s/></text:span><text:span text:style-name="T301_49">case</text:span><text:span text:style-name="T301_50">.<text:s/></text:span><text:span text:style-name="T301_51">You</text:span><text:span text:style-name="T301_52"><text:s/></text:span><text:span text:style-name="T301_53">may</text:span><text:span text:style-name="T301_54"><text:s/></text:span><text:span text:style-name="T301_55">assume</text:span><text:span text:style-name="T301_56"><text:s/></text:span><text:span text:style-name="T301_57">all</text:span><text:span text:style-name="T301_58"><text:s/></text:span><text:span text:style-name="T301_59">white</text:span><text:span text:style-name="T301_60"><text:s/></text:span><text:span text:style-name="T301_61">spaces</text:span><text:span text:style-name="T301_62"><text:s/></text:span><text:span text:style-name="T301_63">in</text:span><text:span text:style-name="T301_64"><text:s/></text:span><text:span text:style-name="T301_65">the</text:span><text:span text:style-name="T301_66"><text:s/></text:span><text:span text:style-name="T301_67">paper</text:span><text:span text:style-name="T301_68"><text:s/></text:span><text:span text:style-name="T301_69">are</text:span><text:span text:style-name="T301_70"><text:s/></text:span><text:span text:style-name="T301_71">space</text:span><text:span text:style-name="T301_72"><text:s/></text:span><text:span text:style-name="T301_73">characters</text:span><text:span text:style-name="T301_74"><text:s/></text:span><text:span text:style-name="T301_75">and</text:span><text:span text:style-name="T301_76"><text:s/></text:span><text:span text:style-name="T301_77">not</text:span><text:span text:style-name="T301_78"><text:s/></text:span><text:span text:style-name="T301_79">tabs</text:span><text:span text:style-name="T301_80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Courier New" svg:font-family="Courier New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style:writing-mode="lr-tb"/>
      <style:text-properties fo:background-color="#ffffff" fo:color="#15317e" style:font-name="Courier New" fo:font-size="10pt" style:font-name-asian="Courier New" style:font-size-asian="10pt" style:font-name-complex="Courier New" style:font-size-complex="10pt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1.746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